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25.5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 style:data-style-name="N4"/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50200c"/>
    </style:style>
    <style:style style:name="ce18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ackground-color="#ff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DP__arg-dblim=0-num=5-min=25-thr=100-db=data_training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27443805897778" calcext:value-type="float">
            <text:p>0.527443805897778</text:p>
          </table:table-cell>
          <table:table-cell office:value-type="float" office:value="0" calcext:value-type="float">
            <text:p>0</text:p>
          </table:table-cell>
          <table:table-cell office:value-type="float" office:value="0.527443805897778" calcext:value-type="float">
            <text:p>0.527443805897778</text:p>
          </table:table-cell>
          <table:table-cell office:value-type="float" office:value="5" calcext:value-type="float">
            <text:p>5</text:p>
          </table:table-cell>
          <table:table-cell office:value-type="float" office:value="0.0929837604526278" calcext:value-type="float">
            <text:p>0.092983760452628</text:p>
          </table:table-cell>
          <table:table-cell office:value-type="float" office:value="37" calcext:value-type="float">
            <text:p>37</text:p>
          </table:table-cell>
          <table:table-cell office:value-type="float" office:value="0.366226372838667" calcext:value-type="float">
            <text:p>0.36622637283866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9156689796353" calcext:value-type="float">
            <text:p>0.469156689796353</text:p>
          </table:table-cell>
          <table:table-cell office:value-type="float" office:value="0" calcext:value-type="float">
            <text:p>0</text:p>
          </table:table-cell>
          <table:table-cell office:value-type="float" office:value="0.264545798556234" calcext:value-type="float">
            <text:p>0.264545798556234</text:p>
          </table:table-cell>
          <table:table-cell office:value-type="float" office:value="2" calcext:value-type="float">
            <text:p>2</text:p>
          </table:table-cell>
          <table:table-cell office:value-type="float" office:value="0.469156689796353" calcext:value-type="float">
            <text:p>0.469156689796353</text:p>
          </table:table-cell>
          <table:table-cell office:value-type="float" office:value="6" calcext:value-type="float">
            <text:p>6</text:p>
          </table:table-cell>
          <table:table-cell office:value-type="float" office:value="0.0506722170745428" calcext:value-type="float">
            <text:p>0.050672217074543</text:p>
          </table:table-cell>
          <table:table-cell office:value-type="float" office:value="41" calcext:value-type="float">
            <text:p>41</text:p>
          </table:table-cell>
          <table:table-cell office:value-type="float" office:value="0.207491682377537" calcext:value-type="float">
            <text:p>0.207491682377537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.0101721282562743" calcext:value-type="float">
            <text:p>0.0101721282562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.01346305755911" calcext:value-type="float">
            <text:p>0.013463057559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0.0113057488972435" calcext:value-type="float">
            <text:p>0.0113057488972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0.0100986316552003" calcext:value-type="float">
            <text:p>0.010098631655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06867889132127" calcext:value-type="float">
            <text:p>0.906867889132127</text:p>
          </table:table-cell>
          <table:table-cell office:value-type="float" office:value="1" calcext:value-type="float">
            <text:p>1</text:p>
          </table:table-cell>
          <table:table-cell office:value-type="float" office:value="0.906867889132127" calcext:value-type="float">
            <text:p>0.906867889132127</text:p>
          </table:table-cell>
          <table:table-cell office:value-type="float" office:value="15" calcext:value-type="float">
            <text:p>15</text:p>
          </table:table-cell>
          <table:table-cell office:value-type="float" office:value="0.0830645967663305" calcext:value-type="float">
            <text:p>0.08306459676633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3037080154138" calcext:value-type="float">
            <text:p>0.453037080154138</text:p>
          </table:table-cell>
          <table:table-cell office:value-type="float" office:value="0" calcext:value-type="float">
            <text:p>0</text:p>
          </table:table-cell>
          <table:table-cell office:value-type="float" office:value="0.453037080154138" calcext:value-type="float">
            <text:p>0.453037080154138</text:p>
          </table:table-cell>
          <table:table-cell office:value-type="float" office:value="1" calcext:value-type="float">
            <text:p>1</text:p>
          </table:table-cell>
          <table:table-cell office:value-type="float" office:value="0.145391295350589" calcext:value-type="float">
            <text:p>0.145391295350589</text:p>
          </table:table-cell>
          <table:table-cell office:value-type="float" office:value="23" calcext:value-type="float">
            <text:p>23</text:p>
          </table:table-cell>
          <table:table-cell office:value-type="float" office:value="0.394790253774482" calcext:value-type="float">
            <text:p>0.39479025377448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02659579311483" calcext:value-type="float">
            <text:p>0.902659579311483</text:p>
          </table:table-cell>
          <table:table-cell office:value-type="float" office:value="0" calcext:value-type="float">
            <text:p>0</text:p>
          </table:table-cell>
          <table:table-cell office:value-type="float" office:value="0.902659579311483" calcext:value-type="float">
            <text:p>0.902659579311483</text:p>
          </table:table-cell>
          <table:table-cell office:value-type="float" office:value="15" calcext:value-type="float">
            <text:p>15</text:p>
          </table:table-cell>
          <table:table-cell office:value-type="float" office:value="0.0860299296011814" calcext:value-type="float">
            <text:p>0.086029929601182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.0101721282562743" calcext:value-type="float">
            <text:p>0.0101721282562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.01346305755911" calcext:value-type="float">
            <text:p>0.013463057559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0.0113057488972435" calcext:value-type="float">
            <text:p>0.0113057488972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0.0100986316552003" calcext:value-type="float">
            <text:p>0.010098631655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5822416350735" calcext:value-type="float">
            <text:p>0.555822416350735</text:p>
          </table:table-cell>
          <table:table-cell office:value-type="float" office:value="0" calcext:value-type="float">
            <text:p>0</text:p>
          </table:table-cell>
          <table:table-cell office:value-type="float" office:value="0.555822416350735" calcext:value-type="float">
            <text:p>0.555822416350735</text:p>
          </table:table-cell>
          <table:table-cell office:value-type="float" office:value="2" calcext:value-type="float">
            <text:p>2</text:p>
          </table:table-cell>
          <table:table-cell office:value-type="float" office:value="0.120921782875012" calcext:value-type="float">
            <text:p>0.120921782875012</text:p>
          </table:table-cell>
          <table:table-cell office:value-type="float" office:value="19" calcext:value-type="float">
            <text:p>19</text:p>
          </table:table-cell>
          <table:table-cell office:value-type="float" office:value="0.312587129635334" calcext:value-type="float">
            <text:p>0.31258712963533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80054369204029" calcext:value-type="float">
            <text:p>0.480054369204029</text:p>
          </table:table-cell>
          <table:table-cell office:value-type="float" office:value="0" calcext:value-type="float">
            <text:p>0</text:p>
          </table:table-cell>
          <table:table-cell office:value-type="float" office:value="0.480054369204029" calcext:value-type="float">
            <text:p>0.480054369204029</text:p>
          </table:table-cell>
          <table:table-cell office:value-type="float" office:value="2" calcext:value-type="float">
            <text:p>2</text:p>
          </table:table-cell>
          <table:table-cell office:value-type="float" office:value="0.221664666310641" calcext:value-type="float">
            <text:p>0.221664666310641</text:p>
          </table:table-cell>
          <table:table-cell office:value-type="float" office:value="80" calcext:value-type="float">
            <text:p>80</text:p>
          </table:table-cell>
          <table:table-cell office:value-type="float" office:value="0.289624362707837" calcext:value-type="float">
            <text:p>0.28962436270783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479548975426771" calcext:value-type="float">
            <text:p>0.479548975426771</text:p>
          </table:table-cell>
          <table:table-cell office:value-type="float" office:value="2" calcext:value-type="float">
            <text:p>2</text:p>
          </table:table-cell>
          <table:table-cell office:value-type="float" office:value="0.271406064771121" calcext:value-type="float">
            <text:p>0.271406064771121</text:p>
          </table:table-cell>
          <table:table-cell office:value-type="float" office:value="4" calcext:value-type="float">
            <text:p>4</text:p>
          </table:table-cell>
          <table:table-cell office:value-type="float" office:value="0.240830663121363" calcext:value-type="float">
            <text:p>0.240830663121363</text:p>
          </table:table-cell>
          <table:table-cell office:value-type="float" office:value="73" calcext:value-type="float">
            <text:p>73</text:p>
          </table:table-cell>
          <table:table-cell office:value-type="float" office:value="0.479548975426771" calcext:value-type="float">
            <text:p>0.47954897542677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98647652411515" calcext:value-type="float">
            <text:p>0.298647652411515</text:p>
          </table:table-cell>
          <table:table-cell office:value-type="float" office:value="0" calcext:value-type="float">
            <text:p>0</text:p>
          </table:table-cell>
          <table:table-cell office:value-type="float" office:value="0.152305944996587" calcext:value-type="float">
            <text:p>0.152305944996587</text:p>
          </table:table-cell>
          <table:table-cell office:value-type="float" office:value="1" calcext:value-type="float">
            <text:p>1</text:p>
          </table:table-cell>
          <table:table-cell office:value-type="float" office:value="0.157509855458371" calcext:value-type="float">
            <text:p>0.157509855458371</text:p>
          </table:table-cell>
          <table:table-cell office:value-type="float" office:value="2" calcext:value-type="float">
            <text:p>2</text:p>
          </table:table-cell>
          <table:table-cell office:value-type="float" office:value="0.0818616117929846" calcext:value-type="float">
            <text:p>0.081861611792985</text:p>
          </table:table-cell>
          <table:table-cell office:value-type="float" office:value="4" calcext:value-type="float">
            <text:p>4</text:p>
          </table:table-cell>
          <table:table-cell office:value-type="float" office:value="0.298647652411515" calcext:value-type="float">
            <text:p>0.298647652411515</text:p>
          </table:table-cell>
          <table:table-cell office:value-type="float" office:value="15" calcext:value-type="float">
            <text:p>15</text:p>
          </table:table-cell>
          <table:table-cell office:value-type="float" office:value="0.0848850269584715" calcext:value-type="float">
            <text:p>0.084885026958472</text:p>
          </table:table-cell>
          <table:table-cell office:value-type="float" office:value="28" calcext:value-type="float">
            <text:p>28</text:p>
          </table:table-cell>
          <table:table-cell office:value-type="float" office:value="0.217360893712099" calcext:value-type="float">
            <text:p>0.2173608937120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503132730502622" calcext:value-type="float">
            <text:p>0.503132730502622</text:p>
          </table:table-cell>
          <table:table-cell office:value-type="float" office:value="2" calcext:value-type="float">
            <text:p>2</text:p>
          </table:table-cell>
          <table:table-cell office:value-type="float" office:value="0.268754823765912" calcext:value-type="float">
            <text:p>0.268754823765912</text:p>
          </table:table-cell>
          <table:table-cell office:value-type="float" office:value="11" calcext:value-type="float">
            <text:p>11</text:p>
          </table:table-cell>
          <table:table-cell office:value-type="float" office:value="0.215893446599112" calcext:value-type="float">
            <text:p>0.215893446599112</text:p>
          </table:table-cell>
          <table:table-cell office:value-type="float" office:value="23" calcext:value-type="float">
            <text:p>23</text:p>
          </table:table-cell>
          <table:table-cell office:value-type="float" office:value="0.503132730502622" calcext:value-type="float">
            <text:p>0.50313273050262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02997744468349" calcext:value-type="float">
            <text:p>0.402997744468349</text:p>
          </table:table-cell>
          <table:table-cell office:value-type="float" office:value="0" calcext:value-type="float">
            <text:p>0</text:p>
          </table:table-cell>
          <table:table-cell office:value-type="float" office:value="0.402997744468349" calcext:value-type="float">
            <text:p>0.402997744468349</text:p>
          </table:table-cell>
          <table:table-cell office:value-type="float" office:value="2" calcext:value-type="float">
            <text:p>2</text:p>
          </table:table-cell>
          <table:table-cell office:value-type="float" office:value="0.305618548074352" calcext:value-type="float">
            <text:p>0.305618548074352</text:p>
          </table:table-cell>
          <table:table-cell office:value-type="float" office:value="66" calcext:value-type="float">
            <text:p>66</text:p>
          </table:table-cell>
          <table:table-cell office:value-type="float" office:value="0.274216954729768" calcext:value-type="float">
            <text:p>0.27421695472976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281173568093" calcext:value-type="float">
            <text:p>0.35281173568093</text:p>
          </table:table-cell>
          <table:table-cell office:value-type="float" office:value="0" calcext:value-type="float">
            <text:p>0</text:p>
          </table:table-cell>
          <table:table-cell office:value-type="float" office:value="0.35281173568093" calcext:value-type="float">
            <text:p>0.35281173568093</text:p>
          </table:table-cell>
          <table:table-cell office:value-type="float" office:value="1" calcext:value-type="float">
            <text:p>1</text:p>
          </table:table-cell>
          <table:table-cell office:value-type="float" office:value="0.196968420122969" calcext:value-type="float">
            <text:p>0.196968420122969</text:p>
          </table:table-cell>
          <table:table-cell office:value-type="float" office:value="13" calcext:value-type="float">
            <text:p>13</text:p>
          </table:table-cell>
          <table:table-cell office:value-type="float" office:value="0.140734991243277" calcext:value-type="float">
            <text:p>0.140734991243277</text:p>
          </table:table-cell>
          <table:table-cell office:value-type="float" office:value="24" calcext:value-type="float">
            <text:p>24</text:p>
          </table:table-cell>
          <table:table-cell office:value-type="float" office:value="0.300609996513007" calcext:value-type="float">
            <text:p>0.30060999651300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747054446928612" calcext:value-type="float">
            <text:p>0.747054446928612</text:p>
          </table:table-cell>
          <table:table-cell office:value-type="float" office:value="9" calcext:value-type="float">
            <text:p>9</text:p>
          </table:table-cell>
          <table:table-cell office:value-type="float" office:value="0.241923679717575" calcext:value-type="float">
            <text:p>0.241923679717575</text:p>
          </table:table-cell>
          <table:table-cell office:value-type="float" office:value="17" calcext:value-type="float">
            <text:p>17</text:p>
          </table:table-cell>
          <table:table-cell office:value-type="float" office:value="0.747054446928612" calcext:value-type="float">
            <text:p>0.74705444692861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9944952896779" calcext:value-type="float">
            <text:p>0.989944952896779</text:p>
          </table:table-cell>
          <table:table-cell office:value-type="float" office:value="4" calcext:value-type="float">
            <text:p>4</text:p>
          </table:table-cell>
          <table:table-cell office:value-type="float" office:value="0.989944952896779" calcext:value-type="float">
            <text:p>0.9899449528967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996315559041148" calcext:value-type="float">
            <text:p>0.996315559041148</text:p>
          </table:table-cell>
          <table:table-cell office:value-type="float" office:value="27" calcext:value-type="float">
            <text:p>27</text:p>
          </table:table-cell>
          <table:table-cell office:value-type="float" office:value="0.996315559041148" calcext:value-type="float">
            <text:p>0.9963155590411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84267475465245" calcext:value-type="float">
            <text:p>0.984267475465245</text:p>
          </table:table-cell>
          <table:table-cell office:value-type="float" office:value="2" calcext:value-type="float">
            <text:p>2</text:p>
          </table:table-cell>
          <table:table-cell office:value-type="float" office:value="0.984267475465245" calcext:value-type="float">
            <text:p>0.98426747546524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94105659983647" calcext:value-type="float">
            <text:p>0.994105659983647</text:p>
          </table:table-cell>
          <table:table-cell office:value-type="float" office:value="15" calcext:value-type="float">
            <text:p>15</text:p>
          </table:table-cell>
          <table:table-cell office:value-type="float" office:value="0.994105659983647" calcext:value-type="float">
            <text:p>0.9941056599836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89711699974666" calcext:value-type="float">
            <text:p>0.989711699974666</text:p>
          </table:table-cell>
          <table:table-cell office:value-type="float" office:value="12" calcext:value-type="float">
            <text:p>12</text:p>
          </table:table-cell>
          <table:table-cell office:value-type="float" office:value="0.989711699974666" calcext:value-type="float">
            <text:p>0.989711699974666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.0101721282562743" calcext:value-type="float">
            <text:p>0.0101721282562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.01346305755911" calcext:value-type="float">
            <text:p>0.013463057559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0.0113057488972435" calcext:value-type="float">
            <text:p>0.0113057488972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0.0100986316552003" calcext:value-type="float">
            <text:p>0.010098631655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882042137050926" calcext:value-type="float">
            <text:p>0.882042137050926</text:p>
          </table:table-cell>
          <table:table-cell office:value-type="float" office:value="13" calcext:value-type="float">
            <text:p>13</text:p>
          </table:table-cell>
          <table:table-cell office:value-type="float" office:value="0.882042137050926" calcext:value-type="float">
            <text:p>0.882042137050926</text:p>
          </table:table-cell>
          <table:table-cell office:value-type="float" office:value="27" calcext:value-type="float">
            <text:p>27</text:p>
          </table:table-cell>
          <table:table-cell office:value-type="float" office:value="0.113279419844322" calcext:value-type="float">
            <text:p>0.11327941984432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96666287620037" calcext:value-type="float">
            <text:p>0.996666287620037</text:p>
          </table:table-cell>
          <table:table-cell office:value-type="float" office:value="11" calcext:value-type="float">
            <text:p>11</text:p>
          </table:table-cell>
          <table:table-cell office:value-type="float" office:value="0.996666287620037" calcext:value-type="float">
            <text:p>0.9966662876200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95318194958825" calcext:value-type="float">
            <text:p>0.995318194958825</text:p>
          </table:table-cell>
          <table:table-cell office:value-type="float" office:value="14" calcext:value-type="float">
            <text:p>14</text:p>
          </table:table-cell>
          <table:table-cell office:value-type="float" office:value="0.995318194958825" calcext:value-type="float">
            <text:p>0.9953181949588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719568452206978" calcext:value-type="float">
            <text:p>0.719568452206978</text:p>
          </table:table-cell>
          <table:table-cell office:value-type="float" office:value="11" calcext:value-type="float">
            <text:p>11</text:p>
          </table:table-cell>
          <table:table-cell office:value-type="float" office:value="0.140483749829898" calcext:value-type="float">
            <text:p>0.140483749829898</text:p>
          </table:table-cell>
          <table:table-cell office:value-type="float" office:value="14" calcext:value-type="float">
            <text:p>14</text:p>
          </table:table-cell>
          <table:table-cell office:value-type="float" office:value="0.719568452206978" calcext:value-type="float">
            <text:p>0.719568452206978</text:p>
          </table:table-cell>
          <table:table-cell office:value-type="float" office:value="57" calcext:value-type="float">
            <text:p>57</text:p>
          </table:table-cell>
          <table:table-cell office:value-type="float" office:value="0.130144797922765" calcext:value-type="float">
            <text:p>0.130144797922765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.0101721282562743" calcext:value-type="float">
            <text:p>0.0101721282562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.01346305755911" calcext:value-type="float">
            <text:p>0.013463057559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0.0113057488972435" calcext:value-type="float">
            <text:p>0.0113057488972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0.0100986316552003" calcext:value-type="float">
            <text:p>0.0100986316552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68631501810707" calcext:value-type="float">
            <text:p>0.868631501810707</text:p>
          </table:table-cell>
          <table:table-cell office:value-type="float" office:value="0" calcext:value-type="float">
            <text:p>0</text:p>
          </table:table-cell>
          <table:table-cell office:value-type="float" office:value="0.120234991239877" calcext:value-type="float">
            <text:p>0.120234991239877</text:p>
          </table:table-cell>
          <table:table-cell office:value-type="float" office:value="9" calcext:value-type="float">
            <text:p>9</text:p>
          </table:table-cell>
          <table:table-cell office:value-type="float" office:value="0.868631501810707" calcext:value-type="float">
            <text:p>0.86863150181070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683342695258522" calcext:value-type="float">
            <text:p>0.683342695258522</text:p>
          </table:table-cell>
          <table:table-cell office:value-type="float" office:value="2" calcext:value-type="float">
            <text:p>2</text:p>
          </table:table-cell>
          <table:table-cell office:value-type="float" office:value="0.22444663668627" calcext:value-type="float">
            <text:p>0.22444663668627</text:p>
          </table:table-cell>
          <table:table-cell office:value-type="float" office:value="11" calcext:value-type="float">
            <text:p>11</text:p>
          </table:table-cell>
          <table:table-cell office:value-type="float" office:value="0.0789822155266389" calcext:value-type="float">
            <text:p>0.078982215526639</text:p>
          </table:table-cell>
          <table:table-cell office:value-type="float" office:value="60" calcext:value-type="float">
            <text:p>60</text:p>
          </table:table-cell>
          <table:table-cell office:value-type="float" office:value="0.683342695258522" calcext:value-type="float">
            <text:p>0.68334269525852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266640187341705" calcext:value-type="float">
            <text:p>0.266640187341705</text:p>
          </table:table-cell>
          <table:table-cell office:value-type="float" office:value="1" calcext:value-type="float">
            <text:p>1</text:p>
          </table:table-cell>
          <table:table-cell office:value-type="float" office:value="0.0852607739904889" calcext:value-type="float">
            <text:p>0.085260773990489</text:p>
          </table:table-cell>
          <table:table-cell office:value-type="float" office:value="2" calcext:value-type="float">
            <text:p>2</text:p>
          </table:table-cell>
          <table:table-cell office:value-type="float" office:value="0.19799408990053" calcext:value-type="float">
            <text:p>0.19799408990053</text:p>
          </table:table-cell>
          <table:table-cell office:value-type="float" office:value="4" calcext:value-type="float">
            <text:p>4</text:p>
          </table:table-cell>
          <table:table-cell office:value-type="float" office:value="0.104313989277794" calcext:value-type="float">
            <text:p>0.104313989277794</text:p>
          </table:table-cell>
          <table:table-cell office:value-type="float" office:value="8" calcext:value-type="float">
            <text:p>8</text:p>
          </table:table-cell>
          <table:table-cell office:value-type="float" office:value="0.214956123873043" calcext:value-type="float">
            <text:p>0.214956123873043</text:p>
          </table:table-cell>
          <table:table-cell office:value-type="float" office:value="16" calcext:value-type="float">
            <text:p>16</text:p>
          </table:table-cell>
          <table:table-cell office:value-type="float" office:value="0.120857288947216" calcext:value-type="float">
            <text:p>0.120857288947216</text:p>
          </table:table-cell>
          <table:table-cell office:value-type="float" office:value="36" calcext:value-type="float">
            <text:p>36</text:p>
          </table:table-cell>
          <table:table-cell office:value-type="float" office:value="0.266640187341705" calcext:value-type="float">
            <text:p>0.26664018734170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658574999226987" calcext:value-type="float">
            <text:p>0.658574999226987</text:p>
          </table:table-cell>
          <table:table-cell office:value-type="float" office:value="0" calcext:value-type="float">
            <text:p>0</text:p>
          </table:table-cell>
          <table:table-cell office:value-type="float" office:value="0.331496235219501" calcext:value-type="float">
            <text:p>0.331496235219501</text:p>
          </table:table-cell>
          <table:table-cell office:value-type="float" office:value="44" calcext:value-type="float">
            <text:p>44</text:p>
          </table:table-cell>
          <table:table-cell office:value-type="float" office:value="0.658574999226987" calcext:value-type="float">
            <text:p>0.65857499922698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98138812473877" calcext:value-type="float">
            <text:p>0.498138812473877</text:p>
          </table:table-cell>
          <table:table-cell office:value-type="float" office:value="2" calcext:value-type="float">
            <text:p>2</text:p>
          </table:table-cell>
          <table:table-cell office:value-type="float" office:value="0.498138812473877" calcext:value-type="float">
            <text:p>0.498138812473877</text:p>
          </table:table-cell>
          <table:table-cell office:value-type="float" office:value="5" calcext:value-type="float">
            <text:p>5</text:p>
          </table:table-cell>
          <table:table-cell office:value-type="float" office:value="0.13756610836359" calcext:value-type="float">
            <text:p>0.13756610836359</text:p>
          </table:table-cell>
          <table:table-cell office:value-type="float" office:value="58" calcext:value-type="float">
            <text:p>58</text:p>
          </table:table-cell>
          <table:table-cell office:value-type="float" office:value="0.353483877864057" calcext:value-type="float">
            <text:p>0.35348387786405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882062284041255" calcext:value-type="float">
            <text:p>0.882062284041255</text:p>
          </table:table-cell>
          <table:table-cell office:value-type="float" office:value="2" calcext:value-type="float">
            <text:p>2</text:p>
          </table:table-cell>
          <table:table-cell office:value-type="float" office:value="0.107408811477202" calcext:value-type="float">
            <text:p>0.107408811477202</text:p>
          </table:table-cell>
          <table:table-cell office:value-type="float" office:value="12" calcext:value-type="float">
            <text:p>12</text:p>
          </table:table-cell>
          <table:table-cell office:value-type="float" office:value="0.882062284041255" calcext:value-type="float">
            <text:p>0.88206228404125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3288923100003" calcext:value-type="float">
            <text:p>0.993288923100003</text:p>
          </table:table-cell>
          <table:table-cell office:value-type="float" office:value="2" calcext:value-type="float">
            <text:p>2</text:p>
          </table:table-cell>
          <table:table-cell office:value-type="float" office:value="0.993288923100003" calcext:value-type="float">
            <text:p>0.993288923100003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1212138713806" calcext:value-type="float">
            <text:p>0.481212138713806</text:p>
          </table:table-cell>
          <table:table-cell office:value-type="float" office:value="2" calcext:value-type="float">
            <text:p>2</text:p>
          </table:table-cell>
          <table:table-cell office:value-type="float" office:value="0.481212138713806" calcext:value-type="float">
            <text:p>0.481212138713806</text:p>
          </table:table-cell>
          <table:table-cell office:value-type="float" office:value="9" calcext:value-type="float">
            <text:p>9</text:p>
          </table:table-cell>
          <table:table-cell office:value-type="float" office:value="0.207879737069708" calcext:value-type="float">
            <text:p>0.207879737069708</text:p>
          </table:table-cell>
          <table:table-cell office:value-type="float" office:value="12" calcext:value-type="float">
            <text:p>12</text:p>
          </table:table-cell>
          <table:table-cell office:value-type="float" office:value="0.299088041310118" calcext:value-type="float">
            <text:p>0.29908804131011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37243113026425" calcext:value-type="float">
            <text:p>0.737243113026425</text:p>
          </table:table-cell>
          <table:table-cell office:value-type="float" office:value="3" calcext:value-type="float">
            <text:p>3</text:p>
          </table:table-cell>
          <table:table-cell office:value-type="float" office:value="0.252659482447057" calcext:value-type="float">
            <text:p>0.252659482447057</text:p>
          </table:table-cell>
          <table:table-cell office:value-type="float" office:value="6" calcext:value-type="float">
            <text:p>6</text:p>
          </table:table-cell>
          <table:table-cell office:value-type="float" office:value="0.737243113026425" calcext:value-type="float">
            <text:p>0.73724311302642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04168071326238" calcext:value-type="float">
            <text:p>0.604168071326238</text:p>
          </table:table-cell>
          <table:table-cell office:value-type="float" office:value="0" calcext:value-type="float">
            <text:p>0</text:p>
          </table:table-cell>
          <table:table-cell office:value-type="float" office:value="0.604168071326238" calcext:value-type="float">
            <text:p>0.604168071326238</text:p>
          </table:table-cell>
          <table:table-cell office:value-type="float" office:value="1" calcext:value-type="float">
            <text:p>1</text:p>
          </table:table-cell>
          <table:table-cell office:value-type="float" office:value="0.205056973617902" calcext:value-type="float">
            <text:p>0.205056973617902</text:p>
          </table:table-cell>
          <table:table-cell office:value-type="float" office:value="53" calcext:value-type="float">
            <text:p>53</text:p>
          </table:table-cell>
          <table:table-cell office:value-type="float" office:value="0.176316258319187" calcext:value-type="float">
            <text:p>0.17631625831918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.55166009633018" calcext:value-type="float">
            <text:p>0.55166009633018</text:p>
          </table:table-cell>
          <table:table-cell office:value-type="float" office:value="0" calcext:value-type="float">
            <text:p>0</text:p>
          </table:table-cell>
          <table:table-cell office:value-type="float" office:value="0.439794986814005" calcext:value-type="float">
            <text:p>0.439794986814005</text:p>
          </table:table-cell>
          <table:table-cell office:value-type="float" office:value="57" calcext:value-type="float">
            <text:p>57</text:p>
          </table:table-cell>
          <table:table-cell office:value-type="float" office:value="0.55166009633018" calcext:value-type="float">
            <text:p>0.5516600963301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84411954683722" calcext:value-type="float">
            <text:p>0.484411954683722</text:p>
          </table:table-cell>
          <table:table-cell office:value-type="float" office:value="0" calcext:value-type="float">
            <text:p>0</text:p>
          </table:table-cell>
          <table:table-cell office:value-type="float" office:value="0.484411954683722" calcext:value-type="float">
            <text:p>0.484411954683722</text:p>
          </table:table-cell>
          <table:table-cell office:value-type="float" office:value="4" calcext:value-type="float">
            <text:p>4</text:p>
          </table:table-cell>
          <table:table-cell office:value-type="float" office:value="0.119048436075279" calcext:value-type="float">
            <text:p>0.119048436075279</text:p>
          </table:table-cell>
          <table:table-cell office:value-type="float" office:value="21" calcext:value-type="float">
            <text:p>21</text:p>
          </table:table-cell>
          <table:table-cell office:value-type="float" office:value="0.387563086196768" calcext:value-type="float">
            <text:p>0.38756308619676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.596306441544902" calcext:value-type="float">
            <text:p>0.596306441544902</text:p>
          </table:table-cell>
          <table:table-cell office:value-type="float" office:value="0" calcext:value-type="float">
            <text:p>0</text:p>
          </table:table-cell>
          <table:table-cell office:value-type="float" office:value="0.151082634868616" calcext:value-type="float">
            <text:p>0.151082634868616</text:p>
          </table:table-cell>
          <table:table-cell office:value-type="float" office:value="12" calcext:value-type="float">
            <text:p>12</text:p>
          </table:table-cell>
          <table:table-cell office:value-type="float" office:value="0.241734977070288" calcext:value-type="float">
            <text:p>0.241734977070288</text:p>
          </table:table-cell>
          <table:table-cell office:value-type="float" office:value="52" calcext:value-type="float">
            <text:p>52</text:p>
          </table:table-cell>
          <table:table-cell office:value-type="float" office:value="0.596306441544902" calcext:value-type="float">
            <text:p>0.59630644154490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592062235078343" calcext:value-type="float">
            <text:p>0.592062235078343</text:p>
          </table:table-cell>
          <table:table-cell office:value-type="float" office:value="4" calcext:value-type="float">
            <text:p>4</text:p>
          </table:table-cell>
          <table:table-cell office:value-type="float" office:value="0.0416310105429514" calcext:value-type="float">
            <text:p>0.041631010542952</text:p>
          </table:table-cell>
          <table:table-cell office:value-type="float" office:value="11" calcext:value-type="float">
            <text:p>11</text:p>
          </table:table-cell>
          <table:table-cell office:value-type="float" office:value="0.2204269692764" calcext:value-type="float">
            <text:p>0.2204269692764</text:p>
          </table:table-cell>
          <table:table-cell office:value-type="float" office:value="12" calcext:value-type="float">
            <text:p>12</text:p>
          </table:table-cell>
          <table:table-cell office:value-type="float" office:value="0.592062235078343" calcext:value-type="float">
            <text:p>0.592062235078343</text:p>
          </table:table-cell>
          <table:table-cell office:value-type="float" office:value="14" calcext:value-type="float">
            <text:p>14</text:p>
          </table:table-cell>
          <table:table-cell office:value-type="float" office:value="0.138775900457054" calcext:value-type="float">
            <text:p>0.13877590045705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13063998616857" calcext:value-type="float">
            <text:p>0.513063998616857</text:p>
          </table:table-cell>
          <table:table-cell office:value-type="float" office:value="10" calcext:value-type="float">
            <text:p>10</text:p>
          </table:table-cell>
          <table:table-cell office:value-type="float" office:value="0.513063998616857" calcext:value-type="float">
            <text:p>0.513063998616857</text:p>
          </table:table-cell>
          <table:table-cell office:value-type="float" office:value="12" calcext:value-type="float">
            <text:p>12</text:p>
          </table:table-cell>
          <table:table-cell office:value-type="float" office:value="0.290413360136512" calcext:value-type="float">
            <text:p>0.290413360136512</text:p>
          </table:table-cell>
          <table:table-cell office:value-type="float" office:value="24" calcext:value-type="float">
            <text:p>24</text:p>
          </table:table-cell>
          <table:table-cell office:value-type="float" office:value="0.181405150319416" calcext:value-type="float">
            <text:p>0.18140515031941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.0101721282562743" calcext:value-type="float">
            <text:p>0.0101721282562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.01346305755911" calcext:value-type="float">
            <text:p>0.013463057559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0.0113057488972435" calcext:value-type="float">
            <text:p>0.0113057488972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0.0100986316552003" calcext:value-type="float">
            <text:p>0.010098631655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572438369864403" calcext:value-type="float">
            <text:p>0.572438369864403</text:p>
          </table:table-cell>
          <table:table-cell office:value-type="float" office:value="0" calcext:value-type="float">
            <text:p>0</text:p>
          </table:table-cell>
          <table:table-cell office:value-type="float" office:value="0.410818266168478" calcext:value-type="float">
            <text:p>0.410818266168478</text:p>
          </table:table-cell>
          <table:table-cell office:value-type="float" office:value="22" calcext:value-type="float">
            <text:p>22</text:p>
          </table:table-cell>
          <table:table-cell office:value-type="float" office:value="0.572438369864403" calcext:value-type="float">
            <text:p>0.57243836986440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77347594758327" calcext:value-type="float">
            <text:p>0.877347594758327</text:p>
          </table:table-cell>
          <table:table-cell office:value-type="float" office:value="0" calcext:value-type="float">
            <text:p>0</text:p>
          </table:table-cell>
          <table:table-cell office:value-type="float" office:value="0.111958213387927" calcext:value-type="float">
            <text:p>0.111958213387927</text:p>
          </table:table-cell>
          <table:table-cell office:value-type="float" office:value="4" calcext:value-type="float">
            <text:p>4</text:p>
          </table:table-cell>
          <table:table-cell office:value-type="float" office:value="0.877347594758327" calcext:value-type="float">
            <text:p>0.877347594758327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.0101721282562743" calcext:value-type="float">
            <text:p>0.0101721282562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.01346305755911" calcext:value-type="float">
            <text:p>0.013463057559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0.0113057488972435" calcext:value-type="float">
            <text:p>0.0113057488972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0.0100986316552003" calcext:value-type="float">
            <text:p>0.010098631655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55070739201901" calcext:value-type="float">
            <text:p>0.655070739201901</text:p>
          </table:table-cell>
          <table:table-cell office:value-type="float" office:value="0" calcext:value-type="float">
            <text:p>0</text:p>
          </table:table-cell>
          <table:table-cell office:value-type="float" office:value="0.328938056270923" calcext:value-type="float">
            <text:p>0.328938056270923</text:p>
          </table:table-cell>
          <table:table-cell office:value-type="float" office:value="9" calcext:value-type="float">
            <text:p>9</text:p>
          </table:table-cell>
          <table:table-cell office:value-type="float" office:value="0.655070739201901" calcext:value-type="float">
            <text:p>0.65507073920190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492653886228845" calcext:value-type="float">
            <text:p>0.492653886228845</text:p>
          </table:table-cell>
          <table:table-cell office:value-type="float" office:value="1" calcext:value-type="float">
            <text:p>1</text:p>
          </table:table-cell>
          <table:table-cell office:value-type="float" office:value="0.185670259854642" calcext:value-type="float">
            <text:p>0.185670259854642</text:p>
          </table:table-cell>
          <table:table-cell office:value-type="float" office:value="4" calcext:value-type="float">
            <text:p>4</text:p>
          </table:table-cell>
          <table:table-cell office:value-type="float" office:value="0.312446003622613" calcext:value-type="float">
            <text:p>0.312446003622613</text:p>
          </table:table-cell>
          <table:table-cell office:value-type="float" office:value="30" calcext:value-type="float">
            <text:p>30</text:p>
          </table:table-cell>
          <table:table-cell office:value-type="float" office:value="0.492653886228845" calcext:value-type="float">
            <text:p>0.49265388622884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49440514951952" calcext:value-type="float">
            <text:p>0.449440514951952</text:p>
          </table:table-cell>
          <table:table-cell office:value-type="float" office:value="0" calcext:value-type="float">
            <text:p>0</text:p>
          </table:table-cell>
          <table:table-cell office:value-type="float" office:value="0.449440514951952" calcext:value-type="float">
            <text:p>0.449440514951952</text:p>
          </table:table-cell>
          <table:table-cell office:value-type="float" office:value="1" calcext:value-type="float">
            <text:p>1</text:p>
          </table:table-cell>
          <table:table-cell office:value-type="float" office:value="0.0593390446563981" calcext:value-type="float">
            <text:p>0.059339044656398</text:p>
          </table:table-cell>
          <table:table-cell office:value-type="float" office:value="3" calcext:value-type="float">
            <text:p>3</text:p>
          </table:table-cell>
          <table:table-cell office:value-type="float" office:value="0.189513406690938" calcext:value-type="float">
            <text:p>0.189513406690938</text:p>
          </table:table-cell>
          <table:table-cell office:value-type="float" office:value="4" calcext:value-type="float">
            <text:p>4</text:p>
          </table:table-cell>
          <table:table-cell office:value-type="float" office:value="0.290261032592305" calcext:value-type="float">
            <text:p>0.29026103259230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45890608193093" calcext:value-type="float">
            <text:p>0.745890608193093</text:p>
          </table:table-cell>
          <table:table-cell office:value-type="float" office:value="2" calcext:value-type="float">
            <text:p>2</text:p>
          </table:table-cell>
          <table:table-cell office:value-type="float" office:value="0.241827410522088" calcext:value-type="float">
            <text:p>0.241827410522088</text:p>
          </table:table-cell>
          <table:table-cell office:value-type="float" office:value="6" calcext:value-type="float">
            <text:p>6</text:p>
          </table:table-cell>
          <table:table-cell office:value-type="float" office:value="0.745890608193093" calcext:value-type="float">
            <text:p>0.74589060819309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09374209786914" calcext:value-type="float">
            <text:p>0.609374209786914</text:p>
          </table:table-cell>
          <table:table-cell office:value-type="float" office:value="0" calcext:value-type="float">
            <text:p>0</text:p>
          </table:table-cell>
          <table:table-cell office:value-type="float" office:value="0.378598158973794" calcext:value-type="float">
            <text:p>0.378598158973794</text:p>
          </table:table-cell>
          <table:table-cell office:value-type="float" office:value="2" calcext:value-type="float">
            <text:p>2</text:p>
          </table:table-cell>
          <table:table-cell office:value-type="float" office:value="0.609374209786914" calcext:value-type="float">
            <text:p>0.60937420978691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5172209647651" calcext:value-type="float">
            <text:p>0.65172209647651</text:p>
          </table:table-cell>
          <table:table-cell office:value-type="float" office:value="0" calcext:value-type="float">
            <text:p>0</text:p>
          </table:table-cell>
          <table:table-cell office:value-type="float" office:value="0.65172209647651" calcext:value-type="float">
            <text:p>0.65172209647651</text:p>
          </table:table-cell>
          <table:table-cell office:value-type="float" office:value="16" calcext:value-type="float">
            <text:p>16</text:p>
          </table:table-cell>
          <table:table-cell office:value-type="float" office:value="0.335302643601484" calcext:value-type="float">
            <text:p>0.33530264360148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14306934674673" calcext:value-type="float">
            <text:p>0.614306934674673</text:p>
          </table:table-cell>
          <table:table-cell office:value-type="float" office:value="0" calcext:value-type="float">
            <text:p>0</text:p>
          </table:table-cell>
          <table:table-cell office:value-type="float" office:value="0.614306934674673" calcext:value-type="float">
            <text:p>0.614306934674673</text:p>
          </table:table-cell>
          <table:table-cell office:value-type="float" office:value="4" calcext:value-type="float">
            <text:p>4</text:p>
          </table:table-cell>
          <table:table-cell office:value-type="float" office:value="0.142050380999657" calcext:value-type="float">
            <text:p>0.142050380999657</text:p>
          </table:table-cell>
          <table:table-cell office:value-type="float" office:value="15" calcext:value-type="float">
            <text:p>15</text:p>
          </table:table-cell>
          <table:table-cell office:value-type="float" office:value="0.233251244302923" calcext:value-type="float">
            <text:p>0.23325124430292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445242125051298" calcext:value-type="float">
            <text:p>0.445242125051298</text:p>
          </table:table-cell>
          <table:table-cell office:value-type="float" office:value="0" calcext:value-type="float">
            <text:p>0</text:p>
          </table:table-cell>
          <table:table-cell office:value-type="float" office:value="0.252532970877894" calcext:value-type="float">
            <text:p>0.252532970877894</text:p>
          </table:table-cell>
          <table:table-cell office:value-type="float" office:value="2" calcext:value-type="float">
            <text:p>2</text:p>
          </table:table-cell>
          <table:table-cell office:value-type="float" office:value="0.29246510615577" calcext:value-type="float">
            <text:p>0.29246510615577</text:p>
          </table:table-cell>
          <table:table-cell office:value-type="float" office:value="62" calcext:value-type="float">
            <text:p>62</text:p>
          </table:table-cell>
          <table:table-cell office:value-type="float" office:value="0.445242125051298" calcext:value-type="float">
            <text:p>0.44524212505129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31778605179266" calcext:value-type="float">
            <text:p>0.431778605179266</text:p>
          </table:table-cell>
          <table:table-cell office:value-type="float" office:value="0" calcext:value-type="float">
            <text:p>0</text:p>
          </table:table-cell>
          <table:table-cell office:value-type="float" office:value="0.431778605179266" calcext:value-type="float">
            <text:p>0.431778605179266</text:p>
          </table:table-cell>
          <table:table-cell office:value-type="float" office:value="5" calcext:value-type="float">
            <text:p>5</text:p>
          </table:table-cell>
          <table:table-cell office:value-type="float" office:value="0.243379959577481" calcext:value-type="float">
            <text:p>0.243379959577481</text:p>
          </table:table-cell>
          <table:table-cell office:value-type="float" office:value="9" calcext:value-type="float">
            <text:p>9</text:p>
          </table:table-cell>
          <table:table-cell office:value-type="float" office:value="0.311790790171743" calcext:value-type="float">
            <text:p>0.31179079017174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92543625174255" calcext:value-type="float">
            <text:p>0.992543625174255</text:p>
          </table:table-cell>
          <table:table-cell office:value-type="float" office:value="0" calcext:value-type="float">
            <text:p>0</text:p>
          </table:table-cell>
          <table:table-cell office:value-type="float" office:value="0.992543625174255" calcext:value-type="float">
            <text:p>0.9925436251742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71651055892463" calcext:value-type="float">
            <text:p>0.471651055892463</text:p>
          </table:table-cell>
          <table:table-cell office:value-type="float" office:value="0" calcext:value-type="float">
            <text:p>0</text:p>
          </table:table-cell>
          <table:table-cell office:value-type="float" office:value="0.471651055892463" calcext:value-type="float">
            <text:p>0.471651055892463</text:p>
          </table:table-cell>
          <table:table-cell office:value-type="float" office:value="2" calcext:value-type="float">
            <text:p>2</text:p>
          </table:table-cell>
          <table:table-cell office:value-type="float" office:value="0.351078858857511" calcext:value-type="float">
            <text:p>0.351078858857511</text:p>
          </table:table-cell>
          <table:table-cell office:value-type="float" office:value="15" calcext:value-type="float">
            <text:p>15</text:p>
          </table:table-cell>
          <table:table-cell office:value-type="float" office:value="0.165448312135007" calcext:value-type="float">
            <text:p>0.16544831213500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63603596922537" calcext:value-type="float">
            <text:p>0.563603596922537</text:p>
          </table:table-cell>
          <table:table-cell office:value-type="float" office:value="0" calcext:value-type="float">
            <text:p>0</text:p>
          </table:table-cell>
          <table:table-cell office:value-type="float" office:value="0.205223960801295" calcext:value-type="float">
            <text:p>0.205223960801295</text:p>
          </table:table-cell>
          <table:table-cell office:value-type="float" office:value="4" calcext:value-type="float">
            <text:p>4</text:p>
          </table:table-cell>
          <table:table-cell office:value-type="float" office:value="0.563603596922537" calcext:value-type="float">
            <text:p>0.563603596922537</text:p>
          </table:table-cell>
          <table:table-cell office:value-type="float" office:value="5" calcext:value-type="float">
            <text:p>5</text:p>
          </table:table-cell>
          <table:table-cell office:value-type="float" office:value="0.204120771161491" calcext:value-type="float">
            <text:p>0.20412077116149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345117410408519" calcext:value-type="float">
            <text:p>0.345117410408519</text:p>
          </table:table-cell>
          <table:table-cell office:value-type="float" office:value="0" calcext:value-type="float">
            <text:p>0</text:p>
          </table:table-cell>
          <table:table-cell office:value-type="float" office:value="0.3383107672569" calcext:value-type="float">
            <text:p>0.3383107672569</text:p>
          </table:table-cell>
          <table:table-cell office:value-type="float" office:value="16" calcext:value-type="float">
            <text:p>16</text:p>
          </table:table-cell>
          <table:table-cell office:value-type="float" office:value="0.151211366637319" calcext:value-type="float">
            <text:p>0.151211366637319</text:p>
          </table:table-cell>
          <table:table-cell office:value-type="float" office:value="46" calcext:value-type="float">
            <text:p>46</text:p>
          </table:table-cell>
          <table:table-cell office:value-type="float" office:value="0.345117410408519" calcext:value-type="float">
            <text:p>0.345117410408519</text:p>
          </table:table-cell>
          <table:table-cell office:value-type="float" office:value="62" calcext:value-type="float">
            <text:p>62</text:p>
          </table:table-cell>
          <table:table-cell office:value-type="float" office:value="0.151885414866455" calcext:value-type="float">
            <text:p>0.15188541486645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40710784806793" calcext:value-type="float">
            <text:p>0.440710784806793</text:p>
          </table:table-cell>
          <table:table-cell office:value-type="float" office:value="0" calcext:value-type="float">
            <text:p>0</text:p>
          </table:table-cell>
          <table:table-cell office:value-type="float" office:value="0.280826786213547" calcext:value-type="float">
            <text:p>0.280826786213547</text:p>
          </table:table-cell>
          <table:table-cell office:value-type="float" office:value="2" calcext:value-type="float">
            <text:p>2</text:p>
          </table:table-cell>
          <table:table-cell office:value-type="float" office:value="0.268193607530706" calcext:value-type="float">
            <text:p>0.268193607530706</text:p>
          </table:table-cell>
          <table:table-cell office:value-type="float" office:value="132" calcext:value-type="float">
            <text:p>132</text:p>
          </table:table-cell>
          <table:table-cell office:value-type="float" office:value="0.440710784806793" calcext:value-type="float">
            <text:p>0.440710784806793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.0101721282562743" calcext:value-type="float">
            <text:p>0.0101721282562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.01346305755911" calcext:value-type="float">
            <text:p>0.013463057559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0.0113057488972435" calcext:value-type="float">
            <text:p>0.0113057488972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0.0100986316552003" calcext:value-type="float">
            <text:p>0.0100986316552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1590747637676" calcext:value-type="float">
            <text:p>0.671590747637676</text:p>
          </table:table-cell>
          <table:table-cell office:value-type="float" office:value="0" calcext:value-type="float">
            <text:p>0</text:p>
          </table:table-cell>
          <table:table-cell office:value-type="float" office:value="0.32181639250269" calcext:value-type="float">
            <text:p>0.32181639250269</text:p>
          </table:table-cell>
          <table:table-cell office:value-type="float" office:value="1" calcext:value-type="float">
            <text:p>1</text:p>
          </table:table-cell>
          <table:table-cell office:value-type="float" office:value="0.671590747637676" calcext:value-type="float">
            <text:p>0.67159074763767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78698232082838" calcext:value-type="float">
            <text:p>0.78698232082838</text:p>
          </table:table-cell>
          <table:table-cell office:value-type="float" office:value="0" calcext:value-type="float">
            <text:p>0</text:p>
          </table:table-cell>
          <table:table-cell office:value-type="float" office:value="0.206644485066323" calcext:value-type="float">
            <text:p>0.206644485066323</text:p>
          </table:table-cell>
          <table:table-cell office:value-type="float" office:value="44" calcext:value-type="float">
            <text:p>44</text:p>
          </table:table-cell>
          <table:table-cell office:value-type="float" office:value="0.78698232082838" calcext:value-type="float">
            <text:p>0.7869823208283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.532588679934488" calcext:value-type="float">
            <text:p>0.532588679934488</text:p>
          </table:table-cell>
          <table:table-cell office:value-type="float" office:value="2" calcext:value-type="float">
            <text:p>2</text:p>
          </table:table-cell>
          <table:table-cell office:value-type="float" office:value="0.258730948945426" calcext:value-type="float">
            <text:p>0.258730948945426</text:p>
          </table:table-cell>
          <table:table-cell office:value-type="float" office:value="5" calcext:value-type="float">
            <text:p>5</text:p>
          </table:table-cell>
          <table:table-cell office:value-type="float" office:value="0.0613068193552732" calcext:value-type="float">
            <text:p>0.061306819355273</text:p>
          </table:table-cell>
          <table:table-cell office:value-type="float" office:value="18" calcext:value-type="float">
            <text:p>18</text:p>
          </table:table-cell>
          <table:table-cell office:value-type="float" office:value="0.141307346786017" calcext:value-type="float">
            <text:p>0.141307346786017</text:p>
          </table:table-cell>
          <table:table-cell office:value-type="float" office:value="69" calcext:value-type="float">
            <text:p>69</text:p>
          </table:table-cell>
          <table:table-cell office:value-type="float" office:value="0.532588679934488" calcext:value-type="float">
            <text:p>0.53258867993448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48497734709595" calcext:value-type="float">
            <text:p>0.448497734709595</text:p>
          </table:table-cell>
          <table:table-cell office:value-type="float" office:value="0" calcext:value-type="float">
            <text:p>0</text:p>
          </table:table-cell>
          <table:table-cell office:value-type="float" office:value="0.198859015460159" calcext:value-type="float">
            <text:p>0.198859015460159</text:p>
          </table:table-cell>
          <table:table-cell office:value-type="float" office:value="1" calcext:value-type="float">
            <text:p>1</text:p>
          </table:table-cell>
          <table:table-cell office:value-type="float" office:value="0.209975289702217" calcext:value-type="float">
            <text:p>0.209975289702217</text:p>
          </table:table-cell>
          <table:table-cell office:value-type="float" office:value="5" calcext:value-type="float">
            <text:p>5</text:p>
          </table:table-cell>
          <table:table-cell office:value-type="float" office:value="0.448497734709595" calcext:value-type="float">
            <text:p>0.448497734709595</text:p>
          </table:table-cell>
          <table:table-cell office:value-type="float" office:value="14" calcext:value-type="float">
            <text:p>14</text:p>
          </table:table-cell>
          <table:table-cell office:value-type="float" office:value="0.131480893124335" calcext:value-type="float">
            <text:p>0.13148089312433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0.902092225140844" calcext:value-type="float">
            <text:p>0.902092225140844</text:p>
          </table:table-cell>
          <table:table-cell office:value-type="float" office:value="1" calcext:value-type="float">
            <text:p>1</text:p>
          </table:table-cell>
          <table:table-cell office:value-type="float" office:value="0.0885949309447544" calcext:value-type="float">
            <text:p>0.088594930944755</text:p>
          </table:table-cell>
          <table:table-cell office:value-type="float" office:value="79" calcext:value-type="float">
            <text:p>79</text:p>
          </table:table-cell>
          <table:table-cell office:value-type="float" office:value="0.902092225140844" calcext:value-type="float">
            <text:p>0.90209222514084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85595981343759" calcext:value-type="float">
            <text:p>0.785595981343759</text:p>
          </table:table-cell>
          <table:table-cell office:value-type="float" office:value="0" calcext:value-type="float">
            <text:p>0</text:p>
          </table:table-cell>
          <table:table-cell office:value-type="float" office:value="0.206771736052594" calcext:value-type="float">
            <text:p>0.206771736052594</text:p>
          </table:table-cell>
          <table:table-cell office:value-type="float" office:value="15" calcext:value-type="float">
            <text:p>15</text:p>
          </table:table-cell>
          <table:table-cell office:value-type="float" office:value="0.785595981343759" calcext:value-type="float">
            <text:p>0.78559598134375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253055693825804" calcext:value-type="float">
            <text:p>0.253055693825804</text:p>
          </table:table-cell>
          <table:table-cell office:value-type="float" office:value="0" calcext:value-type="float">
            <text:p>0</text:p>
          </table:table-cell>
          <table:table-cell office:value-type="float" office:value="0.185189456813301" calcext:value-type="float">
            <text:p>0.185189456813301</text:p>
          </table:table-cell>
          <table:table-cell office:value-type="float" office:value="1" calcext:value-type="float">
            <text:p>1</text:p>
          </table:table-cell>
          <table:table-cell office:value-type="float" office:value="0.0744517615572301" calcext:value-type="float">
            <text:p>0.07445176155723</text:p>
          </table:table-cell>
          <table:table-cell office:value-type="float" office:value="2" calcext:value-type="float">
            <text:p>2</text:p>
          </table:table-cell>
          <table:table-cell office:value-type="float" office:value="0.238655107029052" calcext:value-type="float">
            <text:p>0.238655107029052</text:p>
          </table:table-cell>
          <table:table-cell office:value-type="float" office:value="9" calcext:value-type="float">
            <text:p>9</text:p>
          </table:table-cell>
          <table:table-cell office:value-type="float" office:value="0.253055693825804" calcext:value-type="float">
            <text:p>0.253055693825804</text:p>
          </table:table-cell>
          <table:table-cell office:value-type="float" office:value="13" calcext:value-type="float">
            <text:p>13</text:p>
          </table:table-cell>
          <table:table-cell office:value-type="float" office:value="0.155576098175086" calcext:value-type="float">
            <text:p>0.155576098175086</text:p>
          </table:table-cell>
          <table:table-cell office:value-type="float" office:value="17" calcext:value-type="float">
            <text:p>17</text:p>
          </table:table-cell>
          <table:table-cell office:value-type="float" office:value="0.087595358812654" calcext:value-type="float">
            <text:p>0.08759535881265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560296072203508" calcext:value-type="float">
            <text:p>0.560296072203508</text:p>
          </table:table-cell>
          <table:table-cell office:value-type="float" office:value="0" calcext:value-type="float">
            <text:p>0</text:p>
          </table:table-cell>
          <table:table-cell office:value-type="float" office:value="0.40844783948011" calcext:value-type="float">
            <text:p>0.40844783948011</text:p>
          </table:table-cell>
          <table:table-cell office:value-type="float" office:value="4" calcext:value-type="float">
            <text:p>4</text:p>
          </table:table-cell>
          <table:table-cell office:value-type="float" office:value="0.019356568946838" calcext:value-type="float">
            <text:p>0.019356568946838</text:p>
          </table:table-cell>
          <table:table-cell office:value-type="float" office:value="85" calcext:value-type="float">
            <text:p>85</text:p>
          </table:table-cell>
          <table:table-cell office:value-type="float" office:value="0.560296072203508" calcext:value-type="float">
            <text:p>0.56029607220350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97127119772457" calcext:value-type="float">
            <text:p>0.597127119772457</text:p>
          </table:table-cell>
          <table:table-cell office:value-type="float" office:value="0" calcext:value-type="float">
            <text:p>0</text:p>
          </table:table-cell>
          <table:table-cell office:value-type="float" office:value="0.384217778713547" calcext:value-type="float">
            <text:p>0.384217778713547</text:p>
          </table:table-cell>
          <table:table-cell office:value-type="float" office:value="2" calcext:value-type="float">
            <text:p>2</text:p>
          </table:table-cell>
          <table:table-cell office:value-type="float" office:value="0.597127119772457" calcext:value-type="float">
            <text:p>0.59712711977245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825976383393219" calcext:value-type="float">
            <text:p>0.825976383393219</text:p>
          </table:table-cell>
          <table:table-cell office:value-type="float" office:value="2" calcext:value-type="float">
            <text:p>2</text:p>
          </table:table-cell>
          <table:table-cell office:value-type="float" office:value="0.169163672935382" calcext:value-type="float">
            <text:p>0.169163672935382</text:p>
          </table:table-cell>
          <table:table-cell office:value-type="float" office:value="20" calcext:value-type="float">
            <text:p>20</text:p>
          </table:table-cell>
          <table:table-cell office:value-type="float" office:value="0.825976383393219" calcext:value-type="float">
            <text:p>0.82597638339321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67940279395272" calcext:value-type="float">
            <text:p>0.467940279395272</text:p>
          </table:table-cell>
          <table:table-cell office:value-type="float" office:value="0" calcext:value-type="float">
            <text:p>0</text:p>
          </table:table-cell>
          <table:table-cell office:value-type="float" office:value="0.467940279395272" calcext:value-type="float">
            <text:p>0.467940279395272</text:p>
          </table:table-cell>
          <table:table-cell office:value-type="float" office:value="13" calcext:value-type="float">
            <text:p>13</text:p>
          </table:table-cell>
          <table:table-cell office:value-type="float" office:value="0.189352174432456" calcext:value-type="float">
            <text:p>0.189352174432456</text:p>
          </table:table-cell>
          <table:table-cell office:value-type="float" office:value="18" calcext:value-type="float">
            <text:p>18</text:p>
          </table:table-cell>
          <table:table-cell office:value-type="float" office:value="0.330317834647058" calcext:value-type="float">
            <text:p>0.33031783464705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683300230866066" calcext:value-type="float">
            <text:p>0.683300230866066</text:p>
          </table:table-cell>
          <table:table-cell office:value-type="float" office:value="2" calcext:value-type="float">
            <text:p>2</text:p>
          </table:table-cell>
          <table:table-cell office:value-type="float" office:value="0.302216574469363" calcext:value-type="float">
            <text:p>0.302216574469363</text:p>
          </table:table-cell>
          <table:table-cell office:value-type="float" office:value="25" calcext:value-type="float">
            <text:p>25</text:p>
          </table:table-cell>
          <table:table-cell office:value-type="float" office:value="0.683300230866066" calcext:value-type="float">
            <text:p>0.68330023086606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97514541724766" calcext:value-type="float">
            <text:p>0.997514541724766</text:p>
          </table:table-cell>
          <table:table-cell office:value-type="float" office:value="0" calcext:value-type="float">
            <text:p>0</text:p>
          </table:table-cell>
          <table:table-cell office:value-type="float" office:value="0.997514541724766" calcext:value-type="float">
            <text:p>0.9975145417247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35880241636018" calcext:value-type="float">
            <text:p>0.35880241636018</text:p>
          </table:table-cell>
          <table:table-cell office:value-type="float" office:value="4" calcext:value-type="float">
            <text:p>4</text:p>
          </table:table-cell>
          <table:table-cell office:value-type="float" office:value="0.124446733545722" calcext:value-type="float">
            <text:p>0.124446733545722</text:p>
          </table:table-cell>
          <table:table-cell office:value-type="float" office:value="5" calcext:value-type="float">
            <text:p>5</text:p>
          </table:table-cell>
          <table:table-cell office:value-type="float" office:value="0.308049463927968" calcext:value-type="float">
            <text:p>0.308049463927968</text:p>
          </table:table-cell>
          <table:table-cell office:value-type="float" office:value="10" calcext:value-type="float">
            <text:p>10</text:p>
          </table:table-cell>
          <table:table-cell office:value-type="float" office:value="0.35880241636018" calcext:value-type="float">
            <text:p>0.35880241636018</text:p>
          </table:table-cell>
          <table:table-cell office:value-type="float" office:value="21" calcext:value-type="float">
            <text:p>21</text:p>
          </table:table-cell>
          <table:table-cell office:value-type="float" office:value="0.19786614395771" calcext:value-type="float">
            <text:p>0.1978661439577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30063567200006" calcext:value-type="float">
            <text:p>0.730063567200006</text:p>
          </table:table-cell>
          <table:table-cell office:value-type="float" office:value="0" calcext:value-type="float">
            <text:p>0</text:p>
          </table:table-cell>
          <table:table-cell office:value-type="float" office:value="0.197284270959919" calcext:value-type="float">
            <text:p>0.197284270959919</text:p>
          </table:table-cell>
          <table:table-cell office:value-type="float" office:value="1" calcext:value-type="float">
            <text:p>1</text:p>
          </table:table-cell>
          <table:table-cell office:value-type="float" office:value="0.730063567200006" calcext:value-type="float">
            <text:p>0.730063567200006</text:p>
          </table:table-cell>
          <table:table-cell office:value-type="float" office:value="2" calcext:value-type="float">
            <text:p>2</text:p>
          </table:table-cell>
          <table:table-cell office:value-type="float" office:value="0.0691052326215255" calcext:value-type="float">
            <text:p>0.06910523262152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86798228150144" calcext:value-type="float">
            <text:p>0.586798228150144</text:p>
          </table:table-cell>
          <table:table-cell office:value-type="float" office:value="0" calcext:value-type="float">
            <text:p>0</text:p>
          </table:table-cell>
          <table:table-cell office:value-type="float" office:value="0.407266057731768" calcext:value-type="float">
            <text:p>0.407266057731768</text:p>
          </table:table-cell>
          <table:table-cell office:value-type="float" office:value="2" calcext:value-type="float">
            <text:p>2</text:p>
          </table:table-cell>
          <table:table-cell office:value-type="float" office:value="0.586798228150144" calcext:value-type="float">
            <text:p>0.58679822815014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639851773162242" calcext:value-type="float">
            <text:p>0.639851773162242</text:p>
          </table:table-cell>
          <table:table-cell office:value-type="float" office:value="1" calcext:value-type="float">
            <text:p>1</text:p>
          </table:table-cell>
          <table:table-cell office:value-type="float" office:value="0.282086857213279" calcext:value-type="float">
            <text:p>0.282086857213279</text:p>
          </table:table-cell>
          <table:table-cell office:value-type="float" office:value="15" calcext:value-type="float">
            <text:p>15</text:p>
          </table:table-cell>
          <table:table-cell office:value-type="float" office:value="0.639851773162242" calcext:value-type="float">
            <text:p>0.639851773162242</text:p>
          </table:table-cell>
          <table:table-cell office:value-type="float" office:value="49" calcext:value-type="float">
            <text:p>49</text:p>
          </table:table-cell>
          <table:table-cell office:value-type="float" office:value="0.0726163929805252" calcext:value-type="float">
            <text:p>0.0726163929805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48692352664527" calcext:value-type="float">
            <text:p>0.548692352664527</text:p>
          </table:table-cell>
          <table:table-cell office:value-type="float" office:value="0" calcext:value-type="float">
            <text:p>0</text:p>
          </table:table-cell>
          <table:table-cell office:value-type="float" office:value="0.548692352664527" calcext:value-type="float">
            <text:p>0.548692352664527</text:p>
          </table:table-cell>
          <table:table-cell office:value-type="float" office:value="1" calcext:value-type="float">
            <text:p>1</text:p>
          </table:table-cell>
          <table:table-cell office:value-type="float" office:value="0.165134336205214" calcext:value-type="float">
            <text:p>0.165134336205214</text:p>
          </table:table-cell>
          <table:table-cell office:value-type="float" office:value="9" calcext:value-type="float">
            <text:p>9</text:p>
          </table:table-cell>
          <table:table-cell office:value-type="float" office:value="0.276608994943467" calcext:value-type="float">
            <text:p>0.27660899494346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3676916122914" calcext:value-type="float">
            <text:p>0.53676916122914</text:p>
          </table:table-cell>
          <table:table-cell office:value-type="float" office:value="0" calcext:value-type="float">
            <text:p>0</text:p>
          </table:table-cell>
          <table:table-cell office:value-type="float" office:value="0.449167762244915" calcext:value-type="float">
            <text:p>0.449167762244915</text:p>
          </table:table-cell>
          <table:table-cell office:value-type="float" office:value="2" calcext:value-type="float">
            <text:p>2</text:p>
          </table:table-cell>
          <table:table-cell office:value-type="float" office:value="0.53676916122914" calcext:value-type="float">
            <text:p>0.5367691612291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58411844177792" calcext:value-type="float">
            <text:p>0.558411844177792</text:p>
          </table:table-cell>
          <table:table-cell office:value-type="float" office:value="0" calcext:value-type="float">
            <text:p>0</text:p>
          </table:table-cell>
          <table:table-cell office:value-type="float" office:value="0.428432216087241" calcext:value-type="float">
            <text:p>0.428432216087241</text:p>
          </table:table-cell>
          <table:table-cell office:value-type="float" office:value="8" calcext:value-type="float">
            <text:p>8</text:p>
          </table:table-cell>
          <table:table-cell office:value-type="float" office:value="0.558411844177792" calcext:value-type="float">
            <text:p>0.55841184417779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99890690527979" calcext:value-type="float">
            <text:p>0.599890690527979</text:p>
          </table:table-cell>
          <table:table-cell office:value-type="float" office:value="2" calcext:value-type="float">
            <text:p>2</text:p>
          </table:table-cell>
          <table:table-cell office:value-type="float" office:value="0.599890690527979" calcext:value-type="float">
            <text:p>0.599890690527979</text:p>
          </table:table-cell>
          <table:table-cell office:value-type="float" office:value="4" calcext:value-type="float">
            <text:p>4</text:p>
          </table:table-cell>
          <table:table-cell office:value-type="float" office:value="0.283287784926575" calcext:value-type="float">
            <text:p>0.283287784926575</text:p>
          </table:table-cell>
          <table:table-cell office:value-type="float" office:value="12" calcext:value-type="float">
            <text:p>12</text:p>
          </table:table-cell>
          <table:table-cell office:value-type="float" office:value="0.096769146308998" calcext:value-type="float">
            <text:p>0.09676914630899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680251432560836" calcext:value-type="float">
            <text:p>0.680251432560836</text:p>
          </table:table-cell>
          <table:table-cell office:value-type="float" office:value="0" calcext:value-type="float">
            <text:p>0</text:p>
          </table:table-cell>
          <table:table-cell office:value-type="float" office:value="0.3107219255137" calcext:value-type="float">
            <text:p>0.3107219255137</text:p>
          </table:table-cell>
          <table:table-cell office:value-type="float" office:value="15" calcext:value-type="float">
            <text:p>15</text:p>
          </table:table-cell>
          <table:table-cell office:value-type="float" office:value="0.680251432560836" calcext:value-type="float">
            <text:p>0.68025143256083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77277688956183" calcext:value-type="float">
            <text:p>0.377277688956183</text:p>
          </table:table-cell>
          <table:table-cell office:value-type="float" office:value="0" calcext:value-type="float">
            <text:p>0</text:p>
          </table:table-cell>
          <table:table-cell office:value-type="float" office:value="0.377277688956183" calcext:value-type="float">
            <text:p>0.377277688956183</text:p>
          </table:table-cell>
          <table:table-cell office:value-type="float" office:value="4" calcext:value-type="float">
            <text:p>4</text:p>
          </table:table-cell>
          <table:table-cell office:value-type="float" office:value="0.280601509355662" calcext:value-type="float">
            <text:p>0.280601509355662</text:p>
          </table:table-cell>
          <table:table-cell office:value-type="float" office:value="12" calcext:value-type="float">
            <text:p>12</text:p>
          </table:table-cell>
          <table:table-cell office:value-type="float" office:value="0.232960624124644" calcext:value-type="float">
            <text:p>0.232960624124644</text:p>
          </table:table-cell>
          <table:table-cell office:value-type="float" office:value="13" calcext:value-type="float">
            <text:p>13</text:p>
          </table:table-cell>
          <table:table-cell office:value-type="float" office:value="0.0985807010898877" calcext:value-type="float">
            <text:p>0.09858070108988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22903416126766" calcext:value-type="float">
            <text:p>0.422903416126766</text:p>
          </table:table-cell>
          <table:table-cell office:value-type="float" office:value="0" calcext:value-type="float">
            <text:p>0</text:p>
          </table:table-cell>
          <table:table-cell office:value-type="float" office:value="0.190334320788981" calcext:value-type="float">
            <text:p>0.190334320788981</text:p>
          </table:table-cell>
          <table:table-cell office:value-type="float" office:value="2" calcext:value-type="float">
            <text:p>2</text:p>
          </table:table-cell>
          <table:table-cell office:value-type="float" office:value="0.422903416126766" calcext:value-type="float">
            <text:p>0.422903416126766</text:p>
          </table:table-cell>
          <table:table-cell office:value-type="float" office:value="4" calcext:value-type="float">
            <text:p>4</text:p>
          </table:table-cell>
          <table:table-cell office:value-type="float" office:value="0.256045014203143" calcext:value-type="float">
            <text:p>0.256045014203143</text:p>
          </table:table-cell>
          <table:table-cell office:value-type="float" office:value="15" calcext:value-type="float">
            <text:p>15</text:p>
          </table:table-cell>
          <table:table-cell office:value-type="float" office:value="0.120902029807584" calcext:value-type="float">
            <text:p>0.1209020298075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97178378067025" calcext:value-type="float">
            <text:p>0.597178378067025</text:p>
          </table:table-cell>
          <table:table-cell office:value-type="float" office:value="0" calcext:value-type="float">
            <text:p>0</text:p>
          </table:table-cell>
          <table:table-cell office:value-type="float" office:value="0.597178378067025" calcext:value-type="float">
            <text:p>0.597178378067025</text:p>
          </table:table-cell>
          <table:table-cell office:value-type="float" office:value="4" calcext:value-type="float">
            <text:p>4</text:p>
          </table:table-cell>
          <table:table-cell office:value-type="float" office:value="0.382828132815049" calcext:value-type="float">
            <text:p>0.38282813281504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6439761729594" calcext:value-type="float">
            <text:p>0.46439761729594</text:p>
          </table:table-cell>
          <table:table-cell office:value-type="float" office:value="0" calcext:value-type="float">
            <text:p>0</text:p>
          </table:table-cell>
          <table:table-cell office:value-type="float" office:value="0.46439761729594" calcext:value-type="float">
            <text:p>0.46439761729594</text:p>
          </table:table-cell>
          <table:table-cell office:value-type="float" office:value="2" calcext:value-type="float">
            <text:p>2</text:p>
          </table:table-cell>
          <table:table-cell office:value-type="float" office:value="0.277215533772985" calcext:value-type="float">
            <text:p>0.277215533772985</text:p>
          </table:table-cell>
          <table:table-cell office:value-type="float" office:value="30" calcext:value-type="float">
            <text:p>30</text:p>
          </table:table-cell>
          <table:table-cell office:value-type="float" office:value="0.246840963180283" calcext:value-type="float">
            <text:p>0.24684096318028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43791837934892" calcext:value-type="float">
            <text:p>0.743791837934892</text:p>
          </table:table-cell>
          <table:table-cell office:value-type="float" office:value="0" calcext:value-type="float">
            <text:p>0</text:p>
          </table:table-cell>
          <table:table-cell office:value-type="float" office:value="0.246880611308109" calcext:value-type="float">
            <text:p>0.246880611308109</text:p>
          </table:table-cell>
          <table:table-cell office:value-type="float" office:value="2" calcext:value-type="float">
            <text:p>2</text:p>
          </table:table-cell>
          <table:table-cell office:value-type="float" office:value="0.743791837934892" calcext:value-type="float">
            <text:p>0.74379183793489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989886520145634" calcext:value-type="float">
            <text:p>0.989886520145634</text:p>
          </table:table-cell>
          <table:table-cell office:value-type="float" office:value="13" calcext:value-type="float">
            <text:p>13</text:p>
          </table:table-cell>
          <table:table-cell office:value-type="float" office:value="0.989886520145634" calcext:value-type="float">
            <text:p>0.9898865201456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90455840223057" calcext:value-type="float">
            <text:p>0.990455840223057</text:p>
          </table:table-cell>
          <table:table-cell office:value-type="float" office:value="0" calcext:value-type="float">
            <text:p>0</text:p>
          </table:table-cell>
          <table:table-cell office:value-type="float" office:value="0.990455840223057" calcext:value-type="float">
            <text:p>0.9904558402230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601375808962164" calcext:value-type="float">
            <text:p>0.601375808962164</text:p>
          </table:table-cell>
          <table:table-cell office:value-type="float" office:value="0" calcext:value-type="float">
            <text:p>0</text:p>
          </table:table-cell>
          <table:table-cell office:value-type="float" office:value="0.39063277532585" calcext:value-type="float">
            <text:p>0.39063277532585</text:p>
          </table:table-cell>
          <table:table-cell office:value-type="float" office:value="85" calcext:value-type="float">
            <text:p>85</text:p>
          </table:table-cell>
          <table:table-cell office:value-type="float" office:value="0.601375808962164" calcext:value-type="float">
            <text:p>0.60137580896216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92982235458128" calcext:value-type="float">
            <text:p>0.992982235458128</text:p>
          </table:table-cell>
          <table:table-cell office:value-type="float" office:value="0" calcext:value-type="float">
            <text:p>0</text:p>
          </table:table-cell>
          <table:table-cell office:value-type="float" office:value="0.992982235458128" calcext:value-type="float">
            <text:p>0.9929822354581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8082907136973" calcext:value-type="float">
            <text:p>0.988082907136973</text:p>
          </table:table-cell>
          <table:table-cell office:value-type="float" office:value="4" calcext:value-type="float">
            <text:p>4</text:p>
          </table:table-cell>
          <table:table-cell office:value-type="float" office:value="0.988082907136973" calcext:value-type="float">
            <text:p>0.9880829071369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84267475465245" calcext:value-type="float">
            <text:p>0.984267475465245</text:p>
          </table:table-cell>
          <table:table-cell office:value-type="float" office:value="2" calcext:value-type="float">
            <text:p>2</text:p>
          </table:table-cell>
          <table:table-cell office:value-type="float" office:value="0.984267475465245" calcext:value-type="float">
            <text:p>0.98426747546524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0282913707329" calcext:value-type="float">
            <text:p>0.990282913707329</text:p>
          </table:table-cell>
          <table:table-cell office:value-type="float" office:value="1" calcext:value-type="float">
            <text:p>1</text:p>
          </table:table-cell>
          <table:table-cell office:value-type="float" office:value="0.990282913707329" calcext:value-type="float">
            <text:p>0.9902829137073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985690089925683" calcext:value-type="float">
            <text:p>0.985690089925683</text:p>
          </table:table-cell>
          <table:table-cell office:value-type="float" office:value="9" calcext:value-type="float">
            <text:p>9</text:p>
          </table:table-cell>
          <table:table-cell office:value-type="float" office:value="0.985690089925683" calcext:value-type="float">
            <text:p>0.9856900899256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15572399515238" calcext:value-type="float">
            <text:p>0.615572399515238</text:p>
          </table:table-cell>
          <table:table-cell office:value-type="float" office:value="0" calcext:value-type="float">
            <text:p>0</text:p>
          </table:table-cell>
          <table:table-cell office:value-type="float" office:value="0.218813988000934" calcext:value-type="float">
            <text:p>0.218813988000934</text:p>
          </table:table-cell>
          <table:table-cell office:value-type="float" office:value="1" calcext:value-type="float">
            <text:p>1</text:p>
          </table:table-cell>
          <table:table-cell office:value-type="float" office:value="0.157576075630782" calcext:value-type="float">
            <text:p>0.157576075630782</text:p>
          </table:table-cell>
          <table:table-cell office:value-type="float" office:value="2" calcext:value-type="float">
            <text:p>2</text:p>
          </table:table-cell>
          <table:table-cell office:value-type="float" office:value="0.615572399515238" calcext:value-type="float">
            <text:p>0.61557239951523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44931962142275" calcext:value-type="float">
            <text:p>0.844931962142275</text:p>
          </table:table-cell>
          <table:table-cell office:value-type="float" office:value="0" calcext:value-type="float">
            <text:p>0</text:p>
          </table:table-cell>
          <table:table-cell office:value-type="float" office:value="0.146978657555195" calcext:value-type="float">
            <text:p>0.146978657555195</text:p>
          </table:table-cell>
          <table:table-cell office:value-type="float" office:value="2" calcext:value-type="float">
            <text:p>2</text:p>
          </table:table-cell>
          <table:table-cell office:value-type="float" office:value="0.844931962142275" calcext:value-type="float">
            <text:p>0.84493196214227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90181924505932" calcext:value-type="float">
            <text:p>0.990181924505932</text:p>
          </table:table-cell>
          <table:table-cell office:value-type="float" office:value="40" calcext:value-type="float">
            <text:p>40</text:p>
          </table:table-cell>
          <table:table-cell office:value-type="float" office:value="0.990181924505932" calcext:value-type="float">
            <text:p>0.990181924505932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95628912021045" calcext:value-type="float">
            <text:p>0.495628912021045</text:p>
          </table:table-cell>
          <table:table-cell office:value-type="float" office:value="2" calcext:value-type="float">
            <text:p>2</text:p>
          </table:table-cell>
          <table:table-cell office:value-type="float" office:value="0.495628912021045" calcext:value-type="float">
            <text:p>0.495628912021045</text:p>
          </table:table-cell>
          <table:table-cell office:value-type="float" office:value="5" calcext:value-type="float">
            <text:p>5</text:p>
          </table:table-cell>
          <table:table-cell office:value-type="float" office:value="0.492413541260182" calcext:value-type="float">
            <text:p>0.49241354126018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537665889270129" calcext:value-type="float">
            <text:p>0.537665889270129</text:p>
          </table:table-cell>
          <table:table-cell office:value-type="float" office:value="0" calcext:value-type="float">
            <text:p>0</text:p>
          </table:table-cell>
          <table:table-cell office:value-type="float" office:value="0.17023468480575" calcext:value-type="float">
            <text:p>0.17023468480575</text:p>
          </table:table-cell>
          <table:table-cell office:value-type="float" office:value="2" calcext:value-type="float">
            <text:p>2</text:p>
          </table:table-cell>
          <table:table-cell office:value-type="float" office:value="0.106011644043489" calcext:value-type="float">
            <text:p>0.106011644043489</text:p>
          </table:table-cell>
          <table:table-cell office:value-type="float" office:value="18" calcext:value-type="float">
            <text:p>18</text:p>
          </table:table-cell>
          <table:table-cell office:value-type="float" office:value="0.176826827729352" calcext:value-type="float">
            <text:p>0.176826827729352</text:p>
          </table:table-cell>
          <table:table-cell office:value-type="float" office:value="51" calcext:value-type="float">
            <text:p>51</text:p>
          </table:table-cell>
          <table:table-cell office:value-type="float" office:value="0.537665889270129" calcext:value-type="float">
            <text:p>0.53766588927012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41496229974263" calcext:value-type="float">
            <text:p>0.941496229974263</text:p>
          </table:table-cell>
          <table:table-cell office:value-type="float" office:value="0" calcext:value-type="float">
            <text:p>0</text:p>
          </table:table-cell>
          <table:table-cell office:value-type="float" office:value="0.052832066345841" calcext:value-type="float">
            <text:p>0.052832066345841</text:p>
          </table:table-cell>
          <table:table-cell office:value-type="float" office:value="18" calcext:value-type="float">
            <text:p>18</text:p>
          </table:table-cell>
          <table:table-cell office:value-type="float" office:value="0.941496229974263" calcext:value-type="float">
            <text:p>0.94149622997426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49052866520935" calcext:value-type="float">
            <text:p>0.749052866520935</text:p>
          </table:table-cell>
          <table:table-cell office:value-type="float" office:value="0" calcext:value-type="float">
            <text:p>0</text:p>
          </table:table-cell>
          <table:table-cell office:value-type="float" office:value="0.749052866520935" calcext:value-type="float">
            <text:p>0.749052866520935</text:p>
          </table:table-cell>
          <table:table-cell office:value-type="float" office:value="2" calcext:value-type="float">
            <text:p>2</text:p>
          </table:table-cell>
          <table:table-cell office:value-type="float" office:value="0.232665133995335" calcext:value-type="float">
            <text:p>0.23266513399533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60880486685663" calcext:value-type="float">
            <text:p>0.460880486685663</text:p>
          </table:table-cell>
          <table:table-cell office:value-type="float" office:value="0" calcext:value-type="float">
            <text:p>0</text:p>
          </table:table-cell>
          <table:table-cell office:value-type="float" office:value="0.460880486685663" calcext:value-type="float">
            <text:p>0.460880486685663</text:p>
          </table:table-cell>
          <table:table-cell office:value-type="float" office:value="10" calcext:value-type="float">
            <text:p>10</text:p>
          </table:table-cell>
          <table:table-cell office:value-type="float" office:value="0.386537458912128" calcext:value-type="float">
            <text:p>0.386537458912128</text:p>
          </table:table-cell>
          <table:table-cell office:value-type="float" office:value="12" calcext:value-type="float">
            <text:p>12</text:p>
          </table:table-cell>
          <table:table-cell office:value-type="float" office:value="0.139485664000984" calcext:value-type="float">
            <text:p>0.1394856640009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536960761345664" calcext:value-type="float">
            <text:p>0.536960761345664</text:p>
          </table:table-cell>
          <table:table-cell office:value-type="float" office:value="0" calcext:value-type="float">
            <text:p>0</text:p>
          </table:table-cell>
          <table:table-cell office:value-type="float" office:value="0.100346819310343" calcext:value-type="float">
            <text:p>0.100346819310343</text:p>
          </table:table-cell>
          <table:table-cell office:value-type="float" office:value="2" calcext:value-type="float">
            <text:p>2</text:p>
          </table:table-cell>
          <table:table-cell office:value-type="float" office:value="0.347052270635361" calcext:value-type="float">
            <text:p>0.347052270635361</text:p>
          </table:table-cell>
          <table:table-cell office:value-type="float" office:value="12" calcext:value-type="float">
            <text:p>12</text:p>
          </table:table-cell>
          <table:table-cell office:value-type="float" office:value="0.536960761345664" calcext:value-type="float">
            <text:p>0.53696076134566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52374811418856" calcext:value-type="float">
            <text:p>0.452374811418856</text:p>
          </table:table-cell>
          <table:table-cell office:value-type="float" office:value="0" calcext:value-type="float">
            <text:p>0</text:p>
          </table:table-cell>
          <table:table-cell office:value-type="float" office:value="0.452374811418856" calcext:value-type="float">
            <text:p>0.452374811418856</text:p>
          </table:table-cell>
          <table:table-cell office:value-type="float" office:value="3" calcext:value-type="float">
            <text:p>3</text:p>
          </table:table-cell>
          <table:table-cell office:value-type="float" office:value="0.163740914920377" calcext:value-type="float">
            <text:p>0.163740914920377</text:p>
          </table:table-cell>
          <table:table-cell office:value-type="float" office:value="9" calcext:value-type="float">
            <text:p>9</text:p>
          </table:table-cell>
          <table:table-cell office:value-type="float" office:value="0.369248176900453" calcext:value-type="float">
            <text:p>0.36924817690045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44484306662433" calcext:value-type="float">
            <text:p>0.544484306662433</text:p>
          </table:table-cell>
          <table:table-cell office:value-type="float" office:value="0" calcext:value-type="float">
            <text:p>0</text:p>
          </table:table-cell>
          <table:table-cell office:value-type="float" office:value="0.226142500749272" calcext:value-type="float">
            <text:p>0.226142500749272</text:p>
          </table:table-cell>
          <table:table-cell office:value-type="float" office:value="2" calcext:value-type="float">
            <text:p>2</text:p>
          </table:table-cell>
          <table:table-cell office:value-type="float" office:value="0.544484306662433" calcext:value-type="float">
            <text:p>0.544484306662433</text:p>
          </table:table-cell>
          <table:table-cell office:value-type="float" office:value="41" calcext:value-type="float">
            <text:p>41</text:p>
          </table:table-cell>
          <table:table-cell office:value-type="float" office:value="0.220503746155553" calcext:value-type="float">
            <text:p>0.22050374615555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12304100263046" calcext:value-type="float">
            <text:p>0.412304100263046</text:p>
          </table:table-cell>
          <table:table-cell office:value-type="float" office:value="0" calcext:value-type="float">
            <text:p>0</text:p>
          </table:table-cell>
          <table:table-cell office:value-type="float" office:value="0.412304100263046" calcext:value-type="float">
            <text:p>0.412304100263046</text:p>
          </table:table-cell>
          <table:table-cell office:value-type="float" office:value="1" calcext:value-type="float">
            <text:p>1</text:p>
          </table:table-cell>
          <table:table-cell office:value-type="float" office:value="0.0377935975711817" calcext:value-type="float">
            <text:p>0.037793597571182</text:p>
          </table:table-cell>
          <table:table-cell office:value-type="float" office:value="2" calcext:value-type="float">
            <text:p>2</text:p>
          </table:table-cell>
          <table:table-cell office:value-type="float" office:value="0.197720558563207" calcext:value-type="float">
            <text:p>0.197720558563207</text:p>
          </table:table-cell>
          <table:table-cell office:value-type="float" office:value="12" calcext:value-type="float">
            <text:p>12</text:p>
          </table:table-cell>
          <table:table-cell office:value-type="float" office:value="0.346085457751228" calcext:value-type="float">
            <text:p>0.3460854577512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98920316014002" calcext:value-type="float">
            <text:p>0.798920316014002</text:p>
          </table:table-cell>
          <table:table-cell office:value-type="float" office:value="0" calcext:value-type="float">
            <text:p>0</text:p>
          </table:table-cell>
          <table:table-cell office:value-type="float" office:value="0.798920316014002" calcext:value-type="float">
            <text:p>0.798920316014002</text:p>
          </table:table-cell>
          <table:table-cell office:value-type="float" office:value="2" calcext:value-type="float">
            <text:p>2</text:p>
          </table:table-cell>
          <table:table-cell office:value-type="float" office:value="0.179821545051424" calcext:value-type="float">
            <text:p>0.17982154505142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12340297623637" calcext:value-type="float">
            <text:p>0.512340297623637</text:p>
          </table:table-cell>
          <table:table-cell office:value-type="float" office:value="0" calcext:value-type="float">
            <text:p>0</text:p>
          </table:table-cell>
          <table:table-cell office:value-type="float" office:value="0.512340297623637" calcext:value-type="float">
            <text:p>0.512340297623637</text:p>
          </table:table-cell>
          <table:table-cell office:value-type="float" office:value="1" calcext:value-type="float">
            <text:p>1</text:p>
          </table:table-cell>
          <table:table-cell office:value-type="float" office:value="0.163859563988009" calcext:value-type="float">
            <text:p>0.163859563988009</text:p>
          </table:table-cell>
          <table:table-cell office:value-type="float" office:value="12" calcext:value-type="float">
            <text:p>12</text:p>
          </table:table-cell>
          <table:table-cell office:value-type="float" office:value="0.0999114871847083" calcext:value-type="float">
            <text:p>0.099911487184708</text:p>
          </table:table-cell>
          <table:table-cell office:value-type="float" office:value="112" calcext:value-type="float">
            <text:p>112</text:p>
          </table:table-cell>
          <table:table-cell office:value-type="float" office:value="0.209712734928885" calcext:value-type="float">
            <text:p>0.20971273492888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29783347488429" calcext:value-type="float">
            <text:p>0.529783347488429</text:p>
          </table:table-cell>
          <table:table-cell office:value-type="float" office:value="1" calcext:value-type="float">
            <text:p>1</text:p>
          </table:table-cell>
          <table:table-cell office:value-type="float" office:value="0.529783347488429" calcext:value-type="float">
            <text:p>0.529783347488429</text:p>
          </table:table-cell>
          <table:table-cell office:value-type="float" office:value="2" calcext:value-type="float">
            <text:p>2</text:p>
          </table:table-cell>
          <table:table-cell office:value-type="float" office:value="0.28100653796903" calcext:value-type="float">
            <text:p>0.28100653796903</text:p>
          </table:table-cell>
          <table:table-cell office:value-type="float" office:value="15" calcext:value-type="float">
            <text:p>15</text:p>
          </table:table-cell>
          <table:table-cell office:value-type="float" office:value="0.164042605597467" calcext:value-type="float">
            <text:p>0.16404260559746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87536571471883" calcext:value-type="float">
            <text:p>0.987536571471883</text:p>
          </table:table-cell>
          <table:table-cell office:value-type="float" office:value="2" calcext:value-type="float">
            <text:p>2</text:p>
          </table:table-cell>
          <table:table-cell office:value-type="float" office:value="0.987536571471883" calcext:value-type="float">
            <text:p>0.9875365714718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75158877080057" calcext:value-type="float">
            <text:p>0.375158877080057</text:p>
          </table:table-cell>
          <table:table-cell office:value-type="float" office:value="1" calcext:value-type="float">
            <text:p>1</text:p>
          </table:table-cell>
          <table:table-cell office:value-type="float" office:value="0.206151907702327" calcext:value-type="float">
            <text:p>0.206151907702327</text:p>
          </table:table-cell>
          <table:table-cell office:value-type="float" office:value="2" calcext:value-type="float">
            <text:p>2</text:p>
          </table:table-cell>
          <table:table-cell office:value-type="float" office:value="0.375158877080057" calcext:value-type="float">
            <text:p>0.375158877080057</text:p>
          </table:table-cell>
          <table:table-cell office:value-type="float" office:value="15" calcext:value-type="float">
            <text:p>15</text:p>
          </table:table-cell>
          <table:table-cell office:value-type="float" office:value="0.163986884679467" calcext:value-type="float">
            <text:p>0.163986884679467</text:p>
          </table:table-cell>
          <table:table-cell office:value-type="float" office:value="27" calcext:value-type="float">
            <text:p>27</text:p>
          </table:table-cell>
          <table:table-cell office:value-type="float" office:value="0.24477499166201" calcext:value-type="float">
            <text:p>0.244774991662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296784971999313" calcext:value-type="float">
            <text:p>0.296784971999313</text:p>
          </table:table-cell>
          <table:table-cell office:value-type="float" office:value="0" calcext:value-type="float">
            <text:p>0</text:p>
          </table:table-cell>
          <table:table-cell office:value-type="float" office:value="0.266608168727019" calcext:value-type="float">
            <text:p>0.266608168727019</text:p>
          </table:table-cell>
          <table:table-cell office:value-type="float" office:value="1" calcext:value-type="float">
            <text:p>1</text:p>
          </table:table-cell>
          <table:table-cell office:value-type="float" office:value="0.205620823806438" calcext:value-type="float">
            <text:p>0.205620823806438</text:p>
          </table:table-cell>
          <table:table-cell office:value-type="float" office:value="2" calcext:value-type="float">
            <text:p>2</text:p>
          </table:table-cell>
          <table:table-cell office:value-type="float" office:value="0.223404201522017" calcext:value-type="float">
            <text:p>0.223404201522017</text:p>
          </table:table-cell>
          <table:table-cell office:value-type="float" office:value="9" calcext:value-type="float">
            <text:p>9</text:p>
          </table:table-cell>
          <table:table-cell office:value-type="float" office:value="0.296784971999313" calcext:value-type="float">
            <text:p>0.29678497199931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500786903385692" calcext:value-type="float">
            <text:p>0.500786903385692</text:p>
          </table:table-cell>
          <table:table-cell office:value-type="float" office:value="0" calcext:value-type="float">
            <text:p>0</text:p>
          </table:table-cell>
          <table:table-cell office:value-type="float" office:value="0.309431936177175" calcext:value-type="float">
            <text:p>0.309431936177175</text:p>
          </table:table-cell>
          <table:table-cell office:value-type="float" office:value="2" calcext:value-type="float">
            <text:p>2</text:p>
          </table:table-cell>
          <table:table-cell office:value-type="float" office:value="0.182518511194618" calcext:value-type="float">
            <text:p>0.182518511194618</text:p>
          </table:table-cell>
          <table:table-cell office:value-type="float" office:value="68" calcext:value-type="float">
            <text:p>68</text:p>
          </table:table-cell>
          <table:table-cell office:value-type="float" office:value="0.500786903385692" calcext:value-type="float">
            <text:p>0.50078690338569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400134114360242" calcext:value-type="float">
            <text:p>0.400134114360242</text:p>
          </table:table-cell>
          <table:table-cell office:value-type="float" office:value="0" calcext:value-type="float">
            <text:p>0</text:p>
          </table:table-cell>
          <table:table-cell office:value-type="float" office:value="0.376015953737363" calcext:value-type="float">
            <text:p>0.376015953737363</text:p>
          </table:table-cell>
          <table:table-cell office:value-type="float" office:value="5" calcext:value-type="float">
            <text:p>5</text:p>
          </table:table-cell>
          <table:table-cell office:value-type="float" office:value="0.208440706791134" calcext:value-type="float">
            <text:p>0.208440706791134</text:p>
          </table:table-cell>
          <table:table-cell office:value-type="float" office:value="25" calcext:value-type="float">
            <text:p>25</text:p>
          </table:table-cell>
          <table:table-cell office:value-type="float" office:value="0.400134114360242" calcext:value-type="float">
            <text:p>0.40013411436024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15905322304896" calcext:value-type="float">
            <text:p>0.515905322304896</text:p>
          </table:table-cell>
          <table:table-cell office:value-type="float" office:value="0" calcext:value-type="float">
            <text:p>0</text:p>
          </table:table-cell>
          <table:table-cell office:value-type="float" office:value="0.515905322304896" calcext:value-type="float">
            <text:p>0.515905322304896</text:p>
          </table:table-cell>
          <table:table-cell office:value-type="float" office:value="1" calcext:value-type="float">
            <text:p>1</text:p>
          </table:table-cell>
          <table:table-cell office:value-type="float" office:value="0.467432722777103" calcext:value-type="float">
            <text:p>0.46743272277710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57592142567984" calcext:value-type="float">
            <text:p>0.57592142567984</text:p>
          </table:table-cell>
          <table:table-cell office:value-type="float" office:value="0" calcext:value-type="float">
            <text:p>0</text:p>
          </table:table-cell>
          <table:table-cell office:value-type="float" office:value="0.245991944341244" calcext:value-type="float">
            <text:p>0.245991944341244</text:p>
          </table:table-cell>
          <table:table-cell office:value-type="float" office:value="23" calcext:value-type="float">
            <text:p>23</text:p>
          </table:table-cell>
          <table:table-cell office:value-type="float" office:value="0.57592142567984" calcext:value-type="float">
            <text:p>0.57592142567984</text:p>
          </table:table-cell>
          <table:table-cell office:value-type="float" office:value="31" calcext:value-type="float">
            <text:p>31</text:p>
          </table:table-cell>
          <table:table-cell office:value-type="float" office:value="0.169735854223451" calcext:value-type="float">
            <text:p>0.16973585422345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91819389491671" calcext:value-type="float">
            <text:p>0.991819389491671</text:p>
          </table:table-cell>
          <table:table-cell office:value-type="float" office:value="3" calcext:value-type="float">
            <text:p>3</text:p>
          </table:table-cell>
          <table:table-cell office:value-type="float" office:value="0.991819389491671" calcext:value-type="float">
            <text:p>0.9918193894916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516495523961163" calcext:value-type="float">
            <text:p>0.516495523961163</text:p>
          </table:table-cell>
          <table:table-cell office:value-type="float" office:value="5" calcext:value-type="float">
            <text:p>5</text:p>
          </table:table-cell>
          <table:table-cell office:value-type="float" office:value="0.516495523961163" calcext:value-type="float">
            <text:p>0.516495523961163</text:p>
          </table:table-cell>
          <table:table-cell office:value-type="float" office:value="23" calcext:value-type="float">
            <text:p>23</text:p>
          </table:table-cell>
          <table:table-cell office:value-type="float" office:value="0.474710719773831" calcext:value-type="float">
            <text:p>0.474710719773831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96735607129399" calcext:value-type="float">
            <text:p>0.396735607129399</text:p>
          </table:table-cell>
          <table:table-cell office:value-type="float" office:value="0" calcext:value-type="float">
            <text:p>0</text:p>
          </table:table-cell>
          <table:table-cell office:value-type="float" office:value="0.24634367376876" calcext:value-type="float">
            <text:p>0.24634367376876</text:p>
          </table:table-cell>
          <table:table-cell office:value-type="float" office:value="2" calcext:value-type="float">
            <text:p>2</text:p>
          </table:table-cell>
          <table:table-cell office:value-type="float" office:value="0.396735607129399" calcext:value-type="float">
            <text:p>0.396735607129399</text:p>
          </table:table-cell>
          <table:table-cell office:value-type="float" office:value="3" calcext:value-type="float">
            <text:p>3</text:p>
          </table:table-cell>
          <table:table-cell office:value-type="float" office:value="0.341758442998596" calcext:value-type="float">
            <text:p>0.34175844299859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158001694864" calcext:value-type="float">
            <text:p>0.520158001694864</text:p>
          </table:table-cell>
          <table:table-cell office:value-type="float" office:value="0" calcext:value-type="float">
            <text:p>0</text:p>
          </table:table-cell>
          <table:table-cell office:value-type="float" office:value="0.0227920112109346" calcext:value-type="float">
            <text:p>0.022792011210935</text:p>
          </table:table-cell>
          <table:table-cell office:value-type="float" office:value="1" calcext:value-type="float">
            <text:p>1</text:p>
          </table:table-cell>
          <table:table-cell office:value-type="float" office:value="0.0190042286031537" calcext:value-type="float">
            <text:p>0.019004228603154</text:p>
          </table:table-cell>
          <table:table-cell office:value-type="float" office:value="2" calcext:value-type="float">
            <text:p>2</text:p>
          </table:table-cell>
          <table:table-cell office:value-type="float" office:value="0.520158001694864" calcext:value-type="float">
            <text:p>0.520158001694864</text:p>
          </table:table-cell>
          <table:table-cell office:value-type="float" office:value="3" calcext:value-type="float">
            <text:p>3</text:p>
          </table:table-cell>
          <table:table-cell office:value-type="float" office:value="0.0173439800990812" calcext:value-type="float">
            <text:p>0.017343980099081</text:p>
          </table:table-cell>
          <table:table-cell office:value-type="float" office:value="4" calcext:value-type="float">
            <text:p>4</text:p>
          </table:table-cell>
          <table:table-cell office:value-type="float" office:value="0.0173577391352497" calcext:value-type="float">
            <text:p>0.01735773913525</text:p>
          </table:table-cell>
          <table:table-cell office:value-type="float" office:value="5" calcext:value-type="float">
            <text:p>5</text:p>
          </table:table-cell>
          <table:table-cell office:value-type="float" office:value="0.0134976763202466" calcext:value-type="float">
            <text:p>0.013497676320247</text:p>
          </table:table-cell>
          <table:table-cell office:value-type="float" office:value="6" calcext:value-type="float">
            <text:p>6</text:p>
          </table:table-cell>
          <table:table-cell office:value-type="float" office:value="0.0131267095220566" calcext:value-type="float">
            <text:p>0.0131267095220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01535518409274" calcext:value-type="float">
            <text:p>0.901535518409274</text:p>
          </table:table-cell>
          <table:table-cell office:value-type="float" office:value="14" calcext:value-type="float">
            <text:p>14</text:p>
          </table:table-cell>
          <table:table-cell office:value-type="float" office:value="0.0891895374742513" calcext:value-type="float">
            <text:p>0.089189537474251</text:p>
          </table:table-cell>
          <table:table-cell office:value-type="float" office:value="18" calcext:value-type="float">
            <text:p>18</text:p>
          </table:table-cell>
          <table:table-cell office:value-type="float" office:value="0.901535518409274" calcext:value-type="float">
            <text:p>0.90153551840927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.725882014207413" calcext:value-type="float">
            <text:p>0.725882014207413</text:p>
          </table:table-cell>
          <table:table-cell office:value-type="float" office:value="2" calcext:value-type="float">
            <text:p>2</text:p>
          </table:table-cell>
          <table:table-cell office:value-type="float" office:value="0.147379548662085" calcext:value-type="float">
            <text:p>0.147379548662085</text:p>
          </table:table-cell>
          <table:table-cell office:value-type="float" office:value="30" calcext:value-type="float">
            <text:p>30</text:p>
          </table:table-cell>
          <table:table-cell office:value-type="float" office:value="0.111753294353811" calcext:value-type="float">
            <text:p>0.111753294353811</text:p>
          </table:table-cell>
          <table:table-cell office:value-type="float" office:value="96" calcext:value-type="float">
            <text:p>96</text:p>
          </table:table-cell>
          <table:table-cell office:value-type="float" office:value="0.725882014207413" calcext:value-type="float">
            <text:p>0.72588201420741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158001694864" calcext:value-type="float">
            <text:p>0.520158001694864</text:p>
          </table:table-cell>
          <table:table-cell office:value-type="float" office:value="0" calcext:value-type="float">
            <text:p>0</text:p>
          </table:table-cell>
          <table:table-cell office:value-type="float" office:value="0.0227920112109346" calcext:value-type="float">
            <text:p>0.022792011210935</text:p>
          </table:table-cell>
          <table:table-cell office:value-type="float" office:value="1" calcext:value-type="float">
            <text:p>1</text:p>
          </table:table-cell>
          <table:table-cell office:value-type="float" office:value="0.0190042286031537" calcext:value-type="float">
            <text:p>0.019004228603154</text:p>
          </table:table-cell>
          <table:table-cell office:value-type="float" office:value="2" calcext:value-type="float">
            <text:p>2</text:p>
          </table:table-cell>
          <table:table-cell office:value-type="float" office:value="0.520158001694864" calcext:value-type="float">
            <text:p>0.520158001694864</text:p>
          </table:table-cell>
          <table:table-cell office:value-type="float" office:value="3" calcext:value-type="float">
            <text:p>3</text:p>
          </table:table-cell>
          <table:table-cell office:value-type="float" office:value="0.0173439800990812" calcext:value-type="float">
            <text:p>0.017343980099081</text:p>
          </table:table-cell>
          <table:table-cell office:value-type="float" office:value="4" calcext:value-type="float">
            <text:p>4</text:p>
          </table:table-cell>
          <table:table-cell office:value-type="float" office:value="0.0173577391352497" calcext:value-type="float">
            <text:p>0.01735773913525</text:p>
          </table:table-cell>
          <table:table-cell office:value-type="float" office:value="5" calcext:value-type="float">
            <text:p>5</text:p>
          </table:table-cell>
          <table:table-cell office:value-type="float" office:value="0.0134976763202466" calcext:value-type="float">
            <text:p>0.013497676320247</text:p>
          </table:table-cell>
          <table:table-cell office:value-type="float" office:value="6" calcext:value-type="float">
            <text:p>6</text:p>
          </table:table-cell>
          <table:table-cell office:value-type="float" office:value="0.0131267095220566" calcext:value-type="float">
            <text:p>0.0131267095220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.894674703766921" calcext:value-type="float">
            <text:p>0.894674703766921</text:p>
          </table:table-cell>
          <table:table-cell office:value-type="float" office:value="0" calcext:value-type="float">
            <text:p>0</text:p>
          </table:table-cell>
          <table:table-cell office:value-type="float" office:value="0.0955617194117234" calcext:value-type="float">
            <text:p>0.095561719411723</text:p>
          </table:table-cell>
          <table:table-cell office:value-type="float" office:value="52" calcext:value-type="float">
            <text:p>52</text:p>
          </table:table-cell>
          <table:table-cell office:value-type="float" office:value="0.894674703766921" calcext:value-type="float">
            <text:p>0.89467470376692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.639508900229767" calcext:value-type="float">
            <text:p>0.639508900229767</text:p>
          </table:table-cell>
          <table:table-cell office:value-type="float" office:value="2" calcext:value-type="float">
            <text:p>2</text:p>
          </table:table-cell>
          <table:table-cell office:value-type="float" office:value="0.323603500896545" calcext:value-type="float">
            <text:p>0.323603500896545</text:p>
          </table:table-cell>
          <table:table-cell office:value-type="float" office:value="121" calcext:value-type="float">
            <text:p>121</text:p>
          </table:table-cell>
          <table:table-cell office:value-type="float" office:value="0.639508900229767" calcext:value-type="float">
            <text:p>0.63950890022976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894491080395181" calcext:value-type="float">
            <text:p>0.894491080395181</text:p>
          </table:table-cell>
          <table:table-cell office:value-type="float" office:value="3" calcext:value-type="float">
            <text:p>3</text:p>
          </table:table-cell>
          <table:table-cell office:value-type="float" office:value="0.0951229939244373" calcext:value-type="float">
            <text:p>0.095122993924437</text:p>
          </table:table-cell>
          <table:table-cell office:value-type="float" office:value="33" calcext:value-type="float">
            <text:p>33</text:p>
          </table:table-cell>
          <table:table-cell office:value-type="float" office:value="0.894491080395181" calcext:value-type="float">
            <text:p>0.89449108039518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534594044786301" calcext:value-type="float">
            <text:p>0.534594044786301</text:p>
          </table:table-cell>
          <table:table-cell office:value-type="float" office:value="7" calcext:value-type="float">
            <text:p>7</text:p>
          </table:table-cell>
          <table:table-cell office:value-type="float" office:value="0.19620160759428" calcext:value-type="float">
            <text:p>0.19620160759428</text:p>
          </table:table-cell>
          <table:table-cell office:value-type="float" office:value="15" calcext:value-type="float">
            <text:p>15</text:p>
          </table:table-cell>
          <table:table-cell office:value-type="float" office:value="0.249455598626786" calcext:value-type="float">
            <text:p>0.249455598626786</text:p>
          </table:table-cell>
          <table:table-cell office:value-type="float" office:value="136" calcext:value-type="float">
            <text:p>136</text:p>
          </table:table-cell>
          <table:table-cell office:value-type="float" office:value="0.534594044786301" calcext:value-type="float">
            <text:p>0.5345940447863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585509103790776" calcext:value-type="float">
            <text:p>0.585509103790776</text:p>
          </table:table-cell>
          <table:table-cell office:value-type="float" office:value="0" calcext:value-type="float">
            <text:p>0</text:p>
          </table:table-cell>
          <table:table-cell office:value-type="float" office:value="0.585509103790776" calcext:value-type="float">
            <text:p>0.585509103790776</text:p>
          </table:table-cell>
          <table:table-cell office:value-type="float" office:value="1" calcext:value-type="float">
            <text:p>1</text:p>
          </table:table-cell>
          <table:table-cell office:value-type="float" office:value="0.39812647620048" calcext:value-type="float">
            <text:p>0.3981264762004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3319977987545" calcext:value-type="float">
            <text:p>0.73319977987545</text:p>
          </table:table-cell>
          <table:table-cell office:value-type="float" office:value="0" calcext:value-type="float">
            <text:p>0</text:p>
          </table:table-cell>
          <table:table-cell office:value-type="float" office:value="0.73319977987545" calcext:value-type="float">
            <text:p>0.73319977987545</text:p>
          </table:table-cell>
          <table:table-cell office:value-type="float" office:value="129" calcext:value-type="float">
            <text:p>129</text:p>
          </table:table-cell>
          <table:table-cell office:value-type="float" office:value="0.251410583770731" calcext:value-type="float">
            <text:p>0.25141058377073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731934602359527" calcext:value-type="float">
            <text:p>0.731934602359527</text:p>
          </table:table-cell>
          <table:table-cell office:value-type="float" office:value="1" calcext:value-type="float">
            <text:p>1</text:p>
          </table:table-cell>
          <table:table-cell office:value-type="float" office:value="0.257627470047342" calcext:value-type="float">
            <text:p>0.257627470047342</text:p>
          </table:table-cell>
          <table:table-cell office:value-type="float" office:value="90" calcext:value-type="float">
            <text:p>90</text:p>
          </table:table-cell>
          <table:table-cell office:value-type="float" office:value="0.731934602359527" calcext:value-type="float">
            <text:p>0.73193460235952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64830911171297" calcext:value-type="float">
            <text:p>0.864830911171297</text:p>
          </table:table-cell>
          <table:table-cell office:value-type="float" office:value="2" calcext:value-type="float">
            <text:p>2</text:p>
          </table:table-cell>
          <table:table-cell office:value-type="float" office:value="0.864830911171297" calcext:value-type="float">
            <text:p>0.864830911171297</text:p>
          </table:table-cell>
          <table:table-cell office:value-type="float" office:value="4" calcext:value-type="float">
            <text:p>4</text:p>
          </table:table-cell>
          <table:table-cell office:value-type="float" office:value="0.121955252851476" calcext:value-type="float">
            <text:p>0.12195525285147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46903559889374" calcext:value-type="float">
            <text:p>0.846903559889374</text:p>
          </table:table-cell>
          <table:table-cell office:value-type="float" office:value="2" calcext:value-type="float">
            <text:p>2</text:p>
          </table:table-cell>
          <table:table-cell office:value-type="float" office:value="0.846903559889374" calcext:value-type="float">
            <text:p>0.846903559889374</text:p>
          </table:table-cell>
          <table:table-cell office:value-type="float" office:value="4" calcext:value-type="float">
            <text:p>4</text:p>
          </table:table-cell>
          <table:table-cell office:value-type="float" office:value="0.139691099264189" calcext:value-type="float">
            <text:p>0.13969109926418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74480160865807" calcext:value-type="float">
            <text:p>0.874480160865807</text:p>
          </table:table-cell>
          <table:table-cell office:value-type="float" office:value="0" calcext:value-type="float">
            <text:p>0</text:p>
          </table:table-cell>
          <table:table-cell office:value-type="float" office:value="0.874480160865807" calcext:value-type="float">
            <text:p>0.874480160865807</text:p>
          </table:table-cell>
          <table:table-cell office:value-type="float" office:value="3" calcext:value-type="float">
            <text:p>3</text:p>
          </table:table-cell>
          <table:table-cell office:value-type="float" office:value="0.115522795465749" calcext:value-type="float">
            <text:p>0.11552279546574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66139588732635" calcext:value-type="float">
            <text:p>0.266139588732635</text:p>
          </table:table-cell>
          <table:table-cell office:value-type="float" office:value="3" calcext:value-type="float">
            <text:p>3</text:p>
          </table:table-cell>
          <table:table-cell office:value-type="float" office:value="0.266139588732635" calcext:value-type="float">
            <text:p>0.266139588732635</text:p>
          </table:table-cell>
          <table:table-cell office:value-type="float" office:value="4" calcext:value-type="float">
            <text:p>4</text:p>
          </table:table-cell>
          <table:table-cell office:value-type="float" office:value="0.179089295721702" calcext:value-type="float">
            <text:p>0.179089295721702</text:p>
          </table:table-cell>
          <table:table-cell office:value-type="float" office:value="9" calcext:value-type="float">
            <text:p>9</text:p>
          </table:table-cell>
          <table:table-cell office:value-type="float" office:value="0.171242851003429" calcext:value-type="float">
            <text:p>0.171242851003429</text:p>
          </table:table-cell>
          <table:table-cell office:value-type="float" office:value="18" calcext:value-type="float">
            <text:p>18</text:p>
          </table:table-cell>
          <table:table-cell office:value-type="float" office:value="0.153221192746021" calcext:value-type="float">
            <text:p>0.153221192746021</text:p>
          </table:table-cell>
          <table:table-cell office:value-type="float" office:value="19" calcext:value-type="float">
            <text:p>19</text:p>
          </table:table-cell>
          <table:table-cell office:value-type="float" office:value="0.131638097040681" calcext:value-type="float">
            <text:p>0.131638097040681</text:p>
          </table:table-cell>
          <table:table-cell office:value-type="float" office:value="25" calcext:value-type="float">
            <text:p>25</text:p>
          </table:table-cell>
          <table:table-cell office:value-type="float" office:value="0.089541258259955" calcext:value-type="float">
            <text:p>0.08954125825995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158001694864" calcext:value-type="float">
            <text:p>0.520158001694864</text:p>
          </table:table-cell>
          <table:table-cell office:value-type="float" office:value="0" calcext:value-type="float">
            <text:p>0</text:p>
          </table:table-cell>
          <table:table-cell office:value-type="float" office:value="0.0227920112109346" calcext:value-type="float">
            <text:p>0.022792011210935</text:p>
          </table:table-cell>
          <table:table-cell office:value-type="float" office:value="1" calcext:value-type="float">
            <text:p>1</text:p>
          </table:table-cell>
          <table:table-cell office:value-type="float" office:value="0.0190042286031537" calcext:value-type="float">
            <text:p>0.019004228603154</text:p>
          </table:table-cell>
          <table:table-cell office:value-type="float" office:value="2" calcext:value-type="float">
            <text:p>2</text:p>
          </table:table-cell>
          <table:table-cell office:value-type="float" office:value="0.520158001694864" calcext:value-type="float">
            <text:p>0.520158001694864</text:p>
          </table:table-cell>
          <table:table-cell office:value-type="float" office:value="3" calcext:value-type="float">
            <text:p>3</text:p>
          </table:table-cell>
          <table:table-cell office:value-type="float" office:value="0.0173439800990812" calcext:value-type="float">
            <text:p>0.017343980099081</text:p>
          </table:table-cell>
          <table:table-cell office:value-type="float" office:value="4" calcext:value-type="float">
            <text:p>4</text:p>
          </table:table-cell>
          <table:table-cell office:value-type="float" office:value="0.0173577391352497" calcext:value-type="float">
            <text:p>0.01735773913525</text:p>
          </table:table-cell>
          <table:table-cell office:value-type="float" office:value="5" calcext:value-type="float">
            <text:p>5</text:p>
          </table:table-cell>
          <table:table-cell office:value-type="float" office:value="0.0134976763202466" calcext:value-type="float">
            <text:p>0.013497676320247</text:p>
          </table:table-cell>
          <table:table-cell office:value-type="float" office:value="6" calcext:value-type="float">
            <text:p>6</text:p>
          </table:table-cell>
          <table:table-cell office:value-type="float" office:value="0.0131267095220566" calcext:value-type="float">
            <text:p>0.0131267095220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0.505693666353401" calcext:value-type="float">
            <text:p>0.505693666353401</text:p>
          </table:table-cell>
          <table:table-cell office:value-type="float" office:value="1" calcext:value-type="float">
            <text:p>1</text:p>
          </table:table-cell>
          <table:table-cell office:value-type="float" office:value="0.309008135093635" calcext:value-type="float">
            <text:p>0.309008135093635</text:p>
          </table:table-cell>
          <table:table-cell office:value-type="float" office:value="4" calcext:value-type="float">
            <text:p>4</text:p>
          </table:table-cell>
          <table:table-cell office:value-type="float" office:value="0.141143286031537" calcext:value-type="float">
            <text:p>0.141143286031537</text:p>
          </table:table-cell>
          <table:table-cell office:value-type="float" office:value="143" calcext:value-type="float">
            <text:p>143</text:p>
          </table:table-cell>
          <table:table-cell office:value-type="float" office:value="0.505693666353401" calcext:value-type="float">
            <text:p>0.5056936663534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256902761912942" calcext:value-type="float">
            <text:p>0.256902761912942</text:p>
          </table:table-cell>
          <table:table-cell office:value-type="float" office:value="6" calcext:value-type="float">
            <text:p>6</text:p>
          </table:table-cell>
          <table:table-cell office:value-type="float" office:value="0.256902761912942" calcext:value-type="float">
            <text:p>0.256902761912942</text:p>
          </table:table-cell>
          <table:table-cell office:value-type="float" office:value="15" calcext:value-type="float">
            <text:p>15</text:p>
          </table:table-cell>
          <table:table-cell office:value-type="float" office:value="0.119849382754646" calcext:value-type="float">
            <text:p>0.119849382754646</text:p>
          </table:table-cell>
          <table:table-cell office:value-type="float" office:value="18" calcext:value-type="float">
            <text:p>18</text:p>
          </table:table-cell>
          <table:table-cell office:value-type="float" office:value="0.201598865802252" calcext:value-type="float">
            <text:p>0.201598865802252</text:p>
          </table:table-cell>
          <table:table-cell office:value-type="float" office:value="38" calcext:value-type="float">
            <text:p>38</text:p>
          </table:table-cell>
          <table:table-cell office:value-type="float" office:value="0.248736284344489" calcext:value-type="float">
            <text:p>0.248736284344489</text:p>
          </table:table-cell>
          <table:table-cell office:value-type="float" office:value="121" calcext:value-type="float">
            <text:p>121</text:p>
          </table:table-cell>
          <table:table-cell office:value-type="float" office:value="0.161552585468368" calcext:value-type="float">
            <text:p>0.1615525854683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705920362526923" calcext:value-type="float">
            <text:p>0.705920362526923</text:p>
          </table:table-cell>
          <table:table-cell office:value-type="float" office:value="2" calcext:value-type="float">
            <text:p>2</text:p>
          </table:table-cell>
          <table:table-cell office:value-type="float" office:value="0.279927296773425" calcext:value-type="float">
            <text:p>0.279927296773425</text:p>
          </table:table-cell>
          <table:table-cell office:value-type="float" office:value="46" calcext:value-type="float">
            <text:p>46</text:p>
          </table:table-cell>
          <table:table-cell office:value-type="float" office:value="0.705920362526923" calcext:value-type="float">
            <text:p>0.70592036252692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158001694864" calcext:value-type="float">
            <text:p>0.520158001694864</text:p>
          </table:table-cell>
          <table:table-cell office:value-type="float" office:value="0" calcext:value-type="float">
            <text:p>0</text:p>
          </table:table-cell>
          <table:table-cell office:value-type="float" office:value="0.0227920112109346" calcext:value-type="float">
            <text:p>0.022792011210935</text:p>
          </table:table-cell>
          <table:table-cell office:value-type="float" office:value="1" calcext:value-type="float">
            <text:p>1</text:p>
          </table:table-cell>
          <table:table-cell office:value-type="float" office:value="0.0190042286031537" calcext:value-type="float">
            <text:p>0.019004228603154</text:p>
          </table:table-cell>
          <table:table-cell office:value-type="float" office:value="2" calcext:value-type="float">
            <text:p>2</text:p>
          </table:table-cell>
          <table:table-cell office:value-type="float" office:value="0.520158001694864" calcext:value-type="float">
            <text:p>0.520158001694864</text:p>
          </table:table-cell>
          <table:table-cell office:value-type="float" office:value="3" calcext:value-type="float">
            <text:p>3</text:p>
          </table:table-cell>
          <table:table-cell office:value-type="float" office:value="0.0173439800990812" calcext:value-type="float">
            <text:p>0.017343980099081</text:p>
          </table:table-cell>
          <table:table-cell office:value-type="float" office:value="4" calcext:value-type="float">
            <text:p>4</text:p>
          </table:table-cell>
          <table:table-cell office:value-type="float" office:value="0.0173577391352497" calcext:value-type="float">
            <text:p>0.01735773913525</text:p>
          </table:table-cell>
          <table:table-cell office:value-type="float" office:value="5" calcext:value-type="float">
            <text:p>5</text:p>
          </table:table-cell>
          <table:table-cell office:value-type="float" office:value="0.0134976763202466" calcext:value-type="float">
            <text:p>0.013497676320247</text:p>
          </table:table-cell>
          <table:table-cell office:value-type="float" office:value="6" calcext:value-type="float">
            <text:p>6</text:p>
          </table:table-cell>
          <table:table-cell office:value-type="float" office:value="0.0131267095220566" calcext:value-type="float">
            <text:p>0.0131267095220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0.624121382133088" calcext:value-type="float">
            <text:p>0.624121382133088</text:p>
          </table:table-cell>
          <table:table-cell office:value-type="float" office:value="0" calcext:value-type="float">
            <text:p>0</text:p>
          </table:table-cell>
          <table:table-cell office:value-type="float" office:value="0.184800900964286" calcext:value-type="float">
            <text:p>0.184800900964286</text:p>
          </table:table-cell>
          <table:table-cell office:value-type="float" office:value="73" calcext:value-type="float">
            <text:p>73</text:p>
          </table:table-cell>
          <table:table-cell office:value-type="float" office:value="0.180981276546111" calcext:value-type="float">
            <text:p>0.180981276546111</text:p>
          </table:table-cell>
          <table:table-cell office:value-type="float" office:value="127" calcext:value-type="float">
            <text:p>127</text:p>
          </table:table-cell>
          <table:table-cell office:value-type="float" office:value="0.624121382133088" calcext:value-type="float">
            <text:p>0.62412138213308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536097742422512" calcext:value-type="float">
            <text:p>0.536097742422512</text:p>
          </table:table-cell>
          <table:table-cell office:value-type="float" office:value="5" calcext:value-type="float">
            <text:p>5</text:p>
          </table:table-cell>
          <table:table-cell office:value-type="float" office:value="0.13608030048179" calcext:value-type="float">
            <text:p>0.13608030048179</text:p>
          </table:table-cell>
          <table:table-cell office:value-type="float" office:value="11" calcext:value-type="float">
            <text:p>11</text:p>
          </table:table-cell>
          <table:table-cell office:value-type="float" office:value="0.200168484544559" calcext:value-type="float">
            <text:p>0.200168484544559</text:p>
          </table:table-cell>
          <table:table-cell office:value-type="float" office:value="54" calcext:value-type="float">
            <text:p>54</text:p>
          </table:table-cell>
          <table:table-cell office:value-type="float" office:value="0.120677103691116" calcext:value-type="float">
            <text:p>0.120677103691116</text:p>
          </table:table-cell>
          <table:table-cell office:value-type="float" office:value="72" calcext:value-type="float">
            <text:p>72</text:p>
          </table:table-cell>
          <table:table-cell office:value-type="float" office:value="0.536097742422512" calcext:value-type="float">
            <text:p>0.5360977424225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73703745229789" calcext:value-type="float">
            <text:p>0.773703745229789</text:p>
          </table:table-cell>
          <table:table-cell office:value-type="float" office:value="1" calcext:value-type="float">
            <text:p>1</text:p>
          </table:table-cell>
          <table:table-cell office:value-type="float" office:value="0.773703745229789" calcext:value-type="float">
            <text:p>0.773703745229789</text:p>
          </table:table-cell>
          <table:table-cell office:value-type="float" office:value="29" calcext:value-type="float">
            <text:p>29</text:p>
          </table:table-cell>
          <table:table-cell office:value-type="float" office:value="0.0797703741593523" calcext:value-type="float">
            <text:p>0.079770374159352</text:p>
          </table:table-cell>
          <table:table-cell office:value-type="float" office:value="46" calcext:value-type="float">
            <text:p>46</text:p>
          </table:table-cell>
          <table:table-cell office:value-type="float" office:value="0.135810598394505" calcext:value-type="float">
            <text:p>0.13581059839450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74795890012142" calcext:value-type="float">
            <text:p>0.74795890012142</text:p>
          </table:table-cell>
          <table:table-cell office:value-type="float" office:value="1" calcext:value-type="float">
            <text:p>1</text:p>
          </table:table-cell>
          <table:table-cell office:value-type="float" office:value="0.145883237196369" calcext:value-type="float">
            <text:p>0.145883237196369</text:p>
          </table:table-cell>
          <table:table-cell office:value-type="float" office:value="72" calcext:value-type="float">
            <text:p>72</text:p>
          </table:table-cell>
          <table:table-cell office:value-type="float" office:value="0.74795890012142" calcext:value-type="float">
            <text:p>0.74795890012142</text:p>
          </table:table-cell>
          <table:table-cell office:value-type="float" office:value="101" calcext:value-type="float">
            <text:p>101</text:p>
          </table:table-cell>
          <table:table-cell office:value-type="float" office:value="0.0964027034981021" calcext:value-type="float">
            <text:p>0.09640270349810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36923473663234" calcext:value-type="float">
            <text:p>0.736923473663234</text:p>
          </table:table-cell>
          <table:table-cell office:value-type="float" office:value="0" calcext:value-type="float">
            <text:p>0</text:p>
          </table:table-cell>
          <table:table-cell office:value-type="float" office:value="0.0423577017576634" calcext:value-type="float">
            <text:p>0.042357701757664</text:p>
          </table:table-cell>
          <table:table-cell office:value-type="float" office:value="1" calcext:value-type="float">
            <text:p>1</text:p>
          </table:table-cell>
          <table:table-cell office:value-type="float" office:value="0.211999097443318" calcext:value-type="float">
            <text:p>0.211999097443318</text:p>
          </table:table-cell>
          <table:table-cell office:value-type="float" office:value="5" calcext:value-type="float">
            <text:p>5</text:p>
          </table:table-cell>
          <table:table-cell office:value-type="float" office:value="0.736923473663234" calcext:value-type="float">
            <text:p>0.73692347366323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04596921668765" calcext:value-type="float">
            <text:p>0.604596921668765</text:p>
          </table:table-cell>
          <table:table-cell office:value-type="float" office:value="2" calcext:value-type="float">
            <text:p>2</text:p>
          </table:table-cell>
          <table:table-cell office:value-type="float" office:value="0.380829818267936" calcext:value-type="float">
            <text:p>0.380829818267936</text:p>
          </table:table-cell>
          <table:table-cell office:value-type="float" office:value="5" calcext:value-type="float">
            <text:p>5</text:p>
          </table:table-cell>
          <table:table-cell office:value-type="float" office:value="0.604596921668765" calcext:value-type="float">
            <text:p>0.60459692166876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17962585174089" calcext:value-type="float">
            <text:p>0.417962585174089</text:p>
          </table:table-cell>
          <table:table-cell office:value-type="float" office:value="1" calcext:value-type="float">
            <text:p>1</text:p>
          </table:table-cell>
          <table:table-cell office:value-type="float" office:value="0.417962585174089" calcext:value-type="float">
            <text:p>0.417962585174089</text:p>
          </table:table-cell>
          <table:table-cell office:value-type="float" office:value="11" calcext:value-type="float">
            <text:p>11</text:p>
          </table:table-cell>
          <table:table-cell office:value-type="float" office:value="0.382908095115787" calcext:value-type="float">
            <text:p>0.382908095115787</text:p>
          </table:table-cell>
          <table:table-cell office:value-type="float" office:value="18" calcext:value-type="float">
            <text:p>18</text:p>
          </table:table-cell>
          <table:table-cell office:value-type="float" office:value="0.181641549437132" calcext:value-type="float">
            <text:p>0.1816415494371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741467006422474" calcext:value-type="float">
            <text:p>0.741467006422474</text:p>
          </table:table-cell>
          <table:table-cell office:value-type="float" office:value="33" calcext:value-type="float">
            <text:p>33</text:p>
          </table:table-cell>
          <table:table-cell office:value-type="float" office:value="0.741467006422474" calcext:value-type="float">
            <text:p>0.741467006422474</text:p>
          </table:table-cell>
          <table:table-cell office:value-type="float" office:value="94" calcext:value-type="float">
            <text:p>94</text:p>
          </table:table-cell>
          <table:table-cell office:value-type="float" office:value="0.0978521671466808" calcext:value-type="float">
            <text:p>0.097852167146681</text:p>
          </table:table-cell>
          <table:table-cell office:value-type="float" office:value="127" calcext:value-type="float">
            <text:p>127</text:p>
          </table:table-cell>
          <table:table-cell office:value-type="float" office:value="0.144200057214669" calcext:value-type="float">
            <text:p>0.14420005721466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306230058821253" calcext:value-type="float">
            <text:p>0.306230058821253</text:p>
          </table:table-cell>
          <table:table-cell office:value-type="float" office:value="1" calcext:value-type="float">
            <text:p>1</text:p>
          </table:table-cell>
          <table:table-cell office:value-type="float" office:value="0.249343496178709" calcext:value-type="float">
            <text:p>0.249343496178709</text:p>
          </table:table-cell>
          <table:table-cell office:value-type="float" office:value="3" calcext:value-type="float">
            <text:p>3</text:p>
          </table:table-cell>
          <table:table-cell office:value-type="float" office:value="0.158159379525623" calcext:value-type="float">
            <text:p>0.158159379525623</text:p>
          </table:table-cell>
          <table:table-cell office:value-type="float" office:value="5" calcext:value-type="float">
            <text:p>5</text:p>
          </table:table-cell>
          <table:table-cell office:value-type="float" office:value="0.280651156765975" calcext:value-type="float">
            <text:p>0.280651156765975</text:p>
          </table:table-cell>
          <table:table-cell office:value-type="float" office:value="31" calcext:value-type="float">
            <text:p>31</text:p>
          </table:table-cell>
          <table:table-cell office:value-type="float" office:value="0.306230058821253" calcext:value-type="float">
            <text:p>0.30623005882125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.390123393706953" calcext:value-type="float">
            <text:p>0.390123393706953</text:p>
          </table:table-cell>
          <table:table-cell office:value-type="float" office:value="31" calcext:value-type="float">
            <text:p>31</text:p>
          </table:table-cell>
          <table:table-cell office:value-type="float" office:value="0.185244969280383" calcext:value-type="float">
            <text:p>0.185244969280383</text:p>
          </table:table-cell>
          <table:table-cell office:value-type="float" office:value="81" calcext:value-type="float">
            <text:p>81</text:p>
          </table:table-cell>
          <table:table-cell office:value-type="float" office:value="0.320306181472345" calcext:value-type="float">
            <text:p>0.320306181472345</text:p>
          </table:table-cell>
          <table:table-cell office:value-type="float" office:value="97" calcext:value-type="float">
            <text:p>97</text:p>
          </table:table-cell>
          <table:table-cell office:value-type="float" office:value="0.0894813477356339" calcext:value-type="float">
            <text:p>0.089481347735634</text:p>
          </table:table-cell>
          <table:table-cell office:value-type="float" office:value="104" calcext:value-type="float">
            <text:p>104</text:p>
          </table:table-cell>
          <table:table-cell office:value-type="float" office:value="0.390123393706953" calcext:value-type="float">
            <text:p>0.39012339370695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985570512550682" calcext:value-type="float">
            <text:p>0.985570512550682</text:p>
          </table:table-cell>
          <table:table-cell office:value-type="float" office:value="49" calcext:value-type="float">
            <text:p>49</text:p>
          </table:table-cell>
          <table:table-cell office:value-type="float" office:value="0.985570512550682" calcext:value-type="float">
            <text:p>0.9855705125506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158001694864" calcext:value-type="float">
            <text:p>0.520158001694864</text:p>
          </table:table-cell>
          <table:table-cell office:value-type="float" office:value="0" calcext:value-type="float">
            <text:p>0</text:p>
          </table:table-cell>
          <table:table-cell office:value-type="float" office:value="0.0227920112109346" calcext:value-type="float">
            <text:p>0.022792011210935</text:p>
          </table:table-cell>
          <table:table-cell office:value-type="float" office:value="1" calcext:value-type="float">
            <text:p>1</text:p>
          </table:table-cell>
          <table:table-cell office:value-type="float" office:value="0.0190042286031537" calcext:value-type="float">
            <text:p>0.019004228603154</text:p>
          </table:table-cell>
          <table:table-cell office:value-type="float" office:value="2" calcext:value-type="float">
            <text:p>2</text:p>
          </table:table-cell>
          <table:table-cell office:value-type="float" office:value="0.520158001694864" calcext:value-type="float">
            <text:p>0.520158001694864</text:p>
          </table:table-cell>
          <table:table-cell office:value-type="float" office:value="3" calcext:value-type="float">
            <text:p>3</text:p>
          </table:table-cell>
          <table:table-cell office:value-type="float" office:value="0.0173439800990812" calcext:value-type="float">
            <text:p>0.017343980099081</text:p>
          </table:table-cell>
          <table:table-cell office:value-type="float" office:value="4" calcext:value-type="float">
            <text:p>4</text:p>
          </table:table-cell>
          <table:table-cell office:value-type="float" office:value="0.0173577391352497" calcext:value-type="float">
            <text:p>0.01735773913525</text:p>
          </table:table-cell>
          <table:table-cell office:value-type="float" office:value="5" calcext:value-type="float">
            <text:p>5</text:p>
          </table:table-cell>
          <table:table-cell office:value-type="float" office:value="0.0134976763202466" calcext:value-type="float">
            <text:p>0.013497676320247</text:p>
          </table:table-cell>
          <table:table-cell office:value-type="float" office:value="6" calcext:value-type="float">
            <text:p>6</text:p>
          </table:table-cell>
          <table:table-cell office:value-type="float" office:value="0.0131267095220566" calcext:value-type="float">
            <text:p>0.0131267095220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978452638645534" calcext:value-type="float">
            <text:p>0.978452638645534</text:p>
          </table:table-cell>
          <table:table-cell office:value-type="float" office:value="3" calcext:value-type="float">
            <text:p>3</text:p>
          </table:table-cell>
          <table:table-cell office:value-type="float" office:value="0.0158337642728722" calcext:value-type="float">
            <text:p>0.015833764272872</text:p>
          </table:table-cell>
          <table:table-cell office:value-type="float" office:value="20" calcext:value-type="float">
            <text:p>20</text:p>
          </table:table-cell>
          <table:table-cell office:value-type="float" office:value="0.978452638645534" calcext:value-type="float">
            <text:p>0.97845263864553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158001694864" calcext:value-type="float">
            <text:p>0.520158001694864</text:p>
          </table:table-cell>
          <table:table-cell office:value-type="float" office:value="0" calcext:value-type="float">
            <text:p>0</text:p>
          </table:table-cell>
          <table:table-cell office:value-type="float" office:value="0.0227920112109346" calcext:value-type="float">
            <text:p>0.022792011210935</text:p>
          </table:table-cell>
          <table:table-cell office:value-type="float" office:value="1" calcext:value-type="float">
            <text:p>1</text:p>
          </table:table-cell>
          <table:table-cell office:value-type="float" office:value="0.0190042286031537" calcext:value-type="float">
            <text:p>0.019004228603154</text:p>
          </table:table-cell>
          <table:table-cell office:value-type="float" office:value="2" calcext:value-type="float">
            <text:p>2</text:p>
          </table:table-cell>
          <table:table-cell office:value-type="float" office:value="0.520158001694864" calcext:value-type="float">
            <text:p>0.520158001694864</text:p>
          </table:table-cell>
          <table:table-cell office:value-type="float" office:value="3" calcext:value-type="float">
            <text:p>3</text:p>
          </table:table-cell>
          <table:table-cell office:value-type="float" office:value="0.0173439800990812" calcext:value-type="float">
            <text:p>0.017343980099081</text:p>
          </table:table-cell>
          <table:table-cell office:value-type="float" office:value="4" calcext:value-type="float">
            <text:p>4</text:p>
          </table:table-cell>
          <table:table-cell office:value-type="float" office:value="0.0173577391352497" calcext:value-type="float">
            <text:p>0.01735773913525</text:p>
          </table:table-cell>
          <table:table-cell office:value-type="float" office:value="5" calcext:value-type="float">
            <text:p>5</text:p>
          </table:table-cell>
          <table:table-cell office:value-type="float" office:value="0.0134976763202466" calcext:value-type="float">
            <text:p>0.013497676320247</text:p>
          </table:table-cell>
          <table:table-cell office:value-type="float" office:value="6" calcext:value-type="float">
            <text:p>6</text:p>
          </table:table-cell>
          <table:table-cell office:value-type="float" office:value="0.0131267095220566" calcext:value-type="float">
            <text:p>0.0131267095220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47886810478517" calcext:value-type="float">
            <text:p>0.447886810478517</text:p>
          </table:table-cell>
          <table:table-cell office:value-type="float" office:value="1" calcext:value-type="float">
            <text:p>1</text:p>
          </table:table-cell>
          <table:table-cell office:value-type="float" office:value="0.405898717092392" calcext:value-type="float">
            <text:p>0.405898717092392</text:p>
          </table:table-cell>
          <table:table-cell office:value-type="float" office:value="5" calcext:value-type="float">
            <text:p>5</text:p>
          </table:table-cell>
          <table:table-cell office:value-type="float" office:value="0.447886810478517" calcext:value-type="float">
            <text:p>0.447886810478517</text:p>
          </table:table-cell>
          <table:table-cell office:value-type="float" office:value="81" calcext:value-type="float">
            <text:p>81</text:p>
          </table:table-cell>
          <table:table-cell office:value-type="float" office:value="0.130710168372053" calcext:value-type="float">
            <text:p>0.13071016837205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.740463816354622" calcext:value-type="float">
            <text:p>0.740463816354622</text:p>
          </table:table-cell>
          <table:table-cell office:value-type="float" office:value="1" calcext:value-type="float">
            <text:p>1</text:p>
          </table:table-cell>
          <table:table-cell office:value-type="float" office:value="0.181009064608499" calcext:value-type="float">
            <text:p>0.181009064608499</text:p>
          </table:table-cell>
          <table:table-cell office:value-type="float" office:value="4" calcext:value-type="float">
            <text:p>4</text:p>
          </table:table-cell>
          <table:table-cell office:value-type="float" office:value="0.0712214084506199" calcext:value-type="float">
            <text:p>0.07122140845062</text:p>
          </table:table-cell>
          <table:table-cell office:value-type="float" office:value="71" calcext:value-type="float">
            <text:p>71</text:p>
          </table:table-cell>
          <table:table-cell office:value-type="float" office:value="0.740463816354622" calcext:value-type="float">
            <text:p>0.74046381635462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747825642292167" calcext:value-type="float">
            <text:p>0.747825642292167</text:p>
          </table:table-cell>
          <table:table-cell office:value-type="float" office:value="27" calcext:value-type="float">
            <text:p>27</text:p>
          </table:table-cell>
          <table:table-cell office:value-type="float" office:value="0.747825642292167" calcext:value-type="float">
            <text:p>0.747825642292167</text:p>
          </table:table-cell>
          <table:table-cell office:value-type="float" office:value="124" calcext:value-type="float">
            <text:p>124</text:p>
          </table:table-cell>
          <table:table-cell office:value-type="float" office:value="0.238074786525222" calcext:value-type="float">
            <text:p>0.23807478652522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99342414270569" calcext:value-type="float">
            <text:p>0.99342414270569</text:p>
          </table:table-cell>
          <table:table-cell office:value-type="float" office:value="16" calcext:value-type="float">
            <text:p>16</text:p>
          </table:table-cell>
          <table:table-cell office:value-type="float" office:value="0.99342414270569" calcext:value-type="float">
            <text:p>0.993424142705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13943364139078" calcext:value-type="float">
            <text:p>0.413943364139078</text:p>
          </table:table-cell>
          <table:table-cell office:value-type="float" office:value="2" calcext:value-type="float">
            <text:p>2</text:p>
          </table:table-cell>
          <table:table-cell office:value-type="float" office:value="0.413943364139078" calcext:value-type="float">
            <text:p>0.413943364139078</text:p>
          </table:table-cell>
          <table:table-cell office:value-type="float" office:value="81" calcext:value-type="float">
            <text:p>81</text:p>
          </table:table-cell>
          <table:table-cell office:value-type="float" office:value="0.273172374390736" calcext:value-type="float">
            <text:p>0.273172374390736</text:p>
          </table:table-cell>
          <table:table-cell office:value-type="float" office:value="105" calcext:value-type="float">
            <text:p>105</text:p>
          </table:table-cell>
          <table:table-cell office:value-type="float" office:value="0.291202476763102" calcext:value-type="float">
            <text:p>0.29120247676310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43742408050142" calcext:value-type="float">
            <text:p>0.643742408050142</text:p>
          </table:table-cell>
          <table:table-cell office:value-type="float" office:value="0" calcext:value-type="float">
            <text:p>0</text:p>
          </table:table-cell>
          <table:table-cell office:value-type="float" office:value="0.0920617369269259" calcext:value-type="float">
            <text:p>0.092061736926926</text:p>
          </table:table-cell>
          <table:table-cell office:value-type="float" office:value="2" calcext:value-type="float">
            <text:p>2</text:p>
          </table:table-cell>
          <table:table-cell office:value-type="float" office:value="0.643742408050142" calcext:value-type="float">
            <text:p>0.643742408050142</text:p>
          </table:table-cell>
          <table:table-cell office:value-type="float" office:value="5" calcext:value-type="float">
            <text:p>5</text:p>
          </table:table-cell>
          <table:table-cell office:value-type="float" office:value="0.0937754546196941" calcext:value-type="float">
            <text:p>0.093775454619694</text:p>
          </table:table-cell>
          <table:table-cell office:value-type="float" office:value="15" calcext:value-type="float">
            <text:p>15</text:p>
          </table:table-cell>
          <table:table-cell office:value-type="float" office:value="0.162040983056118" calcext:value-type="float">
            <text:p>0.16204098305611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158001694864" calcext:value-type="float">
            <text:p>0.520158001694864</text:p>
          </table:table-cell>
          <table:table-cell office:value-type="float" office:value="0" calcext:value-type="float">
            <text:p>0</text:p>
          </table:table-cell>
          <table:table-cell office:value-type="float" office:value="0.0227920112109346" calcext:value-type="float">
            <text:p>0.022792011210935</text:p>
          </table:table-cell>
          <table:table-cell office:value-type="float" office:value="1" calcext:value-type="float">
            <text:p>1</text:p>
          </table:table-cell>
          <table:table-cell office:value-type="float" office:value="0.0190042286031537" calcext:value-type="float">
            <text:p>0.019004228603154</text:p>
          </table:table-cell>
          <table:table-cell office:value-type="float" office:value="2" calcext:value-type="float">
            <text:p>2</text:p>
          </table:table-cell>
          <table:table-cell office:value-type="float" office:value="0.520158001694864" calcext:value-type="float">
            <text:p>0.520158001694864</text:p>
          </table:table-cell>
          <table:table-cell office:value-type="float" office:value="3" calcext:value-type="float">
            <text:p>3</text:p>
          </table:table-cell>
          <table:table-cell office:value-type="float" office:value="0.0173439800990812" calcext:value-type="float">
            <text:p>0.017343980099081</text:p>
          </table:table-cell>
          <table:table-cell office:value-type="float" office:value="4" calcext:value-type="float">
            <text:p>4</text:p>
          </table:table-cell>
          <table:table-cell office:value-type="float" office:value="0.0173577391352497" calcext:value-type="float">
            <text:p>0.01735773913525</text:p>
          </table:table-cell>
          <table:table-cell office:value-type="float" office:value="5" calcext:value-type="float">
            <text:p>5</text:p>
          </table:table-cell>
          <table:table-cell office:value-type="float" office:value="0.0134976763202466" calcext:value-type="float">
            <text:p>0.013497676320247</text:p>
          </table:table-cell>
          <table:table-cell office:value-type="float" office:value="6" calcext:value-type="float">
            <text:p>6</text:p>
          </table:table-cell>
          <table:table-cell office:value-type="float" office:value="0.0131267095220566" calcext:value-type="float">
            <text:p>0.0131267095220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32743504255435" calcext:value-type="float">
            <text:p>0.432743504255435</text:p>
          </table:table-cell>
          <table:table-cell office:value-type="float" office:value="0" calcext:value-type="float">
            <text:p>0</text:p>
          </table:table-cell>
          <table:table-cell office:value-type="float" office:value="0.432743504255435" calcext:value-type="float">
            <text:p>0.432743504255435</text:p>
          </table:table-cell>
          <table:table-cell office:value-type="float" office:value="4" calcext:value-type="float">
            <text:p>4</text:p>
          </table:table-cell>
          <table:table-cell office:value-type="float" office:value="0.124113905481391" calcext:value-type="float">
            <text:p>0.124113905481391</text:p>
          </table:table-cell>
          <table:table-cell office:value-type="float" office:value="119" calcext:value-type="float">
            <text:p>119</text:p>
          </table:table-cell>
          <table:table-cell office:value-type="float" office:value="0.429628726776667" calcext:value-type="float">
            <text:p>0.42962872677666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532469119499504" calcext:value-type="float">
            <text:p>0.532469119499504</text:p>
          </table:table-cell>
          <table:table-cell office:value-type="float" office:value="5" calcext:value-type="float">
            <text:p>5</text:p>
          </table:table-cell>
          <table:table-cell office:value-type="float" office:value="0.444758266225811" calcext:value-type="float">
            <text:p>0.444758266225811</text:p>
          </table:table-cell>
          <table:table-cell office:value-type="float" office:value="11" calcext:value-type="float">
            <text:p>11</text:p>
          </table:table-cell>
          <table:table-cell office:value-type="float" office:value="0.532469119499504" calcext:value-type="float">
            <text:p>0.53246911949950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659653070825173" calcext:value-type="float">
            <text:p>0.659653070825173</text:p>
          </table:table-cell>
          <table:table-cell office:value-type="float" office:value="2" calcext:value-type="float">
            <text:p>2</text:p>
          </table:table-cell>
          <table:table-cell office:value-type="float" office:value="0.152969952933015" calcext:value-type="float">
            <text:p>0.152969952933015</text:p>
          </table:table-cell>
          <table:table-cell office:value-type="float" office:value="5" calcext:value-type="float">
            <text:p>5</text:p>
          </table:table-cell>
          <table:table-cell office:value-type="float" office:value="0.169484988384062" calcext:value-type="float">
            <text:p>0.169484988384062</text:p>
          </table:table-cell>
          <table:table-cell office:value-type="float" office:value="16" calcext:value-type="float">
            <text:p>16</text:p>
          </table:table-cell>
          <table:table-cell office:value-type="float" office:value="0.659653070825173" calcext:value-type="float">
            <text:p>0.65965307082517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60543532553758" calcext:value-type="float">
            <text:p>0.860543532553758</text:p>
          </table:table-cell>
          <table:table-cell office:value-type="float" office:value="1" calcext:value-type="float">
            <text:p>1</text:p>
          </table:table-cell>
          <table:table-cell office:value-type="float" office:value="0.860543532553758" calcext:value-type="float">
            <text:p>0.860543532553758</text:p>
          </table:table-cell>
          <table:table-cell office:value-type="float" office:value="2" calcext:value-type="float">
            <text:p>2</text:p>
          </table:table-cell>
          <table:table-cell office:value-type="float" office:value="0.124095208454937" calcext:value-type="float">
            <text:p>0.12409520845493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.597204978020511" calcext:value-type="float">
            <text:p>0.597204978020511</text:p>
          </table:table-cell>
          <table:table-cell office:value-type="float" office:value="1" calcext:value-type="float">
            <text:p>1</text:p>
          </table:table-cell>
          <table:table-cell office:value-type="float" office:value="0.216869590194175" calcext:value-type="float">
            <text:p>0.216869590194175</text:p>
          </table:table-cell>
          <table:table-cell office:value-type="float" office:value="56" calcext:value-type="float">
            <text:p>56</text:p>
          </table:table-cell>
          <table:table-cell office:value-type="float" office:value="0.171211119286576" calcext:value-type="float">
            <text:p>0.171211119286576</text:p>
          </table:table-cell>
          <table:table-cell office:value-type="float" office:value="113" calcext:value-type="float">
            <text:p>113</text:p>
          </table:table-cell>
          <table:table-cell office:value-type="float" office:value="0.597204978020511" calcext:value-type="float">
            <text:p>0.5972049780205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926076762511" calcext:value-type="float">
            <text:p>0.9926076762511</text:p>
          </table:table-cell>
          <table:table-cell office:value-type="float" office:value="14" calcext:value-type="float">
            <text:p>14</text:p>
          </table:table-cell>
          <table:table-cell office:value-type="float" office:value="0.9926076762511" calcext:value-type="float">
            <text:p>0.99260767625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42251522809851" calcext:value-type="float">
            <text:p>0.442251522809851</text:p>
          </table:table-cell>
          <table:table-cell office:value-type="float" office:value="2" calcext:value-type="float">
            <text:p>2</text:p>
          </table:table-cell>
          <table:table-cell office:value-type="float" office:value="0.442251522809851" calcext:value-type="float">
            <text:p>0.442251522809851</text:p>
          </table:table-cell>
          <table:table-cell office:value-type="float" office:value="71" calcext:value-type="float">
            <text:p>71</text:p>
          </table:table-cell>
          <table:table-cell office:value-type="float" office:value="0.253283244842085" calcext:value-type="float">
            <text:p>0.253283244842085</text:p>
          </table:table-cell>
          <table:table-cell office:value-type="float" office:value="119" calcext:value-type="float">
            <text:p>119</text:p>
          </table:table-cell>
          <table:table-cell office:value-type="float" office:value="0.288595737623601" calcext:value-type="float">
            <text:p>0.2885957376236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433033440948548" calcext:value-type="float">
            <text:p>0.433033440948548</text:p>
          </table:table-cell>
          <table:table-cell office:value-type="float" office:value="2" calcext:value-type="float">
            <text:p>2</text:p>
          </table:table-cell>
          <table:table-cell office:value-type="float" office:value="0.209307415924421" calcext:value-type="float">
            <text:p>0.209307415924421</text:p>
          </table:table-cell>
          <table:table-cell office:value-type="float" office:value="4" calcext:value-type="float">
            <text:p>4</text:p>
          </table:table-cell>
          <table:table-cell office:value-type="float" office:value="0.201937327949718" calcext:value-type="float">
            <text:p>0.201937327949718</text:p>
          </table:table-cell>
          <table:table-cell office:value-type="float" office:value="11" calcext:value-type="float">
            <text:p>11</text:p>
          </table:table-cell>
          <table:table-cell office:value-type="float" office:value="0.145390497291781" calcext:value-type="float">
            <text:p>0.145390497291781</text:p>
          </table:table-cell>
          <table:table-cell office:value-type="float" office:value="34" calcext:value-type="float">
            <text:p>34</text:p>
          </table:table-cell>
          <table:table-cell office:value-type="float" office:value="0.433033440948548" calcext:value-type="float">
            <text:p>0.4330334409485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90866687590244" calcext:value-type="float">
            <text:p>0.790866687590244</text:p>
          </table:table-cell>
          <table:table-cell office:value-type="float" office:value="5" calcext:value-type="float">
            <text:p>5</text:p>
          </table:table-cell>
          <table:table-cell office:value-type="float" office:value="0.198493344582871" calcext:value-type="float">
            <text:p>0.198493344582871</text:p>
          </table:table-cell>
          <table:table-cell office:value-type="float" office:value="26" calcext:value-type="float">
            <text:p>26</text:p>
          </table:table-cell>
          <table:table-cell office:value-type="float" office:value="0.790866687590244" calcext:value-type="float">
            <text:p>0.79086668759024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.979687111304556" calcext:value-type="float">
            <text:p>0.979687111304556</text:p>
          </table:table-cell>
          <table:table-cell office:value-type="float" office:value="78" calcext:value-type="float">
            <text:p>78</text:p>
          </table:table-cell>
          <table:table-cell office:value-type="float" office:value="0.979687111304556" calcext:value-type="float">
            <text:p>0.97968711130455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42509592441435" calcext:value-type="float">
            <text:p>0.542509592441435</text:p>
          </table:table-cell>
          <table:table-cell office:value-type="float" office:value="1" calcext:value-type="float">
            <text:p>1</text:p>
          </table:table-cell>
          <table:table-cell office:value-type="float" office:value="0.542509592441435" calcext:value-type="float">
            <text:p>0.542509592441435</text:p>
          </table:table-cell>
          <table:table-cell office:value-type="float" office:value="9" calcext:value-type="float">
            <text:p>9</text:p>
          </table:table-cell>
          <table:table-cell office:value-type="float" office:value="0.122322842770022" calcext:value-type="float">
            <text:p>0.122322842770022</text:p>
          </table:table-cell>
          <table:table-cell office:value-type="float" office:value="41" calcext:value-type="float">
            <text:p>41</text:p>
          </table:table-cell>
          <table:table-cell office:value-type="float" office:value="0.187518447317283" calcext:value-type="float">
            <text:p>0.187518447317283</text:p>
          </table:table-cell>
          <table:table-cell office:value-type="float" office:value="83" calcext:value-type="float">
            <text:p>83</text:p>
          </table:table-cell>
          <table:table-cell office:value-type="float" office:value="0.138508726698473" calcext:value-type="float">
            <text:p>0.13850872669847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380587282592763" calcext:value-type="float">
            <text:p>0.380587282592763</text:p>
          </table:table-cell>
          <table:table-cell office:value-type="float" office:value="32" calcext:value-type="float">
            <text:p>32</text:p>
          </table:table-cell>
          <table:table-cell office:value-type="float" office:value="0.380587282592763" calcext:value-type="float">
            <text:p>0.380587282592763</text:p>
          </table:table-cell>
          <table:table-cell office:value-type="float" office:value="46" calcext:value-type="float">
            <text:p>46</text:p>
          </table:table-cell>
          <table:table-cell office:value-type="float" office:value="0.293016237451656" calcext:value-type="float">
            <text:p>0.293016237451656</text:p>
          </table:table-cell>
          <table:table-cell office:value-type="float" office:value="114" calcext:value-type="float">
            <text:p>114</text:p>
          </table:table-cell>
          <table:table-cell office:value-type="float" office:value="0.303061507677862" calcext:value-type="float">
            <text:p>0.30306150767786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650889635094372" calcext:value-type="float">
            <text:p>0.650889635094372</text:p>
          </table:table-cell>
          <table:table-cell office:value-type="float" office:value="1" calcext:value-type="float">
            <text:p>1</text:p>
          </table:table-cell>
          <table:table-cell office:value-type="float" office:value="0.175327204417837" calcext:value-type="float">
            <text:p>0.175327204417837</text:p>
          </table:table-cell>
          <table:table-cell office:value-type="float" office:value="14" calcext:value-type="float">
            <text:p>14</text:p>
          </table:table-cell>
          <table:table-cell office:value-type="float" office:value="0.160700504663513" calcext:value-type="float">
            <text:p>0.160700504663513</text:p>
          </table:table-cell>
          <table:table-cell office:value-type="float" office:value="63" calcext:value-type="float">
            <text:p>63</text:p>
          </table:table-cell>
          <table:table-cell office:value-type="float" office:value="0.650889635094372" calcext:value-type="float">
            <text:p>0.65088963509437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89979254760386" calcext:value-type="float">
            <text:p>0.989979254760386</text:p>
          </table:table-cell>
          <table:table-cell office:value-type="float" office:value="1" calcext:value-type="float">
            <text:p>1</text:p>
          </table:table-cell>
          <table:table-cell office:value-type="float" office:value="0.989979254760386" calcext:value-type="float">
            <text:p>0.9899792547603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0.978274716688036" calcext:value-type="float">
            <text:p>0.978274716688036</text:p>
          </table:table-cell>
          <table:table-cell office:value-type="float" office:value="116" calcext:value-type="float">
            <text:p>116</text:p>
          </table:table-cell>
          <table:table-cell office:value-type="float" office:value="0.978274716688036" calcext:value-type="float">
            <text:p>0.9782747166880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451079320069592" calcext:value-type="float">
            <text:p>0.451079320069592</text:p>
          </table:table-cell>
          <table:table-cell office:value-type="float" office:value="2" calcext:value-type="float">
            <text:p>2</text:p>
          </table:table-cell>
          <table:table-cell office:value-type="float" office:value="0.35351248971177" calcext:value-type="float">
            <text:p>0.35351248971177</text:p>
          </table:table-cell>
          <table:table-cell office:value-type="float" office:value="19" calcext:value-type="float">
            <text:p>19</text:p>
          </table:table-cell>
          <table:table-cell office:value-type="float" office:value="0.451079320069592" calcext:value-type="float">
            <text:p>0.451079320069592</text:p>
          </table:table-cell>
          <table:table-cell office:value-type="float" office:value="49" calcext:value-type="float">
            <text:p>49</text:p>
          </table:table-cell>
          <table:table-cell office:value-type="float" office:value="0.173608491799627" calcext:value-type="float">
            <text:p>0.17360849179962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770004462356207" calcext:value-type="float">
            <text:p>0.770004462356207</text:p>
          </table:table-cell>
          <table:table-cell office:value-type="float" office:value="5" calcext:value-type="float">
            <text:p>5</text:p>
          </table:table-cell>
          <table:table-cell office:value-type="float" office:value="0.221510687294745" calcext:value-type="float">
            <text:p>0.221510687294745</text:p>
          </table:table-cell>
          <table:table-cell office:value-type="float" office:value="64" calcext:value-type="float">
            <text:p>64</text:p>
          </table:table-cell>
          <table:table-cell office:value-type="float" office:value="0.770004462356207" calcext:value-type="float">
            <text:p>0.77000446235620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78889211507346" calcext:value-type="float">
            <text:p>0.678889211507346</text:p>
          </table:table-cell>
          <table:table-cell office:value-type="float" office:value="8" calcext:value-type="float">
            <text:p>8</text:p>
          </table:table-cell>
          <table:table-cell office:value-type="float" office:value="0.678889211507346" calcext:value-type="float">
            <text:p>0.678889211507346</text:p>
          </table:table-cell>
          <table:table-cell office:value-type="float" office:value="87" calcext:value-type="float">
            <text:p>87</text:p>
          </table:table-cell>
          <table:table-cell office:value-type="float" office:value="0.306722894415794" calcext:value-type="float">
            <text:p>0.30672289441579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9885778025135" calcext:value-type="float">
            <text:p>0.9885778025135</text:p>
          </table:table-cell>
          <table:table-cell office:value-type="float" office:value="68" calcext:value-type="float">
            <text:p>68</text:p>
          </table:table-cell>
          <table:table-cell office:value-type="float" office:value="0.9885778025135" calcext:value-type="float">
            <text:p>0.98857780251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991153873772112" calcext:value-type="float">
            <text:p>0.991153873772112</text:p>
          </table:table-cell>
          <table:table-cell office:value-type="float" office:value="9" calcext:value-type="float">
            <text:p>9</text:p>
          </table:table-cell>
          <table:table-cell office:value-type="float" office:value="0.991153873772112" calcext:value-type="float">
            <text:p>0.99115387377211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764932763395867" calcext:value-type="float">
            <text:p>0.764932763395867</text:p>
          </table:table-cell>
          <table:table-cell office:value-type="float" office:value="12" calcext:value-type="float">
            <text:p>12</text:p>
          </table:table-cell>
          <table:table-cell office:value-type="float" office:value="0.218301353634981" calcext:value-type="float">
            <text:p>0.218301353634981</text:p>
          </table:table-cell>
          <table:table-cell office:value-type="float" office:value="73" calcext:value-type="float">
            <text:p>73</text:p>
          </table:table-cell>
          <table:table-cell office:value-type="float" office:value="0.764932763395867" calcext:value-type="float">
            <text:p>0.76493276339586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577001100742012" calcext:value-type="float">
            <text:p>0.577001100742012</text:p>
          </table:table-cell>
          <table:table-cell office:value-type="float" office:value="5" calcext:value-type="float">
            <text:p>5</text:p>
          </table:table-cell>
          <table:table-cell office:value-type="float" office:value="0.274543964397138" calcext:value-type="float">
            <text:p>0.274543964397138</text:p>
          </table:table-cell>
          <table:table-cell office:value-type="float" office:value="8" calcext:value-type="float">
            <text:p>8</text:p>
          </table:table-cell>
          <table:table-cell office:value-type="float" office:value="0.12416901781017" calcext:value-type="float">
            <text:p>0.12416901781017</text:p>
          </table:table-cell>
          <table:table-cell office:value-type="float" office:value="53" calcext:value-type="float">
            <text:p>53</text:p>
          </table:table-cell>
          <table:table-cell office:value-type="float" office:value="0.577001100742012" calcext:value-type="float">
            <text:p>0.5770011007420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0.726938516143295" calcext:value-type="float">
            <text:p>0.726938516143295</text:p>
          </table:table-cell>
          <table:table-cell office:value-type="float" office:value="9" calcext:value-type="float">
            <text:p>9</text:p>
          </table:table-cell>
          <table:table-cell office:value-type="float" office:value="0.127072632390822" calcext:value-type="float">
            <text:p>0.127072632390822</text:p>
          </table:table-cell>
          <table:table-cell office:value-type="float" office:value="43" calcext:value-type="float">
            <text:p>43</text:p>
          </table:table-cell>
          <table:table-cell office:value-type="float" office:value="0.136356597302897" calcext:value-type="float">
            <text:p>0.136356597302897</text:p>
          </table:table-cell>
          <table:table-cell office:value-type="float" office:value="82" calcext:value-type="float">
            <text:p>82</text:p>
          </table:table-cell>
          <table:table-cell office:value-type="float" office:value="0.726938516143295" calcext:value-type="float">
            <text:p>0.72693851614329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45362752384062" calcext:value-type="float">
            <text:p>0.345362752384062</text:p>
          </table:table-cell>
          <table:table-cell office:value-type="float" office:value="0" calcext:value-type="float">
            <text:p>0</text:p>
          </table:table-cell>
          <table:table-cell office:value-type="float" office:value="0.345362752384062" calcext:value-type="float">
            <text:p>0.345362752384062</text:p>
          </table:table-cell>
          <table:table-cell office:value-type="float" office:value="4" calcext:value-type="float">
            <text:p>4</text:p>
          </table:table-cell>
          <table:table-cell office:value-type="float" office:value="0.300012207478694" calcext:value-type="float">
            <text:p>0.300012207478694</text:p>
          </table:table-cell>
          <table:table-cell office:value-type="float" office:value="5" calcext:value-type="float">
            <text:p>5</text:p>
          </table:table-cell>
          <table:table-cell office:value-type="float" office:value="0.22508337715319" calcext:value-type="float">
            <text:p>0.22508337715319</text:p>
          </table:table-cell>
          <table:table-cell office:value-type="float" office:value="46" calcext:value-type="float">
            <text:p>46</text:p>
          </table:table-cell>
          <table:table-cell office:value-type="float" office:value="0.120549540769946" calcext:value-type="float">
            <text:p>0.12054954076994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.344756740285918" calcext:value-type="float">
            <text:p>0.344756740285918</text:p>
          </table:table-cell>
          <table:table-cell office:value-type="float" office:value="0" calcext:value-type="float">
            <text:p>0</text:p>
          </table:table-cell>
          <table:table-cell office:value-type="float" office:value="0.297115438407355" calcext:value-type="float">
            <text:p>0.297115438407355</text:p>
          </table:table-cell>
          <table:table-cell office:value-type="float" office:value="18" calcext:value-type="float">
            <text:p>18</text:p>
          </table:table-cell>
          <table:table-cell office:value-type="float" office:value="0.168790490543828" calcext:value-type="float">
            <text:p>0.168790490543828</text:p>
          </table:table-cell>
          <table:table-cell office:value-type="float" office:value="124" calcext:value-type="float">
            <text:p>124</text:p>
          </table:table-cell>
          <table:table-cell office:value-type="float" office:value="0.344756740285918" calcext:value-type="float">
            <text:p>0.344756740285918</text:p>
          </table:table-cell>
          <table:table-cell office:value-type="float" office:value="141" calcext:value-type="float">
            <text:p>141</text:p>
          </table:table-cell>
          <table:table-cell office:value-type="float" office:value="0.174722617273538" calcext:value-type="float">
            <text:p>0.17472261727353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24513429384589" calcext:value-type="float">
            <text:p>0.524513429384589</text:p>
          </table:table-cell>
          <table:table-cell office:value-type="float" office:value="1" calcext:value-type="float">
            <text:p>1</text:p>
          </table:table-cell>
          <table:table-cell office:value-type="float" office:value="0.524513429384589" calcext:value-type="float">
            <text:p>0.524513429384589</text:p>
          </table:table-cell>
          <table:table-cell office:value-type="float" office:value="25" calcext:value-type="float">
            <text:p>25</text:p>
          </table:table-cell>
          <table:table-cell office:value-type="float" office:value="0.190700487043786" calcext:value-type="float">
            <text:p>0.190700487043786</text:p>
          </table:table-cell>
          <table:table-cell office:value-type="float" office:value="110" calcext:value-type="float">
            <text:p>110</text:p>
          </table:table-cell>
          <table:table-cell office:value-type="float" office:value="0.26982050698832" calcext:value-type="float">
            <text:p>0.269820506988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44966202142409" calcext:value-type="float">
            <text:p>0.844966202142409</text:p>
          </table:table-cell>
          <table:table-cell office:value-type="float" office:value="25" calcext:value-type="float">
            <text:p>25</text:p>
          </table:table-cell>
          <table:table-cell office:value-type="float" office:value="0.844966202142409" calcext:value-type="float">
            <text:p>0.844966202142409</text:p>
          </table:table-cell>
          <table:table-cell office:value-type="float" office:value="32" calcext:value-type="float">
            <text:p>32</text:p>
          </table:table-cell>
          <table:table-cell office:value-type="float" office:value="0.13906923181163" calcext:value-type="float">
            <text:p>0.1390692318116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632931469236665" calcext:value-type="float">
            <text:p>0.632931469236665</text:p>
          </table:table-cell>
          <table:table-cell office:value-type="float" office:value="33" calcext:value-type="float">
            <text:p>33</text:p>
          </table:table-cell>
          <table:table-cell office:value-type="float" office:value="0.149699984143073" calcext:value-type="float">
            <text:p>0.149699984143073</text:p>
          </table:table-cell>
          <table:table-cell office:value-type="float" office:value="81" calcext:value-type="float">
            <text:p>81</text:p>
          </table:table-cell>
          <table:table-cell office:value-type="float" office:value="0.20308859608622" calcext:value-type="float">
            <text:p>0.20308859608622</text:p>
          </table:table-cell>
          <table:table-cell office:value-type="float" office:value="136" calcext:value-type="float">
            <text:p>136</text:p>
          </table:table-cell>
          <table:table-cell office:value-type="float" office:value="0.632931469236665" calcext:value-type="float">
            <text:p>0.6329314692366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91391095353829" calcext:value-type="float">
            <text:p>0.991391095353829</text:p>
          </table:table-cell>
          <table:table-cell office:value-type="float" office:value="18" calcext:value-type="float">
            <text:p>18</text:p>
          </table:table-cell>
          <table:table-cell office:value-type="float" office:value="0.991391095353829" calcext:value-type="float">
            <text:p>0.9913910953538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09630441659803" calcext:value-type="float">
            <text:p>0.909630441659803</text:p>
          </table:table-cell>
          <table:table-cell office:value-type="float" office:value="0" calcext:value-type="float">
            <text:p>0</text:p>
          </table:table-cell>
          <table:table-cell office:value-type="float" office:value="0.909630441659803" calcext:value-type="float">
            <text:p>0.909630441659803</text:p>
          </table:table-cell>
          <table:table-cell office:value-type="float" office:value="25" calcext:value-type="float">
            <text:p>25</text:p>
          </table:table-cell>
          <table:table-cell office:value-type="float" office:value="0.082011168749121" calcext:value-type="float">
            <text:p>0.08201116874912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87222530012095" calcext:value-type="float">
            <text:p>0.487222530012095</text:p>
          </table:table-cell>
          <table:table-cell office:value-type="float" office:value="0" calcext:value-type="float">
            <text:p>0</text:p>
          </table:table-cell>
          <table:table-cell office:value-type="float" office:value="0.487222530012095" calcext:value-type="float">
            <text:p>0.487222530012095</text:p>
          </table:table-cell>
          <table:table-cell office:value-type="float" office:value="4" calcext:value-type="float">
            <text:p>4</text:p>
          </table:table-cell>
          <table:table-cell office:value-type="float" office:value="0.29189378578449" calcext:value-type="float">
            <text:p>0.29189378578449</text:p>
          </table:table-cell>
          <table:table-cell office:value-type="float" office:value="5" calcext:value-type="float">
            <text:p>5</text:p>
          </table:table-cell>
          <table:table-cell office:value-type="float" office:value="0.206005265090342" calcext:value-type="float">
            <text:p>0.20600526509034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10619731504231" calcext:value-type="float">
            <text:p>0.710619731504231</text:p>
          </table:table-cell>
          <table:table-cell office:value-type="float" office:value="2" calcext:value-type="float">
            <text:p>2</text:p>
          </table:table-cell>
          <table:table-cell office:value-type="float" office:value="0.281052073124646" calcext:value-type="float">
            <text:p>0.281052073124646</text:p>
          </table:table-cell>
          <table:table-cell office:value-type="float" office:value="9" calcext:value-type="float">
            <text:p>9</text:p>
          </table:table-cell>
          <table:table-cell office:value-type="float" office:value="0.710619731504231" calcext:value-type="float">
            <text:p>0.71061973150423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18999616309458" calcext:value-type="float">
            <text:p>0.418999616309458</text:p>
          </table:table-cell>
          <table:table-cell office:value-type="float" office:value="0" calcext:value-type="float">
            <text:p>0</text:p>
          </table:table-cell>
          <table:table-cell office:value-type="float" office:value="0.293350721048543" calcext:value-type="float">
            <text:p>0.293350721048543</text:p>
          </table:table-cell>
          <table:table-cell office:value-type="float" office:value="2" calcext:value-type="float">
            <text:p>2</text:p>
          </table:table-cell>
          <table:table-cell office:value-type="float" office:value="0.418999616309458" calcext:value-type="float">
            <text:p>0.418999616309458</text:p>
          </table:table-cell>
          <table:table-cell office:value-type="float" office:value="4" calcext:value-type="float">
            <text:p>4</text:p>
          </table:table-cell>
          <table:table-cell office:value-type="float" office:value="0.279274572204703" calcext:value-type="float">
            <text:p>0.27927457220470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842746066776218" calcext:value-type="float">
            <text:p>0.842746066776218</text:p>
          </table:table-cell>
          <table:table-cell office:value-type="float" office:value="1" calcext:value-type="float">
            <text:p>1</text:p>
          </table:table-cell>
          <table:table-cell office:value-type="float" office:value="0.145067851516575" calcext:value-type="float">
            <text:p>0.145067851516575</text:p>
          </table:table-cell>
          <table:table-cell office:value-type="float" office:value="46" calcext:value-type="float">
            <text:p>46</text:p>
          </table:table-cell>
          <table:table-cell office:value-type="float" office:value="0.842746066776218" calcext:value-type="float">
            <text:p>0.84274606677621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372122357795965" calcext:value-type="float">
            <text:p>0.372122357795965</text:p>
          </table:table-cell>
          <table:table-cell office:value-type="float" office:value="1" calcext:value-type="float">
            <text:p>1</text:p>
          </table:table-cell>
          <table:table-cell office:value-type="float" office:value="0.340631074042266" calcext:value-type="float">
            <text:p>0.340631074042266</text:p>
          </table:table-cell>
          <table:table-cell office:value-type="float" office:value="2" calcext:value-type="float">
            <text:p>2</text:p>
          </table:table-cell>
          <table:table-cell office:value-type="float" office:value="0.27300849950228" calcext:value-type="float">
            <text:p>0.27300849950228</text:p>
          </table:table-cell>
          <table:table-cell office:value-type="float" office:value="54" calcext:value-type="float">
            <text:p>54</text:p>
          </table:table-cell>
          <table:table-cell office:value-type="float" office:value="0.372122357795965" calcext:value-type="float">
            <text:p>0.3721223577959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4769100677356" calcext:value-type="float">
            <text:p>0.524769100677356</text:p>
          </table:table-cell>
          <table:table-cell office:value-type="float" office:value="1" calcext:value-type="float">
            <text:p>1</text:p>
          </table:table-cell>
          <table:table-cell office:value-type="float" office:value="0.454283727970735" calcext:value-type="float">
            <text:p>0.454283727970735</text:p>
          </table:table-cell>
          <table:table-cell office:value-type="float" office:value="2" calcext:value-type="float">
            <text:p>2</text:p>
          </table:table-cell>
          <table:table-cell office:value-type="float" office:value="0.524769100677356" calcext:value-type="float">
            <text:p>0.52476910067735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05848662023428" calcext:value-type="float">
            <text:p>0.405848662023428</text:p>
          </table:table-cell>
          <table:table-cell office:value-type="float" office:value="0" calcext:value-type="float">
            <text:p>0</text:p>
          </table:table-cell>
          <table:table-cell office:value-type="float" office:value="0.320651685633393" calcext:value-type="float">
            <text:p>0.320651685633393</text:p>
          </table:table-cell>
          <table:table-cell office:value-type="float" office:value="2" calcext:value-type="float">
            <text:p>2</text:p>
          </table:table-cell>
          <table:table-cell office:value-type="float" office:value="0.261178754821713" calcext:value-type="float">
            <text:p>0.261178754821713</text:p>
          </table:table-cell>
          <table:table-cell office:value-type="float" office:value="5" calcext:value-type="float">
            <text:p>5</text:p>
          </table:table-cell>
          <table:table-cell office:value-type="float" office:value="0.405848662023428" calcext:value-type="float">
            <text:p>0.40584866202342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798383992025929" calcext:value-type="float">
            <text:p>0.798383992025929</text:p>
          </table:table-cell>
          <table:table-cell office:value-type="float" office:value="0" calcext:value-type="float">
            <text:p>0</text:p>
          </table:table-cell>
          <table:table-cell office:value-type="float" office:value="0.0825800356357109" calcext:value-type="float">
            <text:p>0.082580035635711</text:p>
          </table:table-cell>
          <table:table-cell office:value-type="float" office:value="16" calcext:value-type="float">
            <text:p>16</text:p>
          </table:table-cell>
          <table:table-cell office:value-type="float" office:value="0.110229975195469" calcext:value-type="float">
            <text:p>0.110229975195469</text:p>
          </table:table-cell>
          <table:table-cell office:value-type="float" office:value="34" calcext:value-type="float">
            <text:p>34</text:p>
          </table:table-cell>
          <table:table-cell office:value-type="float" office:value="0.798383992025929" calcext:value-type="float">
            <text:p>0.79838399202592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775528365485225" calcext:value-type="float">
            <text:p>0.775528365485225</text:p>
          </table:table-cell>
          <table:table-cell office:value-type="float" office:value="0" calcext:value-type="float">
            <text:p>0</text:p>
          </table:table-cell>
          <table:table-cell office:value-type="float" office:value="0.216734119495082" calcext:value-type="float">
            <text:p>0.216734119495082</text:p>
          </table:table-cell>
          <table:table-cell office:value-type="float" office:value="54" calcext:value-type="float">
            <text:p>54</text:p>
          </table:table-cell>
          <table:table-cell office:value-type="float" office:value="0.775528365485225" calcext:value-type="float">
            <text:p>0.77552836548522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23636544950468" calcext:value-type="float">
            <text:p>0.523636544950468</text:p>
          </table:table-cell>
          <table:table-cell office:value-type="float" office:value="5" calcext:value-type="float">
            <text:p>5</text:p>
          </table:table-cell>
          <table:table-cell office:value-type="float" office:value="0.450559987371784" calcext:value-type="float">
            <text:p>0.450559987371784</text:p>
          </table:table-cell>
          <table:table-cell office:value-type="float" office:value="25" calcext:value-type="float">
            <text:p>25</text:p>
          </table:table-cell>
          <table:table-cell office:value-type="float" office:value="0.523636544950468" calcext:value-type="float">
            <text:p>0.52363654495046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8625690390022" calcext:value-type="float">
            <text:p>0.438625690390022</text:p>
          </table:table-cell>
          <table:table-cell office:value-type="float" office:value="0" calcext:value-type="float">
            <text:p>0</text:p>
          </table:table-cell>
          <table:table-cell office:value-type="float" office:value="0.240684782083195" calcext:value-type="float">
            <text:p>0.240684782083195</text:p>
          </table:table-cell>
          <table:table-cell office:value-type="float" office:value="1" calcext:value-type="float">
            <text:p>1</text:p>
          </table:table-cell>
          <table:table-cell office:value-type="float" office:value="0.438625690390022" calcext:value-type="float">
            <text:p>0.438625690390022</text:p>
          </table:table-cell>
          <table:table-cell office:value-type="float" office:value="2" calcext:value-type="float">
            <text:p>2</text:p>
          </table:table-cell>
          <table:table-cell office:value-type="float" office:value="0.306559019188365" calcext:value-type="float">
            <text:p>0.3065590191883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86738052623207" calcext:value-type="float">
            <text:p>0.886738052623207</text:p>
          </table:table-cell>
          <table:table-cell office:value-type="float" office:value="2" calcext:value-type="float">
            <text:p>2</text:p>
          </table:table-cell>
          <table:table-cell office:value-type="float" office:value="0.106959997079282" calcext:value-type="float">
            <text:p>0.106959997079282</text:p>
          </table:table-cell>
          <table:table-cell office:value-type="float" office:value="5" calcext:value-type="float">
            <text:p>5</text:p>
          </table:table-cell>
          <table:table-cell office:value-type="float" office:value="0.886738052623207" calcext:value-type="float">
            <text:p>0.88673805262320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722141704876405" calcext:value-type="float">
            <text:p>0.722141704876405</text:p>
          </table:table-cell>
          <table:table-cell office:value-type="float" office:value="11" calcext:value-type="float">
            <text:p>11</text:p>
          </table:table-cell>
          <table:table-cell office:value-type="float" office:value="0.26577832151824" calcext:value-type="float">
            <text:p>0.26577832151824</text:p>
          </table:table-cell>
          <table:table-cell office:value-type="float" office:value="73" calcext:value-type="float">
            <text:p>73</text:p>
          </table:table-cell>
          <table:table-cell office:value-type="float" office:value="0.722141704876405" calcext:value-type="float">
            <text:p>0.72214170487640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05977414325318" calcext:value-type="float">
            <text:p>0.705977414325318</text:p>
          </table:table-cell>
          <table:table-cell office:value-type="float" office:value="2" calcext:value-type="float">
            <text:p>2</text:p>
          </table:table-cell>
          <table:table-cell office:value-type="float" office:value="0.705977414325318" calcext:value-type="float">
            <text:p>0.705977414325318</text:p>
          </table:table-cell>
          <table:table-cell office:value-type="float" office:value="4" calcext:value-type="float">
            <text:p>4</text:p>
          </table:table-cell>
          <table:table-cell office:value-type="float" office:value="0.281175800696808" calcext:value-type="float">
            <text:p>0.28117580069680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32541842386473" calcext:value-type="float">
            <text:p>0.432541842386473</text:p>
          </table:table-cell>
          <table:table-cell office:value-type="float" office:value="0" calcext:value-type="float">
            <text:p>0</text:p>
          </table:table-cell>
          <table:table-cell office:value-type="float" office:value="0.432541842386473" calcext:value-type="float">
            <text:p>0.432541842386473</text:p>
          </table:table-cell>
          <table:table-cell office:value-type="float" office:value="2" calcext:value-type="float">
            <text:p>2</text:p>
          </table:table-cell>
          <table:table-cell office:value-type="float" office:value="0.197078592003356" calcext:value-type="float">
            <text:p>0.197078592003356</text:p>
          </table:table-cell>
          <table:table-cell office:value-type="float" office:value="7" calcext:value-type="float">
            <text:p>7</text:p>
          </table:table-cell>
          <table:table-cell office:value-type="float" office:value="0.360623342989012" calcext:value-type="float">
            <text:p>0.3606233429890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985364758087135" calcext:value-type="float">
            <text:p>0.985364758087135</text:p>
          </table:table-cell>
          <table:table-cell office:value-type="float" office:value="55" calcext:value-type="float">
            <text:p>55</text:p>
          </table:table-cell>
          <table:table-cell office:value-type="float" office:value="0.985364758087135" calcext:value-type="float">
            <text:p>0.9853647580871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456455486345664" calcext:value-type="float">
            <text:p>0.456455486345664</text:p>
          </table:table-cell>
          <table:table-cell office:value-type="float" office:value="31" calcext:value-type="float">
            <text:p>31</text:p>
          </table:table-cell>
          <table:table-cell office:value-type="float" office:value="0.265007525821718" calcext:value-type="float">
            <text:p>0.265007525821718</text:p>
          </table:table-cell>
          <table:table-cell office:value-type="float" office:value="56" calcext:value-type="float">
            <text:p>56</text:p>
          </table:table-cell>
          <table:table-cell office:value-type="float" office:value="0.26344577713984" calcext:value-type="float">
            <text:p>0.26344577713984</text:p>
          </table:table-cell>
          <table:table-cell office:value-type="float" office:value="91" calcext:value-type="float">
            <text:p>91</text:p>
          </table:table-cell>
          <table:table-cell office:value-type="float" office:value="0.456455486345664" calcext:value-type="float">
            <text:p>0.45645548634566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2159524857432" calcext:value-type="float">
            <text:p>0.32159524857432</text:p>
          </table:table-cell>
          <table:table-cell office:value-type="float" office:value="0" calcext:value-type="float">
            <text:p>0</text:p>
          </table:table-cell>
          <table:table-cell office:value-type="float" office:value="0.283317721728773" calcext:value-type="float">
            <text:p>0.283317721728773</text:p>
          </table:table-cell>
          <table:table-cell office:value-type="float" office:value="1" calcext:value-type="float">
            <text:p>1</text:p>
          </table:table-cell>
          <table:table-cell office:value-type="float" office:value="0.32159524857432" calcext:value-type="float">
            <text:p>0.32159524857432</text:p>
          </table:table-cell>
          <table:table-cell office:value-type="float" office:value="2" calcext:value-type="float">
            <text:p>2</text:p>
          </table:table-cell>
          <table:table-cell office:value-type="float" office:value="0.0767700736982697" calcext:value-type="float">
            <text:p>0.07677007369827</text:p>
          </table:table-cell>
          <table:table-cell office:value-type="float" office:value="4" calcext:value-type="float">
            <text:p>4</text:p>
          </table:table-cell>
          <table:table-cell office:value-type="float" office:value="0.0776663683462901" calcext:value-type="float">
            <text:p>0.07766636834629</text:p>
          </table:table-cell>
          <table:table-cell office:value-type="float" office:value="13" calcext:value-type="float">
            <text:p>13</text:p>
          </table:table-cell>
          <table:table-cell office:value-type="float" office:value="0.0365897855194771" calcext:value-type="float">
            <text:p>0.036589785519477</text:p>
          </table:table-cell>
          <table:table-cell office:value-type="float" office:value="36" calcext:value-type="float">
            <text:p>36</text:p>
          </table:table-cell>
          <table:table-cell office:value-type="float" office:value="0.0539958676936225" calcext:value-type="float">
            <text:p>0.053995867693623</text:p>
          </table:table-cell>
          <table:table-cell office:value-type="float" office:value="37" calcext:value-type="float">
            <text:p>37</text:p>
          </table:table-cell>
          <table:table-cell office:value-type="float" office:value="0.145880807319434" calcext:value-type="float">
            <text:p>0.1458808073194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838331039584582" calcext:value-type="float">
            <text:p>0.838331039584582</text:p>
          </table:table-cell>
          <table:table-cell office:value-type="float" office:value="1" calcext:value-type="float">
            <text:p>1</text:p>
          </table:table-cell>
          <table:table-cell office:value-type="float" office:value="0.147648521857057" calcext:value-type="float">
            <text:p>0.147648521857057</text:p>
          </table:table-cell>
          <table:table-cell office:value-type="float" office:value="42" calcext:value-type="float">
            <text:p>42</text:p>
          </table:table-cell>
          <table:table-cell office:value-type="float" office:value="0.838331039584582" calcext:value-type="float">
            <text:p>0.83833103958458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.378592828971548" calcext:value-type="float">
            <text:p>0.378592828971548</text:p>
          </table:table-cell>
          <table:table-cell office:value-type="float" office:value="1" calcext:value-type="float">
            <text:p>1</text:p>
          </table:table-cell>
          <table:table-cell office:value-type="float" office:value="0.32773062597759" calcext:value-type="float">
            <text:p>0.32773062597759</text:p>
          </table:table-cell>
          <table:table-cell office:value-type="float" office:value="32" calcext:value-type="float">
            <text:p>32</text:p>
          </table:table-cell>
          <table:table-cell office:value-type="float" office:value="0.153282035379903" calcext:value-type="float">
            <text:p>0.153282035379903</text:p>
          </table:table-cell>
          <table:table-cell office:value-type="float" office:value="99" calcext:value-type="float">
            <text:p>99</text:p>
          </table:table-cell>
          <table:table-cell office:value-type="float" office:value="0.378592828971548" calcext:value-type="float">
            <text:p>0.378592828971548</text:p>
          </table:table-cell>
          <table:table-cell office:value-type="float" office:value="114" calcext:value-type="float">
            <text:p>114</text:p>
          </table:table-cell>
          <table:table-cell office:value-type="float" office:value="0.12275358251146" calcext:value-type="float">
            <text:p>0.1227535825114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08088700346836" calcext:value-type="float">
            <text:p>0.608088700346836</text:p>
          </table:table-cell>
          <table:table-cell office:value-type="float" office:value="0" calcext:value-type="float">
            <text:p>0</text:p>
          </table:table-cell>
          <table:table-cell office:value-type="float" office:value="0.200337479019985" calcext:value-type="float">
            <text:p>0.200337479019985</text:p>
          </table:table-cell>
          <table:table-cell office:value-type="float" office:value="5" calcext:value-type="float">
            <text:p>5</text:p>
          </table:table-cell>
          <table:table-cell office:value-type="float" office:value="0.178940069434465" calcext:value-type="float">
            <text:p>0.178940069434465</text:p>
          </table:table-cell>
          <table:table-cell office:value-type="float" office:value="80" calcext:value-type="float">
            <text:p>80</text:p>
          </table:table-cell>
          <table:table-cell office:value-type="float" office:value="0.608088700346836" calcext:value-type="float">
            <text:p>0.60808870034683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646651071206478" calcext:value-type="float">
            <text:p>0.646651071206478</text:p>
          </table:table-cell>
          <table:table-cell office:value-type="float" office:value="5" calcext:value-type="float">
            <text:p>5</text:p>
          </table:table-cell>
          <table:table-cell office:value-type="float" office:value="0.271483110182097" calcext:value-type="float">
            <text:p>0.271483110182097</text:p>
          </table:table-cell>
          <table:table-cell office:value-type="float" office:value="8" calcext:value-type="float">
            <text:p>8</text:p>
          </table:table-cell>
          <table:table-cell office:value-type="float" office:value="0.0719746003289293" calcext:value-type="float">
            <text:p>0.071974600328929</text:p>
          </table:table-cell>
          <table:table-cell office:value-type="float" office:value="31" calcext:value-type="float">
            <text:p>31</text:p>
          </table:table-cell>
          <table:table-cell office:value-type="float" office:value="0.646651071206478" calcext:value-type="float">
            <text:p>0.64665107120647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67780179969359" calcext:value-type="float">
            <text:p>0.367780179969359</text:p>
          </table:table-cell>
          <table:table-cell office:value-type="float" office:value="0" calcext:value-type="float">
            <text:p>0</text:p>
          </table:table-cell>
          <table:table-cell office:value-type="float" office:value="0.289657787363077" calcext:value-type="float">
            <text:p>0.289657787363077</text:p>
          </table:table-cell>
          <table:table-cell office:value-type="float" office:value="4" calcext:value-type="float">
            <text:p>4</text:p>
          </table:table-cell>
          <table:table-cell office:value-type="float" office:value="0.367780179969359" calcext:value-type="float">
            <text:p>0.367780179969359</text:p>
          </table:table-cell>
          <table:table-cell office:value-type="float" office:value="46" calcext:value-type="float">
            <text:p>46</text:p>
          </table:table-cell>
          <table:table-cell office:value-type="float" office:value="0.316612794678335" calcext:value-type="float">
            <text:p>0.31661279467833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380820094899136" calcext:value-type="float">
            <text:p>0.380820094899136</text:p>
          </table:table-cell>
          <table:table-cell office:value-type="float" office:value="6" calcext:value-type="float">
            <text:p>6</text:p>
          </table:table-cell>
          <table:table-cell office:value-type="float" office:value="0.176683688741947" calcext:value-type="float">
            <text:p>0.176683688741947</text:p>
          </table:table-cell>
          <table:table-cell office:value-type="float" office:value="9" calcext:value-type="float">
            <text:p>9</text:p>
          </table:table-cell>
          <table:table-cell office:value-type="float" office:value="0.255349635098073" calcext:value-type="float">
            <text:p>0.255349635098073</text:p>
          </table:table-cell>
          <table:table-cell office:value-type="float" office:value="15" calcext:value-type="float">
            <text:p>15</text:p>
          </table:table-cell>
          <table:table-cell office:value-type="float" office:value="0.0859076563399398" calcext:value-type="float">
            <text:p>0.08590765633994</text:p>
          </table:table-cell>
          <table:table-cell office:value-type="float" office:value="16" calcext:value-type="float">
            <text:p>16</text:p>
          </table:table-cell>
          <table:table-cell office:value-type="float" office:value="0.380820094899136" calcext:value-type="float">
            <text:p>0.380820094899136</text:p>
          </table:table-cell>
          <table:table-cell office:value-type="float" office:value="54" calcext:value-type="float">
            <text:p>54</text:p>
          </table:table-cell>
          <table:table-cell office:value-type="float" office:value="0.0890694811371406" calcext:value-type="float">
            <text:p>0.0890694811371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01580407754535" calcext:value-type="float">
            <text:p>0.301580407754535</text:p>
          </table:table-cell>
          <table:table-cell office:value-type="float" office:value="0" calcext:value-type="float">
            <text:p>0</text:p>
          </table:table-cell>
          <table:table-cell office:value-type="float" office:value="0.301580407754535" calcext:value-type="float">
            <text:p>0.301580407754535</text:p>
          </table:table-cell>
          <table:table-cell office:value-type="float" office:value="3" calcext:value-type="float">
            <text:p>3</text:p>
          </table:table-cell>
          <table:table-cell office:value-type="float" office:value="0.154074806074417" calcext:value-type="float">
            <text:p>0.154074806074417</text:p>
          </table:table-cell>
          <table:table-cell office:value-type="float" office:value="17" calcext:value-type="float">
            <text:p>17</text:p>
          </table:table-cell>
          <table:table-cell office:value-type="float" office:value="0.263579276765947" calcext:value-type="float">
            <text:p>0.263579276765947</text:p>
          </table:table-cell>
          <table:table-cell office:value-type="float" office:value="100" calcext:value-type="float">
            <text:p>100</text:p>
          </table:table-cell>
          <table:table-cell office:value-type="float" office:value="0.264321386201912" calcext:value-type="float">
            <text:p>0.2643213862019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487165408612" calcext:value-type="float">
            <text:p>0.3487165408612</text:p>
          </table:table-cell>
          <table:table-cell office:value-type="float" office:value="0" calcext:value-type="float">
            <text:p>0</text:p>
          </table:table-cell>
          <table:table-cell office:value-type="float" office:value="0.3487165408612" calcext:value-type="float">
            <text:p>0.3487165408612</text:p>
          </table:table-cell>
          <table:table-cell office:value-type="float" office:value="4" calcext:value-type="float">
            <text:p>4</text:p>
          </table:table-cell>
          <table:table-cell office:value-type="float" office:value="0.241283794072176" calcext:value-type="float">
            <text:p>0.241283794072176</text:p>
          </table:table-cell>
          <table:table-cell office:value-type="float" office:value="5" calcext:value-type="float">
            <text:p>5</text:p>
          </table:table-cell>
          <table:table-cell office:value-type="float" office:value="0.108899900387424" calcext:value-type="float">
            <text:p>0.108899900387424</text:p>
          </table:table-cell>
          <table:table-cell office:value-type="float" office:value="8" calcext:value-type="float">
            <text:p>8</text:p>
          </table:table-cell>
          <table:table-cell office:value-type="float" office:value="0.282538894673438" calcext:value-type="float">
            <text:p>0.28253889467343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470280336782569" calcext:value-type="float">
            <text:p>0.470280336782569</text:p>
          </table:table-cell>
          <table:table-cell office:value-type="float" office:value="0" calcext:value-type="float">
            <text:p>0</text:p>
          </table:table-cell>
          <table:table-cell office:value-type="float" office:value="0.354603723606086" calcext:value-type="float">
            <text:p>0.354603723606086</text:p>
          </table:table-cell>
          <table:table-cell office:value-type="float" office:value="4" calcext:value-type="float">
            <text:p>4</text:p>
          </table:table-cell>
          <table:table-cell office:value-type="float" office:value="0.111254154367329" calcext:value-type="float">
            <text:p>0.111254154367329</text:p>
          </table:table-cell>
          <table:table-cell office:value-type="float" office:value="88" calcext:value-type="float">
            <text:p>88</text:p>
          </table:table-cell>
          <table:table-cell office:value-type="float" office:value="0.470280336782569" calcext:value-type="float">
            <text:p>0.470280336782569</text:p>
          </table:table-cell>
          <table:table-cell office:value-type="float" office:value="116" calcext:value-type="float">
            <text:p>116</text:p>
          </table:table-cell>
          <table:table-cell office:value-type="float" office:value="0.0552084881133829" calcext:value-type="float">
            <text:p>0.0552084881133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547279495734445" calcext:value-type="float">
            <text:p>0.547279495734445</text:p>
          </table:table-cell>
          <table:table-cell office:value-type="float" office:value="2" calcext:value-type="float">
            <text:p>2</text:p>
          </table:table-cell>
          <table:table-cell office:value-type="float" office:value="0.0976522739114925" calcext:value-type="float">
            <text:p>0.097652273911493</text:p>
          </table:table-cell>
          <table:table-cell office:value-type="float" office:value="4" calcext:value-type="float">
            <text:p>4</text:p>
          </table:table-cell>
          <table:table-cell office:value-type="float" office:value="0.189375854591827" calcext:value-type="float">
            <text:p>0.189375854591827</text:p>
          </table:table-cell>
          <table:table-cell office:value-type="float" office:value="15" calcext:value-type="float">
            <text:p>15</text:p>
          </table:table-cell>
          <table:table-cell office:value-type="float" office:value="0.156795726282382" calcext:value-type="float">
            <text:p>0.156795726282382</text:p>
          </table:table-cell>
          <table:table-cell office:value-type="float" office:value="35" calcext:value-type="float">
            <text:p>35</text:p>
          </table:table-cell>
          <table:table-cell office:value-type="float" office:value="0.547279495734445" calcext:value-type="float">
            <text:p>0.54727949573444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83578240280683" calcext:value-type="float">
            <text:p>0.683578240280683</text:p>
          </table:table-cell>
          <table:table-cell office:value-type="float" office:value="0" calcext:value-type="float">
            <text:p>0</text:p>
          </table:table-cell>
          <table:table-cell office:value-type="float" office:value="0.683578240280683" calcext:value-type="float">
            <text:p>0.683578240280683</text:p>
          </table:table-cell>
          <table:table-cell office:value-type="float" office:value="12" calcext:value-type="float">
            <text:p>12</text:p>
          </table:table-cell>
          <table:table-cell office:value-type="float" office:value="0.299166121202627" calcext:value-type="float">
            <text:p>0.29916612120262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429291667171435" calcext:value-type="float">
            <text:p>0.429291667171435</text:p>
          </table:table-cell>
          <table:table-cell office:value-type="float" office:value="0" calcext:value-type="float">
            <text:p>0</text:p>
          </table:table-cell>
          <table:table-cell office:value-type="float" office:value="0.300996146288093" calcext:value-type="float">
            <text:p>0.300996146288093</text:p>
          </table:table-cell>
          <table:table-cell office:value-type="float" office:value="10" calcext:value-type="float">
            <text:p>10</text:p>
          </table:table-cell>
          <table:table-cell office:value-type="float" office:value="0.429291667171435" calcext:value-type="float">
            <text:p>0.429291667171435</text:p>
          </table:table-cell>
          <table:table-cell office:value-type="float" office:value="15" calcext:value-type="float">
            <text:p>15</text:p>
          </table:table-cell>
          <table:table-cell office:value-type="float" office:value="0.244746953880096" calcext:value-type="float">
            <text:p>0.24474695388009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259851295822177" calcext:value-type="float">
            <text:p>0.259851295822177</text:p>
          </table:table-cell>
          <table:table-cell office:value-type="float" office:value="0" calcext:value-type="float">
            <text:p>0</text:p>
          </table:table-cell>
          <table:table-cell office:value-type="float" office:value="0.259851295822177" calcext:value-type="float">
            <text:p>0.259851295822177</text:p>
          </table:table-cell>
          <table:table-cell office:value-type="float" office:value="4" calcext:value-type="float">
            <text:p>4</text:p>
          </table:table-cell>
          <table:table-cell office:value-type="float" office:value="0.201753233896324" calcext:value-type="float">
            <text:p>0.201753233896324</text:p>
          </table:table-cell>
          <table:table-cell office:value-type="float" office:value="5" calcext:value-type="float">
            <text:p>5</text:p>
          </table:table-cell>
          <table:table-cell office:value-type="float" office:value="0.183899414476204" calcext:value-type="float">
            <text:p>0.183899414476204</text:p>
          </table:table-cell>
          <table:table-cell office:value-type="float" office:value="9" calcext:value-type="float">
            <text:p>9</text:p>
          </table:table-cell>
          <table:table-cell office:value-type="float" office:value="0.143221665097284" calcext:value-type="float">
            <text:p>0.143221665097284</text:p>
          </table:table-cell>
          <table:table-cell office:value-type="float" office:value="53" calcext:value-type="float">
            <text:p>53</text:p>
          </table:table-cell>
          <table:table-cell office:value-type="float" office:value="0.204392235463321" calcext:value-type="float">
            <text:p>0.2043922354633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98884404935511" calcext:value-type="float">
            <text:p>0.98884404935511</text:p>
          </table:table-cell>
          <table:table-cell office:value-type="float" office:value="25" calcext:value-type="float">
            <text:p>25</text:p>
          </table:table-cell>
          <table:table-cell office:value-type="float" office:value="0.98884404935511" calcext:value-type="float">
            <text:p>0.988844049355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598666393405901" calcext:value-type="float">
            <text:p>0.598666393405901</text:p>
          </table:table-cell>
          <table:table-cell office:value-type="float" office:value="3" calcext:value-type="float">
            <text:p>3</text:p>
          </table:table-cell>
          <table:table-cell office:value-type="float" office:value="0.108830434694546" calcext:value-type="float">
            <text:p>0.108830434694546</text:p>
          </table:table-cell>
          <table:table-cell office:value-type="float" office:value="5" calcext:value-type="float">
            <text:p>5</text:p>
          </table:table-cell>
          <table:table-cell office:value-type="float" office:value="0.174543317362208" calcext:value-type="float">
            <text:p>0.174543317362208</text:p>
          </table:table-cell>
          <table:table-cell office:value-type="float" office:value="16" calcext:value-type="float">
            <text:p>16</text:p>
          </table:table-cell>
          <table:table-cell office:value-type="float" office:value="0.0864811358098209" calcext:value-type="float">
            <text:p>0.086481135809821</text:p>
          </table:table-cell>
          <table:table-cell office:value-type="float" office:value="35" calcext:value-type="float">
            <text:p>35</text:p>
          </table:table-cell>
          <table:table-cell office:value-type="float" office:value="0.598666393405901" calcext:value-type="float">
            <text:p>0.598666393405901</text:p>
          </table:table-cell>
          <table:table-cell office:value-type="float" office:value="142" calcext:value-type="float">
            <text:p>142</text:p>
          </table:table-cell>
          <table:table-cell office:value-type="float" office:value="0.0244993810897123" calcext:value-type="float">
            <text:p>0.0244993810897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990298982803428" calcext:value-type="float">
            <text:p>0.990298982803428</text:p>
          </table:table-cell>
          <table:table-cell office:value-type="float" office:value="16" calcext:value-type="float">
            <text:p>16</text:p>
          </table:table-cell>
          <table:table-cell office:value-type="float" office:value="0.990298982803428" calcext:value-type="float">
            <text:p>0.9902989828034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993003694223138" calcext:value-type="float">
            <text:p>0.993003694223138</text:p>
          </table:table-cell>
          <table:table-cell office:value-type="float" office:value="30" calcext:value-type="float">
            <text:p>30</text:p>
          </table:table-cell>
          <table:table-cell office:value-type="float" office:value="0.993003694223138" calcext:value-type="float">
            <text:p>0.9930036942231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535827518028503" calcext:value-type="float">
            <text:p>0.535827518028503</text:p>
          </table:table-cell>
          <table:table-cell office:value-type="float" office:value="2" calcext:value-type="float">
            <text:p>2</text:p>
          </table:table-cell>
          <table:table-cell office:value-type="float" office:value="0.28471402898406" calcext:value-type="float">
            <text:p>0.28471402898406</text:p>
          </table:table-cell>
          <table:table-cell office:value-type="float" office:value="16" calcext:value-type="float">
            <text:p>16</text:p>
          </table:table-cell>
          <table:table-cell office:value-type="float" office:value="0.169363615706203" calcext:value-type="float">
            <text:p>0.169363615706203</text:p>
          </table:table-cell>
          <table:table-cell office:value-type="float" office:value="35" calcext:value-type="float">
            <text:p>35</text:p>
          </table:table-cell>
          <table:table-cell office:value-type="float" office:value="0.535827518028503" calcext:value-type="float">
            <text:p>0.53582751802850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.432865288409202" calcext:value-type="float">
            <text:p>0.432865288409202</text:p>
          </table:table-cell>
          <table:table-cell office:value-type="float" office:value="1" calcext:value-type="float">
            <text:p>1</text:p>
          </table:table-cell>
          <table:table-cell office:value-type="float" office:value="0.370882889247904" calcext:value-type="float">
            <text:p>0.370882889247904</text:p>
          </table:table-cell>
          <table:table-cell office:value-type="float" office:value="20" calcext:value-type="float">
            <text:p>20</text:p>
          </table:table-cell>
          <table:table-cell office:value-type="float" office:value="0.185020948348584" calcext:value-type="float">
            <text:p>0.185020948348584</text:p>
          </table:table-cell>
          <table:table-cell office:value-type="float" office:value="95" calcext:value-type="float">
            <text:p>95</text:p>
          </table:table-cell>
          <table:table-cell office:value-type="float" office:value="0.432865288409202" calcext:value-type="float">
            <text:p>0.43286528840920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424264948883817" calcext:value-type="float">
            <text:p>0.424264948883817</text:p>
          </table:table-cell>
          <table:table-cell office:value-type="float" office:value="0" calcext:value-type="float">
            <text:p>0</text:p>
          </table:table-cell>
          <table:table-cell office:value-type="float" office:value="0.201038397747784" calcext:value-type="float">
            <text:p>0.201038397747784</text:p>
          </table:table-cell>
          <table:table-cell office:value-type="float" office:value="6" calcext:value-type="float">
            <text:p>6</text:p>
          </table:table-cell>
          <table:table-cell office:value-type="float" office:value="0.358485612258801" calcext:value-type="float">
            <text:p>0.358485612258801</text:p>
          </table:table-cell>
          <table:table-cell office:value-type="float" office:value="8" calcext:value-type="float">
            <text:p>8</text:p>
          </table:table-cell>
          <table:table-cell office:value-type="float" office:value="0.424264948883817" calcext:value-type="float">
            <text:p>0.4242649488838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89286270609315" calcext:value-type="float">
            <text:p>0.789286270609315</text:p>
          </table:table-cell>
          <table:table-cell office:value-type="float" office:value="1" calcext:value-type="float">
            <text:p>1</text:p>
          </table:table-cell>
          <table:table-cell office:value-type="float" office:value="0.0525295327103137" calcext:value-type="float">
            <text:p>0.052529532710314</text:p>
          </table:table-cell>
          <table:table-cell office:value-type="float" office:value="11" calcext:value-type="float">
            <text:p>11</text:p>
          </table:table-cell>
          <table:table-cell office:value-type="float" office:value="0.789286270609315" calcext:value-type="float">
            <text:p>0.789286270609315</text:p>
          </table:table-cell>
          <table:table-cell office:value-type="float" office:value="13" calcext:value-type="float">
            <text:p>13</text:p>
          </table:table-cell>
          <table:table-cell office:value-type="float" office:value="0.146457054393326" calcext:value-type="float">
            <text:p>0.14645705439332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24784738738813" calcext:value-type="float">
            <text:p>0.524784738738813</text:p>
          </table:table-cell>
          <table:table-cell office:value-type="float" office:value="0" calcext:value-type="float">
            <text:p>0</text:p>
          </table:table-cell>
          <table:table-cell office:value-type="float" office:value="0.153969574976266" calcext:value-type="float">
            <text:p>0.153969574976266</text:p>
          </table:table-cell>
          <table:table-cell office:value-type="float" office:value="1" calcext:value-type="float">
            <text:p>1</text:p>
          </table:table-cell>
          <table:table-cell office:value-type="float" office:value="0.524784738738813" calcext:value-type="float">
            <text:p>0.524784738738813</text:p>
          </table:table-cell>
          <table:table-cell office:value-type="float" office:value="17" calcext:value-type="float">
            <text:p>17</text:p>
          </table:table-cell>
          <table:table-cell office:value-type="float" office:value="0.309678550167107" calcext:value-type="float">
            <text:p>0.30967855016710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587295365290875" calcext:value-type="float">
            <text:p>0.587295365290875</text:p>
          </table:table-cell>
          <table:table-cell office:value-type="float" office:value="5" calcext:value-type="float">
            <text:p>5</text:p>
          </table:table-cell>
          <table:table-cell office:value-type="float" office:value="0.198818524105249" calcext:value-type="float">
            <text:p>0.198818524105249</text:p>
          </table:table-cell>
          <table:table-cell office:value-type="float" office:value="25" calcext:value-type="float">
            <text:p>25</text:p>
          </table:table-cell>
          <table:table-cell office:value-type="float" office:value="0.208128593287727" calcext:value-type="float">
            <text:p>0.208128593287727</text:p>
          </table:table-cell>
          <table:table-cell office:value-type="float" office:value="81" calcext:value-type="float">
            <text:p>81</text:p>
          </table:table-cell>
          <table:table-cell office:value-type="float" office:value="0.587295365290875" calcext:value-type="float">
            <text:p>0.58729536529087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0.450817763315032" calcext:value-type="float">
            <text:p>0.450817763315032</text:p>
          </table:table-cell>
          <table:table-cell office:value-type="float" office:value="1" calcext:value-type="float">
            <text:p>1</text:p>
          </table:table-cell>
          <table:table-cell office:value-type="float" office:value="0.334840389155149" calcext:value-type="float">
            <text:p>0.334840389155149</text:p>
          </table:table-cell>
          <table:table-cell office:value-type="float" office:value="5" calcext:value-type="float">
            <text:p>5</text:p>
          </table:table-cell>
          <table:table-cell office:value-type="float" office:value="0.200601087253491" calcext:value-type="float">
            <text:p>0.200601087253491</text:p>
          </table:table-cell>
          <table:table-cell office:value-type="float" office:value="123" calcext:value-type="float">
            <text:p>123</text:p>
          </table:table-cell>
          <table:table-cell office:value-type="float" office:value="0.450817763315032" calcext:value-type="float">
            <text:p>0.4508177633150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81797483597181" calcext:value-type="float">
            <text:p>0.481797483597181</text:p>
          </table:table-cell>
          <table:table-cell office:value-type="float" office:value="0" calcext:value-type="float">
            <text:p>0</text:p>
          </table:table-cell>
          <table:table-cell office:value-type="float" office:value="0.481797483597181" calcext:value-type="float">
            <text:p>0.481797483597181</text:p>
          </table:table-cell>
          <table:table-cell office:value-type="float" office:value="1" calcext:value-type="float">
            <text:p>1</text:p>
          </table:table-cell>
          <table:table-cell office:value-type="float" office:value="0.124454525688979" calcext:value-type="float">
            <text:p>0.124454525688979</text:p>
          </table:table-cell>
          <table:table-cell office:value-type="float" office:value="2" calcext:value-type="float">
            <text:p>2</text:p>
          </table:table-cell>
          <table:table-cell office:value-type="float" office:value="0.224493242429422" calcext:value-type="float">
            <text:p>0.224493242429422</text:p>
          </table:table-cell>
          <table:table-cell office:value-type="float" office:value="6" calcext:value-type="float">
            <text:p>6</text:p>
          </table:table-cell>
          <table:table-cell office:value-type="float" office:value="0.162666856052344" calcext:value-type="float">
            <text:p>0.16266685605234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54533918297864" calcext:value-type="float">
            <text:p>0.354533918297864</text:p>
          </table:table-cell>
          <table:table-cell office:value-type="float" office:value="0" calcext:value-type="float">
            <text:p>0</text:p>
          </table:table-cell>
          <table:table-cell office:value-type="float" office:value="0.354533918297864" calcext:value-type="float">
            <text:p>0.354533918297864</text:p>
          </table:table-cell>
          <table:table-cell office:value-type="float" office:value="5" calcext:value-type="float">
            <text:p>5</text:p>
          </table:table-cell>
          <table:table-cell office:value-type="float" office:value="0.304716203177002" calcext:value-type="float">
            <text:p>0.304716203177002</text:p>
          </table:table-cell>
          <table:table-cell office:value-type="float" office:value="24" calcext:value-type="float">
            <text:p>24</text:p>
          </table:table-cell>
          <table:table-cell office:value-type="float" office:value="0.328181505883166" calcext:value-type="float">
            <text:p>0.32818150588316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379314543671835" calcext:value-type="float">
            <text:p>0.379314543671835</text:p>
          </table:table-cell>
          <table:table-cell office:value-type="float" office:value="8" calcext:value-type="float">
            <text:p>8</text:p>
          </table:table-cell>
          <table:table-cell office:value-type="float" office:value="0.379314543671835" calcext:value-type="float">
            <text:p>0.379314543671835</text:p>
          </table:table-cell>
          <table:table-cell office:value-type="float" office:value="9" calcext:value-type="float">
            <text:p>9</text:p>
          </table:table-cell>
          <table:table-cell office:value-type="float" office:value="0.180610185092727" calcext:value-type="float">
            <text:p>0.180610185092727</text:p>
          </table:table-cell>
          <table:table-cell office:value-type="float" office:value="13" calcext:value-type="float">
            <text:p>13</text:p>
          </table:table-cell>
          <table:table-cell office:value-type="float" office:value="0.327705105487283" calcext:value-type="float">
            <text:p>0.327705105487283</text:p>
          </table:table-cell>
          <table:table-cell office:value-type="float" office:value="94" calcext:value-type="float">
            <text:p>94</text:p>
          </table:table-cell>
          <table:table-cell office:value-type="float" office:value="0.0995924465903897" calcext:value-type="float">
            <text:p>0.0995924465903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22647770457175" calcext:value-type="float">
            <text:p>0.222647770457175</text:p>
          </table:table-cell>
          <table:table-cell office:value-type="float" office:value="3" calcext:value-type="float">
            <text:p>3</text:p>
          </table:table-cell>
          <table:table-cell office:value-type="float" office:value="0.222647770457175" calcext:value-type="float">
            <text:p>0.222647770457175</text:p>
          </table:table-cell>
          <table:table-cell office:value-type="float" office:value="45" calcext:value-type="float">
            <text:p>45</text:p>
          </table:table-cell>
          <table:table-cell office:value-type="float" office:value="0.206547986049148" calcext:value-type="float">
            <text:p>0.206547986049148</text:p>
          </table:table-cell>
          <table:table-cell office:value-type="float" office:value="119" calcext:value-type="float">
            <text:p>119</text:p>
          </table:table-cell>
          <table:table-cell office:value-type="float" office:value="0.151200138524076" calcext:value-type="float">
            <text:p>0.151200138524076</text:p>
          </table:table-cell>
          <table:table-cell office:value-type="float" office:value="123" calcext:value-type="float">
            <text:p>123</text:p>
          </table:table-cell>
          <table:table-cell office:value-type="float" office:value="0.222212651966435" calcext:value-type="float">
            <text:p>0.222212651966435</text:p>
          </table:table-cell>
          <table:table-cell office:value-type="float" office:value="127" calcext:value-type="float">
            <text:p>127</text:p>
          </table:table-cell>
          <table:table-cell office:value-type="float" office:value="0.180599359050204" calcext:value-type="float">
            <text:p>0.1805993590502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70961105494026" calcext:value-type="float">
            <text:p>0.470961105494026</text:p>
          </table:table-cell>
          <table:table-cell office:value-type="float" office:value="2" calcext:value-type="float">
            <text:p>2</text:p>
          </table:table-cell>
          <table:table-cell office:value-type="float" office:value="0.122311194528457" calcext:value-type="float">
            <text:p>0.122311194528457</text:p>
          </table:table-cell>
          <table:table-cell office:value-type="float" office:value="5" calcext:value-type="float">
            <text:p>5</text:p>
          </table:table-cell>
          <table:table-cell office:value-type="float" office:value="0.470961105494026" calcext:value-type="float">
            <text:p>0.470961105494026</text:p>
          </table:table-cell>
          <table:table-cell office:value-type="float" office:value="46" calcext:value-type="float">
            <text:p>46</text:p>
          </table:table-cell>
          <table:table-cell office:value-type="float" office:value="0.392105295624918" calcext:value-type="float">
            <text:p>0.39210529562491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689381793183513" calcext:value-type="float">
            <text:p>0.689381793183513</text:p>
          </table:table-cell>
          <table:table-cell office:value-type="float" office:value="2" calcext:value-type="float">
            <text:p>2</text:p>
          </table:table-cell>
          <table:table-cell office:value-type="float" office:value="0.190196182492277" calcext:value-type="float">
            <text:p>0.190196182492277</text:p>
          </table:table-cell>
          <table:table-cell office:value-type="float" office:value="16" calcext:value-type="float">
            <text:p>16</text:p>
          </table:table-cell>
          <table:table-cell office:value-type="float" office:value="0.689381793183513" calcext:value-type="float">
            <text:p>0.689381793183513</text:p>
          </table:table-cell>
          <table:table-cell office:value-type="float" office:value="51" calcext:value-type="float">
            <text:p>51</text:p>
          </table:table-cell>
          <table:table-cell office:value-type="float" office:value="0.106701094497378" calcext:value-type="float">
            <text:p>0.10670109449737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706563948672236" calcext:value-type="float">
            <text:p>0.706563948672236</text:p>
          </table:table-cell>
          <table:table-cell office:value-type="float" office:value="1" calcext:value-type="float">
            <text:p>1</text:p>
          </table:table-cell>
          <table:table-cell office:value-type="float" office:value="0.280176090127769" calcext:value-type="float">
            <text:p>0.280176090127769</text:p>
          </table:table-cell>
          <table:table-cell office:value-type="float" office:value="43" calcext:value-type="float">
            <text:p>43</text:p>
          </table:table-cell>
          <table:table-cell office:value-type="float" office:value="0.706563948672236" calcext:value-type="float">
            <text:p>0.70656394867223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89276224969741" calcext:value-type="float">
            <text:p>0.989276224969741</text:p>
          </table:table-cell>
          <table:table-cell office:value-type="float" office:value="0" calcext:value-type="float">
            <text:p>0</text:p>
          </table:table-cell>
          <table:table-cell office:value-type="float" office:value="0.989276224969741" calcext:value-type="float">
            <text:p>0.9892762249697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542562930702896" calcext:value-type="float">
            <text:p>0.542562930702896</text:p>
          </table:table-cell>
          <table:table-cell office:value-type="float" office:value="0" calcext:value-type="float">
            <text:p>0</text:p>
          </table:table-cell>
          <table:table-cell office:value-type="float" office:value="0.447826394251126" calcext:value-type="float">
            <text:p>0.447826394251126</text:p>
          </table:table-cell>
          <table:table-cell office:value-type="float" office:value="27" calcext:value-type="float">
            <text:p>27</text:p>
          </table:table-cell>
          <table:table-cell office:value-type="float" office:value="0.542562930702896" calcext:value-type="float">
            <text:p>0.54256293070289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.864107930972366" calcext:value-type="float">
            <text:p>0.864107930972366</text:p>
          </table:table-cell>
          <table:table-cell office:value-type="float" office:value="31" calcext:value-type="float">
            <text:p>31</text:p>
          </table:table-cell>
          <table:table-cell office:value-type="float" office:value="0.124007744689747" calcext:value-type="float">
            <text:p>0.124007744689747</text:p>
          </table:table-cell>
          <table:table-cell office:value-type="float" office:value="121" calcext:value-type="float">
            <text:p>121</text:p>
          </table:table-cell>
          <table:table-cell office:value-type="float" office:value="0.864107930972366" calcext:value-type="float">
            <text:p>0.86410793097236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95825770812122" calcext:value-type="float">
            <text:p>0.395825770812122</text:p>
          </table:table-cell>
          <table:table-cell office:value-type="float" office:value="1" calcext:value-type="float">
            <text:p>1</text:p>
          </table:table-cell>
          <table:table-cell office:value-type="float" office:value="0.349111575523081" calcext:value-type="float">
            <text:p>0.349111575523081</text:p>
          </table:table-cell>
          <table:table-cell office:value-type="float" office:value="3" calcext:value-type="float">
            <text:p>3</text:p>
          </table:table-cell>
          <table:table-cell office:value-type="float" office:value="0.395825770812122" calcext:value-type="float">
            <text:p>0.395825770812122</text:p>
          </table:table-cell>
          <table:table-cell office:value-type="float" office:value="10" calcext:value-type="float">
            <text:p>10</text:p>
          </table:table-cell>
          <table:table-cell office:value-type="float" office:value="0.23985854648183" calcext:value-type="float">
            <text:p>0.2398585464818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520317886996129" calcext:value-type="float">
            <text:p>0.520317886996129</text:p>
          </table:table-cell>
          <table:table-cell office:value-type="float" office:value="30" calcext:value-type="float">
            <text:p>30</text:p>
          </table:table-cell>
          <table:table-cell office:value-type="float" office:value="0.455227750669953" calcext:value-type="float">
            <text:p>0.455227750669953</text:p>
          </table:table-cell>
          <table:table-cell office:value-type="float" office:value="36" calcext:value-type="float">
            <text:p>36</text:p>
          </table:table-cell>
          <table:table-cell office:value-type="float" office:value="0.520317886996129" calcext:value-type="float">
            <text:p>0.52031788699612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763655648111" calcext:value-type="float">
            <text:p>0.4763655648111</text:p>
          </table:table-cell>
          <table:table-cell office:value-type="float" office:value="0" calcext:value-type="float">
            <text:p>0</text:p>
          </table:table-cell>
          <table:table-cell office:value-type="float" office:value="0.4763655648111" calcext:value-type="float">
            <text:p>0.4763655648111</text:p>
          </table:table-cell>
          <table:table-cell office:value-type="float" office:value="52" calcext:value-type="float">
            <text:p>52</text:p>
          </table:table-cell>
          <table:table-cell office:value-type="float" office:value="0.170705845180919" calcext:value-type="float">
            <text:p>0.170705845180919</text:p>
          </table:table-cell>
          <table:table-cell office:value-type="float" office:value="59" calcext:value-type="float">
            <text:p>59</text:p>
          </table:table-cell>
          <table:table-cell office:value-type="float" office:value="0.340711271573747" calcext:value-type="float">
            <text:p>0.3407112715737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97814874565066" calcext:value-type="float">
            <text:p>0.697814874565066</text:p>
          </table:table-cell>
          <table:table-cell office:value-type="float" office:value="0" calcext:value-type="float">
            <text:p>0</text:p>
          </table:table-cell>
          <table:table-cell office:value-type="float" office:value="0.697814874565066" calcext:value-type="float">
            <text:p>0.697814874565066</text:p>
          </table:table-cell>
          <table:table-cell office:value-type="float" office:value="20" calcext:value-type="float">
            <text:p>20</text:p>
          </table:table-cell>
          <table:table-cell office:value-type="float" office:value="0.0699975612125495" calcext:value-type="float">
            <text:p>0.06999756121255</text:p>
          </table:table-cell>
          <table:table-cell office:value-type="float" office:value="27" calcext:value-type="float">
            <text:p>27</text:p>
          </table:table-cell>
          <table:table-cell office:value-type="float" office:value="0.113589601027815" calcext:value-type="float">
            <text:p>0.113589601027815</text:p>
          </table:table-cell>
          <table:table-cell office:value-type="float" office:value="36" calcext:value-type="float">
            <text:p>36</text:p>
          </table:table-cell>
          <table:table-cell office:value-type="float" office:value="0.108061335506004" calcext:value-type="float">
            <text:p>0.10806133550600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71362305424167" calcext:value-type="float">
            <text:p>0.371362305424167</text:p>
          </table:table-cell>
          <table:table-cell office:value-type="float" office:value="0" calcext:value-type="float">
            <text:p>0</text:p>
          </table:table-cell>
          <table:table-cell office:value-type="float" office:value="0.334732782968597" calcext:value-type="float">
            <text:p>0.334732782968597</text:p>
          </table:table-cell>
          <table:table-cell office:value-type="float" office:value="2" calcext:value-type="float">
            <text:p>2</text:p>
          </table:table-cell>
          <table:table-cell office:value-type="float" office:value="0.115010180953311" calcext:value-type="float">
            <text:p>0.115010180953311</text:p>
          </table:table-cell>
          <table:table-cell office:value-type="float" office:value="4" calcext:value-type="float">
            <text:p>4</text:p>
          </table:table-cell>
          <table:table-cell office:value-type="float" office:value="0.371362305424167" calcext:value-type="float">
            <text:p>0.371362305424167</text:p>
          </table:table-cell>
          <table:table-cell office:value-type="float" office:value="119" calcext:value-type="float">
            <text:p>119</text:p>
          </table:table-cell>
          <table:table-cell office:value-type="float" office:value="0.171119273011671" calcext:value-type="float">
            <text:p>0.17111927301167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437129459599397" calcext:value-type="float">
            <text:p>0.437129459599397</text:p>
          </table:table-cell>
          <table:table-cell office:value-type="float" office:value="0" calcext:value-type="float">
            <text:p>0</text:p>
          </table:table-cell>
          <table:table-cell office:value-type="float" office:value="0.236083399630628" calcext:value-type="float">
            <text:p>0.236083399630628</text:p>
          </table:table-cell>
          <table:table-cell office:value-type="float" office:value="1" calcext:value-type="float">
            <text:p>1</text:p>
          </table:table-cell>
          <table:table-cell office:value-type="float" office:value="0.207817846177144" calcext:value-type="float">
            <text:p>0.207817846177144</text:p>
          </table:table-cell>
          <table:table-cell office:value-type="float" office:value="8" calcext:value-type="float">
            <text:p>8</text:p>
          </table:table-cell>
          <table:table-cell office:value-type="float" office:value="0.106548275428369" calcext:value-type="float">
            <text:p>0.106548275428369</text:p>
          </table:table-cell>
          <table:table-cell office:value-type="float" office:value="17" calcext:value-type="float">
            <text:p>17</text:p>
          </table:table-cell>
          <table:table-cell office:value-type="float" office:value="0.437129459599397" calcext:value-type="float">
            <text:p>0.43712945959939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.843546916569829" calcext:value-type="float">
            <text:p>0.843546916569829</text:p>
          </table:table-cell>
          <table:table-cell office:value-type="float" office:value="9" calcext:value-type="float">
            <text:p>9</text:p>
          </table:table-cell>
          <table:table-cell office:value-type="float" office:value="0.149081137941377" calcext:value-type="float">
            <text:p>0.149081137941377</text:p>
          </table:table-cell>
          <table:table-cell office:value-type="float" office:value="52" calcext:value-type="float">
            <text:p>52</text:p>
          </table:table-cell>
          <table:table-cell office:value-type="float" office:value="0.843546916569829" calcext:value-type="float">
            <text:p>0.84354691656982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54792609111063" calcext:value-type="float">
            <text:p>0.354792609111063</text:p>
          </table:table-cell>
          <table:table-cell office:value-type="float" office:value="5" calcext:value-type="float">
            <text:p>5</text:p>
          </table:table-cell>
          <table:table-cell office:value-type="float" office:value="0.354792609111063" calcext:value-type="float">
            <text:p>0.354792609111063</text:p>
          </table:table-cell>
          <table:table-cell office:value-type="float" office:value="7" calcext:value-type="float">
            <text:p>7</text:p>
          </table:table-cell>
          <table:table-cell office:value-type="float" office:value="0.349443425018246" calcext:value-type="float">
            <text:p>0.349443425018246</text:p>
          </table:table-cell>
          <table:table-cell office:value-type="float" office:value="10" calcext:value-type="float">
            <text:p>10</text:p>
          </table:table-cell>
          <table:table-cell office:value-type="float" office:value="0.28835120994379" calcext:value-type="float">
            <text:p>0.2883512099437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14925203887102" calcext:value-type="float">
            <text:p>0.814925203887102</text:p>
          </table:table-cell>
          <table:table-cell office:value-type="float" office:value="1" calcext:value-type="float">
            <text:p>1</text:p>
          </table:table-cell>
          <table:table-cell office:value-type="float" office:value="0.814925203887102" calcext:value-type="float">
            <text:p>0.814925203887102</text:p>
          </table:table-cell>
          <table:table-cell office:value-type="float" office:value="2" calcext:value-type="float">
            <text:p>2</text:p>
          </table:table-cell>
          <table:table-cell office:value-type="float" office:value="0.173696085749196" calcext:value-type="float">
            <text:p>0.17369608574919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835710478989728" calcext:value-type="float">
            <text:p>0.835710478989728</text:p>
          </table:table-cell>
          <table:table-cell office:value-type="float" office:value="14" calcext:value-type="float">
            <text:p>14</text:p>
          </table:table-cell>
          <table:table-cell office:value-type="float" office:value="0.149518696200317" calcext:value-type="float">
            <text:p>0.149518696200317</text:p>
          </table:table-cell>
          <table:table-cell office:value-type="float" office:value="36" calcext:value-type="float">
            <text:p>36</text:p>
          </table:table-cell>
          <table:table-cell office:value-type="float" office:value="0.835710478989728" calcext:value-type="float">
            <text:p>0.83571047898972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987862406472232" calcext:value-type="float">
            <text:p>0.987862406472232</text:p>
          </table:table-cell>
          <table:table-cell office:value-type="float" office:value="20" calcext:value-type="float">
            <text:p>20</text:p>
          </table:table-cell>
          <table:table-cell office:value-type="float" office:value="0.987862406472232" calcext:value-type="float">
            <text:p>0.9878624064722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844433766389971" calcext:value-type="float">
            <text:p>0.844433766389971</text:p>
          </table:table-cell>
          <table:table-cell office:value-type="float" office:value="12" calcext:value-type="float">
            <text:p>12</text:p>
          </table:table-cell>
          <table:table-cell office:value-type="float" office:value="0.145279538322041" calcext:value-type="float">
            <text:p>0.145279538322041</text:p>
          </table:table-cell>
          <table:table-cell office:value-type="float" office:value="54" calcext:value-type="float">
            <text:p>54</text:p>
          </table:table-cell>
          <table:table-cell office:value-type="float" office:value="0.844433766389971" calcext:value-type="float">
            <text:p>0.84443376638997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358502176312783" calcext:value-type="float">
            <text:p>0.358502176312783</text:p>
          </table:table-cell>
          <table:table-cell office:value-type="float" office:value="1" calcext:value-type="float">
            <text:p>1</text:p>
          </table:table-cell>
          <table:table-cell office:value-type="float" office:value="0.247498303693775" calcext:value-type="float">
            <text:p>0.247498303693775</text:p>
          </table:table-cell>
          <table:table-cell office:value-type="float" office:value="2" calcext:value-type="float">
            <text:p>2</text:p>
          </table:table-cell>
          <table:table-cell office:value-type="float" office:value="0.109616169327285" calcext:value-type="float">
            <text:p>0.109616169327285</text:p>
          </table:table-cell>
          <table:table-cell office:value-type="float" office:value="8" calcext:value-type="float">
            <text:p>8</text:p>
          </table:table-cell>
          <table:table-cell office:value-type="float" office:value="0.275054188424336" calcext:value-type="float">
            <text:p>0.275054188424336</text:p>
          </table:table-cell>
          <table:table-cell office:value-type="float" office:value="64" calcext:value-type="float">
            <text:p>64</text:p>
          </table:table-cell>
          <table:table-cell office:value-type="float" office:value="0.358502176312783" calcext:value-type="float">
            <text:p>0.3585021763127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602145531383463" calcext:value-type="float">
            <text:p>0.602145531383463</text:p>
          </table:table-cell>
          <table:table-cell office:value-type="float" office:value="2" calcext:value-type="float">
            <text:p>2</text:p>
          </table:table-cell>
          <table:table-cell office:value-type="float" office:value="0.18966068999223" calcext:value-type="float">
            <text:p>0.18966068999223</text:p>
          </table:table-cell>
          <table:table-cell office:value-type="float" office:value="18" calcext:value-type="float">
            <text:p>18</text:p>
          </table:table-cell>
          <table:table-cell office:value-type="float" office:value="0.199097678934738" calcext:value-type="float">
            <text:p>0.199097678934738</text:p>
          </table:table-cell>
          <table:table-cell office:value-type="float" office:value="72" calcext:value-type="float">
            <text:p>72</text:p>
          </table:table-cell>
          <table:table-cell office:value-type="float" office:value="0.602145531383463" calcext:value-type="float">
            <text:p>0.60214553138346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698856225365923" calcext:value-type="float">
            <text:p>0.698856225365923</text:p>
          </table:table-cell>
          <table:table-cell office:value-type="float" office:value="1" calcext:value-type="float">
            <text:p>1</text:p>
          </table:table-cell>
          <table:table-cell office:value-type="float" office:value="0.145398472697414" calcext:value-type="float">
            <text:p>0.145398472697414</text:p>
          </table:table-cell>
          <table:table-cell office:value-type="float" office:value="12" calcext:value-type="float">
            <text:p>12</text:p>
          </table:table-cell>
          <table:table-cell office:value-type="float" office:value="0.698856225365923" calcext:value-type="float">
            <text:p>0.698856225365923</text:p>
          </table:table-cell>
          <table:table-cell office:value-type="float" office:value="46" calcext:value-type="float">
            <text:p>46</text:p>
          </table:table-cell>
          <table:table-cell office:value-type="float" office:value="0.14607964698494" calcext:value-type="float">
            <text:p>0.1460796469849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66444674901809" calcext:value-type="float">
            <text:p>0.566444674901809</text:p>
          </table:table-cell>
          <table:table-cell office:value-type="float" office:value="2" calcext:value-type="float">
            <text:p>2</text:p>
          </table:table-cell>
          <table:table-cell office:value-type="float" office:value="0.424503328432926" calcext:value-type="float">
            <text:p>0.424503328432926</text:p>
          </table:table-cell>
          <table:table-cell office:value-type="float" office:value="25" calcext:value-type="float">
            <text:p>25</text:p>
          </table:table-cell>
          <table:table-cell office:value-type="float" office:value="0.566444674901809" calcext:value-type="float">
            <text:p>0.56644467490180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622546050675933" calcext:value-type="float">
            <text:p>0.622546050675933</text:p>
          </table:table-cell>
          <table:table-cell office:value-type="float" office:value="1" calcext:value-type="float">
            <text:p>1</text:p>
          </table:table-cell>
          <table:table-cell office:value-type="float" office:value="0.0658323627452128" calcext:value-type="float">
            <text:p>0.065832362745213</text:p>
          </table:table-cell>
          <table:table-cell office:value-type="float" office:value="5" calcext:value-type="float">
            <text:p>5</text:p>
          </table:table-cell>
          <table:table-cell office:value-type="float" office:value="0.305262826942077" calcext:value-type="float">
            <text:p>0.305262826942077</text:p>
          </table:table-cell>
          <table:table-cell office:value-type="float" office:value="129" calcext:value-type="float">
            <text:p>129</text:p>
          </table:table-cell>
          <table:table-cell office:value-type="float" office:value="0.622546050675933" calcext:value-type="float">
            <text:p>0.62254605067593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833102025199804" calcext:value-type="float">
            <text:p>0.833102025199804</text:p>
          </table:table-cell>
          <table:table-cell office:value-type="float" office:value="6" calcext:value-type="float">
            <text:p>6</text:p>
          </table:table-cell>
          <table:table-cell office:value-type="float" office:value="0.154557419273883" calcext:value-type="float">
            <text:p>0.154557419273883</text:p>
          </table:table-cell>
          <table:table-cell office:value-type="float" office:value="44" calcext:value-type="float">
            <text:p>44</text:p>
          </table:table-cell>
          <table:table-cell office:value-type="float" office:value="0.833102025199804" calcext:value-type="float">
            <text:p>0.83310202519980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528575875789615" calcext:value-type="float">
            <text:p>0.528575875789615</text:p>
          </table:table-cell>
          <table:table-cell office:value-type="float" office:value="2" calcext:value-type="float">
            <text:p>2</text:p>
          </table:table-cell>
          <table:table-cell office:value-type="float" office:value="0.447552113045278" calcext:value-type="float">
            <text:p>0.447552113045278</text:p>
          </table:table-cell>
          <table:table-cell office:value-type="float" office:value="55" calcext:value-type="float">
            <text:p>55</text:p>
          </table:table-cell>
          <table:table-cell office:value-type="float" office:value="0.528575875789615" calcext:value-type="float">
            <text:p>0.52857587578961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872576780249743" calcext:value-type="float">
            <text:p>0.872576780249743</text:p>
          </table:table-cell>
          <table:table-cell office:value-type="float" office:value="5" calcext:value-type="float">
            <text:p>5</text:p>
          </table:table-cell>
          <table:table-cell office:value-type="float" office:value="0.118777981351545" calcext:value-type="float">
            <text:p>0.118777981351545</text:p>
          </table:table-cell>
          <table:table-cell office:value-type="float" office:value="81" calcext:value-type="float">
            <text:p>81</text:p>
          </table:table-cell>
          <table:table-cell office:value-type="float" office:value="0.872576780249743" calcext:value-type="float">
            <text:p>0.87257678024974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450727953080265" calcext:value-type="float">
            <text:p>0.450727953080265</text:p>
          </table:table-cell>
          <table:table-cell office:value-type="float" office:value="6" calcext:value-type="float">
            <text:p>6</text:p>
          </table:table-cell>
          <table:table-cell office:value-type="float" office:value="0.277227375376062" calcext:value-type="float">
            <text:p>0.277227375376062</text:p>
          </table:table-cell>
          <table:table-cell office:value-type="float" office:value="24" calcext:value-type="float">
            <text:p>24</text:p>
          </table:table-cell>
          <table:table-cell office:value-type="float" office:value="0.450727953080265" calcext:value-type="float">
            <text:p>0.450727953080265</text:p>
          </table:table-cell>
          <table:table-cell office:value-type="float" office:value="38" calcext:value-type="float">
            <text:p>38</text:p>
          </table:table-cell>
          <table:table-cell office:value-type="float" office:value="0.252118902615516" calcext:value-type="float">
            <text:p>0.25211890261551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98305784607992" calcext:value-type="float">
            <text:p>0.598305784607992</text:p>
          </table:table-cell>
          <table:table-cell office:value-type="float" office:value="4" calcext:value-type="float">
            <text:p>4</text:p>
          </table:table-cell>
          <table:table-cell office:value-type="float" office:value="0.598305784607992" calcext:value-type="float">
            <text:p>0.598305784607992</text:p>
          </table:table-cell>
          <table:table-cell office:value-type="float" office:value="66" calcext:value-type="float">
            <text:p>66</text:p>
          </table:table-cell>
          <table:table-cell office:value-type="float" office:value="0.375720635872289" calcext:value-type="float">
            <text:p>0.37572063587228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448220830194991" calcext:value-type="float">
            <text:p>0.448220830194991</text:p>
          </table:table-cell>
          <table:table-cell office:value-type="float" office:value="1" calcext:value-type="float">
            <text:p>1</text:p>
          </table:table-cell>
          <table:table-cell office:value-type="float" office:value="0.153822622067818" calcext:value-type="float">
            <text:p>0.153822622067818</text:p>
          </table:table-cell>
          <table:table-cell office:value-type="float" office:value="4" calcext:value-type="float">
            <text:p>4</text:p>
          </table:table-cell>
          <table:table-cell office:value-type="float" office:value="0.125096153534584" calcext:value-type="float">
            <text:p>0.125096153534584</text:p>
          </table:table-cell>
          <table:table-cell office:value-type="float" office:value="5" calcext:value-type="float">
            <text:p>5</text:p>
          </table:table-cell>
          <table:table-cell office:value-type="float" office:value="0.258996549548675" calcext:value-type="float">
            <text:p>0.258996549548675</text:p>
          </table:table-cell>
          <table:table-cell office:value-type="float" office:value="31" calcext:value-type="float">
            <text:p>31</text:p>
          </table:table-cell>
          <table:table-cell office:value-type="float" office:value="0.448220830194991" calcext:value-type="float">
            <text:p>0.44822083019499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988256201017287" calcext:value-type="float">
            <text:p>0.988256201017287</text:p>
          </table:table-cell>
          <table:table-cell office:value-type="float" office:value="30" calcext:value-type="float">
            <text:p>30</text:p>
          </table:table-cell>
          <table:table-cell office:value-type="float" office:value="0.988256201017287" calcext:value-type="float">
            <text:p>0.9882562010172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34729116735239" calcext:value-type="float">
            <text:p>0.934729116735239</text:p>
          </table:table-cell>
          <table:table-cell office:value-type="float" office:value="2" calcext:value-type="float">
            <text:p>2</text:p>
          </table:table-cell>
          <table:table-cell office:value-type="float" office:value="0.0575899611428744" calcext:value-type="float">
            <text:p>0.057589961142875</text:p>
          </table:table-cell>
          <table:table-cell office:value-type="float" office:value="12" calcext:value-type="float">
            <text:p>12</text:p>
          </table:table-cell>
          <table:table-cell office:value-type="float" office:value="0.934729116735239" calcext:value-type="float">
            <text:p>0.93472911673523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425443745514499" calcext:value-type="float">
            <text:p>0.425443745514499</text:p>
          </table:table-cell>
          <table:table-cell office:value-type="float" office:value="2" calcext:value-type="float">
            <text:p>2</text:p>
          </table:table-cell>
          <table:table-cell office:value-type="float" office:value="0.166265199015665" calcext:value-type="float">
            <text:p>0.166265199015665</text:p>
          </table:table-cell>
          <table:table-cell office:value-type="float" office:value="4" calcext:value-type="float">
            <text:p>4</text:p>
          </table:table-cell>
          <table:table-cell office:value-type="float" office:value="0.212956540804486" calcext:value-type="float">
            <text:p>0.212956540804486</text:p>
          </table:table-cell>
          <table:table-cell office:value-type="float" office:value="11" calcext:value-type="float">
            <text:p>11</text:p>
          </table:table-cell>
          <table:table-cell office:value-type="float" office:value="0.183288562928371" calcext:value-type="float">
            <text:p>0.183288562928371</text:p>
          </table:table-cell>
          <table:table-cell office:value-type="float" office:value="73" calcext:value-type="float">
            <text:p>73</text:p>
          </table:table-cell>
          <table:table-cell office:value-type="float" office:value="0.425443745514499" calcext:value-type="float">
            <text:p>0.42544374551449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425391998606065" calcext:value-type="float">
            <text:p>0.425391998606065</text:p>
          </table:table-cell>
          <table:table-cell office:value-type="float" office:value="0" calcext:value-type="float">
            <text:p>0</text:p>
          </table:table-cell>
          <table:table-cell office:value-type="float" office:value="0.278316457017991" calcext:value-type="float">
            <text:p>0.278316457017991</text:p>
          </table:table-cell>
          <table:table-cell office:value-type="float" office:value="2" calcext:value-type="float">
            <text:p>2</text:p>
          </table:table-cell>
          <table:table-cell office:value-type="float" office:value="0.283308593206448" calcext:value-type="float">
            <text:p>0.283308593206448</text:p>
          </table:table-cell>
          <table:table-cell office:value-type="float" office:value="25" calcext:value-type="float">
            <text:p>25</text:p>
          </table:table-cell>
          <table:table-cell office:value-type="float" office:value="0.425391998606065" calcext:value-type="float">
            <text:p>0.4253919986060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451922773458512" calcext:value-type="float">
            <text:p>0.451922773458512</text:p>
          </table:table-cell>
          <table:table-cell office:value-type="float" office:value="0" calcext:value-type="float">
            <text:p>0</text:p>
          </table:table-cell>
          <table:table-cell office:value-type="float" office:value="0.246512527760977" calcext:value-type="float">
            <text:p>0.246512527760977</text:p>
          </table:table-cell>
          <table:table-cell office:value-type="float" office:value="1" calcext:value-type="float">
            <text:p>1</text:p>
          </table:table-cell>
          <table:table-cell office:value-type="float" office:value="0.23278366691031" calcext:value-type="float">
            <text:p>0.23278366691031</text:p>
          </table:table-cell>
          <table:table-cell office:value-type="float" office:value="6" calcext:value-type="float">
            <text:p>6</text:p>
          </table:table-cell>
          <table:table-cell office:value-type="float" office:value="0.0642157675906231" calcext:value-type="float">
            <text:p>0.064215767590623</text:p>
          </table:table-cell>
          <table:table-cell office:value-type="float" office:value="47" calcext:value-type="float">
            <text:p>47</text:p>
          </table:table-cell>
          <table:table-cell office:value-type="float" office:value="0.451922773458512" calcext:value-type="float">
            <text:p>0.4519227734585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41312057832955" calcext:value-type="float">
            <text:p>0.841312057832955</text:p>
          </table:table-cell>
          <table:table-cell office:value-type="float" office:value="1" calcext:value-type="float">
            <text:p>1</text:p>
          </table:table-cell>
          <table:table-cell office:value-type="float" office:value="0.152916360745267" calcext:value-type="float">
            <text:p>0.152916360745267</text:p>
          </table:table-cell>
          <table:table-cell office:value-type="float" office:value="5" calcext:value-type="float">
            <text:p>5</text:p>
          </table:table-cell>
          <table:table-cell office:value-type="float" office:value="0.841312057832955" calcext:value-type="float">
            <text:p>0.84131205783295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625372782879279" calcext:value-type="float">
            <text:p>0.625372782879279</text:p>
          </table:table-cell>
          <table:table-cell office:value-type="float" office:value="2" calcext:value-type="float">
            <text:p>2</text:p>
          </table:table-cell>
          <table:table-cell office:value-type="float" office:value="0.365746012845418" calcext:value-type="float">
            <text:p>0.365746012845418</text:p>
          </table:table-cell>
          <table:table-cell office:value-type="float" office:value="25" calcext:value-type="float">
            <text:p>25</text:p>
          </table:table-cell>
          <table:table-cell office:value-type="float" office:value="0.625372782879279" calcext:value-type="float">
            <text:p>0.62537278287927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61109588459805" calcext:value-type="float">
            <text:p>0.61109588459805</text:p>
          </table:table-cell>
          <table:table-cell office:value-type="float" office:value="5" calcext:value-type="float">
            <text:p>5</text:p>
          </table:table-cell>
          <table:table-cell office:value-type="float" office:value="0.172603257394106" calcext:value-type="float">
            <text:p>0.172603257394106</text:p>
          </table:table-cell>
          <table:table-cell office:value-type="float" office:value="12" calcext:value-type="float">
            <text:p>12</text:p>
          </table:table-cell>
          <table:table-cell office:value-type="float" office:value="0.203853228565046" calcext:value-type="float">
            <text:p>0.203853228565046</text:p>
          </table:table-cell>
          <table:table-cell office:value-type="float" office:value="14" calcext:value-type="float">
            <text:p>14</text:p>
          </table:table-cell>
          <table:table-cell office:value-type="float" office:value="0.61109588459805" calcext:value-type="float">
            <text:p>0.6110958845980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652454439707135" calcext:value-type="float">
            <text:p>0.652454439707135</text:p>
          </table:table-cell>
          <table:table-cell office:value-type="float" office:value="0" calcext:value-type="float">
            <text:p>0</text:p>
          </table:table-cell>
          <table:table-cell office:value-type="float" office:value="0.342228338092951" calcext:value-type="float">
            <text:p>0.342228338092951</text:p>
          </table:table-cell>
          <table:table-cell office:value-type="float" office:value="18" calcext:value-type="float">
            <text:p>18</text:p>
          </table:table-cell>
          <table:table-cell office:value-type="float" office:value="0.652454439707135" calcext:value-type="float">
            <text:p>0.65245443970713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52600218398577" calcext:value-type="float">
            <text:p>0.352600218398577</text:p>
          </table:table-cell>
          <table:table-cell office:value-type="float" office:value="3" calcext:value-type="float">
            <text:p>3</text:p>
          </table:table-cell>
          <table:table-cell office:value-type="float" office:value="0.352600218398577" calcext:value-type="float">
            <text:p>0.352600218398577</text:p>
          </table:table-cell>
          <table:table-cell office:value-type="float" office:value="29" calcext:value-type="float">
            <text:p>29</text:p>
          </table:table-cell>
          <table:table-cell office:value-type="float" office:value="0.183370815668243" calcext:value-type="float">
            <text:p>0.183370815668243</text:p>
          </table:table-cell>
          <table:table-cell office:value-type="float" office:value="51" calcext:value-type="float">
            <text:p>51</text:p>
          </table:table-cell>
          <table:table-cell office:value-type="float" office:value="0.297805772683098" calcext:value-type="float">
            <text:p>0.297805772683098</text:p>
          </table:table-cell>
          <table:table-cell office:value-type="float" office:value="142" calcext:value-type="float">
            <text:p>142</text:p>
          </table:table-cell>
          <table:table-cell office:value-type="float" office:value="0.155770059523903" calcext:value-type="float">
            <text:p>0.15577005952390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898293964486081" calcext:value-type="float">
            <text:p>0.898293964486081</text:p>
          </table:table-cell>
          <table:table-cell office:value-type="float" office:value="20" calcext:value-type="float">
            <text:p>20</text:p>
          </table:table-cell>
          <table:table-cell office:value-type="float" office:value="0.898293964486081" calcext:value-type="float">
            <text:p>0.898293964486081</text:p>
          </table:table-cell>
          <table:table-cell office:value-type="float" office:value="47" calcext:value-type="float">
            <text:p>47</text:p>
          </table:table-cell>
          <table:table-cell office:value-type="float" office:value="0.0887182091103295" calcext:value-type="float">
            <text:p>0.0887182091103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878287676238875" calcext:value-type="float">
            <text:p>0.878287676238875</text:p>
          </table:table-cell>
          <table:table-cell office:value-type="float" office:value="14" calcext:value-type="float">
            <text:p>14</text:p>
          </table:table-cell>
          <table:table-cell office:value-type="float" office:value="0.878287676238875" calcext:value-type="float">
            <text:p>0.878287676238875</text:p>
          </table:table-cell>
          <table:table-cell office:value-type="float" office:value="19" calcext:value-type="float">
            <text:p>19</text:p>
          </table:table-cell>
          <table:table-cell office:value-type="float" office:value="0.114866597093858" calcext:value-type="float">
            <text:p>0.11486659709385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67631517627771" calcext:value-type="float">
            <text:p>0.867631517627771</text:p>
          </table:table-cell>
          <table:table-cell office:value-type="float" office:value="3" calcext:value-type="float">
            <text:p>3</text:p>
          </table:table-cell>
          <table:table-cell office:value-type="float" office:value="0.867631517627771" calcext:value-type="float">
            <text:p>0.867631517627771</text:p>
          </table:table-cell>
          <table:table-cell office:value-type="float" office:value="5" calcext:value-type="float">
            <text:p>5</text:p>
          </table:table-cell>
          <table:table-cell office:value-type="float" office:value="0.125713754093292" calcext:value-type="float">
            <text:p>0.12571375409329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1959078294292" calcext:value-type="float">
            <text:p>0.81959078294292</text:p>
          </table:table-cell>
          <table:table-cell office:value-type="float" office:value="9" calcext:value-type="float">
            <text:p>9</text:p>
          </table:table-cell>
          <table:table-cell office:value-type="float" office:value="0.163601905946783" calcext:value-type="float">
            <text:p>0.163601905946783</text:p>
          </table:table-cell>
          <table:table-cell office:value-type="float" office:value="10" calcext:value-type="float">
            <text:p>10</text:p>
          </table:table-cell>
          <table:table-cell office:value-type="float" office:value="0.81959078294292" calcext:value-type="float">
            <text:p>0.8195907829429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559047313078608" calcext:value-type="float">
            <text:p>0.559047313078608</text:p>
          </table:table-cell>
          <table:table-cell office:value-type="float" office:value="2" calcext:value-type="float">
            <text:p>2</text:p>
          </table:table-cell>
          <table:table-cell office:value-type="float" office:value="0.431874400133364" calcext:value-type="float">
            <text:p>0.431874400133364</text:p>
          </table:table-cell>
          <table:table-cell office:value-type="float" office:value="48" calcext:value-type="float">
            <text:p>48</text:p>
          </table:table-cell>
          <table:table-cell office:value-type="float" office:value="0.559047313078608" calcext:value-type="float">
            <text:p>0.55904731307860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389737058841149" calcext:value-type="float">
            <text:p>0.389737058841149</text:p>
          </table:table-cell>
          <table:table-cell office:value-type="float" office:value="0" calcext:value-type="float">
            <text:p>0</text:p>
          </table:table-cell>
          <table:table-cell office:value-type="float" office:value="0.333959030064531" calcext:value-type="float">
            <text:p>0.333959030064531</text:p>
          </table:table-cell>
          <table:table-cell office:value-type="float" office:value="2" calcext:value-type="float">
            <text:p>2</text:p>
          </table:table-cell>
          <table:table-cell office:value-type="float" office:value="0.202887307069401" calcext:value-type="float">
            <text:p>0.202887307069401</text:p>
          </table:table-cell>
          <table:table-cell office:value-type="float" office:value="5" calcext:value-type="float">
            <text:p>5</text:p>
          </table:table-cell>
          <table:table-cell office:value-type="float" office:value="0.0649470289992075" calcext:value-type="float">
            <text:p>0.064947028999208</text:p>
          </table:table-cell>
          <table:table-cell office:value-type="float" office:value="68" calcext:value-type="float">
            <text:p>68</text:p>
          </table:table-cell>
          <table:table-cell office:value-type="float" office:value="0.389737058841149" calcext:value-type="float">
            <text:p>0.3897370588411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14997266265453" calcext:value-type="float">
            <text:p>0.714997266265453</text:p>
          </table:table-cell>
          <table:table-cell office:value-type="float" office:value="1" calcext:value-type="float">
            <text:p>1</text:p>
          </table:table-cell>
          <table:table-cell office:value-type="float" office:value="0.276072696000424" calcext:value-type="float">
            <text:p>0.276072696000424</text:p>
          </table:table-cell>
          <table:table-cell office:value-type="float" office:value="26" calcext:value-type="float">
            <text:p>26</text:p>
          </table:table-cell>
          <table:table-cell office:value-type="float" office:value="0.714997266265453" calcext:value-type="float">
            <text:p>0.7149972662654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618141793271269" calcext:value-type="float">
            <text:p>0.618141793271269</text:p>
          </table:table-cell>
          <table:table-cell office:value-type="float" office:value="0" calcext:value-type="float">
            <text:p>0</text:p>
          </table:table-cell>
          <table:table-cell office:value-type="float" office:value="0.368258971644286" calcext:value-type="float">
            <text:p>0.368258971644286</text:p>
          </table:table-cell>
          <table:table-cell office:value-type="float" office:value="83" calcext:value-type="float">
            <text:p>83</text:p>
          </table:table-cell>
          <table:table-cell office:value-type="float" office:value="0.618141793271269" calcext:value-type="float">
            <text:p>0.61814179327126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85397881203128" calcext:value-type="float">
            <text:p>0.385397881203128</text:p>
          </table:table-cell>
          <table:table-cell office:value-type="float" office:value="0" calcext:value-type="float">
            <text:p>0</text:p>
          </table:table-cell>
          <table:table-cell office:value-type="float" office:value="0.385397881203128" calcext:value-type="float">
            <text:p>0.385397881203128</text:p>
          </table:table-cell>
          <table:table-cell office:value-type="float" office:value="1" calcext:value-type="float">
            <text:p>1</text:p>
          </table:table-cell>
          <table:table-cell office:value-type="float" office:value="0.329837856292099" calcext:value-type="float">
            <text:p>0.329837856292099</text:p>
          </table:table-cell>
          <table:table-cell office:value-type="float" office:value="52" calcext:value-type="float">
            <text:p>52</text:p>
          </table:table-cell>
          <table:table-cell office:value-type="float" office:value="0.267929845940536" calcext:value-type="float">
            <text:p>0.26792984594053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604727348228418" calcext:value-type="float">
            <text:p>0.604727348228418</text:p>
          </table:table-cell>
          <table:table-cell office:value-type="float" office:value="12" calcext:value-type="float">
            <text:p>12</text:p>
          </table:table-cell>
          <table:table-cell office:value-type="float" office:value="0.268862112448437" calcext:value-type="float">
            <text:p>0.268862112448437</text:p>
          </table:table-cell>
          <table:table-cell office:value-type="float" office:value="15" calcext:value-type="float">
            <text:p>15</text:p>
          </table:table-cell>
          <table:table-cell office:value-type="float" office:value="0.110661277833385" calcext:value-type="float">
            <text:p>0.110661277833385</text:p>
          </table:table-cell>
          <table:table-cell office:value-type="float" office:value="22" calcext:value-type="float">
            <text:p>22</text:p>
          </table:table-cell>
          <table:table-cell office:value-type="float" office:value="0.604727348228418" calcext:value-type="float">
            <text:p>0.60472734822841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81114069198362" calcext:value-type="float">
            <text:p>0.981114069198362</text:p>
          </table:table-cell>
          <table:table-cell office:value-type="float" office:value="19" calcext:value-type="float">
            <text:p>19</text:p>
          </table:table-cell>
          <table:table-cell office:value-type="float" office:value="0.981114069198362" calcext:value-type="float">
            <text:p>0.9811140691983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0.696663149259039" calcext:value-type="float">
            <text:p>0.696663149259039</text:p>
          </table:table-cell>
          <table:table-cell office:value-type="float" office:value="0" calcext:value-type="float">
            <text:p>0</text:p>
          </table:table-cell>
          <table:table-cell office:value-type="float" office:value="0.291255827455793" calcext:value-type="float">
            <text:p>0.291255827455793</text:p>
          </table:table-cell>
          <table:table-cell office:value-type="float" office:value="145" calcext:value-type="float">
            <text:p>145</text:p>
          </table:table-cell>
          <table:table-cell office:value-type="float" office:value="0.696663149259039" calcext:value-type="float">
            <text:p>0.69666314925903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05491287146006" calcext:value-type="float">
            <text:p>0.505491287146006</text:p>
          </table:table-cell>
          <table:table-cell office:value-type="float" office:value="0" calcext:value-type="float">
            <text:p>0</text:p>
          </table:table-cell>
          <table:table-cell office:value-type="float" office:value="0.485059990395643" calcext:value-type="float">
            <text:p>0.485059990395643</text:p>
          </table:table-cell>
          <table:table-cell office:value-type="float" office:value="13" calcext:value-type="float">
            <text:p>13</text:p>
          </table:table-cell>
          <table:table-cell office:value-type="float" office:value="0.505491287146006" calcext:value-type="float">
            <text:p>0.50549128714600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11920112159946" calcext:value-type="float">
            <text:p>0.611920112159946</text:p>
          </table:table-cell>
          <table:table-cell office:value-type="float" office:value="0" calcext:value-type="float">
            <text:p>0</text:p>
          </table:table-cell>
          <table:table-cell office:value-type="float" office:value="0.611920112159946" calcext:value-type="float">
            <text:p>0.611920112159946</text:p>
          </table:table-cell>
          <table:table-cell office:value-type="float" office:value="101" calcext:value-type="float">
            <text:p>101</text:p>
          </table:table-cell>
          <table:table-cell office:value-type="float" office:value="0.375708058061844" calcext:value-type="float">
            <text:p>0.37570805806184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838578608976692" calcext:value-type="float">
            <text:p>0.838578608976692</text:p>
          </table:table-cell>
          <table:table-cell office:value-type="float" office:value="1" calcext:value-type="float">
            <text:p>1</text:p>
          </table:table-cell>
          <table:table-cell office:value-type="float" office:value="0.151885219346546" calcext:value-type="float">
            <text:p>0.151885219346546</text:p>
          </table:table-cell>
          <table:table-cell office:value-type="float" office:value="40" calcext:value-type="float">
            <text:p>40</text:p>
          </table:table-cell>
          <table:table-cell office:value-type="float" office:value="0.838578608976692" calcext:value-type="float">
            <text:p>0.83857860897669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18575014781143" calcext:value-type="float">
            <text:p>0.918575014781143</text:p>
          </table:table-cell>
          <table:table-cell office:value-type="float" office:value="26" calcext:value-type="float">
            <text:p>26</text:p>
          </table:table-cell>
          <table:table-cell office:value-type="float" office:value="0.918575014781143" calcext:value-type="float">
            <text:p>0.918575014781143</text:p>
          </table:table-cell>
          <table:table-cell office:value-type="float" office:value="35" calcext:value-type="float">
            <text:p>35</text:p>
          </table:table-cell>
          <table:table-cell office:value-type="float" office:value="0.0741029494780926" calcext:value-type="float">
            <text:p>0.07410294947809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36373679947675" calcext:value-type="float">
            <text:p>0.36373679947675</text:p>
          </table:table-cell>
          <table:table-cell office:value-type="float" office:value="2" calcext:value-type="float">
            <text:p>2</text:p>
          </table:table-cell>
          <table:table-cell office:value-type="float" office:value="0.222681917205482" calcext:value-type="float">
            <text:p>0.222681917205482</text:p>
          </table:table-cell>
          <table:table-cell office:value-type="float" office:value="5" calcext:value-type="float">
            <text:p>5</text:p>
          </table:table-cell>
          <table:table-cell office:value-type="float" office:value="0.125515089923195" calcext:value-type="float">
            <text:p>0.125515089923195</text:p>
          </table:table-cell>
          <table:table-cell office:value-type="float" office:value="12" calcext:value-type="float">
            <text:p>12</text:p>
          </table:table-cell>
          <table:table-cell office:value-type="float" office:value="0.36373679947675" calcext:value-type="float">
            <text:p>0.36373679947675</text:p>
          </table:table-cell>
          <table:table-cell office:value-type="float" office:value="31" calcext:value-type="float">
            <text:p>31</text:p>
          </table:table-cell>
          <table:table-cell office:value-type="float" office:value="0.134414401342897" calcext:value-type="float">
            <text:p>0.134414401342897</text:p>
          </table:table-cell>
          <table:table-cell office:value-type="float" office:value="36" calcext:value-type="float">
            <text:p>36</text:p>
          </table:table-cell>
          <table:table-cell office:value-type="float" office:value="0.144582630103989" calcext:value-type="float">
            <text:p>0.1445826301039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10473274859793" calcext:value-type="float">
            <text:p>0.810473274859793</text:p>
          </table:table-cell>
          <table:table-cell office:value-type="float" office:value="0" calcext:value-type="float">
            <text:p>0</text:p>
          </table:table-cell>
          <table:table-cell office:value-type="float" office:value="0.810473274859793" calcext:value-type="float">
            <text:p>0.810473274859793</text:p>
          </table:table-cell>
          <table:table-cell office:value-type="float" office:value="2" calcext:value-type="float">
            <text:p>2</text:p>
          </table:table-cell>
          <table:table-cell office:value-type="float" office:value="0.18285446255491" calcext:value-type="float">
            <text:p>0.1828544625549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098143202996" calcext:value-type="float">
            <text:p>0.52098143202996</text:p>
          </table:table-cell>
          <table:table-cell office:value-type="float" office:value="0" calcext:value-type="float">
            <text:p>0</text:p>
          </table:table-cell>
          <table:table-cell office:value-type="float" office:value="0.308963558155224" calcext:value-type="float">
            <text:p>0.308963558155224</text:p>
          </table:table-cell>
          <table:table-cell office:value-type="float" office:value="2" calcext:value-type="float">
            <text:p>2</text:p>
          </table:table-cell>
          <table:table-cell office:value-type="float" office:value="0.52098143202996" calcext:value-type="float">
            <text:p>0.52098143202996</text:p>
          </table:table-cell>
          <table:table-cell office:value-type="float" office:value="7" calcext:value-type="float">
            <text:p>7</text:p>
          </table:table-cell>
          <table:table-cell office:value-type="float" office:value="0.161587344898347" calcext:value-type="float">
            <text:p>0.1615873448983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48595669266952" calcext:value-type="float">
            <text:p>0.348595669266952</text:p>
          </table:table-cell>
          <table:table-cell office:value-type="float" office:value="2" calcext:value-type="float">
            <text:p>2</text:p>
          </table:table-cell>
          <table:table-cell office:value-type="float" office:value="0.136838641983012" calcext:value-type="float">
            <text:p>0.136838641983012</text:p>
          </table:table-cell>
          <table:table-cell office:value-type="float" office:value="4" calcext:value-type="float">
            <text:p>4</text:p>
          </table:table-cell>
          <table:table-cell office:value-type="float" office:value="0.348595669266952" calcext:value-type="float">
            <text:p>0.348595669266952</text:p>
          </table:table-cell>
          <table:table-cell office:value-type="float" office:value="8" calcext:value-type="float">
            <text:p>8</text:p>
          </table:table-cell>
          <table:table-cell office:value-type="float" office:value="0.160750609779415" calcext:value-type="float">
            <text:p>0.160750609779415</text:p>
          </table:table-cell>
          <table:table-cell office:value-type="float" office:value="13" calcext:value-type="float">
            <text:p>13</text:p>
          </table:table-cell>
          <table:table-cell office:value-type="float" office:value="0.196901141198087" calcext:value-type="float">
            <text:p>0.196901141198087</text:p>
          </table:table-cell>
          <table:table-cell office:value-type="float" office:value="96" calcext:value-type="float">
            <text:p>96</text:p>
          </table:table-cell>
          <table:table-cell office:value-type="float" office:value="0.147413586251228" calcext:value-type="float">
            <text:p>0.1474135862512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842992189909775" calcext:value-type="float">
            <text:p>0.842992189909775</text:p>
          </table:table-cell>
          <table:table-cell office:value-type="float" office:value="3" calcext:value-type="float">
            <text:p>3</text:p>
          </table:table-cell>
          <table:table-cell office:value-type="float" office:value="0.149457298883411" calcext:value-type="float">
            <text:p>0.149457298883411</text:p>
          </table:table-cell>
          <table:table-cell office:value-type="float" office:value="45" calcext:value-type="float">
            <text:p>45</text:p>
          </table:table-cell>
          <table:table-cell office:value-type="float" office:value="0.842992189909775" calcext:value-type="float">
            <text:p>0.84299218990977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.594711852637755" calcext:value-type="float">
            <text:p>0.594711852637755</text:p>
          </table:table-cell>
          <table:table-cell office:value-type="float" office:value="0" calcext:value-type="float">
            <text:p>0</text:p>
          </table:table-cell>
          <table:table-cell office:value-type="float" office:value="0.261943441964669" calcext:value-type="float">
            <text:p>0.261943441964669</text:p>
          </table:table-cell>
          <table:table-cell office:value-type="float" office:value="2" calcext:value-type="float">
            <text:p>2</text:p>
          </table:table-cell>
          <table:table-cell office:value-type="float" office:value="0.131235775164422" calcext:value-type="float">
            <text:p>0.131235775164422</text:p>
          </table:table-cell>
          <table:table-cell office:value-type="float" office:value="57" calcext:value-type="float">
            <text:p>57</text:p>
          </table:table-cell>
          <table:table-cell office:value-type="float" office:value="0.594711852637755" calcext:value-type="float">
            <text:p>0.59471185263775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81158862567625" calcext:value-type="float">
            <text:p>0.381158862567625</text:p>
          </table:table-cell>
          <table:table-cell office:value-type="float" office:value="0" calcext:value-type="float">
            <text:p>0</text:p>
          </table:table-cell>
          <table:table-cell office:value-type="float" office:value="0.381158862567625" calcext:value-type="float">
            <text:p>0.381158862567625</text:p>
          </table:table-cell>
          <table:table-cell office:value-type="float" office:value="2" calcext:value-type="float">
            <text:p>2</text:p>
          </table:table-cell>
          <table:table-cell office:value-type="float" office:value="0.0561435234673648" calcext:value-type="float">
            <text:p>0.056143523467365</text:p>
          </table:table-cell>
          <table:table-cell office:value-type="float" office:value="4" calcext:value-type="float">
            <text:p>4</text:p>
          </table:table-cell>
          <table:table-cell office:value-type="float" office:value="0.179690612089837" calcext:value-type="float">
            <text:p>0.179690612089837</text:p>
          </table:table-cell>
          <table:table-cell office:value-type="float" office:value="8" calcext:value-type="float">
            <text:p>8</text:p>
          </table:table-cell>
          <table:table-cell office:value-type="float" office:value="0.207132251525833" calcext:value-type="float">
            <text:p>0.207132251525833</text:p>
          </table:table-cell>
          <table:table-cell office:value-type="float" office:value="77" calcext:value-type="float">
            <text:p>77</text:p>
          </table:table-cell>
          <table:table-cell office:value-type="float" office:value="0.167309934908367" calcext:value-type="float">
            <text:p>0.1673099349083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28829052334041" calcext:value-type="float">
            <text:p>0.528829052334041</text:p>
          </table:table-cell>
          <table:table-cell office:value-type="float" office:value="1" calcext:value-type="float">
            <text:p>1</text:p>
          </table:table-cell>
          <table:table-cell office:value-type="float" office:value="0.296257309569814" calcext:value-type="float">
            <text:p>0.296257309569814</text:p>
          </table:table-cell>
          <table:table-cell office:value-type="float" office:value="6" calcext:value-type="float">
            <text:p>6</text:p>
          </table:table-cell>
          <table:table-cell office:value-type="float" office:value="0.156529425477845" calcext:value-type="float">
            <text:p>0.156529425477845</text:p>
          </table:table-cell>
          <table:table-cell office:value-type="float" office:value="7" calcext:value-type="float">
            <text:p>7</text:p>
          </table:table-cell>
          <table:table-cell office:value-type="float" office:value="0.528829052334041" calcext:value-type="float">
            <text:p>0.52882905233404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57368414892044" calcext:value-type="float">
            <text:p>0.357368414892044</text:p>
          </table:table-cell>
          <table:table-cell office:value-type="float" office:value="4" calcext:value-type="float">
            <text:p>4</text:p>
          </table:table-cell>
          <table:table-cell office:value-type="float" office:value="0.310626374358454" calcext:value-type="float">
            <text:p>0.310626374358454</text:p>
          </table:table-cell>
          <table:table-cell office:value-type="float" office:value="5" calcext:value-type="float">
            <text:p>5</text:p>
          </table:table-cell>
          <table:table-cell office:value-type="float" office:value="0.321355678575879" calcext:value-type="float">
            <text:p>0.321355678575879</text:p>
          </table:table-cell>
          <table:table-cell office:value-type="float" office:value="100" calcext:value-type="float">
            <text:p>100</text:p>
          </table:table-cell>
          <table:table-cell office:value-type="float" office:value="0.357368414892044" calcext:value-type="float">
            <text:p>0.35736841489204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86481526276689" calcext:value-type="float">
            <text:p>0.486481526276689</text:p>
          </table:table-cell>
          <table:table-cell office:value-type="float" office:value="1" calcext:value-type="float">
            <text:p>1</text:p>
          </table:table-cell>
          <table:table-cell office:value-type="float" office:value="0.486481526276689" calcext:value-type="float">
            <text:p>0.486481526276689</text:p>
          </table:table-cell>
          <table:table-cell office:value-type="float" office:value="65" calcext:value-type="float">
            <text:p>65</text:p>
          </table:table-cell>
          <table:table-cell office:value-type="float" office:value="0.0242997639048094" calcext:value-type="float">
            <text:p>0.024299763904809</text:p>
          </table:table-cell>
          <table:table-cell office:value-type="float" office:value="101" calcext:value-type="float">
            <text:p>101</text:p>
          </table:table-cell>
          <table:table-cell office:value-type="float" office:value="0.478252431769435" calcext:value-type="float">
            <text:p>0.47825243176943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14414428479865" calcext:value-type="float">
            <text:p>0.814414428479865</text:p>
          </table:table-cell>
          <table:table-cell office:value-type="float" office:value="5" calcext:value-type="float">
            <text:p>5</text:p>
          </table:table-cell>
          <table:table-cell office:value-type="float" office:value="0.173371976763326" calcext:value-type="float">
            <text:p>0.173371976763326</text:p>
          </table:table-cell>
          <table:table-cell office:value-type="float" office:value="8" calcext:value-type="float">
            <text:p>8</text:p>
          </table:table-cell>
          <table:table-cell office:value-type="float" office:value="0.814414428479865" calcext:value-type="float">
            <text:p>0.81441442847986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90978649327998" calcext:value-type="float">
            <text:p>0.990978649327998</text:p>
          </table:table-cell>
          <table:table-cell office:value-type="float" office:value="4" calcext:value-type="float">
            <text:p>4</text:p>
          </table:table-cell>
          <table:table-cell office:value-type="float" office:value="0.990978649327998" calcext:value-type="float">
            <text:p>0.99097864932799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438118398767377" calcext:value-type="float">
            <text:p>0.438118398767377</text:p>
          </table:table-cell>
          <table:table-cell office:value-type="float" office:value="0" calcext:value-type="float">
            <text:p>0</text:p>
          </table:table-cell>
          <table:table-cell office:value-type="float" office:value="0.284608876292044" calcext:value-type="float">
            <text:p>0.284608876292044</text:p>
          </table:table-cell>
          <table:table-cell office:value-type="float" office:value="4" calcext:value-type="float">
            <text:p>4</text:p>
          </table:table-cell>
          <table:table-cell office:value-type="float" office:value="0.268923012895146" calcext:value-type="float">
            <text:p>0.268923012895146</text:p>
          </table:table-cell>
          <table:table-cell office:value-type="float" office:value="19" calcext:value-type="float">
            <text:p>19</text:p>
          </table:table-cell>
          <table:table-cell office:value-type="float" office:value="0.438118398767377" calcext:value-type="float">
            <text:p>0.43811839876737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27045557846275" calcext:value-type="float">
            <text:p>0.727045557846275</text:p>
          </table:table-cell>
          <table:table-cell office:value-type="float" office:value="9" calcext:value-type="float">
            <text:p>9</text:p>
          </table:table-cell>
          <table:table-cell office:value-type="float" office:value="0.727045557846275" calcext:value-type="float">
            <text:p>0.727045557846275</text:p>
          </table:table-cell>
          <table:table-cell office:value-type="float" office:value="11" calcext:value-type="float">
            <text:p>11</text:p>
          </table:table-cell>
          <table:table-cell office:value-type="float" office:value="0.250709813383831" calcext:value-type="float">
            <text:p>0.25070981338383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9526159072723" calcext:value-type="float">
            <text:p>0.879526159072723</text:p>
          </table:table-cell>
          <table:table-cell office:value-type="float" office:value="2" calcext:value-type="float">
            <text:p>2</text:p>
          </table:table-cell>
          <table:table-cell office:value-type="float" office:value="0.879526159072723" calcext:value-type="float">
            <text:p>0.879526159072723</text:p>
          </table:table-cell>
          <table:table-cell office:value-type="float" office:value="4" calcext:value-type="float">
            <text:p>4</text:p>
          </table:table-cell>
          <table:table-cell office:value-type="float" office:value="0.112829473006526" calcext:value-type="float">
            <text:p>0.11282947300652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06822405932788" calcext:value-type="float">
            <text:p>0.606822405932788</text:p>
          </table:table-cell>
          <table:table-cell office:value-type="float" office:value="1" calcext:value-type="float">
            <text:p>1</text:p>
          </table:table-cell>
          <table:table-cell office:value-type="float" office:value="0.373448316094698" calcext:value-type="float">
            <text:p>0.373448316094698</text:p>
          </table:table-cell>
          <table:table-cell office:value-type="float" office:value="4" calcext:value-type="float">
            <text:p>4</text:p>
          </table:table-cell>
          <table:table-cell office:value-type="float" office:value="0.606822405932788" calcext:value-type="float">
            <text:p>0.60682240593278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335064672451867" calcext:value-type="float">
            <text:p>0.335064672451867</text:p>
          </table:table-cell>
          <table:table-cell office:value-type="float" office:value="3" calcext:value-type="float">
            <text:p>3</text:p>
          </table:table-cell>
          <table:table-cell office:value-type="float" office:value="0.196459483269243" calcext:value-type="float">
            <text:p>0.196459483269243</text:p>
          </table:table-cell>
          <table:table-cell office:value-type="float" office:value="18" calcext:value-type="float">
            <text:p>18</text:p>
          </table:table-cell>
          <table:table-cell office:value-type="float" office:value="0.335064672451867" calcext:value-type="float">
            <text:p>0.335064672451867</text:p>
          </table:table-cell>
          <table:table-cell office:value-type="float" office:value="25" calcext:value-type="float">
            <text:p>25</text:p>
          </table:table-cell>
          <table:table-cell office:value-type="float" office:value="0.221065868678448" calcext:value-type="float">
            <text:p>0.221065868678448</text:p>
          </table:table-cell>
          <table:table-cell office:value-type="float" office:value="27" calcext:value-type="float">
            <text:p>27</text:p>
          </table:table-cell>
          <table:table-cell office:value-type="float" office:value="0.22392584732376" calcext:value-type="float">
            <text:p>0.2239258473237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.845972066967667" calcext:value-type="float">
            <text:p>0.845972066967667</text:p>
          </table:table-cell>
          <table:table-cell office:value-type="float" office:value="0" calcext:value-type="float">
            <text:p>0</text:p>
          </table:table-cell>
          <table:table-cell office:value-type="float" office:value="0.144712780062699" calcext:value-type="float">
            <text:p>0.144712780062699</text:p>
          </table:table-cell>
          <table:table-cell office:value-type="float" office:value="61" calcext:value-type="float">
            <text:p>61</text:p>
          </table:table-cell>
          <table:table-cell office:value-type="float" office:value="0.845972066967667" calcext:value-type="float">
            <text:p>0.84597206696766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37796504041911" calcext:value-type="float">
            <text:p>0.37796504041911</text:p>
          </table:table-cell>
          <table:table-cell office:value-type="float" office:value="0" calcext:value-type="float">
            <text:p>0</text:p>
          </table:table-cell>
          <table:table-cell office:value-type="float" office:value="0.347320147531387" calcext:value-type="float">
            <text:p>0.347320147531387</text:p>
          </table:table-cell>
          <table:table-cell office:value-type="float" office:value="2" calcext:value-type="float">
            <text:p>2</text:p>
          </table:table-cell>
          <table:table-cell office:value-type="float" office:value="0.264155135800721" calcext:value-type="float">
            <text:p>0.264155135800721</text:p>
          </table:table-cell>
          <table:table-cell office:value-type="float" office:value="7" calcext:value-type="float">
            <text:p>7</text:p>
          </table:table-cell>
          <table:table-cell office:value-type="float" office:value="0.37796504041911" calcext:value-type="float">
            <text:p>0.377965040419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586002746980073" calcext:value-type="float">
            <text:p>0.586002746980073</text:p>
          </table:table-cell>
          <table:table-cell office:value-type="float" office:value="1" calcext:value-type="float">
            <text:p>1</text:p>
          </table:table-cell>
          <table:table-cell office:value-type="float" office:value="0.117225005096548" calcext:value-type="float">
            <text:p>0.117225005096548</text:p>
          </table:table-cell>
          <table:table-cell office:value-type="float" office:value="5" calcext:value-type="float">
            <text:p>5</text:p>
          </table:table-cell>
          <table:table-cell office:value-type="float" office:value="0.279220205594161" calcext:value-type="float">
            <text:p>0.279220205594161</text:p>
          </table:table-cell>
          <table:table-cell office:value-type="float" office:value="81" calcext:value-type="float">
            <text:p>81</text:p>
          </table:table-cell>
          <table:table-cell office:value-type="float" office:value="0.586002746980073" calcext:value-type="float">
            <text:p>0.58600274698007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89944666250162" calcext:value-type="float">
            <text:p>0.989944666250162</text:p>
          </table:table-cell>
          <table:table-cell office:value-type="float" office:value="3" calcext:value-type="float">
            <text:p>3</text:p>
          </table:table-cell>
          <table:table-cell office:value-type="float" office:value="0.989944666250162" calcext:value-type="float">
            <text:p>0.9899446662501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230435602885088" calcext:value-type="float">
            <text:p>0.230435602885088</text:p>
          </table:table-cell>
          <table:table-cell office:value-type="float" office:value="2" calcext:value-type="float">
            <text:p>2</text:p>
          </table:table-cell>
          <table:table-cell office:value-type="float" office:value="0.184640583086437" calcext:value-type="float">
            <text:p>0.184640583086437</text:p>
          </table:table-cell>
          <table:table-cell office:value-type="float" office:value="5" calcext:value-type="float">
            <text:p>5</text:p>
          </table:table-cell>
          <table:table-cell office:value-type="float" office:value="0.178597961917262" calcext:value-type="float">
            <text:p>0.178597961917262</text:p>
          </table:table-cell>
          <table:table-cell office:value-type="float" office:value="6" calcext:value-type="float">
            <text:p>6</text:p>
          </table:table-cell>
          <table:table-cell office:value-type="float" office:value="0.165592693980029" calcext:value-type="float">
            <text:p>0.165592693980029</text:p>
          </table:table-cell>
          <table:table-cell office:value-type="float" office:value="17" calcext:value-type="float">
            <text:p>17</text:p>
          </table:table-cell>
          <table:table-cell office:value-type="float" office:value="0.229509097539429" calcext:value-type="float">
            <text:p>0.229509097539429</text:p>
          </table:table-cell>
          <table:table-cell office:value-type="float" office:value="22" calcext:value-type="float">
            <text:p>22</text:p>
          </table:table-cell>
          <table:table-cell office:value-type="float" office:value="0.230435602885088" calcext:value-type="float">
            <text:p>0.2304356028850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16935513998766" calcext:value-type="float">
            <text:p>0.316935513998766</text:p>
          </table:table-cell>
          <table:table-cell office:value-type="float" office:value="0" calcext:value-type="float">
            <text:p>0</text:p>
          </table:table-cell>
          <table:table-cell office:value-type="float" office:value="0.273854141806083" calcext:value-type="float">
            <text:p>0.273854141806083</text:p>
          </table:table-cell>
          <table:table-cell office:value-type="float" office:value="2" calcext:value-type="float">
            <text:p>2</text:p>
          </table:table-cell>
          <table:table-cell office:value-type="float" office:value="0.134646261599532" calcext:value-type="float">
            <text:p>0.134646261599532</text:p>
          </table:table-cell>
          <table:table-cell office:value-type="float" office:value="3" calcext:value-type="float">
            <text:p>3</text:p>
          </table:table-cell>
          <table:table-cell office:value-type="float" office:value="0.160496802242505" calcext:value-type="float">
            <text:p>0.160496802242505</text:p>
          </table:table-cell>
          <table:table-cell office:value-type="float" office:value="6" calcext:value-type="float">
            <text:p>6</text:p>
          </table:table-cell>
          <table:table-cell office:value-type="float" office:value="0.316935513998766" calcext:value-type="float">
            <text:p>0.316935513998766</text:p>
          </table:table-cell>
          <table:table-cell office:value-type="float" office:value="11" calcext:value-type="float">
            <text:p>11</text:p>
          </table:table-cell>
          <table:table-cell office:value-type="float" office:value="0.106792465162225" calcext:value-type="float">
            <text:p>0.1067924651622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5133669206713" calcext:value-type="float">
            <text:p>0.35133669206713</text:p>
          </table:table-cell>
          <table:table-cell office:value-type="float" office:value="2" calcext:value-type="float">
            <text:p>2</text:p>
          </table:table-cell>
          <table:table-cell office:value-type="float" office:value="0.35133669206713" calcext:value-type="float">
            <text:p>0.35133669206713</text:p>
          </table:table-cell>
          <table:table-cell office:value-type="float" office:value="11" calcext:value-type="float">
            <text:p>11</text:p>
          </table:table-cell>
          <table:table-cell office:value-type="float" office:value="0.225898967303096" calcext:value-type="float">
            <text:p>0.225898967303096</text:p>
          </table:table-cell>
          <table:table-cell office:value-type="float" office:value="12" calcext:value-type="float">
            <text:p>12</text:p>
          </table:table-cell>
          <table:table-cell office:value-type="float" office:value="0.346511583297024" calcext:value-type="float">
            <text:p>0.346511583297024</text:p>
          </table:table-cell>
          <table:table-cell office:value-type="float" office:value="14" calcext:value-type="float">
            <text:p>14</text:p>
          </table:table-cell>
          <table:table-cell office:value-type="float" office:value="0.0611911455110185" calcext:value-type="float">
            <text:p>0.0611911455110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92396499315424" calcext:value-type="float">
            <text:p>0.492396499315424</text:p>
          </table:table-cell>
          <table:table-cell office:value-type="float" office:value="2" calcext:value-type="float">
            <text:p>2</text:p>
          </table:table-cell>
          <table:table-cell office:value-type="float" office:value="0.492396499315424" calcext:value-type="float">
            <text:p>0.492396499315424</text:p>
          </table:table-cell>
          <table:table-cell office:value-type="float" office:value="7" calcext:value-type="float">
            <text:p>7</text:p>
          </table:table-cell>
          <table:table-cell office:value-type="float" office:value="0.483420000590435" calcext:value-type="float">
            <text:p>0.48342000059043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476506158875979" calcext:value-type="float">
            <text:p>0.476506158875979</text:p>
          </table:table-cell>
          <table:table-cell office:value-type="float" office:value="2" calcext:value-type="float">
            <text:p>2</text:p>
          </table:table-cell>
          <table:table-cell office:value-type="float" office:value="0.0662509972221972" calcext:value-type="float">
            <text:p>0.066250997222197</text:p>
          </table:table-cell>
          <table:table-cell office:value-type="float" office:value="4" calcext:value-type="float">
            <text:p>4</text:p>
          </table:table-cell>
          <table:table-cell office:value-type="float" office:value="0.0832483020636398" calcext:value-type="float">
            <text:p>0.08324830206364</text:p>
          </table:table-cell>
          <table:table-cell office:value-type="float" office:value="5" calcext:value-type="float">
            <text:p>5</text:p>
          </table:table-cell>
          <table:table-cell office:value-type="float" office:value="0.272199290143672" calcext:value-type="float">
            <text:p>0.272199290143672</text:p>
          </table:table-cell>
          <table:table-cell office:value-type="float" office:value="13" calcext:value-type="float">
            <text:p>13</text:p>
          </table:table-cell>
          <table:table-cell office:value-type="float" office:value="0.476506158875979" calcext:value-type="float">
            <text:p>0.476506158875979</text:p>
          </table:table-cell>
          <table:table-cell office:value-type="float" office:value="35" calcext:value-type="float">
            <text:p>35</text:p>
          </table:table-cell>
          <table:table-cell office:value-type="float" office:value="0.0954112884007545" calcext:value-type="float">
            <text:p>0.0954112884007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342088912743264" calcext:value-type="float">
            <text:p>0.342088912743264</text:p>
          </table:table-cell>
          <table:table-cell office:value-type="float" office:value="0" calcext:value-type="float">
            <text:p>0</text:p>
          </table:table-cell>
          <table:table-cell office:value-type="float" office:value="0.111979812151491" calcext:value-type="float">
            <text:p>0.111979812151491</text:p>
          </table:table-cell>
          <table:table-cell office:value-type="float" office:value="1" calcext:value-type="float">
            <text:p>1</text:p>
          </table:table-cell>
          <table:table-cell office:value-type="float" office:value="0.254348678247368" calcext:value-type="float">
            <text:p>0.254348678247368</text:p>
          </table:table-cell>
          <table:table-cell office:value-type="float" office:value="2" calcext:value-type="float">
            <text:p>2</text:p>
          </table:table-cell>
          <table:table-cell office:value-type="float" office:value="0.279260159267055" calcext:value-type="float">
            <text:p>0.279260159267055</text:p>
          </table:table-cell>
          <table:table-cell office:value-type="float" office:value="30" calcext:value-type="float">
            <text:p>30</text:p>
          </table:table-cell>
          <table:table-cell office:value-type="float" office:value="0.342088912743264" calcext:value-type="float">
            <text:p>0.34208891274326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3473704497572" calcext:value-type="float">
            <text:p>0.33473704497572</text:p>
          </table:table-cell>
          <table:table-cell office:value-type="float" office:value="1" calcext:value-type="float">
            <text:p>1</text:p>
          </table:table-cell>
          <table:table-cell office:value-type="float" office:value="0.167193740497799" calcext:value-type="float">
            <text:p>0.167193740497799</text:p>
          </table:table-cell>
          <table:table-cell office:value-type="float" office:value="3" calcext:value-type="float">
            <text:p>3</text:p>
          </table:table-cell>
          <table:table-cell office:value-type="float" office:value="0.33473704497572" calcext:value-type="float">
            <text:p>0.33473704497572</text:p>
          </table:table-cell>
          <table:table-cell office:value-type="float" office:value="12" calcext:value-type="float">
            <text:p>12</text:p>
          </table:table-cell>
          <table:table-cell office:value-type="float" office:value="0.173076964383267" calcext:value-type="float">
            <text:p>0.173076964383267</text:p>
          </table:table-cell>
          <table:table-cell office:value-type="float" office:value="30" calcext:value-type="float">
            <text:p>30</text:p>
          </table:table-cell>
          <table:table-cell office:value-type="float" office:value="0.180293774198644" calcext:value-type="float">
            <text:p>0.180293774198644</text:p>
          </table:table-cell>
          <table:table-cell office:value-type="float" office:value="80" calcext:value-type="float">
            <text:p>80</text:p>
          </table:table-cell>
          <table:table-cell office:value-type="float" office:value="0.129422365396045" calcext:value-type="float">
            <text:p>0.1294223653960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0.381936137588173" calcext:value-type="float">
            <text:p>0.381936137588173</text:p>
          </table:table-cell>
          <table:table-cell office:value-type="float" office:value="1" calcext:value-type="float">
            <text:p>1</text:p>
          </table:table-cell>
          <table:table-cell office:value-type="float" office:value="0.381700629011826" calcext:value-type="float">
            <text:p>0.381700629011826</text:p>
          </table:table-cell>
          <table:table-cell office:value-type="float" office:value="31" calcext:value-type="float">
            <text:p>31</text:p>
          </table:table-cell>
          <table:table-cell office:value-type="float" office:value="0.0542730118848878" calcext:value-type="float">
            <text:p>0.054273011884888</text:p>
          </table:table-cell>
          <table:table-cell office:value-type="float" office:value="102" calcext:value-type="float">
            <text:p>102</text:p>
          </table:table-cell>
          <table:table-cell office:value-type="float" office:value="0.169450794068972" calcext:value-type="float">
            <text:p>0.169450794068972</text:p>
          </table:table-cell>
          <table:table-cell office:value-type="float" office:value="147" calcext:value-type="float">
            <text:p>147</text:p>
          </table:table-cell>
          <table:table-cell office:value-type="float" office:value="0.381936137588173" calcext:value-type="float">
            <text:p>0.38193613758817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58662913650379" calcext:value-type="float">
            <text:p>0.58662913650379</text:p>
          </table:table-cell>
          <table:table-cell office:value-type="float" office:value="1" calcext:value-type="float">
            <text:p>1</text:p>
          </table:table-cell>
          <table:table-cell office:value-type="float" office:value="0.391028739938805" calcext:value-type="float">
            <text:p>0.391028739938805</text:p>
          </table:table-cell>
          <table:table-cell office:value-type="float" office:value="14" calcext:value-type="float">
            <text:p>14</text:p>
          </table:table-cell>
          <table:table-cell office:value-type="float" office:value="0.58662913650379" calcext:value-type="float">
            <text:p>0.5866291365037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83863179901368" calcext:value-type="float">
            <text:p>0.83863179901368</text:p>
          </table:table-cell>
          <table:table-cell office:value-type="float" office:value="40" calcext:value-type="float">
            <text:p>40</text:p>
          </table:table-cell>
          <table:table-cell office:value-type="float" office:value="0.146723626663357" calcext:value-type="float">
            <text:p>0.146723626663357</text:p>
          </table:table-cell>
          <table:table-cell office:value-type="float" office:value="54" calcext:value-type="float">
            <text:p>54</text:p>
          </table:table-cell>
          <table:table-cell office:value-type="float" office:value="0.83863179901368" calcext:value-type="float">
            <text:p>0.8386317990136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501908659354519" calcext:value-type="float">
            <text:p>0.501908659354519</text:p>
          </table:table-cell>
          <table:table-cell office:value-type="float" office:value="3" calcext:value-type="float">
            <text:p>3</text:p>
          </table:table-cell>
          <table:table-cell office:value-type="float" office:value="0.395713647907051" calcext:value-type="float">
            <text:p>0.395713647907051</text:p>
          </table:table-cell>
          <table:table-cell office:value-type="float" office:value="21" calcext:value-type="float">
            <text:p>21</text:p>
          </table:table-cell>
          <table:table-cell office:value-type="float" office:value="0.0883364509737933" calcext:value-type="float">
            <text:p>0.088336450973793</text:p>
          </table:table-cell>
          <table:table-cell office:value-type="float" office:value="46" calcext:value-type="float">
            <text:p>46</text:p>
          </table:table-cell>
          <table:table-cell office:value-type="float" office:value="0.501908659354519" calcext:value-type="float">
            <text:p>0.5019086593545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441536806981529" calcext:value-type="float">
            <text:p>0.441536806981529</text:p>
          </table:table-cell>
          <table:table-cell office:value-type="float" office:value="1" calcext:value-type="float">
            <text:p>1</text:p>
          </table:table-cell>
          <table:table-cell office:value-type="float" office:value="0.326122996176085" calcext:value-type="float">
            <text:p>0.326122996176085</text:p>
          </table:table-cell>
          <table:table-cell office:value-type="float" office:value="5" calcext:value-type="float">
            <text:p>5</text:p>
          </table:table-cell>
          <table:table-cell office:value-type="float" office:value="0.211512666846302" calcext:value-type="float">
            <text:p>0.211512666846302</text:p>
          </table:table-cell>
          <table:table-cell office:value-type="float" office:value="18" calcext:value-type="float">
            <text:p>18</text:p>
          </table:table-cell>
          <table:table-cell office:value-type="float" office:value="0.441536806981529" calcext:value-type="float">
            <text:p>0.44153680698152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490526927806583" calcext:value-type="float">
            <text:p>0.490526927806583</text:p>
          </table:table-cell>
          <table:table-cell office:value-type="float" office:value="0" calcext:value-type="float">
            <text:p>0</text:p>
          </table:table-cell>
          <table:table-cell office:value-type="float" office:value="0.476813015603153" calcext:value-type="float">
            <text:p>0.476813015603153</text:p>
          </table:table-cell>
          <table:table-cell office:value-type="float" office:value="43" calcext:value-type="float">
            <text:p>43</text:p>
          </table:table-cell>
          <table:table-cell office:value-type="float" office:value="0.490526927806583" calcext:value-type="float">
            <text:p>0.49052692780658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414755756651397" calcext:value-type="float">
            <text:p>0.414755756651397</text:p>
          </table:table-cell>
          <table:table-cell office:value-type="float" office:value="0" calcext:value-type="float">
            <text:p>0</text:p>
          </table:table-cell>
          <table:table-cell office:value-type="float" office:value="0.377080417313659" calcext:value-type="float">
            <text:p>0.377080417313659</text:p>
          </table:table-cell>
          <table:table-cell office:value-type="float" office:value="2" calcext:value-type="float">
            <text:p>2</text:p>
          </table:table-cell>
          <table:table-cell office:value-type="float" office:value="0.19699004214899" calcext:value-type="float">
            <text:p>0.19699004214899</text:p>
          </table:table-cell>
          <table:table-cell office:value-type="float" office:value="16" calcext:value-type="float">
            <text:p>16</text:p>
          </table:table-cell>
          <table:table-cell office:value-type="float" office:value="0.414755756651397" calcext:value-type="float">
            <text:p>0.41475575665139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19758509096107" calcext:value-type="float">
            <text:p>0.719758509096107</text:p>
          </table:table-cell>
          <table:table-cell office:value-type="float" office:value="1" calcext:value-type="float">
            <text:p>1</text:p>
          </table:table-cell>
          <table:table-cell office:value-type="float" office:value="0.719758509096107" calcext:value-type="float">
            <text:p>0.719758509096107</text:p>
          </table:table-cell>
          <table:table-cell office:value-type="float" office:value="2" calcext:value-type="float">
            <text:p>2</text:p>
          </table:table-cell>
          <table:table-cell office:value-type="float" office:value="0.0992641946276894" calcext:value-type="float">
            <text:p>0.099264194627689</text:p>
          </table:table-cell>
          <table:table-cell office:value-type="float" office:value="3" calcext:value-type="float">
            <text:p>3</text:p>
          </table:table-cell>
          <table:table-cell office:value-type="float" office:value="0.170542148285248" calcext:value-type="float">
            <text:p>0.1705421482852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72543771671272" calcext:value-type="float">
            <text:p>0.472543771671272</text:p>
          </table:table-cell>
          <table:table-cell office:value-type="float" office:value="2" calcext:value-type="float">
            <text:p>2</text:p>
          </table:table-cell>
          <table:table-cell office:value-type="float" office:value="0.472543771671272" calcext:value-type="float">
            <text:p>0.472543771671272</text:p>
          </table:table-cell>
          <table:table-cell office:value-type="float" office:value="8" calcext:value-type="float">
            <text:p>8</text:p>
          </table:table-cell>
          <table:table-cell office:value-type="float" office:value="0.115258900974056" calcext:value-type="float">
            <text:p>0.115258900974056</text:p>
          </table:table-cell>
          <table:table-cell office:value-type="float" office:value="13" calcext:value-type="float">
            <text:p>13</text:p>
          </table:table-cell>
          <table:table-cell office:value-type="float" office:value="0.401856346614845" calcext:value-type="float">
            <text:p>0.40185634661484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68476183069773" calcext:value-type="float">
            <text:p>0.568476183069773</text:p>
          </table:table-cell>
          <table:table-cell office:value-type="float" office:value="0" calcext:value-type="float">
            <text:p>0</text:p>
          </table:table-cell>
          <table:table-cell office:value-type="float" office:value="0.422767566376923" calcext:value-type="float">
            <text:p>0.422767566376923</text:p>
          </table:table-cell>
          <table:table-cell office:value-type="float" office:value="6" calcext:value-type="float">
            <text:p>6</text:p>
          </table:table-cell>
          <table:table-cell office:value-type="float" office:value="0.568476183069773" calcext:value-type="float">
            <text:p>0.56847618306977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74772010499315" calcext:value-type="float">
            <text:p>0.674772010499315</text:p>
          </table:table-cell>
          <table:table-cell office:value-type="float" office:value="2" calcext:value-type="float">
            <text:p>2</text:p>
          </table:table-cell>
          <table:table-cell office:value-type="float" office:value="0.674772010499315" calcext:value-type="float">
            <text:p>0.674772010499315</text:p>
          </table:table-cell>
          <table:table-cell office:value-type="float" office:value="9" calcext:value-type="float">
            <text:p>9</text:p>
          </table:table-cell>
          <table:table-cell office:value-type="float" office:value="0.0686644556515394" calcext:value-type="float">
            <text:p>0.068664455651539</text:p>
          </table:table-cell>
          <table:table-cell office:value-type="float" office:value="11" calcext:value-type="float">
            <text:p>11</text:p>
          </table:table-cell>
          <table:table-cell office:value-type="float" office:value="0.250837264889413" calcext:value-type="float">
            <text:p>0.25083726488941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79573557985937" calcext:value-type="float">
            <text:p>0.679573557985937</text:p>
          </table:table-cell>
          <table:table-cell office:value-type="float" office:value="2" calcext:value-type="float">
            <text:p>2</text:p>
          </table:table-cell>
          <table:table-cell office:value-type="float" office:value="0.301155691253563" calcext:value-type="float">
            <text:p>0.301155691253563</text:p>
          </table:table-cell>
          <table:table-cell office:value-type="float" office:value="3" calcext:value-type="float">
            <text:p>3</text:p>
          </table:table-cell>
          <table:table-cell office:value-type="float" office:value="0.679573557985937" calcext:value-type="float">
            <text:p>0.67957355798593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575891613476477" calcext:value-type="float">
            <text:p>0.575891613476477</text:p>
          </table:table-cell>
          <table:table-cell office:value-type="float" office:value="0" calcext:value-type="float">
            <text:p>0</text:p>
          </table:table-cell>
          <table:table-cell office:value-type="float" office:value="0.195775168641302" calcext:value-type="float">
            <text:p>0.195775168641302</text:p>
          </table:table-cell>
          <table:table-cell office:value-type="float" office:value="18" calcext:value-type="float">
            <text:p>18</text:p>
          </table:table-cell>
          <table:table-cell office:value-type="float" office:value="0.220143908484935" calcext:value-type="float">
            <text:p>0.220143908484935</text:p>
          </table:table-cell>
          <table:table-cell office:value-type="float" office:value="54" calcext:value-type="float">
            <text:p>54</text:p>
          </table:table-cell>
          <table:table-cell office:value-type="float" office:value="0.575891613476477" calcext:value-type="float">
            <text:p>0.57589161347647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76889584531615" calcext:value-type="float">
            <text:p>0.676889584531615</text:p>
          </table:table-cell>
          <table:table-cell office:value-type="float" office:value="0" calcext:value-type="float">
            <text:p>0</text:p>
          </table:table-cell>
          <table:table-cell office:value-type="float" office:value="0.315502525643382" calcext:value-type="float">
            <text:p>0.315502525643382</text:p>
          </table:table-cell>
          <table:table-cell office:value-type="float" office:value="6" calcext:value-type="float">
            <text:p>6</text:p>
          </table:table-cell>
          <table:table-cell office:value-type="float" office:value="0.676889584531615" calcext:value-type="float">
            <text:p>0.67688958453161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9253080065666" calcext:value-type="float">
            <text:p>0.89253080065666</text:p>
          </table:table-cell>
          <table:table-cell office:value-type="float" office:value="62" calcext:value-type="float">
            <text:p>62</text:p>
          </table:table-cell>
          <table:table-cell office:value-type="float" office:value="0.89253080065666" calcext:value-type="float">
            <text:p>0.89253080065666</text:p>
          </table:table-cell>
          <table:table-cell office:value-type="float" office:value="89" calcext:value-type="float">
            <text:p>89</text:p>
          </table:table-cell>
          <table:table-cell office:value-type="float" office:value="0.0960737709890811" calcext:value-type="float">
            <text:p>0.09607377098908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635245244035516" calcext:value-type="float">
            <text:p>0.635245244035516</text:p>
          </table:table-cell>
          <table:table-cell office:value-type="float" office:value="1" calcext:value-type="float">
            <text:p>1</text:p>
          </table:table-cell>
          <table:table-cell office:value-type="float" office:value="0.136827238945183" calcext:value-type="float">
            <text:p>0.136827238945183</text:p>
          </table:table-cell>
          <table:table-cell office:value-type="float" office:value="3" calcext:value-type="float">
            <text:p>3</text:p>
          </table:table-cell>
          <table:table-cell office:value-type="float" office:value="0.0966779740094343" calcext:value-type="float">
            <text:p>0.096677974009434</text:p>
          </table:table-cell>
          <table:table-cell office:value-type="float" office:value="12" calcext:value-type="float">
            <text:p>12</text:p>
          </table:table-cell>
          <table:table-cell office:value-type="float" office:value="0.635245244035516" calcext:value-type="float">
            <text:p>0.635245244035516</text:p>
          </table:table-cell>
          <table:table-cell office:value-type="float" office:value="13" calcext:value-type="float">
            <text:p>13</text:p>
          </table:table-cell>
          <table:table-cell office:value-type="float" office:value="0.119280629081731" calcext:value-type="float">
            <text:p>0.11928062908173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993145796208329" calcext:value-type="float">
            <text:p>0.993145796208329</text:p>
          </table:table-cell>
          <table:table-cell office:value-type="float" office:value="31" calcext:value-type="float">
            <text:p>31</text:p>
          </table:table-cell>
          <table:table-cell office:value-type="float" office:value="0.993145796208329" calcext:value-type="float">
            <text:p>0.9931457962083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425258229558659" calcext:value-type="float">
            <text:p>0.425258229558659</text:p>
          </table:table-cell>
          <table:table-cell office:value-type="float" office:value="0" calcext:value-type="float">
            <text:p>0</text:p>
          </table:table-cell>
          <table:table-cell office:value-type="float" office:value="0.320285503429728" calcext:value-type="float">
            <text:p>0.320285503429728</text:p>
          </table:table-cell>
          <table:table-cell office:value-type="float" office:value="9" calcext:value-type="float">
            <text:p>9</text:p>
          </table:table-cell>
          <table:table-cell office:value-type="float" office:value="0.117138754135091" calcext:value-type="float">
            <text:p>0.117138754135091</text:p>
          </table:table-cell>
          <table:table-cell office:value-type="float" office:value="12" calcext:value-type="float">
            <text:p>12</text:p>
          </table:table-cell>
          <table:table-cell office:value-type="float" office:value="0.128102084736207" calcext:value-type="float">
            <text:p>0.128102084736207</text:p>
          </table:table-cell>
          <table:table-cell office:value-type="float" office:value="16" calcext:value-type="float">
            <text:p>16</text:p>
          </table:table-cell>
          <table:table-cell office:value-type="float" office:value="0.425258229558659" calcext:value-type="float">
            <text:p>0.42525822955865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593853834420949" calcext:value-type="float">
            <text:p>0.593853834420949</text:p>
          </table:table-cell>
          <table:table-cell office:value-type="float" office:value="3" calcext:value-type="float">
            <text:p>3</text:p>
          </table:table-cell>
          <table:table-cell office:value-type="float" office:value="0.25154501080269" calcext:value-type="float">
            <text:p>0.25154501080269</text:p>
          </table:table-cell>
          <table:table-cell office:value-type="float" office:value="27" calcext:value-type="float">
            <text:p>27</text:p>
          </table:table-cell>
          <table:table-cell office:value-type="float" office:value="0.593853834420949" calcext:value-type="float">
            <text:p>0.593853834420949</text:p>
          </table:table-cell>
          <table:table-cell office:value-type="float" office:value="117" calcext:value-type="float">
            <text:p>117</text:p>
          </table:table-cell>
          <table:table-cell office:value-type="float" office:value="0.141376229217542" calcext:value-type="float">
            <text:p>0.14137622921754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10721834105763" calcext:value-type="float">
            <text:p>0.310721834105763</text:p>
          </table:table-cell>
          <table:table-cell office:value-type="float" office:value="2" calcext:value-type="float">
            <text:p>2</text:p>
          </table:table-cell>
          <table:table-cell office:value-type="float" office:value="0.28485478406069" calcext:value-type="float">
            <text:p>0.28485478406069</text:p>
          </table:table-cell>
          <table:table-cell office:value-type="float" office:value="4" calcext:value-type="float">
            <text:p>4</text:p>
          </table:table-cell>
          <table:table-cell office:value-type="float" office:value="0.14528058768233" calcext:value-type="float">
            <text:p>0.14528058768233</text:p>
          </table:table-cell>
          <table:table-cell office:value-type="float" office:value="7" calcext:value-type="float">
            <text:p>7</text:p>
          </table:table-cell>
          <table:table-cell office:value-type="float" office:value="0.171299521828536" calcext:value-type="float">
            <text:p>0.171299521828536</text:p>
          </table:table-cell>
          <table:table-cell office:value-type="float" office:value="10" calcext:value-type="float">
            <text:p>10</text:p>
          </table:table-cell>
          <table:table-cell office:value-type="float" office:value="0.0812445672985955" calcext:value-type="float">
            <text:p>0.081244567298596</text:p>
          </table:table-cell>
          <table:table-cell office:value-type="float" office:value="77" calcext:value-type="float">
            <text:p>77</text:p>
          </table:table-cell>
          <table:table-cell office:value-type="float" office:value="0.310721834105763" calcext:value-type="float">
            <text:p>0.3107218341057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70887212198578" calcext:value-type="float">
            <text:p>0.570887212198578</text:p>
          </table:table-cell>
          <table:table-cell office:value-type="float" office:value="0" calcext:value-type="float">
            <text:p>0</text:p>
          </table:table-cell>
          <table:table-cell office:value-type="float" office:value="0.167672245693532" calcext:value-type="float">
            <text:p>0.167672245693532</text:p>
          </table:table-cell>
          <table:table-cell office:value-type="float" office:value="2" calcext:value-type="float">
            <text:p>2</text:p>
          </table:table-cell>
          <table:table-cell office:value-type="float" office:value="0.570887212198578" calcext:value-type="float">
            <text:p>0.570887212198578</text:p>
          </table:table-cell>
          <table:table-cell office:value-type="float" office:value="9" calcext:value-type="float">
            <text:p>9</text:p>
          </table:table-cell>
          <table:table-cell office:value-type="float" office:value="0.0780054981067643" calcext:value-type="float">
            <text:p>0.078005498106764</text:p>
          </table:table-cell>
          <table:table-cell office:value-type="float" office:value="32" calcext:value-type="float">
            <text:p>32</text:p>
          </table:table-cell>
          <table:table-cell office:value-type="float" office:value="0.172443934861478" calcext:value-type="float">
            <text:p>0.17244393486147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444415388908156" calcext:value-type="float">
            <text:p>0.444415388908156</text:p>
          </table:table-cell>
          <table:table-cell office:value-type="float" office:value="0" calcext:value-type="float">
            <text:p>0</text:p>
          </table:table-cell>
          <table:table-cell office:value-type="float" office:value="0.202011987291095" calcext:value-type="float">
            <text:p>0.202011987291095</text:p>
          </table:table-cell>
          <table:table-cell office:value-type="float" office:value="4" calcext:value-type="float">
            <text:p>4</text:p>
          </table:table-cell>
          <table:table-cell office:value-type="float" office:value="0.333674033946947" calcext:value-type="float">
            <text:p>0.333674033946947</text:p>
          </table:table-cell>
          <table:table-cell office:value-type="float" office:value="49" calcext:value-type="float">
            <text:p>49</text:p>
          </table:table-cell>
          <table:table-cell office:value-type="float" office:value="0.444415388908156" calcext:value-type="float">
            <text:p>0.44441538890815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98311282904976" calcext:value-type="float">
            <text:p>0.498311282904976</text:p>
          </table:table-cell>
          <table:table-cell office:value-type="float" office:value="2" calcext:value-type="float">
            <text:p>2</text:p>
          </table:table-cell>
          <table:table-cell office:value-type="float" office:value="0.161505178048641" calcext:value-type="float">
            <text:p>0.161505178048641</text:p>
          </table:table-cell>
          <table:table-cell office:value-type="float" office:value="3" calcext:value-type="float">
            <text:p>3</text:p>
          </table:table-cell>
          <table:table-cell office:value-type="float" office:value="0.498311282904976" calcext:value-type="float">
            <text:p>0.498311282904976</text:p>
          </table:table-cell>
          <table:table-cell office:value-type="float" office:value="84" calcext:value-type="float">
            <text:p>84</text:p>
          </table:table-cell>
          <table:table-cell office:value-type="float" office:value="0.16667057374286" calcext:value-type="float">
            <text:p>0.16667057374286</text:p>
          </table:table-cell>
          <table:table-cell office:value-type="float" office:value="96" calcext:value-type="float">
            <text:p>96</text:p>
          </table:table-cell>
          <table:table-cell office:value-type="float" office:value="0.16381705964366" calcext:value-type="float">
            <text:p>0.1638170596436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625143784976784" calcext:value-type="float">
            <text:p>0.625143784976784</text:p>
          </table:table-cell>
          <table:table-cell office:value-type="float" office:value="0" calcext:value-type="float">
            <text:p>0</text:p>
          </table:table-cell>
          <table:table-cell office:value-type="float" office:value="0.152080218060183" calcext:value-type="float">
            <text:p>0.152080218060183</text:p>
          </table:table-cell>
          <table:table-cell office:value-type="float" office:value="2" calcext:value-type="float">
            <text:p>2</text:p>
          </table:table-cell>
          <table:table-cell office:value-type="float" office:value="0.216384746645533" calcext:value-type="float">
            <text:p>0.216384746645533</text:p>
          </table:table-cell>
          <table:table-cell office:value-type="float" office:value="37" calcext:value-type="float">
            <text:p>37</text:p>
          </table:table-cell>
          <table:table-cell office:value-type="float" office:value="0.625143784976784" calcext:value-type="float">
            <text:p>0.6251437849767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0.581950771754841" calcext:value-type="float">
            <text:p>0.581950771754841</text:p>
          </table:table-cell>
          <table:table-cell office:value-type="float" office:value="1" calcext:value-type="float">
            <text:p>1</text:p>
          </table:table-cell>
          <table:table-cell office:value-type="float" office:value="0.263215319931813" calcext:value-type="float">
            <text:p>0.263215319931813</text:p>
          </table:table-cell>
          <table:table-cell office:value-type="float" office:value="17" calcext:value-type="float">
            <text:p>17</text:p>
          </table:table-cell>
          <table:table-cell office:value-type="float" office:value="0.142843166179245" calcext:value-type="float">
            <text:p>0.142843166179245</text:p>
          </table:table-cell>
          <table:table-cell office:value-type="float" office:value="118" calcext:value-type="float">
            <text:p>118</text:p>
          </table:table-cell>
          <table:table-cell office:value-type="float" office:value="0.581950771754841" calcext:value-type="float">
            <text:p>0.58195077175484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.919840480083933" calcext:value-type="float">
            <text:p>0.919840480083933</text:p>
          </table:table-cell>
          <table:table-cell office:value-type="float" office:value="15" calcext:value-type="float">
            <text:p>15</text:p>
          </table:table-cell>
          <table:table-cell office:value-type="float" office:value="0.0709650600451316" calcext:value-type="float">
            <text:p>0.070965060045132</text:p>
          </table:table-cell>
          <table:table-cell office:value-type="float" office:value="117" calcext:value-type="float">
            <text:p>117</text:p>
          </table:table-cell>
          <table:table-cell office:value-type="float" office:value="0.919840480083933" calcext:value-type="float">
            <text:p>0.91984048008393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89218817918224" calcext:value-type="float">
            <text:p>0.389218817918224</text:p>
          </table:table-cell>
          <table:table-cell office:value-type="float" office:value="0" calcext:value-type="float">
            <text:p>0</text:p>
          </table:table-cell>
          <table:table-cell office:value-type="float" office:value="0.389218817918224" calcext:value-type="float">
            <text:p>0.389218817918224</text:p>
          </table:table-cell>
          <table:table-cell office:value-type="float" office:value="1" calcext:value-type="float">
            <text:p>1</text:p>
          </table:table-cell>
          <table:table-cell office:value-type="float" office:value="0.333835992934185" calcext:value-type="float">
            <text:p>0.333835992934185</text:p>
          </table:table-cell>
          <table:table-cell office:value-type="float" office:value="9" calcext:value-type="float">
            <text:p>9</text:p>
          </table:table-cell>
          <table:table-cell office:value-type="float" office:value="0.165144435521076" calcext:value-type="float">
            <text:p>0.165144435521076</text:p>
          </table:table-cell>
          <table:table-cell office:value-type="float" office:value="129" calcext:value-type="float">
            <text:p>129</text:p>
          </table:table-cell>
          <table:table-cell office:value-type="float" office:value="0.10263350742428" calcext:value-type="float">
            <text:p>0.102633507424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36940872802328" calcext:value-type="float">
            <text:p>0.336940872802328</text:p>
          </table:table-cell>
          <table:table-cell office:value-type="float" office:value="1" calcext:value-type="float">
            <text:p>1</text:p>
          </table:table-cell>
          <table:table-cell office:value-type="float" office:value="0.0947857805798046" calcext:value-type="float">
            <text:p>0.094785780579805</text:p>
          </table:table-cell>
          <table:table-cell office:value-type="float" office:value="2" calcext:value-type="float">
            <text:p>2</text:p>
          </table:table-cell>
          <table:table-cell office:value-type="float" office:value="0.312445484753471" calcext:value-type="float">
            <text:p>0.312445484753471</text:p>
          </table:table-cell>
          <table:table-cell office:value-type="float" office:value="68" calcext:value-type="float">
            <text:p>68</text:p>
          </table:table-cell>
          <table:table-cell office:value-type="float" office:value="0.24923184785667" calcext:value-type="float">
            <text:p>0.24923184785667</text:p>
          </table:table-cell>
          <table:table-cell office:value-type="float" office:value="80" calcext:value-type="float">
            <text:p>80</text:p>
          </table:table-cell>
          <table:table-cell office:value-type="float" office:value="0.336940872802328" calcext:value-type="float">
            <text:p>0.3369408728023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48131604741218" calcext:value-type="float">
            <text:p>0.848131604741218</text:p>
          </table:table-cell>
          <table:table-cell office:value-type="float" office:value="0" calcext:value-type="float">
            <text:p>0</text:p>
          </table:table-cell>
          <table:table-cell office:value-type="float" office:value="0.139172562283982" calcext:value-type="float">
            <text:p>0.139172562283982</text:p>
          </table:table-cell>
          <table:table-cell office:value-type="float" office:value="2" calcext:value-type="float">
            <text:p>2</text:p>
          </table:table-cell>
          <table:table-cell office:value-type="float" office:value="0.848131604741218" calcext:value-type="float">
            <text:p>0.84813160474121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67660781499775" calcext:value-type="float">
            <text:p>0.67660781499775</text:p>
          </table:table-cell>
          <table:table-cell office:value-type="float" office:value="2" calcext:value-type="float">
            <text:p>2</text:p>
          </table:table-cell>
          <table:table-cell office:value-type="float" office:value="0.310844196653093" calcext:value-type="float">
            <text:p>0.310844196653093</text:p>
          </table:table-cell>
          <table:table-cell office:value-type="float" office:value="18" calcext:value-type="float">
            <text:p>18</text:p>
          </table:table-cell>
          <table:table-cell office:value-type="float" office:value="0.67660781499775" calcext:value-type="float">
            <text:p>0.6766078149977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11599793523737" calcext:value-type="float">
            <text:p>0.411599793523737</text:p>
          </table:table-cell>
          <table:table-cell office:value-type="float" office:value="0" calcext:value-type="float">
            <text:p>0</text:p>
          </table:table-cell>
          <table:table-cell office:value-type="float" office:value="0.411599793523737" calcext:value-type="float">
            <text:p>0.411599793523737</text:p>
          </table:table-cell>
          <table:table-cell office:value-type="float" office:value="5" calcext:value-type="float">
            <text:p>5</text:p>
          </table:table-cell>
          <table:table-cell office:value-type="float" office:value="0.345129516382738" calcext:value-type="float">
            <text:p>0.345129516382738</text:p>
          </table:table-cell>
          <table:table-cell office:value-type="float" office:value="16" calcext:value-type="float">
            <text:p>16</text:p>
          </table:table-cell>
          <table:table-cell office:value-type="float" office:value="0.227628907994484" calcext:value-type="float">
            <text:p>0.2276289079944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991319641624047" calcext:value-type="float">
            <text:p>0.991319641624047</text:p>
          </table:table-cell>
          <table:table-cell office:value-type="float" office:value="54" calcext:value-type="float">
            <text:p>54</text:p>
          </table:table-cell>
          <table:table-cell office:value-type="float" office:value="0.991319641624047" calcext:value-type="float">
            <text:p>0.9913196416240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88820019988463" calcext:value-type="float">
            <text:p>0.388820019988463</text:p>
          </table:table-cell>
          <table:table-cell office:value-type="float" office:value="1" calcext:value-type="float">
            <text:p>1</text:p>
          </table:table-cell>
          <table:table-cell office:value-type="float" office:value="0.388820019988463" calcext:value-type="float">
            <text:p>0.388820019988463</text:p>
          </table:table-cell>
          <table:table-cell office:value-type="float" office:value="2" calcext:value-type="float">
            <text:p>2</text:p>
          </table:table-cell>
          <table:table-cell office:value-type="float" office:value="0.0882034135603798" calcext:value-type="float">
            <text:p>0.08820341356038</text:p>
          </table:table-cell>
          <table:table-cell office:value-type="float" office:value="64" calcext:value-type="float">
            <text:p>64</text:p>
          </table:table-cell>
          <table:table-cell office:value-type="float" office:value="0.284984847622069" calcext:value-type="float">
            <text:p>0.284984847622069</text:p>
          </table:table-cell>
          <table:table-cell office:value-type="float" office:value="81" calcext:value-type="float">
            <text:p>81</text:p>
          </table:table-cell>
          <table:table-cell office:value-type="float" office:value="0.124884249440007" calcext:value-type="float">
            <text:p>0.124884249440007</text:p>
          </table:table-cell>
          <table:table-cell office:value-type="float" office:value="114" calcext:value-type="float">
            <text:p>114</text:p>
          </table:table-cell>
          <table:table-cell office:value-type="float" office:value="0.103909115672092" calcext:value-type="float">
            <text:p>0.1039091156720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80626625597147" calcext:value-type="float">
            <text:p>0.780626625597147</text:p>
          </table:table-cell>
          <table:table-cell office:value-type="float" office:value="4" calcext:value-type="float">
            <text:p>4</text:p>
          </table:table-cell>
          <table:table-cell office:value-type="float" office:value="0.780626625597147" calcext:value-type="float">
            <text:p>0.780626625597147</text:p>
          </table:table-cell>
          <table:table-cell office:value-type="float" office:value="59" calcext:value-type="float">
            <text:p>59</text:p>
          </table:table-cell>
          <table:table-cell office:value-type="float" office:value="0.209384300552136" calcext:value-type="float">
            <text:p>0.20938430055213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0.460589045339899" calcext:value-type="float">
            <text:p>0.460589045339899</text:p>
          </table:table-cell>
          <table:table-cell office:value-type="float" office:value="5" calcext:value-type="float">
            <text:p>5</text:p>
          </table:table-cell>
          <table:table-cell office:value-type="float" office:value="0.422687934971529" calcext:value-type="float">
            <text:p>0.422687934971529</text:p>
          </table:table-cell>
          <table:table-cell office:value-type="float" office:value="16" calcext:value-type="float">
            <text:p>16</text:p>
          </table:table-cell>
          <table:table-cell office:value-type="float" office:value="0.105111033192817" calcext:value-type="float">
            <text:p>0.105111033192817</text:p>
          </table:table-cell>
          <table:table-cell office:value-type="float" office:value="123" calcext:value-type="float">
            <text:p>123</text:p>
          </table:table-cell>
          <table:table-cell office:value-type="float" office:value="0.460589045339899" calcext:value-type="float">
            <text:p>0.46058904533989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86417393655636" calcext:value-type="float">
            <text:p>0.86417393655636</text:p>
          </table:table-cell>
          <table:table-cell office:value-type="float" office:value="34" calcext:value-type="float">
            <text:p>34</text:p>
          </table:table-cell>
          <table:table-cell office:value-type="float" office:value="0.86417393655636" calcext:value-type="float">
            <text:p>0.86417393655636</text:p>
          </table:table-cell>
          <table:table-cell office:value-type="float" office:value="47" calcext:value-type="float">
            <text:p>47</text:p>
          </table:table-cell>
          <table:table-cell office:value-type="float" office:value="0.126298365479392" calcext:value-type="float">
            <text:p>0.12629836547939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34373033083998" calcext:value-type="float">
            <text:p>0.734373033083998</text:p>
          </table:table-cell>
          <table:table-cell office:value-type="float" office:value="0" calcext:value-type="float">
            <text:p>0</text:p>
          </table:table-cell>
          <table:table-cell office:value-type="float" office:value="0.256697814027797" calcext:value-type="float">
            <text:p>0.256697814027797</text:p>
          </table:table-cell>
          <table:table-cell office:value-type="float" office:value="20" calcext:value-type="float">
            <text:p>20</text:p>
          </table:table-cell>
          <table:table-cell office:value-type="float" office:value="0.734373033083998" calcext:value-type="float">
            <text:p>0.73437303308399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.75597289077852" calcext:value-type="float">
            <text:p>0.75597289077852</text:p>
          </table:table-cell>
          <table:table-cell office:value-type="float" office:value="2" calcext:value-type="float">
            <text:p>2</text:p>
          </table:table-cell>
          <table:table-cell office:value-type="float" office:value="0.154676913524816" calcext:value-type="float">
            <text:p>0.154676913524816</text:p>
          </table:table-cell>
          <table:table-cell office:value-type="float" office:value="5" calcext:value-type="float">
            <text:p>5</text:p>
          </table:table-cell>
          <table:table-cell office:value-type="float" office:value="0.0817654447293284" calcext:value-type="float">
            <text:p>0.081765444729328</text:p>
          </table:table-cell>
          <table:table-cell office:value-type="float" office:value="52" calcext:value-type="float">
            <text:p>52</text:p>
          </table:table-cell>
          <table:table-cell office:value-type="float" office:value="0.75597289077852" calcext:value-type="float">
            <text:p>0.7559728907785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74089672182963" calcext:value-type="float">
            <text:p>0.974089672182963</text:p>
          </table:table-cell>
          <table:table-cell office:value-type="float" office:value="26" calcext:value-type="float">
            <text:p>26</text:p>
          </table:table-cell>
          <table:table-cell office:value-type="float" office:value="0.974089672182963" calcext:value-type="float">
            <text:p>0.97408967218296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98035576537821" calcext:value-type="float">
            <text:p>0.398035576537821</text:p>
          </table:table-cell>
          <table:table-cell office:value-type="float" office:value="0" calcext:value-type="float">
            <text:p>0</text:p>
          </table:table-cell>
          <table:table-cell office:value-type="float" office:value="0.306584099579728" calcext:value-type="float">
            <text:p>0.306584099579728</text:p>
          </table:table-cell>
          <table:table-cell office:value-type="float" office:value="2" calcext:value-type="float">
            <text:p>2</text:p>
          </table:table-cell>
          <table:table-cell office:value-type="float" office:value="0.398035576537821" calcext:value-type="float">
            <text:p>0.398035576537821</text:p>
          </table:table-cell>
          <table:table-cell office:value-type="float" office:value="3" calcext:value-type="float">
            <text:p>3</text:p>
          </table:table-cell>
          <table:table-cell office:value-type="float" office:value="0.28021804777921" calcext:value-type="float">
            <text:p>0.2802180477792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57482262530765" calcext:value-type="float">
            <text:p>0.857482262530765</text:p>
          </table:table-cell>
          <table:table-cell office:value-type="float" office:value="1" calcext:value-type="float">
            <text:p>1</text:p>
          </table:table-cell>
          <table:table-cell office:value-type="float" office:value="0.857482262530765" calcext:value-type="float">
            <text:p>0.857482262530765</text:p>
          </table:table-cell>
          <table:table-cell office:value-type="float" office:value="2" calcext:value-type="float">
            <text:p>2</text:p>
          </table:table-cell>
          <table:table-cell office:value-type="float" office:value="0.131923765751342" calcext:value-type="float">
            <text:p>0.13192376575134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357750125634276" calcext:value-type="float">
            <text:p>0.357750125634276</text:p>
          </table:table-cell>
          <table:table-cell office:value-type="float" office:value="2" calcext:value-type="float">
            <text:p>2</text:p>
          </table:table-cell>
          <table:table-cell office:value-type="float" office:value="0.308141792682918" calcext:value-type="float">
            <text:p>0.308141792682918</text:p>
          </table:table-cell>
          <table:table-cell office:value-type="float" office:value="23" calcext:value-type="float">
            <text:p>23</text:p>
          </table:table-cell>
          <table:table-cell office:value-type="float" office:value="0.357750125634276" calcext:value-type="float">
            <text:p>0.357750125634276</text:p>
          </table:table-cell>
          <table:table-cell office:value-type="float" office:value="127" calcext:value-type="float">
            <text:p>127</text:p>
          </table:table-cell>
          <table:table-cell office:value-type="float" office:value="0.315582287799819" calcext:value-type="float">
            <text:p>0.3155822877998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87306642826593" calcext:value-type="float">
            <text:p>0.987306642826593</text:p>
          </table:table-cell>
          <table:table-cell office:value-type="float" office:value="12" calcext:value-type="float">
            <text:p>12</text:p>
          </table:table-cell>
          <table:table-cell office:value-type="float" office:value="0.987306642826593" calcext:value-type="float">
            <text:p>0.9873066428265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23679949017201" calcext:value-type="float">
            <text:p>0.23679949017201</text:p>
          </table:table-cell>
          <table:table-cell office:value-type="float" office:value="7" calcext:value-type="float">
            <text:p>7</text:p>
          </table:table-cell>
          <table:table-cell office:value-type="float" office:value="0.171673423142543" calcext:value-type="float">
            <text:p>0.171673423142543</text:p>
          </table:table-cell>
          <table:table-cell office:value-type="float" office:value="11" calcext:value-type="float">
            <text:p>11</text:p>
          </table:table-cell>
          <table:table-cell office:value-type="float" office:value="0.139213921347805" calcext:value-type="float">
            <text:p>0.139213921347805</text:p>
          </table:table-cell>
          <table:table-cell office:value-type="float" office:value="15" calcext:value-type="float">
            <text:p>15</text:p>
          </table:table-cell>
          <table:table-cell office:value-type="float" office:value="0.23679949017201" calcext:value-type="float">
            <text:p>0.23679949017201</text:p>
          </table:table-cell>
          <table:table-cell office:value-type="float" office:value="29" calcext:value-type="float">
            <text:p>29</text:p>
          </table:table-cell>
          <table:table-cell office:value-type="float" office:value="0.225804841549098" calcext:value-type="float">
            <text:p>0.225804841549098</text:p>
          </table:table-cell>
          <table:table-cell office:value-type="float" office:value="96" calcext:value-type="float">
            <text:p>96</text:p>
          </table:table-cell>
          <table:table-cell office:value-type="float" office:value="0.210273775728647" calcext:value-type="float">
            <text:p>0.2102737757286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609806049932442" calcext:value-type="float">
            <text:p>0.609806049932442</text:p>
          </table:table-cell>
          <table:table-cell office:value-type="float" office:value="2" calcext:value-type="float">
            <text:p>2</text:p>
          </table:table-cell>
          <table:table-cell office:value-type="float" office:value="0.172779208198954" calcext:value-type="float">
            <text:p>0.172779208198954</text:p>
          </table:table-cell>
          <table:table-cell office:value-type="float" office:value="5" calcext:value-type="float">
            <text:p>5</text:p>
          </table:table-cell>
          <table:table-cell office:value-type="float" office:value="0.206104448090339" calcext:value-type="float">
            <text:p>0.206104448090339</text:p>
          </table:table-cell>
          <table:table-cell office:value-type="float" office:value="11" calcext:value-type="float">
            <text:p>11</text:p>
          </table:table-cell>
          <table:table-cell office:value-type="float" office:value="0.609806049932442" calcext:value-type="float">
            <text:p>0.60980604993244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.253406742677848" calcext:value-type="float">
            <text:p>0.253406742677848</text:p>
          </table:table-cell>
          <table:table-cell office:value-type="float" office:value="1" calcext:value-type="float">
            <text:p>1</text:p>
          </table:table-cell>
          <table:table-cell office:value-type="float" office:value="0.0808458308251761" calcext:value-type="float">
            <text:p>0.080845830825176</text:p>
          </table:table-cell>
          <table:table-cell office:value-type="float" office:value="5" calcext:value-type="float">
            <text:p>5</text:p>
          </table:table-cell>
          <table:table-cell office:value-type="float" office:value="0.199452963272475" calcext:value-type="float">
            <text:p>0.199452963272475</text:p>
          </table:table-cell>
          <table:table-cell office:value-type="float" office:value="9" calcext:value-type="float">
            <text:p>9</text:p>
          </table:table-cell>
          <table:table-cell office:value-type="float" office:value="0.24749458160646" calcext:value-type="float">
            <text:p>0.24749458160646</text:p>
          </table:table-cell>
          <table:table-cell office:value-type="float" office:value="25" calcext:value-type="float">
            <text:p>25</text:p>
          </table:table-cell>
          <table:table-cell office:value-type="float" office:value="0.19736419990126" calcext:value-type="float">
            <text:p>0.19736419990126</text:p>
          </table:table-cell>
          <table:table-cell office:value-type="float" office:value="30" calcext:value-type="float">
            <text:p>30</text:p>
          </table:table-cell>
          <table:table-cell office:value-type="float" office:value="0.0137179841999877" calcext:value-type="float">
            <text:p>0.013717984199988</text:p>
          </table:table-cell>
          <table:table-cell office:value-type="float" office:value="69" calcext:value-type="float">
            <text:p>69</text:p>
          </table:table-cell>
          <table:table-cell office:value-type="float" office:value="0.253406742677848" calcext:value-type="float">
            <text:p>0.25340674267784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.993475724722826" calcext:value-type="float">
            <text:p>0.993475724722826</text:p>
          </table:table-cell>
          <table:table-cell office:value-type="float" office:value="84" calcext:value-type="float">
            <text:p>84</text:p>
          </table:table-cell>
          <table:table-cell office:value-type="float" office:value="0.993475724722826" calcext:value-type="float">
            <text:p>0.9934757247228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322810376014886" calcext:value-type="float">
            <text:p>0.322810376014886</text:p>
          </table:table-cell>
          <table:table-cell office:value-type="float" office:value="2" calcext:value-type="float">
            <text:p>2</text:p>
          </table:table-cell>
          <table:table-cell office:value-type="float" office:value="0.280034927144414" calcext:value-type="float">
            <text:p>0.280034927144414</text:p>
          </table:table-cell>
          <table:table-cell office:value-type="float" office:value="4" calcext:value-type="float">
            <text:p>4</text:p>
          </table:table-cell>
          <table:table-cell office:value-type="float" office:value="0.178441095468669" calcext:value-type="float">
            <text:p>0.178441095468669</text:p>
          </table:table-cell>
          <table:table-cell office:value-type="float" office:value="19" calcext:value-type="float">
            <text:p>19</text:p>
          </table:table-cell>
          <table:table-cell office:value-type="float" office:value="0.204395035820543" calcext:value-type="float">
            <text:p>0.204395035820543</text:p>
          </table:table-cell>
          <table:table-cell office:value-type="float" office:value="73" calcext:value-type="float">
            <text:p>73</text:p>
          </table:table-cell>
          <table:table-cell office:value-type="float" office:value="0.322810376014886" calcext:value-type="float">
            <text:p>0.32281037601488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991299005269151" calcext:value-type="float">
            <text:p>0.991299005269151</text:p>
          </table:table-cell>
          <table:table-cell office:value-type="float" office:value="22" calcext:value-type="float">
            <text:p>22</text:p>
          </table:table-cell>
          <table:table-cell office:value-type="float" office:value="0.991299005269151" calcext:value-type="float">
            <text:p>0.9912990052691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092460808509" calcext:value-type="float">
            <text:p>0.99092460808509</text:p>
          </table:table-cell>
          <table:table-cell office:value-type="float" office:value="1" calcext:value-type="float">
            <text:p>1</text:p>
          </table:table-cell>
          <table:table-cell office:value-type="float" office:value="0.99092460808509" calcext:value-type="float">
            <text:p>0.9909246080850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.995576223842639" calcext:value-type="float">
            <text:p>0.995576223842639</text:p>
          </table:table-cell>
          <table:table-cell office:value-type="float" office:value="56" calcext:value-type="float">
            <text:p>56</text:p>
          </table:table-cell>
          <table:table-cell office:value-type="float" office:value="0.995576223842639" calcext:value-type="float">
            <text:p>0.9955762238426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457967912570569" calcext:value-type="float">
            <text:p>0.457967912570569</text:p>
          </table:table-cell>
          <table:table-cell office:value-type="float" office:value="2" calcext:value-type="float">
            <text:p>2</text:p>
          </table:table-cell>
          <table:table-cell office:value-type="float" office:value="0.249622013222955" calcext:value-type="float">
            <text:p>0.249622013222955</text:p>
          </table:table-cell>
          <table:table-cell office:value-type="float" office:value="3" calcext:value-type="float">
            <text:p>3</text:p>
          </table:table-cell>
          <table:table-cell office:value-type="float" office:value="0.0776431223527662" calcext:value-type="float">
            <text:p>0.077643122352766</text:p>
          </table:table-cell>
          <table:table-cell office:value-type="float" office:value="4" calcext:value-type="float">
            <text:p>4</text:p>
          </table:table-cell>
          <table:table-cell office:value-type="float" office:value="0.074384226354206" calcext:value-type="float">
            <text:p>0.074384226354206</text:p>
          </table:table-cell>
          <table:table-cell office:value-type="float" office:value="15" calcext:value-type="float">
            <text:p>15</text:p>
          </table:table-cell>
          <table:table-cell office:value-type="float" office:value="0.134255962114716" calcext:value-type="float">
            <text:p>0.134255962114716</text:p>
          </table:table-cell>
          <table:table-cell office:value-type="float" office:value="35" calcext:value-type="float">
            <text:p>35</text:p>
          </table:table-cell>
          <table:table-cell office:value-type="float" office:value="0.457967912570569" calcext:value-type="float">
            <text:p>0.4579679125705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689884649860333" calcext:value-type="float">
            <text:p>0.689884649860333</text:p>
          </table:table-cell>
          <table:table-cell office:value-type="float" office:value="2" calcext:value-type="float">
            <text:p>2</text:p>
          </table:table-cell>
          <table:table-cell office:value-type="float" office:value="0.167546497810482" calcext:value-type="float">
            <text:p>0.167546497810482</text:p>
          </table:table-cell>
          <table:table-cell office:value-type="float" office:value="7" calcext:value-type="float">
            <text:p>7</text:p>
          </table:table-cell>
          <table:table-cell office:value-type="float" office:value="0.128317022973317" calcext:value-type="float">
            <text:p>0.128317022973317</text:p>
          </table:table-cell>
          <table:table-cell office:value-type="float" office:value="22" calcext:value-type="float">
            <text:p>22</text:p>
          </table:table-cell>
          <table:table-cell office:value-type="float" office:value="0.689884649860333" calcext:value-type="float">
            <text:p>0.68988464986033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998366324739054" calcext:value-type="float">
            <text:p>0.998366324739054</text:p>
          </table:table-cell>
          <table:table-cell office:value-type="float" office:value="7" calcext:value-type="float">
            <text:p>7</text:p>
          </table:table-cell>
          <table:table-cell office:value-type="float" office:value="0.998366324739054" calcext:value-type="float">
            <text:p>0.9983663247390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992738254589252" calcext:value-type="float">
            <text:p>0.992738254589252</text:p>
          </table:table-cell>
          <table:table-cell office:value-type="float" office:value="9" calcext:value-type="float">
            <text:p>9</text:p>
          </table:table-cell>
          <table:table-cell office:value-type="float" office:value="0.992738254589252" calcext:value-type="float">
            <text:p>0.9927382545892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98820427726616" calcext:value-type="float">
            <text:p>0.998820427726616</text:p>
          </table:table-cell>
          <table:table-cell office:value-type="float" office:value="10" calcext:value-type="float">
            <text:p>10</text:p>
          </table:table-cell>
          <table:table-cell office:value-type="float" office:value="0.998820427726616" calcext:value-type="float">
            <text:p>0.9988204277266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416244963419925" calcext:value-type="float">
            <text:p>0.416244963419925</text:p>
          </table:table-cell>
          <table:table-cell office:value-type="float" office:value="6" calcext:value-type="float">
            <text:p>6</text:p>
          </table:table-cell>
          <table:table-cell office:value-type="float" office:value="0.0743560171322505" calcext:value-type="float">
            <text:p>0.074356017132251</text:p>
          </table:table-cell>
          <table:table-cell office:value-type="float" office:value="7" calcext:value-type="float">
            <text:p>7</text:p>
          </table:table-cell>
          <table:table-cell office:value-type="float" office:value="0.183143052031116" calcext:value-type="float">
            <text:p>0.183143052031116</text:p>
          </table:table-cell>
          <table:table-cell office:value-type="float" office:value="13" calcext:value-type="float">
            <text:p>13</text:p>
          </table:table-cell>
          <table:table-cell office:value-type="float" office:value="0.139590160113044" calcext:value-type="float">
            <text:p>0.139590160113044</text:p>
          </table:table-cell>
          <table:table-cell office:value-type="float" office:value="14" calcext:value-type="float">
            <text:p>14</text:p>
          </table:table-cell>
          <table:table-cell office:value-type="float" office:value="0.178776809138964" calcext:value-type="float">
            <text:p>0.178776809138964</text:p>
          </table:table-cell>
          <table:table-cell office:value-type="float" office:value="17" calcext:value-type="float">
            <text:p>17</text:p>
          </table:table-cell>
          <table:table-cell office:value-type="float" office:value="0.416244963419925" calcext:value-type="float">
            <text:p>0.4162449634199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79091237071382" calcext:value-type="float">
            <text:p>0.879091237071382</text:p>
          </table:table-cell>
          <table:table-cell office:value-type="float" office:value="4" calcext:value-type="float">
            <text:p>4</text:p>
          </table:table-cell>
          <table:table-cell office:value-type="float" office:value="0.879091237071382" calcext:value-type="float">
            <text:p>0.879091237071382</text:p>
          </table:table-cell>
          <table:table-cell office:value-type="float" office:value="5" calcext:value-type="float">
            <text:p>5</text:p>
          </table:table-cell>
          <table:table-cell office:value-type="float" office:value="0.109604074141747" calcext:value-type="float">
            <text:p>0.10960407414174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620001024887587" calcext:value-type="float">
            <text:p>0.620001024887587</text:p>
          </table:table-cell>
          <table:table-cell office:value-type="float" office:value="9" calcext:value-type="float">
            <text:p>9</text:p>
          </table:table-cell>
          <table:table-cell office:value-type="float" office:value="0.177429238352789" calcext:value-type="float">
            <text:p>0.177429238352789</text:p>
          </table:table-cell>
          <table:table-cell office:value-type="float" office:value="11" calcext:value-type="float">
            <text:p>11</text:p>
          </table:table-cell>
          <table:table-cell office:value-type="float" office:value="0.190204634119941" calcext:value-type="float">
            <text:p>0.190204634119941</text:p>
          </table:table-cell>
          <table:table-cell office:value-type="float" office:value="50" calcext:value-type="float">
            <text:p>50</text:p>
          </table:table-cell>
          <table:table-cell office:value-type="float" office:value="0.620001024887587" calcext:value-type="float">
            <text:p>0.62000102488758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87000114284838" calcext:value-type="float">
            <text:p>0.987000114284838</text:p>
          </table:table-cell>
          <table:table-cell office:value-type="float" office:value="1" calcext:value-type="float">
            <text:p>1</text:p>
          </table:table-cell>
          <table:table-cell office:value-type="float" office:value="0.987000114284838" calcext:value-type="float">
            <text:p>0.9870001142848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866115658780415" calcext:value-type="float">
            <text:p>0.866115658780415</text:p>
          </table:table-cell>
          <table:table-cell office:value-type="float" office:value="1" calcext:value-type="float">
            <text:p>1</text:p>
          </table:table-cell>
          <table:table-cell office:value-type="float" office:value="0.0184412925132965" calcext:value-type="float">
            <text:p>0.018441292513297</text:p>
          </table:table-cell>
          <table:table-cell office:value-type="float" office:value="2" calcext:value-type="float">
            <text:p>2</text:p>
          </table:table-cell>
          <table:table-cell office:value-type="float" office:value="0.109352413564137" calcext:value-type="float">
            <text:p>0.109352413564137</text:p>
          </table:table-cell>
          <table:table-cell office:value-type="float" office:value="17" calcext:value-type="float">
            <text:p>17</text:p>
          </table:table-cell>
          <table:table-cell office:value-type="float" office:value="0.866115658780415" calcext:value-type="float">
            <text:p>0.86611565878041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780878817237277" calcext:value-type="float">
            <text:p>0.780878817237277</text:p>
          </table:table-cell>
          <table:table-cell office:value-type="float" office:value="5" calcext:value-type="float">
            <text:p>5</text:p>
          </table:table-cell>
          <table:table-cell office:value-type="float" office:value="0.208861577161123" calcext:value-type="float">
            <text:p>0.208861577161123</text:p>
          </table:table-cell>
          <table:table-cell office:value-type="float" office:value="42" calcext:value-type="float">
            <text:p>42</text:p>
          </table:table-cell>
          <table:table-cell office:value-type="float" office:value="0.780878817237277" calcext:value-type="float">
            <text:p>0.78087881723727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09482262010821" calcext:value-type="float">
            <text:p>0.409482262010821</text:p>
          </table:table-cell>
          <table:table-cell office:value-type="float" office:value="0" calcext:value-type="float">
            <text:p>0</text:p>
          </table:table-cell>
          <table:table-cell office:value-type="float" office:value="0.292233185297174" calcext:value-type="float">
            <text:p>0.292233185297174</text:p>
          </table:table-cell>
          <table:table-cell office:value-type="float" office:value="2" calcext:value-type="float">
            <text:p>2</text:p>
          </table:table-cell>
          <table:table-cell office:value-type="float" office:value="0.409482262010821" calcext:value-type="float">
            <text:p>0.409482262010821</text:p>
          </table:table-cell>
          <table:table-cell office:value-type="float" office:value="23" calcext:value-type="float">
            <text:p>23</text:p>
          </table:table-cell>
          <table:table-cell office:value-type="float" office:value="0.281243298740705" calcext:value-type="float">
            <text:p>0.28124329874070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332966335702778" calcext:value-type="float">
            <text:p>0.332966335702778</text:p>
          </table:table-cell>
          <table:table-cell office:value-type="float" office:value="1" calcext:value-type="float">
            <text:p>1</text:p>
          </table:table-cell>
          <table:table-cell office:value-type="float" office:value="0.132220725004397" calcext:value-type="float">
            <text:p>0.132220725004397</text:p>
          </table:table-cell>
          <table:table-cell office:value-type="float" office:value="2" calcext:value-type="float">
            <text:p>2</text:p>
          </table:table-cell>
          <table:table-cell office:value-type="float" office:value="0.093224412662194" calcext:value-type="float">
            <text:p>0.093224412662194</text:p>
          </table:table-cell>
          <table:table-cell office:value-type="float" office:value="18" calcext:value-type="float">
            <text:p>18</text:p>
          </table:table-cell>
          <table:table-cell office:value-type="float" office:value="0.246815813842638" calcext:value-type="float">
            <text:p>0.246815813842638</text:p>
          </table:table-cell>
          <table:table-cell office:value-type="float" office:value="27" calcext:value-type="float">
            <text:p>27</text:p>
          </table:table-cell>
          <table:table-cell office:value-type="float" office:value="0.18536714120258" calcext:value-type="float">
            <text:p>0.18536714120258</text:p>
          </table:table-cell>
          <table:table-cell office:value-type="float" office:value="45" calcext:value-type="float">
            <text:p>45</text:p>
          </table:table-cell>
          <table:table-cell office:value-type="float" office:value="0.332966335702778" calcext:value-type="float">
            <text:p>0.3329663357027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255001276009685" calcext:value-type="float">
            <text:p>0.255001276009685</text:p>
          </table:table-cell>
          <table:table-cell office:value-type="float" office:value="0" calcext:value-type="float">
            <text:p>0</text:p>
          </table:table-cell>
          <table:table-cell office:value-type="float" office:value="0.205710202725465" calcext:value-type="float">
            <text:p>0.205710202725465</text:p>
          </table:table-cell>
          <table:table-cell office:value-type="float" office:value="1" calcext:value-type="float">
            <text:p>1</text:p>
          </table:table-cell>
          <table:table-cell office:value-type="float" office:value="0.182446076891674" calcext:value-type="float">
            <text:p>0.182446076891674</text:p>
          </table:table-cell>
          <table:table-cell office:value-type="float" office:value="2" calcext:value-type="float">
            <text:p>2</text:p>
          </table:table-cell>
          <table:table-cell office:value-type="float" office:value="0.0437419769584174" calcext:value-type="float">
            <text:p>0.043741976958417</text:p>
          </table:table-cell>
          <table:table-cell office:value-type="float" office:value="11" calcext:value-type="float">
            <text:p>11</text:p>
          </table:table-cell>
          <table:table-cell office:value-type="float" office:value="0.111839610443686" calcext:value-type="float">
            <text:p>0.111839610443686</text:p>
          </table:table-cell>
          <table:table-cell office:value-type="float" office:value="33" calcext:value-type="float">
            <text:p>33</text:p>
          </table:table-cell>
          <table:table-cell office:value-type="float" office:value="0.255001276009685" calcext:value-type="float">
            <text:p>0.255001276009685</text:p>
          </table:table-cell>
          <table:table-cell office:value-type="float" office:value="65" calcext:value-type="float">
            <text:p>65</text:p>
          </table:table-cell>
          <table:table-cell office:value-type="float" office:value="0.190715987925483" calcext:value-type="float">
            <text:p>0.19071598792548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412359708071734" calcext:value-type="float">
            <text:p>0.412359708071734</text:p>
          </table:table-cell>
          <table:table-cell office:value-type="float" office:value="1" calcext:value-type="float">
            <text:p>1</text:p>
          </table:table-cell>
          <table:table-cell office:value-type="float" office:value="0.228954344962042" calcext:value-type="float">
            <text:p>0.228954344962042</text:p>
          </table:table-cell>
          <table:table-cell office:value-type="float" office:value="22" calcext:value-type="float">
            <text:p>22</text:p>
          </table:table-cell>
          <table:table-cell office:value-type="float" office:value="0.412359708071734" calcext:value-type="float">
            <text:p>0.412359708071734</text:p>
          </table:table-cell>
          <table:table-cell office:value-type="float" office:value="143" calcext:value-type="float">
            <text:p>143</text:p>
          </table:table-cell>
          <table:table-cell office:value-type="float" office:value="0.350321512933469" calcext:value-type="float">
            <text:p>0.35032151293346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320249697075949" calcext:value-type="float">
            <text:p>0.320249697075949</text:p>
          </table:table-cell>
          <table:table-cell office:value-type="float" office:value="0" calcext:value-type="float">
            <text:p>0</text:p>
          </table:table-cell>
          <table:table-cell office:value-type="float" office:value="0.274810192148816" calcext:value-type="float">
            <text:p>0.274810192148816</text:p>
          </table:table-cell>
          <table:table-cell office:value-type="float" office:value="2" calcext:value-type="float">
            <text:p>2</text:p>
          </table:table-cell>
          <table:table-cell office:value-type="float" office:value="0.102422572995739" calcext:value-type="float">
            <text:p>0.102422572995739</text:p>
          </table:table-cell>
          <table:table-cell office:value-type="float" office:value="7" calcext:value-type="float">
            <text:p>7</text:p>
          </table:table-cell>
          <table:table-cell office:value-type="float" office:value="0.320249697075949" calcext:value-type="float">
            <text:p>0.320249697075949</text:p>
          </table:table-cell>
          <table:table-cell office:value-type="float" office:value="13" calcext:value-type="float">
            <text:p>13</text:p>
          </table:table-cell>
          <table:table-cell office:value-type="float" office:value="0.293365662500039" calcext:value-type="float">
            <text:p>0.29336566250003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993984883447719" calcext:value-type="float">
            <text:p>0.993984883447719</text:p>
          </table:table-cell>
          <table:table-cell office:value-type="float" office:value="30" calcext:value-type="float">
            <text:p>30</text:p>
          </table:table-cell>
          <table:table-cell office:value-type="float" office:value="0.993984883447719" calcext:value-type="float">
            <text:p>0.9939848834477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10982553092494" calcext:value-type="float">
            <text:p>0.910982553092494</text:p>
          </table:table-cell>
          <table:table-cell office:value-type="float" office:value="1" calcext:value-type="float">
            <text:p>1</text:p>
          </table:table-cell>
          <table:table-cell office:value-type="float" office:value="0.0739923040530635" calcext:value-type="float">
            <text:p>0.073992304053064</text:p>
          </table:table-cell>
          <table:table-cell office:value-type="float" office:value="26" calcext:value-type="float">
            <text:p>26</text:p>
          </table:table-cell>
          <table:table-cell office:value-type="float" office:value="0.910982553092494" calcext:value-type="float">
            <text:p>0.91098255309249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89849562298397" calcext:value-type="float">
            <text:p>0.989849562298397</text:p>
          </table:table-cell>
          <table:table-cell office:value-type="float" office:value="26" calcext:value-type="float">
            <text:p>26</text:p>
          </table:table-cell>
          <table:table-cell office:value-type="float" office:value="0.989849562298397" calcext:value-type="float">
            <text:p>0.9898495622983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05148289029426" calcext:value-type="float">
            <text:p>0.705148289029426</text:p>
          </table:table-cell>
          <table:table-cell office:value-type="float" office:value="0" calcext:value-type="float">
            <text:p>0</text:p>
          </table:table-cell>
          <table:table-cell office:value-type="float" office:value="0.28609239651823" calcext:value-type="float">
            <text:p>0.28609239651823</text:p>
          </table:table-cell>
          <table:table-cell office:value-type="float" office:value="3" calcext:value-type="float">
            <text:p>3</text:p>
          </table:table-cell>
          <table:table-cell office:value-type="float" office:value="0.705148289029426" calcext:value-type="float">
            <text:p>0.70514828902942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20570966660884" calcext:value-type="float">
            <text:p>0.720570966660884</text:p>
          </table:table-cell>
          <table:table-cell office:value-type="float" office:value="0" calcext:value-type="float">
            <text:p>0</text:p>
          </table:table-cell>
          <table:table-cell office:value-type="float" office:value="0.720570966660884" calcext:value-type="float">
            <text:p>0.720570966660884</text:p>
          </table:table-cell>
          <table:table-cell office:value-type="float" office:value="3" calcext:value-type="float">
            <text:p>3</text:p>
          </table:table-cell>
          <table:table-cell office:value-type="float" office:value="0.138010249414154" calcext:value-type="float">
            <text:p>0.138010249414154</text:p>
          </table:table-cell>
          <table:table-cell office:value-type="float" office:value="20" calcext:value-type="float">
            <text:p>20</text:p>
          </table:table-cell>
          <table:table-cell office:value-type="float" office:value="0.124383442546383" calcext:value-type="float">
            <text:p>0.12438344254638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92543625174265" calcext:value-type="float">
            <text:p>0.992543625174265</text:p>
          </table:table-cell>
          <table:table-cell office:value-type="float" office:value="0" calcext:value-type="float">
            <text:p>0</text:p>
          </table:table-cell>
          <table:table-cell office:value-type="float" office:value="0.992543625174265" calcext:value-type="float">
            <text:p>0.99254362517426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42092611336511" calcext:value-type="float">
            <text:p>0.442092611336511</text:p>
          </table:table-cell>
          <table:table-cell office:value-type="float" office:value="3" calcext:value-type="float">
            <text:p>3</text:p>
          </table:table-cell>
          <table:table-cell office:value-type="float" office:value="0.204091823488153" calcext:value-type="float">
            <text:p>0.204091823488153</text:p>
          </table:table-cell>
          <table:table-cell office:value-type="float" office:value="5" calcext:value-type="float">
            <text:p>5</text:p>
          </table:table-cell>
          <table:table-cell office:value-type="float" office:value="0.442092611336511" calcext:value-type="float">
            <text:p>0.442092611336511</text:p>
          </table:table-cell>
          <table:table-cell office:value-type="float" office:value="12" calcext:value-type="float">
            <text:p>12</text:p>
          </table:table-cell>
          <table:table-cell office:value-type="float" office:value="0.3392805621667" calcext:value-type="float">
            <text:p>0.339280562166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56425520637755" calcext:value-type="float">
            <text:p>0.456425520637755</text:p>
          </table:table-cell>
          <table:table-cell office:value-type="float" office:value="2" calcext:value-type="float">
            <text:p>2</text:p>
          </table:table-cell>
          <table:table-cell office:value-type="float" office:value="0.456425520637755" calcext:value-type="float">
            <text:p>0.456425520637755</text:p>
          </table:table-cell>
          <table:table-cell office:value-type="float" office:value="11" calcext:value-type="float">
            <text:p>11</text:p>
          </table:table-cell>
          <table:table-cell office:value-type="float" office:value="0.287724241511909" calcext:value-type="float">
            <text:p>0.287724241511909</text:p>
          </table:table-cell>
          <table:table-cell office:value-type="float" office:value="137" calcext:value-type="float">
            <text:p>137</text:p>
          </table:table-cell>
          <table:table-cell office:value-type="float" office:value="0.243276791820385" calcext:value-type="float">
            <text:p>0.24327679182038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59888035632465" calcext:value-type="float">
            <text:p>0.359888035632465</text:p>
          </table:table-cell>
          <table:table-cell office:value-type="float" office:value="0" calcext:value-type="float">
            <text:p>0</text:p>
          </table:table-cell>
          <table:table-cell office:value-type="float" office:value="0.281302825602413" calcext:value-type="float">
            <text:p>0.281302825602413</text:p>
          </table:table-cell>
          <table:table-cell office:value-type="float" office:value="2" calcext:value-type="float">
            <text:p>2</text:p>
          </table:table-cell>
          <table:table-cell office:value-type="float" office:value="0.359888035632465" calcext:value-type="float">
            <text:p>0.359888035632465</text:p>
          </table:table-cell>
          <table:table-cell office:value-type="float" office:value="5" calcext:value-type="float">
            <text:p>5</text:p>
          </table:table-cell>
          <table:table-cell office:value-type="float" office:value="0.257364294448253" calcext:value-type="float">
            <text:p>0.257364294448253</text:p>
          </table:table-cell>
          <table:table-cell office:value-type="float" office:value="15" calcext:value-type="float">
            <text:p>15</text:p>
          </table:table-cell>
          <table:table-cell office:value-type="float" office:value="0.0939964733416529" calcext:value-type="float">
            <text:p>0.09399647334165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90094920103683" calcext:value-type="float">
            <text:p>0.390094920103683</text:p>
          </table:table-cell>
          <table:table-cell office:value-type="float" office:value="0" calcext:value-type="float">
            <text:p>0</text:p>
          </table:table-cell>
          <table:table-cell office:value-type="float" office:value="0.390094920103683" calcext:value-type="float">
            <text:p>0.390094920103683</text:p>
          </table:table-cell>
          <table:table-cell office:value-type="float" office:value="2" calcext:value-type="float">
            <text:p>2</text:p>
          </table:table-cell>
          <table:table-cell office:value-type="float" office:value="0.183758220839051" calcext:value-type="float">
            <text:p>0.183758220839051</text:p>
          </table:table-cell>
          <table:table-cell office:value-type="float" office:value="4" calcext:value-type="float">
            <text:p>4</text:p>
          </table:table-cell>
          <table:table-cell office:value-type="float" office:value="0.146481072294421" calcext:value-type="float">
            <text:p>0.146481072294421</text:p>
          </table:table-cell>
          <table:table-cell office:value-type="float" office:value="82" calcext:value-type="float">
            <text:p>82</text:p>
          </table:table-cell>
          <table:table-cell office:value-type="float" office:value="0.273312088475258" calcext:value-type="float">
            <text:p>0.27331208847525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991916517948208" calcext:value-type="float">
            <text:p>0.991916517948208</text:p>
          </table:table-cell>
          <table:table-cell office:value-type="float" office:value="64" calcext:value-type="float">
            <text:p>64</text:p>
          </table:table-cell>
          <table:table-cell office:value-type="float" office:value="0.991916517948208" calcext:value-type="float">
            <text:p>0.9919165179482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546794042655207" calcext:value-type="float">
            <text:p>0.546794042655207</text:p>
          </table:table-cell>
          <table:table-cell office:value-type="float" office:value="18" calcext:value-type="float">
            <text:p>18</text:p>
          </table:table-cell>
          <table:table-cell office:value-type="float" office:value="0.40941125138262" calcext:value-type="float">
            <text:p>0.40941125138262</text:p>
          </table:table-cell>
          <table:table-cell office:value-type="float" office:value="19" calcext:value-type="float">
            <text:p>19</text:p>
          </table:table-cell>
          <table:table-cell office:value-type="float" office:value="0.546794042655207" calcext:value-type="float">
            <text:p>0.54679404265520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8082907136973" calcext:value-type="float">
            <text:p>0.988082907136973</text:p>
          </table:table-cell>
          <table:table-cell office:value-type="float" office:value="4" calcext:value-type="float">
            <text:p>4</text:p>
          </table:table-cell>
          <table:table-cell office:value-type="float" office:value="0.988082907136973" calcext:value-type="float">
            <text:p>0.9880829071369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994435733822462" calcext:value-type="float">
            <text:p>0.994435733822462</text:p>
          </table:table-cell>
          <table:table-cell office:value-type="float" office:value="6" calcext:value-type="float">
            <text:p>6</text:p>
          </table:table-cell>
          <table:table-cell office:value-type="float" office:value="0.994435733822462" calcext:value-type="float">
            <text:p>0.9944357338224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994045420654873" calcext:value-type="float">
            <text:p>0.994045420654873</text:p>
          </table:table-cell>
          <table:table-cell office:value-type="float" office:value="39" calcext:value-type="float">
            <text:p>39</text:p>
          </table:table-cell>
          <table:table-cell office:value-type="float" office:value="0.994045420654873" calcext:value-type="float">
            <text:p>0.9940454206548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996283748758044" calcext:value-type="float">
            <text:p>0.996283748758044</text:p>
          </table:table-cell>
          <table:table-cell office:value-type="float" office:value="46" calcext:value-type="float">
            <text:p>46</text:p>
          </table:table-cell>
          <table:table-cell office:value-type="float" office:value="0.996283748758044" calcext:value-type="float">
            <text:p>0.9962837487580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526133376974587" calcext:value-type="float">
            <text:p>0.526133376974587</text:p>
          </table:table-cell>
          <table:table-cell office:value-type="float" office:value="2" calcext:value-type="float">
            <text:p>2</text:p>
          </table:table-cell>
          <table:table-cell office:value-type="float" office:value="0.382153721967544" calcext:value-type="float">
            <text:p>0.382153721967544</text:p>
          </table:table-cell>
          <table:table-cell office:value-type="float" office:value="22" calcext:value-type="float">
            <text:p>22</text:p>
          </table:table-cell>
          <table:table-cell office:value-type="float" office:value="0.0832765686614894" calcext:value-type="float">
            <text:p>0.083276568661489</text:p>
          </table:table-cell>
          <table:table-cell office:value-type="float" office:value="51" calcext:value-type="float">
            <text:p>51</text:p>
          </table:table-cell>
          <table:table-cell office:value-type="float" office:value="0.526133376974587" calcext:value-type="float">
            <text:p>0.52613337697458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688995138826766" calcext:value-type="float">
            <text:p>0.688995138826766</text:p>
          </table:table-cell>
          <table:table-cell office:value-type="float" office:value="0" calcext:value-type="float">
            <text:p>0</text:p>
          </table:table-cell>
          <table:table-cell office:value-type="float" office:value="0.302832860365137" calcext:value-type="float">
            <text:p>0.302832860365137</text:p>
          </table:table-cell>
          <table:table-cell office:value-type="float" office:value="48" calcext:value-type="float">
            <text:p>48</text:p>
          </table:table-cell>
          <table:table-cell office:value-type="float" office:value="0.688995138826766" calcext:value-type="float">
            <text:p>0.68899513882676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551914752848129" calcext:value-type="float">
            <text:p>0.551914752848129</text:p>
          </table:table-cell>
          <table:table-cell office:value-type="float" office:value="6" calcext:value-type="float">
            <text:p>6</text:p>
          </table:table-cell>
          <table:table-cell office:value-type="float" office:value="0.437453623390315" calcext:value-type="float">
            <text:p>0.437453623390315</text:p>
          </table:table-cell>
          <table:table-cell office:value-type="float" office:value="68" calcext:value-type="float">
            <text:p>68</text:p>
          </table:table-cell>
          <table:table-cell office:value-type="float" office:value="0.551914752848129" calcext:value-type="float">
            <text:p>0.55191475284812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98133989059764" calcext:value-type="float">
            <text:p>0.998133989059764</text:p>
          </table:table-cell>
          <table:table-cell office:value-type="float" office:value="8" calcext:value-type="float">
            <text:p>8</text:p>
          </table:table-cell>
          <table:table-cell office:value-type="float" office:value="0.998133989059764" calcext:value-type="float">
            <text:p>0.9981339890597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.994048744118777" calcext:value-type="float">
            <text:p>0.994048744118777</text:p>
          </table:table-cell>
          <table:table-cell office:value-type="float" office:value="65" calcext:value-type="float">
            <text:p>65</text:p>
          </table:table-cell>
          <table:table-cell office:value-type="float" office:value="0.994048744118777" calcext:value-type="float">
            <text:p>0.99404874411877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.420172766839658" calcext:value-type="float">
            <text:p>0.420172766839658</text:p>
          </table:table-cell>
          <table:table-cell office:value-type="float" office:value="4" calcext:value-type="float">
            <text:p>4</text:p>
          </table:table-cell>
          <table:table-cell office:value-type="float" office:value="0.117228997543701" calcext:value-type="float">
            <text:p>0.117228997543701</text:p>
          </table:table-cell>
          <table:table-cell office:value-type="float" office:value="5" calcext:value-type="float">
            <text:p>5</text:p>
          </table:table-cell>
          <table:table-cell office:value-type="float" office:value="0.129633204064294" calcext:value-type="float">
            <text:p>0.129633204064294</text:p>
          </table:table-cell>
          <table:table-cell office:value-type="float" office:value="6" calcext:value-type="float">
            <text:p>6</text:p>
          </table:table-cell>
          <table:table-cell office:value-type="float" office:value="0.140650944723806" calcext:value-type="float">
            <text:p>0.140650944723806</text:p>
          </table:table-cell>
          <table:table-cell office:value-type="float" office:value="42" calcext:value-type="float">
            <text:p>42</text:p>
          </table:table-cell>
          <table:table-cell office:value-type="float" office:value="0.184045508260549" calcext:value-type="float">
            <text:p>0.184045508260549</text:p>
          </table:table-cell>
          <table:table-cell office:value-type="float" office:value="89" calcext:value-type="float">
            <text:p>89</text:p>
          </table:table-cell>
          <table:table-cell office:value-type="float" office:value="0.420172766839658" calcext:value-type="float">
            <text:p>0.4201727668396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381421819300867" calcext:value-type="float">
            <text:p>0.381421819300867</text:p>
          </table:table-cell>
          <table:table-cell office:value-type="float" office:value="11" calcext:value-type="float">
            <text:p>11</text:p>
          </table:table-cell>
          <table:table-cell office:value-type="float" office:value="0.381421819300867" calcext:value-type="float">
            <text:p>0.381421819300867</text:p>
          </table:table-cell>
          <table:table-cell office:value-type="float" office:value="25" calcext:value-type="float">
            <text:p>25</text:p>
          </table:table-cell>
          <table:table-cell office:value-type="float" office:value="0.0919892743641908" calcext:value-type="float">
            <text:p>0.091989274364191</text:p>
          </table:table-cell>
          <table:table-cell office:value-type="float" office:value="57" calcext:value-type="float">
            <text:p>57</text:p>
          </table:table-cell>
          <table:table-cell office:value-type="float" office:value="0.334266183001564" calcext:value-type="float">
            <text:p>0.334266183001564</text:p>
          </table:table-cell>
          <table:table-cell office:value-type="float" office:value="100" calcext:value-type="float">
            <text:p>100</text:p>
          </table:table-cell>
          <table:table-cell office:value-type="float" office:value="0.166427905387348" calcext:value-type="float">
            <text:p>0.1664279053873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996908316317714" calcext:value-type="float">
            <text:p>0.996908316317714</text:p>
          </table:table-cell>
          <table:table-cell office:value-type="float" office:value="29" calcext:value-type="float">
            <text:p>29</text:p>
          </table:table-cell>
          <table:table-cell office:value-type="float" office:value="0.996908316317714" calcext:value-type="float">
            <text:p>0.996908316317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59585238136429" calcext:value-type="float">
            <text:p>0.59585238136429</text:p>
          </table:table-cell>
          <table:table-cell office:value-type="float" office:value="0" calcext:value-type="float">
            <text:p>0</text:p>
          </table:table-cell>
          <table:table-cell office:value-type="float" office:value="0.59585238136429" calcext:value-type="float">
            <text:p>0.59585238136429</text:p>
          </table:table-cell>
          <table:table-cell office:value-type="float" office:value="3" calcext:value-type="float">
            <text:p>3</text:p>
          </table:table-cell>
          <table:table-cell office:value-type="float" office:value="0.096534334986311" calcext:value-type="float">
            <text:p>0.096534334986311</text:p>
          </table:table-cell>
          <table:table-cell office:value-type="float" office:value="6" calcext:value-type="float">
            <text:p>6</text:p>
          </table:table-cell>
          <table:table-cell office:value-type="float" office:value="0.297101817785242" calcext:value-type="float">
            <text:p>0.29710181778524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93154010482758" calcext:value-type="float">
            <text:p>0.993154010482758</text:p>
          </table:table-cell>
          <table:table-cell office:value-type="float" office:value="4" calcext:value-type="float">
            <text:p>4</text:p>
          </table:table-cell>
          <table:table-cell office:value-type="float" office:value="0.993154010482758" calcext:value-type="float">
            <text:p>0.99315401048275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57902326708884" calcext:value-type="float">
            <text:p>0.257902326708884</text:p>
          </table:table-cell>
          <table:table-cell office:value-type="float" office:value="2" calcext:value-type="float">
            <text:p>2</text:p>
          </table:table-cell>
          <table:table-cell office:value-type="float" office:value="0.257902326708884" calcext:value-type="float">
            <text:p>0.257902326708884</text:p>
          </table:table-cell>
          <table:table-cell office:value-type="float" office:value="4" calcext:value-type="float">
            <text:p>4</text:p>
          </table:table-cell>
          <table:table-cell office:value-type="float" office:value="0.157914406887872" calcext:value-type="float">
            <text:p>0.157914406887872</text:p>
          </table:table-cell>
          <table:table-cell office:value-type="float" office:value="12" calcext:value-type="float">
            <text:p>12</text:p>
          </table:table-cell>
          <table:table-cell office:value-type="float" office:value="0.248642352694256" calcext:value-type="float">
            <text:p>0.248642352694256</text:p>
          </table:table-cell>
          <table:table-cell office:value-type="float" office:value="15" calcext:value-type="float">
            <text:p>15</text:p>
          </table:table-cell>
          <table:table-cell office:value-type="float" office:value="0.220139838646294" calcext:value-type="float">
            <text:p>0.220139838646294</text:p>
          </table:table-cell>
          <table:table-cell office:value-type="float" office:value="29" calcext:value-type="float">
            <text:p>29</text:p>
          </table:table-cell>
          <table:table-cell office:value-type="float" office:value="0.107551590553498" calcext:value-type="float">
            <text:p>0.1075515905534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7471603273454" calcext:value-type="float">
            <text:p>0.877471603273454</text:p>
          </table:table-cell>
          <table:table-cell office:value-type="float" office:value="2" calcext:value-type="float">
            <text:p>2</text:p>
          </table:table-cell>
          <table:table-cell office:value-type="float" office:value="0.877471603273454" calcext:value-type="float">
            <text:p>0.877471603273454</text:p>
          </table:table-cell>
          <table:table-cell office:value-type="float" office:value="65" calcext:value-type="float">
            <text:p>65</text:p>
          </table:table-cell>
          <table:table-cell office:value-type="float" office:value="0.109098203364177" calcext:value-type="float">
            <text:p>0.10909820336417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638606500549788" calcext:value-type="float">
            <text:p>0.638606500549788</text:p>
          </table:table-cell>
          <table:table-cell office:value-type="float" office:value="5" calcext:value-type="float">
            <text:p>5</text:p>
          </table:table-cell>
          <table:table-cell office:value-type="float" office:value="0.27557492092016" calcext:value-type="float">
            <text:p>0.27557492092016</text:p>
          </table:table-cell>
          <table:table-cell office:value-type="float" office:value="32" calcext:value-type="float">
            <text:p>32</text:p>
          </table:table-cell>
          <table:table-cell office:value-type="float" office:value="0.638606500549788" calcext:value-type="float">
            <text:p>0.638606500549788</text:p>
          </table:table-cell>
          <table:table-cell office:value-type="float" office:value="46" calcext:value-type="float">
            <text:p>46</text:p>
          </table:table-cell>
          <table:table-cell office:value-type="float" office:value="0.0745992567673129" calcext:value-type="float">
            <text:p>0.07459925676731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0487640587146" calcext:value-type="float">
            <text:p>0.40487640587146</text:p>
          </table:table-cell>
          <table:table-cell office:value-type="float" office:value="0" calcext:value-type="float">
            <text:p>0</text:p>
          </table:table-cell>
          <table:table-cell office:value-type="float" office:value="0.40487640587146" calcext:value-type="float">
            <text:p>0.40487640587146</text:p>
          </table:table-cell>
          <table:table-cell office:value-type="float" office:value="1" calcext:value-type="float">
            <text:p>1</text:p>
          </table:table-cell>
          <table:table-cell office:value-type="float" office:value="0.359715618444561" calcext:value-type="float">
            <text:p>0.359715618444561</text:p>
          </table:table-cell>
          <table:table-cell office:value-type="float" office:value="116" calcext:value-type="float">
            <text:p>116</text:p>
          </table:table-cell>
          <table:table-cell office:value-type="float" office:value="0.221099060798526" calcext:value-type="float">
            <text:p>0.22109906079852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751956303819966" calcext:value-type="float">
            <text:p>0.751956303819966</text:p>
          </table:table-cell>
          <table:table-cell office:value-type="float" office:value="2" calcext:value-type="float">
            <text:p>2</text:p>
          </table:table-cell>
          <table:table-cell office:value-type="float" office:value="0.235820424670202" calcext:value-type="float">
            <text:p>0.235820424670202</text:p>
          </table:table-cell>
          <table:table-cell office:value-type="float" office:value="68" calcext:value-type="float">
            <text:p>68</text:p>
          </table:table-cell>
          <table:table-cell office:value-type="float" office:value="0.751956303819966" calcext:value-type="float">
            <text:p>0.75195630381996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18713081200148" calcext:value-type="float">
            <text:p>0.518713081200148</text:p>
          </table:table-cell>
          <table:table-cell office:value-type="float" office:value="0" calcext:value-type="float">
            <text:p>0</text:p>
          </table:table-cell>
          <table:table-cell office:value-type="float" office:value="0.227554375585513" calcext:value-type="float">
            <text:p>0.227554375585513</text:p>
          </table:table-cell>
          <table:table-cell office:value-type="float" office:value="2" calcext:value-type="float">
            <text:p>2</text:p>
          </table:table-cell>
          <table:table-cell office:value-type="float" office:value="0.241972599560739" calcext:value-type="float">
            <text:p>0.241972599560739</text:p>
          </table:table-cell>
          <table:table-cell office:value-type="float" office:value="8" calcext:value-type="float">
            <text:p>8</text:p>
          </table:table-cell>
          <table:table-cell office:value-type="float" office:value="0.518713081200148" calcext:value-type="float">
            <text:p>0.5187130812001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676627897662581" calcext:value-type="float">
            <text:p>0.676627897662581</text:p>
          </table:table-cell>
          <table:table-cell office:value-type="float" office:value="0" calcext:value-type="float">
            <text:p>0</text:p>
          </table:table-cell>
          <table:table-cell office:value-type="float" office:value="0.157361682290781" calcext:value-type="float">
            <text:p>0.157361682290781</text:p>
          </table:table-cell>
          <table:table-cell office:value-type="float" office:value="16" calcext:value-type="float">
            <text:p>16</text:p>
          </table:table-cell>
          <table:table-cell office:value-type="float" office:value="0.158201584548938" calcext:value-type="float">
            <text:p>0.158201584548938</text:p>
          </table:table-cell>
          <table:table-cell office:value-type="float" office:value="73" calcext:value-type="float">
            <text:p>73</text:p>
          </table:table-cell>
          <table:table-cell office:value-type="float" office:value="0.676627897662581" calcext:value-type="float">
            <text:p>0.67662789766258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481062081854032" calcext:value-type="float">
            <text:p>0.481062081854032</text:p>
          </table:table-cell>
          <table:table-cell office:value-type="float" office:value="2" calcext:value-type="float">
            <text:p>2</text:p>
          </table:table-cell>
          <table:table-cell office:value-type="float" office:value="0.34550225291528" calcext:value-type="float">
            <text:p>0.34550225291528</text:p>
          </table:table-cell>
          <table:table-cell office:value-type="float" office:value="4" calcext:value-type="float">
            <text:p>4</text:p>
          </table:table-cell>
          <table:table-cell office:value-type="float" office:value="0.162872715574693" calcext:value-type="float">
            <text:p>0.162872715574693</text:p>
          </table:table-cell>
          <table:table-cell office:value-type="float" office:value="11" calcext:value-type="float">
            <text:p>11</text:p>
          </table:table-cell>
          <table:table-cell office:value-type="float" office:value="0.481062081854032" calcext:value-type="float">
            <text:p>0.4810620818540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.487556193431434" calcext:value-type="float">
            <text:p>0.487556193431434</text:p>
          </table:table-cell>
          <table:table-cell office:value-type="float" office:value="0" calcext:value-type="float">
            <text:p>0</text:p>
          </table:table-cell>
          <table:table-cell office:value-type="float" office:value="0.346205554957927" calcext:value-type="float">
            <text:p>0.346205554957927</text:p>
          </table:table-cell>
          <table:table-cell office:value-type="float" office:value="5" calcext:value-type="float">
            <text:p>5</text:p>
          </table:table-cell>
          <table:table-cell office:value-type="float" office:value="0.152995959741706" calcext:value-type="float">
            <text:p>0.152995959741706</text:p>
          </table:table-cell>
          <table:table-cell office:value-type="float" office:value="124" calcext:value-type="float">
            <text:p>124</text:p>
          </table:table-cell>
          <table:table-cell office:value-type="float" office:value="0.487556193431434" calcext:value-type="float">
            <text:p>0.48755619343143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66251014707251" calcext:value-type="float">
            <text:p>0.266251014707251</text:p>
          </table:table-cell>
          <table:table-cell office:value-type="float" office:value="1" calcext:value-type="float">
            <text:p>1</text:p>
          </table:table-cell>
          <table:table-cell office:value-type="float" office:value="0.0873560182774376" calcext:value-type="float">
            <text:p>0.087356018277438</text:p>
          </table:table-cell>
          <table:table-cell office:value-type="float" office:value="2" calcext:value-type="float">
            <text:p>2</text:p>
          </table:table-cell>
          <table:table-cell office:value-type="float" office:value="0.266251014707251" calcext:value-type="float">
            <text:p>0.266251014707251</text:p>
          </table:table-cell>
          <table:table-cell office:value-type="float" office:value="5" calcext:value-type="float">
            <text:p>5</text:p>
          </table:table-cell>
          <table:table-cell office:value-type="float" office:value="0.099185254555399" calcext:value-type="float">
            <text:p>0.099185254555399</text:p>
          </table:table-cell>
          <table:table-cell office:value-type="float" office:value="6" calcext:value-type="float">
            <text:p>6</text:p>
          </table:table-cell>
          <table:table-cell office:value-type="float" office:value="0.201494605907859" calcext:value-type="float">
            <text:p>0.201494605907859</text:p>
          </table:table-cell>
          <table:table-cell office:value-type="float" office:value="8" calcext:value-type="float">
            <text:p>8</text:p>
          </table:table-cell>
          <table:table-cell office:value-type="float" office:value="0.206860361335487" calcext:value-type="float">
            <text:p>0.206860361335487</text:p>
          </table:table-cell>
          <table:table-cell office:value-type="float" office:value="35" calcext:value-type="float">
            <text:p>35</text:p>
          </table:table-cell>
          <table:table-cell office:value-type="float" office:value="0.132411815925913" calcext:value-type="float">
            <text:p>0.1324118159259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20802830064792" calcext:value-type="float">
            <text:p>0.320802830064792</text:p>
          </table:table-cell>
          <table:table-cell office:value-type="float" office:value="1" calcext:value-type="float">
            <text:p>1</text:p>
          </table:table-cell>
          <table:table-cell office:value-type="float" office:value="0.320802830064792" calcext:value-type="float">
            <text:p>0.320802830064792</text:p>
          </table:table-cell>
          <table:table-cell office:value-type="float" office:value="2" calcext:value-type="float">
            <text:p>2</text:p>
          </table:table-cell>
          <table:table-cell office:value-type="float" office:value="0.282820876252984" calcext:value-type="float">
            <text:p>0.282820876252984</text:p>
          </table:table-cell>
          <table:table-cell office:value-type="float" office:value="5" calcext:value-type="float">
            <text:p>5</text:p>
          </table:table-cell>
          <table:table-cell office:value-type="float" office:value="0.198213923032398" calcext:value-type="float">
            <text:p>0.198213923032398</text:p>
          </table:table-cell>
          <table:table-cell office:value-type="float" office:value="46" calcext:value-type="float">
            <text:p>46</text:p>
          </table:table-cell>
          <table:table-cell office:value-type="float" office:value="0.187122332937001" calcext:value-type="float">
            <text:p>0.1871223329370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4708080376151" calcext:value-type="float">
            <text:p>0.84708080376151</text:p>
          </table:table-cell>
          <table:table-cell office:value-type="float" office:value="4" calcext:value-type="float">
            <text:p>4</text:p>
          </table:table-cell>
          <table:table-cell office:value-type="float" office:value="0.84708080376151" calcext:value-type="float">
            <text:p>0.84708080376151</text:p>
          </table:table-cell>
          <table:table-cell office:value-type="float" office:value="6" calcext:value-type="float">
            <text:p>6</text:p>
          </table:table-cell>
          <table:table-cell office:value-type="float" office:value="0.145639885363366" calcext:value-type="float">
            <text:p>0.14563988536336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858288024023966" calcext:value-type="float">
            <text:p>0.858288024023966</text:p>
          </table:table-cell>
          <table:table-cell office:value-type="float" office:value="7" calcext:value-type="float">
            <text:p>7</text:p>
          </table:table-cell>
          <table:table-cell office:value-type="float" office:value="0.131472914885155" calcext:value-type="float">
            <text:p>0.131472914885155</text:p>
          </table:table-cell>
          <table:table-cell office:value-type="float" office:value="35" calcext:value-type="float">
            <text:p>35</text:p>
          </table:table-cell>
          <table:table-cell office:value-type="float" office:value="0.858288024023966" calcext:value-type="float">
            <text:p>0.85828802402396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786528611332" calcext:value-type="float">
            <text:p>0.3786528611332</text:p>
          </table:table-cell>
          <table:table-cell office:value-type="float" office:value="1" calcext:value-type="float">
            <text:p>1</text:p>
          </table:table-cell>
          <table:table-cell office:value-type="float" office:value="0.237757185214128" calcext:value-type="float">
            <text:p>0.237757185214128</text:p>
          </table:table-cell>
          <table:table-cell office:value-type="float" office:value="2" calcext:value-type="float">
            <text:p>2</text:p>
          </table:table-cell>
          <table:table-cell office:value-type="float" office:value="0.0446053930086981" calcext:value-type="float">
            <text:p>0.044605393008698</text:p>
          </table:table-cell>
          <table:table-cell office:value-type="float" office:value="3" calcext:value-type="float">
            <text:p>3</text:p>
          </table:table-cell>
          <table:table-cell office:value-type="float" office:value="0.3786528611332" calcext:value-type="float">
            <text:p>0.3786528611332</text:p>
          </table:table-cell>
          <table:table-cell office:value-type="float" office:value="22" calcext:value-type="float">
            <text:p>22</text:p>
          </table:table-cell>
          <table:table-cell office:value-type="float" office:value="0.142479885628605" calcext:value-type="float">
            <text:p>0.142479885628605</text:p>
          </table:table-cell>
          <table:table-cell office:value-type="float" office:value="92" calcext:value-type="float">
            <text:p>92</text:p>
          </table:table-cell>
          <table:table-cell office:value-type="float" office:value="0.188753687931712" calcext:value-type="float">
            <text:p>0.1887536879317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267571200453101" calcext:value-type="float">
            <text:p>0.267571200453101</text:p>
          </table:table-cell>
          <table:table-cell office:value-type="float" office:value="8" calcext:value-type="float">
            <text:p>8</text:p>
          </table:table-cell>
          <table:table-cell office:value-type="float" office:value="0.262902803294607" calcext:value-type="float">
            <text:p>0.262902803294607</text:p>
          </table:table-cell>
          <table:table-cell office:value-type="float" office:value="14" calcext:value-type="float">
            <text:p>14</text:p>
          </table:table-cell>
          <table:table-cell office:value-type="float" office:value="0.233335495148414" calcext:value-type="float">
            <text:p>0.233335495148414</text:p>
          </table:table-cell>
          <table:table-cell office:value-type="float" office:value="20" calcext:value-type="float">
            <text:p>20</text:p>
          </table:table-cell>
          <table:table-cell office:value-type="float" office:value="0.216199378530641" calcext:value-type="float">
            <text:p>0.216199378530641</text:p>
          </table:table-cell>
          <table:table-cell office:value-type="float" office:value="45" calcext:value-type="float">
            <text:p>45</text:p>
          </table:table-cell>
          <table:table-cell office:value-type="float" office:value="0.267571200453101" calcext:value-type="float">
            <text:p>0.2675712004531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5572642885773" calcext:value-type="float">
            <text:p>0.85572642885773</text:p>
          </table:table-cell>
          <table:table-cell office:value-type="float" office:value="2" calcext:value-type="float">
            <text:p>2</text:p>
          </table:table-cell>
          <table:table-cell office:value-type="float" office:value="0.85572642885773" calcext:value-type="float">
            <text:p>0.85572642885773</text:p>
          </table:table-cell>
          <table:table-cell office:value-type="float" office:value="18" calcext:value-type="float">
            <text:p>18</text:p>
          </table:table-cell>
          <table:table-cell office:value-type="float" office:value="0.131381802290912" calcext:value-type="float">
            <text:p>0.13138180229091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6963345390409" calcext:value-type="float">
            <text:p>0.886963345390409</text:p>
          </table:table-cell>
          <table:table-cell office:value-type="float" office:value="1" calcext:value-type="float">
            <text:p>1</text:p>
          </table:table-cell>
          <table:table-cell office:value-type="float" office:value="0.886963345390409" calcext:value-type="float">
            <text:p>0.886963345390409</text:p>
          </table:table-cell>
          <table:table-cell office:value-type="float" office:value="2" calcext:value-type="float">
            <text:p>2</text:p>
          </table:table-cell>
          <table:table-cell office:value-type="float" office:value="0.0998698611885347" calcext:value-type="float">
            <text:p>0.09986986118853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549749658424051" calcext:value-type="float">
            <text:p>0.549749658424051</text:p>
          </table:table-cell>
          <table:table-cell office:value-type="float" office:value="2" calcext:value-type="float">
            <text:p>2</text:p>
          </table:table-cell>
          <table:table-cell office:value-type="float" office:value="0.20997293098103" calcext:value-type="float">
            <text:p>0.20997293098103</text:p>
          </table:table-cell>
          <table:table-cell office:value-type="float" office:value="3" calcext:value-type="float">
            <text:p>3</text:p>
          </table:table-cell>
          <table:table-cell office:value-type="float" office:value="0.22996712086391" calcext:value-type="float">
            <text:p>0.22996712086391</text:p>
          </table:table-cell>
          <table:table-cell office:value-type="float" office:value="38" calcext:value-type="float">
            <text:p>38</text:p>
          </table:table-cell>
          <table:table-cell office:value-type="float" office:value="0.549749658424051" calcext:value-type="float">
            <text:p>0.54974965842405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9064418608128" calcext:value-type="float">
            <text:p>0.99064418608128</text:p>
          </table:table-cell>
          <table:table-cell office:value-type="float" office:value="5" calcext:value-type="float">
            <text:p>5</text:p>
          </table:table-cell>
          <table:table-cell office:value-type="float" office:value="0.99064418608128" calcext:value-type="float">
            <text:p>0.990644186081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589416351986033" calcext:value-type="float">
            <text:p>0.589416351986033</text:p>
          </table:table-cell>
          <table:table-cell office:value-type="float" office:value="0" calcext:value-type="float">
            <text:p>0</text:p>
          </table:table-cell>
          <table:table-cell office:value-type="float" office:value="0.398357397059659" calcext:value-type="float">
            <text:p>0.398357397059659</text:p>
          </table:table-cell>
          <table:table-cell office:value-type="float" office:value="31" calcext:value-type="float">
            <text:p>31</text:p>
          </table:table-cell>
          <table:table-cell office:value-type="float" office:value="0.589416351986033" calcext:value-type="float">
            <text:p>0.58941635198603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618964961158405" calcext:value-type="float">
            <text:p>0.618964961158405</text:p>
          </table:table-cell>
          <table:table-cell office:value-type="float" office:value="22" calcext:value-type="float">
            <text:p>22</text:p>
          </table:table-cell>
          <table:table-cell office:value-type="float" office:value="0.618964961158405" calcext:value-type="float">
            <text:p>0.618964961158405</text:p>
          </table:table-cell>
          <table:table-cell office:value-type="float" office:value="27" calcext:value-type="float">
            <text:p>27</text:p>
          </table:table-cell>
          <table:table-cell office:value-type="float" office:value="0.163447640695952" calcext:value-type="float">
            <text:p>0.163447640695952</text:p>
          </table:table-cell>
          <table:table-cell office:value-type="float" office:value="45" calcext:value-type="float">
            <text:p>45</text:p>
          </table:table-cell>
          <table:table-cell office:value-type="float" office:value="0.20624333385474" calcext:value-type="float">
            <text:p>0.2062433338547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810726714971524" calcext:value-type="float">
            <text:p>0.810726714971524</text:p>
          </table:table-cell>
          <table:table-cell office:value-type="float" office:value="0" calcext:value-type="float">
            <text:p>0</text:p>
          </table:table-cell>
          <table:table-cell office:value-type="float" office:value="0.177449825401926" calcext:value-type="float">
            <text:p>0.177449825401926</text:p>
          </table:table-cell>
          <table:table-cell office:value-type="float" office:value="28" calcext:value-type="float">
            <text:p>28</text:p>
          </table:table-cell>
          <table:table-cell office:value-type="float" office:value="0.810726714971524" calcext:value-type="float">
            <text:p>0.81072671497152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981627422997227" calcext:value-type="float">
            <text:p>0.981627422997227</text:p>
          </table:table-cell>
          <table:table-cell office:value-type="float" office:value="6" calcext:value-type="float">
            <text:p>6</text:p>
          </table:table-cell>
          <table:table-cell office:value-type="float" office:value="0.981627422997227" calcext:value-type="float">
            <text:p>0.9816274229972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80239896300274" calcext:value-type="float">
            <text:p>0.880239896300274</text:p>
          </table:table-cell>
          <table:table-cell office:value-type="float" office:value="11" calcext:value-type="float">
            <text:p>11</text:p>
          </table:table-cell>
          <table:table-cell office:value-type="float" office:value="0.114645513453066" calcext:value-type="float">
            <text:p>0.114645513453066</text:p>
          </table:table-cell>
          <table:table-cell office:value-type="float" office:value="22" calcext:value-type="float">
            <text:p>22</text:p>
          </table:table-cell>
          <table:table-cell office:value-type="float" office:value="0.880239896300274" calcext:value-type="float">
            <text:p>0.88023989630027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0.995783600410122" calcext:value-type="float">
            <text:p>0.995783600410122</text:p>
          </table:table-cell>
          <table:table-cell office:value-type="float" office:value="112" calcext:value-type="float">
            <text:p>112</text:p>
          </table:table-cell>
          <table:table-cell office:value-type="float" office:value="0.995783600410122" calcext:value-type="float">
            <text:p>0.9957836004101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787003615561676" calcext:value-type="float">
            <text:p>0.787003615561676</text:p>
          </table:table-cell>
          <table:table-cell office:value-type="float" office:value="0" calcext:value-type="float">
            <text:p>0</text:p>
          </table:table-cell>
          <table:table-cell office:value-type="float" office:value="0.182928862964801" calcext:value-type="float">
            <text:p>0.182928862964801</text:p>
          </table:table-cell>
          <table:table-cell office:value-type="float" office:value="1" calcext:value-type="float">
            <text:p>1</text:p>
          </table:table-cell>
          <table:table-cell office:value-type="float" office:value="0.023461080870789" calcext:value-type="float">
            <text:p>0.023461080870789</text:p>
          </table:table-cell>
          <table:table-cell office:value-type="float" office:value="19" calcext:value-type="float">
            <text:p>19</text:p>
          </table:table-cell>
          <table:table-cell office:value-type="float" office:value="0.787003615561676" calcext:value-type="float">
            <text:p>0.78700361556167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69905018637213" calcext:value-type="float">
            <text:p>0.469905018637213</text:p>
          </table:table-cell>
          <table:table-cell office:value-type="float" office:value="5" calcext:value-type="float">
            <text:p>5</text:p>
          </table:table-cell>
          <table:table-cell office:value-type="float" office:value="0.469905018637213" calcext:value-type="float">
            <text:p>0.469905018637213</text:p>
          </table:table-cell>
          <table:table-cell office:value-type="float" office:value="7" calcext:value-type="float">
            <text:p>7</text:p>
          </table:table-cell>
          <table:table-cell office:value-type="float" office:value="0.119423839550737" calcext:value-type="float">
            <text:p>0.119423839550737</text:p>
          </table:table-cell>
          <table:table-cell office:value-type="float" office:value="12" calcext:value-type="float">
            <text:p>12</text:p>
          </table:table-cell>
          <table:table-cell office:value-type="float" office:value="0.183025019334469" calcext:value-type="float">
            <text:p>0.183025019334469</text:p>
          </table:table-cell>
          <table:table-cell office:value-type="float" office:value="18" calcext:value-type="float">
            <text:p>18</text:p>
          </table:table-cell>
          <table:table-cell office:value-type="float" office:value="0.216060289741195" calcext:value-type="float">
            <text:p>0.2160602897411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810736671555349" calcext:value-type="float">
            <text:p>0.810736671555349</text:p>
          </table:table-cell>
          <table:table-cell office:value-type="float" office:value="2" calcext:value-type="float">
            <text:p>2</text:p>
          </table:table-cell>
          <table:table-cell office:value-type="float" office:value="0.101665577435843" calcext:value-type="float">
            <text:p>0.101665577435843</text:p>
          </table:table-cell>
          <table:table-cell office:value-type="float" office:value="10" calcext:value-type="float">
            <text:p>10</text:p>
          </table:table-cell>
          <table:table-cell office:value-type="float" office:value="0.0816221907483524" calcext:value-type="float">
            <text:p>0.081622190748352</text:p>
          </table:table-cell>
          <table:table-cell office:value-type="float" office:value="48" calcext:value-type="float">
            <text:p>48</text:p>
          </table:table-cell>
          <table:table-cell office:value-type="float" office:value="0.810736671555349" calcext:value-type="float">
            <text:p>0.81073667155534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995652298113602" calcext:value-type="float">
            <text:p>0.995652298113602</text:p>
          </table:table-cell>
          <table:table-cell office:value-type="float" office:value="21" calcext:value-type="float">
            <text:p>21</text:p>
          </table:table-cell>
          <table:table-cell office:value-type="float" office:value="0.995652298113602" calcext:value-type="float">
            <text:p>0.9956522981136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.9954436482425" calcext:value-type="float">
            <text:p>0.9954436482425</text:p>
          </table:table-cell>
          <table:table-cell office:value-type="float" office:value="89" calcext:value-type="float">
            <text:p>89</text:p>
          </table:table-cell>
          <table:table-cell office:value-type="float" office:value="0.9954436482425" calcext:value-type="float">
            <text:p>0.99544364824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99534092544915" calcext:value-type="float">
            <text:p>0.99534092544915</text:p>
          </table:table-cell>
          <table:table-cell office:value-type="float" office:value="6" calcext:value-type="float">
            <text:p>6</text:p>
          </table:table-cell>
          <table:table-cell office:value-type="float" office:value="0.99534092544915" calcext:value-type="float">
            <text:p>0.995340925449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19468725476896" calcext:value-type="float">
            <text:p>0.319468725476896</text:p>
          </table:table-cell>
          <table:table-cell office:value-type="float" office:value="0" calcext:value-type="float">
            <text:p>0</text:p>
          </table:table-cell>
          <table:table-cell office:value-type="float" office:value="0.0317993376882631" calcext:value-type="float">
            <text:p>0.031799337688263</text:p>
          </table:table-cell>
          <table:table-cell office:value-type="float" office:value="5" calcext:value-type="float">
            <text:p>5</text:p>
          </table:table-cell>
          <table:table-cell office:value-type="float" office:value="0.319468725476896" calcext:value-type="float">
            <text:p>0.319468725476896</text:p>
          </table:table-cell>
          <table:table-cell office:value-type="float" office:value="11" calcext:value-type="float">
            <text:p>11</text:p>
          </table:table-cell>
          <table:table-cell office:value-type="float" office:value="0.108270395233311" calcext:value-type="float">
            <text:p>0.108270395233311</text:p>
          </table:table-cell>
          <table:table-cell office:value-type="float" office:value="18" calcext:value-type="float">
            <text:p>18</text:p>
          </table:table-cell>
          <table:table-cell office:value-type="float" office:value="0.233346712920242" calcext:value-type="float">
            <text:p>0.233346712920242</text:p>
          </table:table-cell>
          <table:table-cell office:value-type="float" office:value="65" calcext:value-type="float">
            <text:p>65</text:p>
          </table:table-cell>
          <table:table-cell office:value-type="float" office:value="0.296689644697569" calcext:value-type="float">
            <text:p>0.2966896446975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97024450619143" calcext:value-type="float">
            <text:p>0.997024450619143</text:p>
          </table:table-cell>
          <table:table-cell office:value-type="float" office:value="5" calcext:value-type="float">
            <text:p>5</text:p>
          </table:table-cell>
          <table:table-cell office:value-type="float" office:value="0.997024450619143" calcext:value-type="float">
            <text:p>0.997024450619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11027389437047" calcext:value-type="float">
            <text:p>0.511027389437047</text:p>
          </table:table-cell>
          <table:table-cell office:value-type="float" office:value="1" calcext:value-type="float">
            <text:p>1</text:p>
          </table:table-cell>
          <table:table-cell office:value-type="float" office:value="0.259779605300742" calcext:value-type="float">
            <text:p>0.259779605300742</text:p>
          </table:table-cell>
          <table:table-cell office:value-type="float" office:value="2" calcext:value-type="float">
            <text:p>2</text:p>
          </table:table-cell>
          <table:table-cell office:value-type="float" office:value="0.220323129469577" calcext:value-type="float">
            <text:p>0.220323129469577</text:p>
          </table:table-cell>
          <table:table-cell office:value-type="float" office:value="3" calcext:value-type="float">
            <text:p>3</text:p>
          </table:table-cell>
          <table:table-cell office:value-type="float" office:value="0.511027389437047" calcext:value-type="float">
            <text:p>0.5110273894370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415584178856019" calcext:value-type="float">
            <text:p>0.415584178856019</text:p>
          </table:table-cell>
          <table:table-cell office:value-type="float" office:value="1" calcext:value-type="float">
            <text:p>1</text:p>
          </table:table-cell>
          <table:table-cell office:value-type="float" office:value="0.275950958024172" calcext:value-type="float">
            <text:p>0.275950958024172</text:p>
          </table:table-cell>
          <table:table-cell office:value-type="float" office:value="5" calcext:value-type="float">
            <text:p>5</text:p>
          </table:table-cell>
          <table:table-cell office:value-type="float" office:value="0.176435557949123" calcext:value-type="float">
            <text:p>0.176435557949123</text:p>
          </table:table-cell>
          <table:table-cell office:value-type="float" office:value="6" calcext:value-type="float">
            <text:p>6</text:p>
          </table:table-cell>
          <table:table-cell office:value-type="float" office:value="0.122113876563763" calcext:value-type="float">
            <text:p>0.122113876563763</text:p>
          </table:table-cell>
          <table:table-cell office:value-type="float" office:value="62" calcext:value-type="float">
            <text:p>62</text:p>
          </table:table-cell>
          <table:table-cell office:value-type="float" office:value="0.415584178856019" calcext:value-type="float">
            <text:p>0.4155841788560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90068087922696" calcext:value-type="float">
            <text:p>0.490068087922696</text:p>
          </table:table-cell>
          <table:table-cell office:value-type="float" office:value="2" calcext:value-type="float">
            <text:p>2</text:p>
          </table:table-cell>
          <table:table-cell office:value-type="float" office:value="0.490068087922696" calcext:value-type="float">
            <text:p>0.490068087922696</text:p>
          </table:table-cell>
          <table:table-cell office:value-type="float" office:value="4" calcext:value-type="float">
            <text:p>4</text:p>
          </table:table-cell>
          <table:table-cell office:value-type="float" office:value="0.392018977775633" calcext:value-type="float">
            <text:p>0.392018977775633</text:p>
          </table:table-cell>
          <table:table-cell office:value-type="float" office:value="132" calcext:value-type="float">
            <text:p>132</text:p>
          </table:table-cell>
          <table:table-cell office:value-type="float" office:value="0.104701596399114" calcext:value-type="float">
            <text:p>0.1047015963991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714992783980506" calcext:value-type="float">
            <text:p>0.714992783980506</text:p>
          </table:table-cell>
          <table:table-cell office:value-type="float" office:value="1" calcext:value-type="float">
            <text:p>1</text:p>
          </table:table-cell>
          <table:table-cell office:value-type="float" office:value="0.271346361230266" calcext:value-type="float">
            <text:p>0.271346361230266</text:p>
          </table:table-cell>
          <table:table-cell office:value-type="float" office:value="64" calcext:value-type="float">
            <text:p>64</text:p>
          </table:table-cell>
          <table:table-cell office:value-type="float" office:value="0.714992783980506" calcext:value-type="float">
            <text:p>0.71499278398050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.828320494997686" calcext:value-type="float">
            <text:p>0.828320494997686</text:p>
          </table:table-cell>
          <table:table-cell office:value-type="float" office:value="4" calcext:value-type="float">
            <text:p>4</text:p>
          </table:table-cell>
          <table:table-cell office:value-type="float" office:value="0.158543188705287" calcext:value-type="float">
            <text:p>0.158543188705287</text:p>
          </table:table-cell>
          <table:table-cell office:value-type="float" office:value="59" calcext:value-type="float">
            <text:p>59</text:p>
          </table:table-cell>
          <table:table-cell office:value-type="float" office:value="0.828320494997686" calcext:value-type="float">
            <text:p>0.82832049499768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98817734258492" calcext:value-type="float">
            <text:p>0.898817734258492</text:p>
          </table:table-cell>
          <table:table-cell office:value-type="float" office:value="1" calcext:value-type="float">
            <text:p>1</text:p>
          </table:table-cell>
          <table:table-cell office:value-type="float" office:value="0.0926755555240144" calcext:value-type="float">
            <text:p>0.092675555524014</text:p>
          </table:table-cell>
          <table:table-cell office:value-type="float" office:value="6" calcext:value-type="float">
            <text:p>6</text:p>
          </table:table-cell>
          <table:table-cell office:value-type="float" office:value="0.898817734258492" calcext:value-type="float">
            <text:p>0.89881773425849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95332024415754" calcext:value-type="float">
            <text:p>0.995332024415754</text:p>
          </table:table-cell>
          <table:table-cell office:value-type="float" office:value="10" calcext:value-type="float">
            <text:p>10</text:p>
          </table:table-cell>
          <table:table-cell office:value-type="float" office:value="0.995332024415754" calcext:value-type="float">
            <text:p>0.9953320244157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601380965600468" calcext:value-type="float">
            <text:p>0.601380965600468</text:p>
          </table:table-cell>
          <table:table-cell office:value-type="float" office:value="2" calcext:value-type="float">
            <text:p>2</text:p>
          </table:table-cell>
          <table:table-cell office:value-type="float" office:value="0.383593441943672" calcext:value-type="float">
            <text:p>0.383593441943672</text:p>
          </table:table-cell>
          <table:table-cell office:value-type="float" office:value="21" calcext:value-type="float">
            <text:p>21</text:p>
          </table:table-cell>
          <table:table-cell office:value-type="float" office:value="0.601380965600468" calcext:value-type="float">
            <text:p>0.60138096560046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359654850820623" calcext:value-type="float">
            <text:p>0.359654850820623</text:p>
          </table:table-cell>
          <table:table-cell office:value-type="float" office:value="4" calcext:value-type="float">
            <text:p>4</text:p>
          </table:table-cell>
          <table:table-cell office:value-type="float" office:value="0.151198361650887" calcext:value-type="float">
            <text:p>0.151198361650887</text:p>
          </table:table-cell>
          <table:table-cell office:value-type="float" office:value="17" calcext:value-type="float">
            <text:p>17</text:p>
          </table:table-cell>
          <table:table-cell office:value-type="float" office:value="0.359654850820623" calcext:value-type="float">
            <text:p>0.359654850820623</text:p>
          </table:table-cell>
          <table:table-cell office:value-type="float" office:value="20" calcext:value-type="float">
            <text:p>20</text:p>
          </table:table-cell>
          <table:table-cell office:value-type="float" office:value="0.200102350537922" calcext:value-type="float">
            <text:p>0.200102350537922</text:p>
          </table:table-cell>
          <table:table-cell office:value-type="float" office:value="39" calcext:value-type="float">
            <text:p>39</text:p>
          </table:table-cell>
          <table:table-cell office:value-type="float" office:value="0.129371549415393" calcext:value-type="float">
            <text:p>0.129371549415393</text:p>
          </table:table-cell>
          <table:table-cell office:value-type="float" office:value="84" calcext:value-type="float">
            <text:p>84</text:p>
          </table:table-cell>
          <table:table-cell office:value-type="float" office:value="0.147476998602553" calcext:value-type="float">
            <text:p>0.1474769986025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347755272828824" calcext:value-type="float">
            <text:p>0.347755272828824</text:p>
          </table:table-cell>
          <table:table-cell office:value-type="float" office:value="0" calcext:value-type="float">
            <text:p>0</text:p>
          </table:table-cell>
          <table:table-cell office:value-type="float" office:value="0.188785715871636" calcext:value-type="float">
            <text:p>0.188785715871636</text:p>
          </table:table-cell>
          <table:table-cell office:value-type="float" office:value="1" calcext:value-type="float">
            <text:p>1</text:p>
          </table:table-cell>
          <table:table-cell office:value-type="float" office:value="0.245709876136135" calcext:value-type="float">
            <text:p>0.245709876136135</text:p>
          </table:table-cell>
          <table:table-cell office:value-type="float" office:value="3" calcext:value-type="float">
            <text:p>3</text:p>
          </table:table-cell>
          <table:table-cell office:value-type="float" office:value="0.209202173025152" calcext:value-type="float">
            <text:p>0.209202173025152</text:p>
          </table:table-cell>
          <table:table-cell office:value-type="float" office:value="24" calcext:value-type="float">
            <text:p>24</text:p>
          </table:table-cell>
          <table:table-cell office:value-type="float" office:value="0.347755272828824" calcext:value-type="float">
            <text:p>0.34775527282882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70765276554705" calcext:value-type="float">
            <text:p>0.870765276554705</text:p>
          </table:table-cell>
          <table:table-cell office:value-type="float" office:value="0" calcext:value-type="float">
            <text:p>0</text:p>
          </table:table-cell>
          <table:table-cell office:value-type="float" office:value="0.870765276554705" calcext:value-type="float">
            <text:p>0.870765276554705</text:p>
          </table:table-cell>
          <table:table-cell office:value-type="float" office:value="19" calcext:value-type="float">
            <text:p>19</text:p>
          </table:table-cell>
          <table:table-cell office:value-type="float" office:value="0.12056357178627" calcext:value-type="float">
            <text:p>0.1205635717862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498059659190646" calcext:value-type="float">
            <text:p>0.498059659190646</text:p>
          </table:table-cell>
          <table:table-cell office:value-type="float" office:value="0" calcext:value-type="float">
            <text:p>0</text:p>
          </table:table-cell>
          <table:table-cell office:value-type="float" office:value="0.498059659190646" calcext:value-type="float">
            <text:p>0.498059659190646</text:p>
          </table:table-cell>
          <table:table-cell office:value-type="float" office:value="58" calcext:value-type="float">
            <text:p>58</text:p>
          </table:table-cell>
          <table:table-cell office:value-type="float" office:value="0.173501656665449" calcext:value-type="float">
            <text:p>0.173501656665449</text:p>
          </table:table-cell>
          <table:table-cell office:value-type="float" office:value="71" calcext:value-type="float">
            <text:p>71</text:p>
          </table:table-cell>
          <table:table-cell office:value-type="float" office:value="0.303577260078876" calcext:value-type="float">
            <text:p>0.30357726007887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509719767782232" calcext:value-type="float">
            <text:p>0.509719767782232</text:p>
          </table:table-cell>
          <table:table-cell office:value-type="float" office:value="1" calcext:value-type="float">
            <text:p>1</text:p>
          </table:table-cell>
          <table:table-cell office:value-type="float" office:value="0.291720334436503" calcext:value-type="float">
            <text:p>0.291720334436503</text:p>
          </table:table-cell>
          <table:table-cell office:value-type="float" office:value="17" calcext:value-type="float">
            <text:p>17</text:p>
          </table:table-cell>
          <table:table-cell office:value-type="float" office:value="0.181095403471166" calcext:value-type="float">
            <text:p>0.181095403471166</text:p>
          </table:table-cell>
          <table:table-cell office:value-type="float" office:value="81" calcext:value-type="float">
            <text:p>81</text:p>
          </table:table-cell>
          <table:table-cell office:value-type="float" office:value="0.509719767782232" calcext:value-type="float">
            <text:p>0.5097197677822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745130804821332" calcext:value-type="float">
            <text:p>0.745130804821332</text:p>
          </table:table-cell>
          <table:table-cell office:value-type="float" office:value="3" calcext:value-type="float">
            <text:p>3</text:p>
          </table:table-cell>
          <table:table-cell office:value-type="float" office:value="0.245032815901648" calcext:value-type="float">
            <text:p>0.245032815901648</text:p>
          </table:table-cell>
          <table:table-cell office:value-type="float" office:value="44" calcext:value-type="float">
            <text:p>44</text:p>
          </table:table-cell>
          <table:table-cell office:value-type="float" office:value="0.745130804821332" calcext:value-type="float">
            <text:p>0.74513080482133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943611105151891" calcext:value-type="float">
            <text:p>0.943611105151891</text:p>
          </table:table-cell>
          <table:table-cell office:value-type="float" office:value="0" calcext:value-type="float">
            <text:p>0</text:p>
          </table:table-cell>
          <table:table-cell office:value-type="float" office:value="0.0482731937836046" calcext:value-type="float">
            <text:p>0.048273193783605</text:p>
          </table:table-cell>
          <table:table-cell office:value-type="float" office:value="31" calcext:value-type="float">
            <text:p>31</text:p>
          </table:table-cell>
          <table:table-cell office:value-type="float" office:value="0.943611105151891" calcext:value-type="float">
            <text:p>0.94361110515189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877484664843954" calcext:value-type="float">
            <text:p>0.877484664843954</text:p>
          </table:table-cell>
          <table:table-cell office:value-type="float" office:value="3" calcext:value-type="float">
            <text:p>3</text:p>
          </table:table-cell>
          <table:table-cell office:value-type="float" office:value="0.110404286644417" calcext:value-type="float">
            <text:p>0.110404286644417</text:p>
          </table:table-cell>
          <table:table-cell office:value-type="float" office:value="28" calcext:value-type="float">
            <text:p>28</text:p>
          </table:table-cell>
          <table:table-cell office:value-type="float" office:value="0.877484664843954" calcext:value-type="float">
            <text:p>0.87748466484395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25084537175514" calcext:value-type="float">
            <text:p>0.725084537175514</text:p>
          </table:table-cell>
          <table:table-cell office:value-type="float" office:value="0" calcext:value-type="float">
            <text:p>0</text:p>
          </table:table-cell>
          <table:table-cell office:value-type="float" office:value="0.106604794797514" calcext:value-type="float">
            <text:p>0.106604794797514</text:p>
          </table:table-cell>
          <table:table-cell office:value-type="float" office:value="1" calcext:value-type="float">
            <text:p>1</text:p>
          </table:table-cell>
          <table:table-cell office:value-type="float" office:value="0.161306877433496" calcext:value-type="float">
            <text:p>0.161306877433496</text:p>
          </table:table-cell>
          <table:table-cell office:value-type="float" office:value="9" calcext:value-type="float">
            <text:p>9</text:p>
          </table:table-cell>
          <table:table-cell office:value-type="float" office:value="0.725084537175514" calcext:value-type="float">
            <text:p>0.7250845371755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720455069882339" calcext:value-type="float">
            <text:p>0.720455069882339</text:p>
          </table:table-cell>
          <table:table-cell office:value-type="float" office:value="0" calcext:value-type="float">
            <text:p>0</text:p>
          </table:table-cell>
          <table:table-cell office:value-type="float" office:value="0.268180680387738" calcext:value-type="float">
            <text:p>0.268180680387738</text:p>
          </table:table-cell>
          <table:table-cell office:value-type="float" office:value="44" calcext:value-type="float">
            <text:p>44</text:p>
          </table:table-cell>
          <table:table-cell office:value-type="float" office:value="0.720455069882339" calcext:value-type="float">
            <text:p>0.72045506988233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87417259676132" calcext:value-type="float">
            <text:p>0.687417259676132</text:p>
          </table:table-cell>
          <table:table-cell office:value-type="float" office:value="3" calcext:value-type="float">
            <text:p>3</text:p>
          </table:table-cell>
          <table:table-cell office:value-type="float" office:value="0.1344668718206" calcext:value-type="float">
            <text:p>0.1344668718206</text:p>
          </table:table-cell>
          <table:table-cell office:value-type="float" office:value="5" calcext:value-type="float">
            <text:p>5</text:p>
          </table:table-cell>
          <table:table-cell office:value-type="float" office:value="0.167986316917203" calcext:value-type="float">
            <text:p>0.167986316917203</text:p>
          </table:table-cell>
          <table:table-cell office:value-type="float" office:value="7" calcext:value-type="float">
            <text:p>7</text:p>
          </table:table-cell>
          <table:table-cell office:value-type="float" office:value="0.687417259676132" calcext:value-type="float">
            <text:p>0.6874172596761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417162216640037" calcext:value-type="float">
            <text:p>0.417162216640037</text:p>
          </table:table-cell>
          <table:table-cell office:value-type="float" office:value="2" calcext:value-type="float">
            <text:p>2</text:p>
          </table:table-cell>
          <table:table-cell office:value-type="float" office:value="0.28611770967515" calcext:value-type="float">
            <text:p>0.28611770967515</text:p>
          </table:table-cell>
          <table:table-cell office:value-type="float" office:value="10" calcext:value-type="float">
            <text:p>10</text:p>
          </table:table-cell>
          <table:table-cell office:value-type="float" office:value="0.109216405079297" calcext:value-type="float">
            <text:p>0.109216405079297</text:p>
          </table:table-cell>
          <table:table-cell office:value-type="float" office:value="16" calcext:value-type="float">
            <text:p>16</text:p>
          </table:table-cell>
          <table:table-cell office:value-type="float" office:value="0.0635258344975565" calcext:value-type="float">
            <text:p>0.063525834497557</text:p>
          </table:table-cell>
          <table:table-cell office:value-type="float" office:value="62" calcext:value-type="float">
            <text:p>62</text:p>
          </table:table-cell>
          <table:table-cell office:value-type="float" office:value="0.417162216640037" calcext:value-type="float">
            <text:p>0.417162216640037</text:p>
          </table:table-cell>
          <table:table-cell office:value-type="float" office:value="79" calcext:value-type="float">
            <text:p>79</text:p>
          </table:table-cell>
          <table:table-cell office:value-type="float" office:value="0.114343916279917" calcext:value-type="float">
            <text:p>0.1143439162799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7231983796421" calcext:value-type="float">
            <text:p>0.757231983796421</text:p>
          </table:table-cell>
          <table:table-cell office:value-type="float" office:value="1" calcext:value-type="float">
            <text:p>1</text:p>
          </table:table-cell>
          <table:table-cell office:value-type="float" office:value="0.757231983796421" calcext:value-type="float">
            <text:p>0.757231983796421</text:p>
          </table:table-cell>
          <table:table-cell office:value-type="float" office:value="52" calcext:value-type="float">
            <text:p>52</text:p>
          </table:table-cell>
          <table:table-cell office:value-type="float" office:value="0.167826817311308" calcext:value-type="float">
            <text:p>0.167826817311308</text:p>
          </table:table-cell>
          <table:table-cell office:value-type="float" office:value="59" calcext:value-type="float">
            <text:p>59</text:p>
          </table:table-cell>
          <table:table-cell office:value-type="float" office:value="0.0609954770582238" calcext:value-type="float">
            <text:p>0.0609954770582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.326201786066497" calcext:value-type="float">
            <text:p>0.326201786066497</text:p>
          </table:table-cell>
          <table:table-cell office:value-type="float" office:value="0" calcext:value-type="float">
            <text:p>0</text:p>
          </table:table-cell>
          <table:table-cell office:value-type="float" office:value="0.176807513836747" calcext:value-type="float">
            <text:p>0.176807513836747</text:p>
          </table:table-cell>
          <table:table-cell office:value-type="float" office:value="6" calcext:value-type="float">
            <text:p>6</text:p>
          </table:table-cell>
          <table:table-cell office:value-type="float" office:value="0.163908846860437" calcext:value-type="float">
            <text:p>0.163908846860437</text:p>
          </table:table-cell>
          <table:table-cell office:value-type="float" office:value="10" calcext:value-type="float">
            <text:p>10</text:p>
          </table:table-cell>
          <table:table-cell office:value-type="float" office:value="0.322606425606334" calcext:value-type="float">
            <text:p>0.322606425606334</text:p>
          </table:table-cell>
          <table:table-cell office:value-type="float" office:value="95" calcext:value-type="float">
            <text:p>95</text:p>
          </table:table-cell>
          <table:table-cell office:value-type="float" office:value="0.326201786066497" calcext:value-type="float">
            <text:p>0.32620178606649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599873527002417" calcext:value-type="float">
            <text:p>0.599873527002417</text:p>
          </table:table-cell>
          <table:table-cell office:value-type="float" office:value="0" calcext:value-type="float">
            <text:p>0</text:p>
          </table:table-cell>
          <table:table-cell office:value-type="float" office:value="0.16741362358138" calcext:value-type="float">
            <text:p>0.16741362358138</text:p>
          </table:table-cell>
          <table:table-cell office:value-type="float" office:value="2" calcext:value-type="float">
            <text:p>2</text:p>
          </table:table-cell>
          <table:table-cell office:value-type="float" office:value="0.22607456515199" calcext:value-type="float">
            <text:p>0.22607456515199</text:p>
          </table:table-cell>
          <table:table-cell office:value-type="float" office:value="19" calcext:value-type="float">
            <text:p>19</text:p>
          </table:table-cell>
          <table:table-cell office:value-type="float" office:value="0.599873527002417" calcext:value-type="float">
            <text:p>0.5998735270024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99426204460319" calcext:value-type="float">
            <text:p>0.99426204460319</text:p>
          </table:table-cell>
          <table:table-cell office:value-type="float" office:value="21" calcext:value-type="float">
            <text:p>21</text:p>
          </table:table-cell>
          <table:table-cell office:value-type="float" office:value="0.99426204460319" calcext:value-type="float">
            <text:p>0.994262044603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706672586442351" calcext:value-type="float">
            <text:p>0.706672586442351</text:p>
          </table:table-cell>
          <table:table-cell office:value-type="float" office:value="0" calcext:value-type="float">
            <text:p>0</text:p>
          </table:table-cell>
          <table:table-cell office:value-type="float" office:value="0.112348683236637" calcext:value-type="float">
            <text:p>0.112348683236637</text:p>
          </table:table-cell>
          <table:table-cell office:value-type="float" office:value="1" calcext:value-type="float">
            <text:p>1</text:p>
          </table:table-cell>
          <table:table-cell office:value-type="float" office:value="0.17343400216993" calcext:value-type="float">
            <text:p>0.17343400216993</text:p>
          </table:table-cell>
          <table:table-cell office:value-type="float" office:value="18" calcext:value-type="float">
            <text:p>18</text:p>
          </table:table-cell>
          <table:table-cell office:value-type="float" office:value="0.706672586442351" calcext:value-type="float">
            <text:p>0.70667258644235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02251255294461" calcext:value-type="float">
            <text:p>0.902251255294461</text:p>
          </table:table-cell>
          <table:table-cell office:value-type="float" office:value="12" calcext:value-type="float">
            <text:p>12</text:p>
          </table:table-cell>
          <table:table-cell office:value-type="float" office:value="0.902251255294461" calcext:value-type="float">
            <text:p>0.902251255294461</text:p>
          </table:table-cell>
          <table:table-cell office:value-type="float" office:value="72" calcext:value-type="float">
            <text:p>72</text:p>
          </table:table-cell>
          <table:table-cell office:value-type="float" office:value="0.0910371057795834" calcext:value-type="float">
            <text:p>0.09103710577958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68432677383292" calcext:value-type="float">
            <text:p>0.568432677383292</text:p>
          </table:table-cell>
          <table:table-cell office:value-type="float" office:value="1" calcext:value-type="float">
            <text:p>1</text:p>
          </table:table-cell>
          <table:table-cell office:value-type="float" office:value="0.314795358396399" calcext:value-type="float">
            <text:p>0.314795358396399</text:p>
          </table:table-cell>
          <table:table-cell office:value-type="float" office:value="15" calcext:value-type="float">
            <text:p>15</text:p>
          </table:table-cell>
          <table:table-cell office:value-type="float" office:value="0.102040694664299" calcext:value-type="float">
            <text:p>0.102040694664299</text:p>
          </table:table-cell>
          <table:table-cell office:value-type="float" office:value="25" calcext:value-type="float">
            <text:p>25</text:p>
          </table:table-cell>
          <table:table-cell office:value-type="float" office:value="0.568432677383292" calcext:value-type="float">
            <text:p>0.56843267738329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485226290496589" calcext:value-type="float">
            <text:p>0.485226290496589</text:p>
          </table:table-cell>
          <table:table-cell office:value-type="float" office:value="1" calcext:value-type="float">
            <text:p>1</text:p>
          </table:table-cell>
          <table:table-cell office:value-type="float" office:value="0.232425158858522" calcext:value-type="float">
            <text:p>0.232425158858522</text:p>
          </table:table-cell>
          <table:table-cell office:value-type="float" office:value="9" calcext:value-type="float">
            <text:p>9</text:p>
          </table:table-cell>
          <table:table-cell office:value-type="float" office:value="0.1016098630514" calcext:value-type="float">
            <text:p>0.1016098630514</text:p>
          </table:table-cell>
          <table:table-cell office:value-type="float" office:value="24" calcext:value-type="float">
            <text:p>24</text:p>
          </table:table-cell>
          <table:table-cell office:value-type="float" office:value="0.485226290496589" calcext:value-type="float">
            <text:p>0.485226290496589</text:p>
          </table:table-cell>
          <table:table-cell office:value-type="float" office:value="39" calcext:value-type="float">
            <text:p>39</text:p>
          </table:table-cell>
          <table:table-cell office:value-type="float" office:value="0.174567206008858" calcext:value-type="float">
            <text:p>0.17456720600885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97098803642442" calcext:value-type="float">
            <text:p>0.797098803642442</text:p>
          </table:table-cell>
          <table:table-cell office:value-type="float" office:value="0" calcext:value-type="float">
            <text:p>0</text:p>
          </table:table-cell>
          <table:table-cell office:value-type="float" office:value="0.797098803642442" calcext:value-type="float">
            <text:p>0.797098803642442</text:p>
          </table:table-cell>
          <table:table-cell office:value-type="float" office:value="23" calcext:value-type="float">
            <text:p>23</text:p>
          </table:table-cell>
          <table:table-cell office:value-type="float" office:value="0.188214778184605" calcext:value-type="float">
            <text:p>0.18821477818460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469860622029383" calcext:value-type="float">
            <text:p>0.469860622029383</text:p>
          </table:table-cell>
          <table:table-cell office:value-type="float" office:value="0" calcext:value-type="float">
            <text:p>0</text:p>
          </table:table-cell>
          <table:table-cell office:value-type="float" office:value="0.101884023100514" calcext:value-type="float">
            <text:p>0.101884023100514</text:p>
          </table:table-cell>
          <table:table-cell office:value-type="float" office:value="9" calcext:value-type="float">
            <text:p>9</text:p>
          </table:table-cell>
          <table:table-cell office:value-type="float" office:value="0.124957926542782" calcext:value-type="float">
            <text:p>0.124957926542782</text:p>
          </table:table-cell>
          <table:table-cell office:value-type="float" office:value="13" calcext:value-type="float">
            <text:p>13</text:p>
          </table:table-cell>
          <table:table-cell office:value-type="float" office:value="0.291357391606714" calcext:value-type="float">
            <text:p>0.291357391606714</text:p>
          </table:table-cell>
          <table:table-cell office:value-type="float" office:value="31" calcext:value-type="float">
            <text:p>31</text:p>
          </table:table-cell>
          <table:table-cell office:value-type="float" office:value="0.469860622029383" calcext:value-type="float">
            <text:p>0.4698606220293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317511365519694" calcext:value-type="float">
            <text:p>0.317511365519694</text:p>
          </table:table-cell>
          <table:table-cell office:value-type="float" office:value="0" calcext:value-type="float">
            <text:p>0</text:p>
          </table:table-cell>
          <table:table-cell office:value-type="float" office:value="0.290706867802907" calcext:value-type="float">
            <text:p>0.290706867802907</text:p>
          </table:table-cell>
          <table:table-cell office:value-type="float" office:value="1" calcext:value-type="float">
            <text:p>1</text:p>
          </table:table-cell>
          <table:table-cell office:value-type="float" office:value="0.21774589363816" calcext:value-type="float">
            <text:p>0.21774589363816</text:p>
          </table:table-cell>
          <table:table-cell office:value-type="float" office:value="15" calcext:value-type="float">
            <text:p>15</text:p>
          </table:table-cell>
          <table:table-cell office:value-type="float" office:value="0.162746577658016" calcext:value-type="float">
            <text:p>0.162746577658016</text:p>
          </table:table-cell>
          <table:table-cell office:value-type="float" office:value="16" calcext:value-type="float">
            <text:p>16</text:p>
          </table:table-cell>
          <table:table-cell office:value-type="float" office:value="0.317511365519694" calcext:value-type="float">
            <text:p>0.31751136551969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41248736103499" calcext:value-type="float">
            <text:p>0.841248736103499</text:p>
          </table:table-cell>
          <table:table-cell office:value-type="float" office:value="3" calcext:value-type="float">
            <text:p>3</text:p>
          </table:table-cell>
          <table:table-cell office:value-type="float" office:value="0.841248736103499" calcext:value-type="float">
            <text:p>0.841248736103499</text:p>
          </table:table-cell>
          <table:table-cell office:value-type="float" office:value="136" calcext:value-type="float">
            <text:p>136</text:p>
          </table:table-cell>
          <table:table-cell office:value-type="float" office:value="0.151091157142652" calcext:value-type="float">
            <text:p>0.15109115714265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249856644692238" calcext:value-type="float">
            <text:p>0.249856644692238</text:p>
          </table:table-cell>
          <table:table-cell office:value-type="float" office:value="0" calcext:value-type="float">
            <text:p>0</text:p>
          </table:table-cell>
          <table:table-cell office:value-type="float" office:value="0.151542865622058" calcext:value-type="float">
            <text:p>0.151542865622058</text:p>
          </table:table-cell>
          <table:table-cell office:value-type="float" office:value="7" calcext:value-type="float">
            <text:p>7</text:p>
          </table:table-cell>
          <table:table-cell office:value-type="float" office:value="0.202374978063138" calcext:value-type="float">
            <text:p>0.202374978063138</text:p>
          </table:table-cell>
          <table:table-cell office:value-type="float" office:value="8" calcext:value-type="float">
            <text:p>8</text:p>
          </table:table-cell>
          <table:table-cell office:value-type="float" office:value="0.249856644692238" calcext:value-type="float">
            <text:p>0.249856644692238</text:p>
          </table:table-cell>
          <table:table-cell office:value-type="float" office:value="10" calcext:value-type="float">
            <text:p>10</text:p>
          </table:table-cell>
          <table:table-cell office:value-type="float" office:value="0.23807791544315" calcext:value-type="float">
            <text:p>0.23807791544315</text:p>
          </table:table-cell>
          <table:table-cell office:value-type="float" office:value="18" calcext:value-type="float">
            <text:p>18</text:p>
          </table:table-cell>
          <table:table-cell office:value-type="float" office:value="0.147624950872061" calcext:value-type="float">
            <text:p>0.1476249508720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566772752594426" calcext:value-type="float">
            <text:p>0.566772752594426</text:p>
          </table:table-cell>
          <table:table-cell office:value-type="float" office:value="5" calcext:value-type="float">
            <text:p>5</text:p>
          </table:table-cell>
          <table:table-cell office:value-type="float" office:value="0.348071865878219" calcext:value-type="float">
            <text:p>0.348071865878219</text:p>
          </table:table-cell>
          <table:table-cell office:value-type="float" office:value="8" calcext:value-type="float">
            <text:p>8</text:p>
          </table:table-cell>
          <table:table-cell office:value-type="float" office:value="0.0749578252620396" calcext:value-type="float">
            <text:p>0.07495782526204</text:p>
          </table:table-cell>
          <table:table-cell office:value-type="float" office:value="23" calcext:value-type="float">
            <text:p>23</text:p>
          </table:table-cell>
          <table:table-cell office:value-type="float" office:value="0.566772752594426" calcext:value-type="float">
            <text:p>0.56677275259442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332898348844303" calcext:value-type="float">
            <text:p>0.332898348844303</text:p>
          </table:table-cell>
          <table:table-cell office:value-type="float" office:value="0" calcext:value-type="float">
            <text:p>0</text:p>
          </table:table-cell>
          <table:table-cell office:value-type="float" office:value="0.201995667322603" calcext:value-type="float">
            <text:p>0.201995667322603</text:p>
          </table:table-cell>
          <table:table-cell office:value-type="float" office:value="8" calcext:value-type="float">
            <text:p>8</text:p>
          </table:table-cell>
          <table:table-cell office:value-type="float" office:value="0.194607597530904" calcext:value-type="float">
            <text:p>0.194607597530904</text:p>
          </table:table-cell>
          <table:table-cell office:value-type="float" office:value="10" calcext:value-type="float">
            <text:p>10</text:p>
          </table:table-cell>
          <table:table-cell office:value-type="float" office:value="0.332898348844303" calcext:value-type="float">
            <text:p>0.332898348844303</text:p>
          </table:table-cell>
          <table:table-cell office:value-type="float" office:value="30" calcext:value-type="float">
            <text:p>30</text:p>
          </table:table-cell>
          <table:table-cell office:value-type="float" office:value="0.257922085139087" calcext:value-type="float">
            <text:p>0.25792208513908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04846428375746" calcext:value-type="float">
            <text:p>0.904846428375746</text:p>
          </table:table-cell>
          <table:table-cell office:value-type="float" office:value="3" calcext:value-type="float">
            <text:p>3</text:p>
          </table:table-cell>
          <table:table-cell office:value-type="float" office:value="0.904846428375746" calcext:value-type="float">
            <text:p>0.904846428375746</text:p>
          </table:table-cell>
          <table:table-cell office:value-type="float" office:value="5" calcext:value-type="float">
            <text:p>5</text:p>
          </table:table-cell>
          <table:table-cell office:value-type="float" office:value="0.0826426824593877" calcext:value-type="float">
            <text:p>0.08264268245938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.832498371248879" calcext:value-type="float">
            <text:p>0.832498371248879</text:p>
          </table:table-cell>
          <table:table-cell office:value-type="float" office:value="2" calcext:value-type="float">
            <text:p>2</text:p>
          </table:table-cell>
          <table:table-cell office:value-type="float" office:value="0.155810803607882" calcext:value-type="float">
            <text:p>0.155810803607882</text:p>
          </table:table-cell>
          <table:table-cell office:value-type="float" office:value="102" calcext:value-type="float">
            <text:p>102</text:p>
          </table:table-cell>
          <table:table-cell office:value-type="float" office:value="0.832498371248879" calcext:value-type="float">
            <text:p>0.83249837124887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792985979573548" calcext:value-type="float">
            <text:p>0.792985979573548</text:p>
          </table:table-cell>
          <table:table-cell office:value-type="float" office:value="19" calcext:value-type="float">
            <text:p>19</text:p>
          </table:table-cell>
          <table:table-cell office:value-type="float" office:value="0.792985979573548" calcext:value-type="float">
            <text:p>0.792985979573548</text:p>
          </table:table-cell>
          <table:table-cell office:value-type="float" office:value="57" calcext:value-type="float">
            <text:p>57</text:p>
          </table:table-cell>
          <table:table-cell office:value-type="float" office:value="0.198525862209302" calcext:value-type="float">
            <text:p>0.19852586220930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32368506774725" calcext:value-type="float">
            <text:p>0.32368506774725</text:p>
          </table:table-cell>
          <table:table-cell office:value-type="float" office:value="3" calcext:value-type="float">
            <text:p>3</text:p>
          </table:table-cell>
          <table:table-cell office:value-type="float" office:value="0.303151141034161" calcext:value-type="float">
            <text:p>0.303151141034161</text:p>
          </table:table-cell>
          <table:table-cell office:value-type="float" office:value="11" calcext:value-type="float">
            <text:p>11</text:p>
          </table:table-cell>
          <table:table-cell office:value-type="float" office:value="0.156328299919724" calcext:value-type="float">
            <text:p>0.156328299919724</text:p>
          </table:table-cell>
          <table:table-cell office:value-type="float" office:value="13" calcext:value-type="float">
            <text:p>13</text:p>
          </table:table-cell>
          <table:table-cell office:value-type="float" office:value="0.2058006006649" calcext:value-type="float">
            <text:p>0.2058006006649</text:p>
          </table:table-cell>
          <table:table-cell office:value-type="float" office:value="75" calcext:value-type="float">
            <text:p>75</text:p>
          </table:table-cell>
          <table:table-cell office:value-type="float" office:value="0.32368506774725" calcext:value-type="float">
            <text:p>0.3236850677472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.719618473837621" calcext:value-type="float">
            <text:p>0.719618473837621</text:p>
          </table:table-cell>
          <table:table-cell office:value-type="float" office:value="2" calcext:value-type="float">
            <text:p>2</text:p>
          </table:table-cell>
          <table:table-cell office:value-type="float" office:value="0.196606756131999" calcext:value-type="float">
            <text:p>0.196606756131999</text:p>
          </table:table-cell>
          <table:table-cell office:value-type="float" office:value="48" calcext:value-type="float">
            <text:p>48</text:p>
          </table:table-cell>
          <table:table-cell office:value-type="float" office:value="0.0722068462745095" calcext:value-type="float">
            <text:p>0.07220684627451</text:p>
          </table:table-cell>
          <table:table-cell office:value-type="float" office:value="56" calcext:value-type="float">
            <text:p>56</text:p>
          </table:table-cell>
          <table:table-cell office:value-type="float" office:value="0.719618473837621" calcext:value-type="float">
            <text:p>0.71961847383762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90834025825397" calcext:value-type="float">
            <text:p>0.390834025825397</text:p>
          </table:table-cell>
          <table:table-cell office:value-type="float" office:value="0" calcext:value-type="float">
            <text:p>0</text:p>
          </table:table-cell>
          <table:table-cell office:value-type="float" office:value="0.390834025825397" calcext:value-type="float">
            <text:p>0.390834025825397</text:p>
          </table:table-cell>
          <table:table-cell office:value-type="float" office:value="1" calcext:value-type="float">
            <text:p>1</text:p>
          </table:table-cell>
          <table:table-cell office:value-type="float" office:value="0.044410855478875" calcext:value-type="float">
            <text:p>0.044410855478875</text:p>
          </table:table-cell>
          <table:table-cell office:value-type="float" office:value="5" calcext:value-type="float">
            <text:p>5</text:p>
          </table:table-cell>
          <table:table-cell office:value-type="float" office:value="0.192857153037012" calcext:value-type="float">
            <text:p>0.192857153037012</text:p>
          </table:table-cell>
          <table:table-cell office:value-type="float" office:value="9" calcext:value-type="float">
            <text:p>9</text:p>
          </table:table-cell>
          <table:table-cell office:value-type="float" office:value="0.0959274397945753" calcext:value-type="float">
            <text:p>0.095927439794575</text:p>
          </table:table-cell>
          <table:table-cell office:value-type="float" office:value="26" calcext:value-type="float">
            <text:p>26</text:p>
          </table:table-cell>
          <table:table-cell office:value-type="float" office:value="0.26805390427929" calcext:value-type="float">
            <text:p>0.268053904279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2197691083946" calcext:value-type="float">
            <text:p>0.992197691083946</text:p>
          </table:table-cell>
          <table:table-cell office:value-type="float" office:value="2" calcext:value-type="float">
            <text:p>2</text:p>
          </table:table-cell>
          <table:table-cell office:value-type="float" office:value="0.992197691083946" calcext:value-type="float">
            <text:p>0.9921976910839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29477907049641" calcext:value-type="float">
            <text:p>0.729477907049641</text:p>
          </table:table-cell>
          <table:table-cell office:value-type="float" office:value="2" calcext:value-type="float">
            <text:p>2</text:p>
          </table:table-cell>
          <table:table-cell office:value-type="float" office:value="0.262664622940618" calcext:value-type="float">
            <text:p>0.262664622940618</text:p>
          </table:table-cell>
          <table:table-cell office:value-type="float" office:value="22" calcext:value-type="float">
            <text:p>22</text:p>
          </table:table-cell>
          <table:table-cell office:value-type="float" office:value="0.729477907049641" calcext:value-type="float">
            <text:p>0.72947790704964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617092174900411" calcext:value-type="float">
            <text:p>0.617092174900411</text:p>
          </table:table-cell>
          <table:table-cell office:value-type="float" office:value="0" calcext:value-type="float">
            <text:p>0</text:p>
          </table:table-cell>
          <table:table-cell office:value-type="float" office:value="0.130026982372314" calcext:value-type="float">
            <text:p>0.130026982372314</text:p>
          </table:table-cell>
          <table:table-cell office:value-type="float" office:value="2" calcext:value-type="float">
            <text:p>2</text:p>
          </table:table-cell>
          <table:table-cell office:value-type="float" office:value="0.0686242116462207" calcext:value-type="float">
            <text:p>0.068624211646221</text:p>
          </table:table-cell>
          <table:table-cell office:value-type="float" office:value="9" calcext:value-type="float">
            <text:p>9</text:p>
          </table:table-cell>
          <table:table-cell office:value-type="float" office:value="0.178083430205257" calcext:value-type="float">
            <text:p>0.178083430205257</text:p>
          </table:table-cell>
          <table:table-cell office:value-type="float" office:value="50" calcext:value-type="float">
            <text:p>50</text:p>
          </table:table-cell>
          <table:table-cell office:value-type="float" office:value="0.617092174900411" calcext:value-type="float">
            <text:p>0.61709217490041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98725513333903" calcext:value-type="float">
            <text:p>0.698725513333903</text:p>
          </table:table-cell>
          <table:table-cell office:value-type="float" office:value="0" calcext:value-type="float">
            <text:p>0</text:p>
          </table:table-cell>
          <table:table-cell office:value-type="float" office:value="0.698725513333903" calcext:value-type="float">
            <text:p>0.698725513333903</text:p>
          </table:table-cell>
          <table:table-cell office:value-type="float" office:value="9" calcext:value-type="float">
            <text:p>9</text:p>
          </table:table-cell>
          <table:table-cell office:value-type="float" office:value="0.181007051000203" calcext:value-type="float">
            <text:p>0.181007051000203</text:p>
          </table:table-cell>
          <table:table-cell office:value-type="float" office:value="73" calcext:value-type="float">
            <text:p>73</text:p>
          </table:table-cell>
          <table:table-cell office:value-type="float" office:value="0.11386102891299" calcext:value-type="float">
            <text:p>0.1138610289129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991180862900798" calcext:value-type="float">
            <text:p>0.991180862900798</text:p>
          </table:table-cell>
          <table:table-cell office:value-type="float" office:value="85" calcext:value-type="float">
            <text:p>85</text:p>
          </table:table-cell>
          <table:table-cell office:value-type="float" office:value="0.991180862900798" calcext:value-type="float">
            <text:p>0.99118086290079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88904459311057" calcext:value-type="float">
            <text:p>0.988904459311057</text:p>
          </table:table-cell>
          <table:table-cell office:value-type="float" office:value="3" calcext:value-type="float">
            <text:p>3</text:p>
          </table:table-cell>
          <table:table-cell office:value-type="float" office:value="0.988904459311057" calcext:value-type="float">
            <text:p>0.9889044593110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08287336931462" calcext:value-type="float">
            <text:p>0.808287336931462</text:p>
          </table:table-cell>
          <table:table-cell office:value-type="float" office:value="25" calcext:value-type="float">
            <text:p>25</text:p>
          </table:table-cell>
          <table:table-cell office:value-type="float" office:value="0.808287336931462" calcext:value-type="float">
            <text:p>0.808287336931462</text:p>
          </table:table-cell>
          <table:table-cell office:value-type="float" office:value="71" calcext:value-type="float">
            <text:p>71</text:p>
          </table:table-cell>
          <table:table-cell office:value-type="float" office:value="0.182427261870161" calcext:value-type="float">
            <text:p>0.18242726187016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429560279471593" calcext:value-type="float">
            <text:p>0.429560279471593</text:p>
          </table:table-cell>
          <table:table-cell office:value-type="float" office:value="0" calcext:value-type="float">
            <text:p>0</text:p>
          </table:table-cell>
          <table:table-cell office:value-type="float" office:value="0.376333854815745" calcext:value-type="float">
            <text:p>0.376333854815745</text:p>
          </table:table-cell>
          <table:table-cell office:value-type="float" office:value="9" calcext:value-type="float">
            <text:p>9</text:p>
          </table:table-cell>
          <table:table-cell office:value-type="float" office:value="0.185434306831441" calcext:value-type="float">
            <text:p>0.185434306831441</text:p>
          </table:table-cell>
          <table:table-cell office:value-type="float" office:value="36" calcext:value-type="float">
            <text:p>36</text:p>
          </table:table-cell>
          <table:table-cell office:value-type="float" office:value="0.429560279471593" calcext:value-type="float">
            <text:p>0.42956027947159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26162507639563" calcext:value-type="float">
            <text:p>0.726162507639563</text:p>
          </table:table-cell>
          <table:table-cell office:value-type="float" office:value="0" calcext:value-type="float">
            <text:p>0</text:p>
          </table:table-cell>
          <table:table-cell office:value-type="float" office:value="0.245733837055776" calcext:value-type="float">
            <text:p>0.245733837055776</text:p>
          </table:table-cell>
          <table:table-cell office:value-type="float" office:value="5" calcext:value-type="float">
            <text:p>5</text:p>
          </table:table-cell>
          <table:table-cell office:value-type="float" office:value="0.726162507639563" calcext:value-type="float">
            <text:p>0.72616250763956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89680817239876" calcext:value-type="float">
            <text:p>0.989680817239876</text:p>
          </table:table-cell>
          <table:table-cell office:value-type="float" office:value="2" calcext:value-type="float">
            <text:p>2</text:p>
          </table:table-cell>
          <table:table-cell office:value-type="float" office:value="0.989680817239876" calcext:value-type="float">
            <text:p>0.9896808172398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486259945593243" calcext:value-type="float">
            <text:p>0.486259945593243</text:p>
          </table:table-cell>
          <table:table-cell office:value-type="float" office:value="5" calcext:value-type="float">
            <text:p>5</text:p>
          </table:table-cell>
          <table:table-cell office:value-type="float" office:value="0.315301863343054" calcext:value-type="float">
            <text:p>0.315301863343054</text:p>
          </table:table-cell>
          <table:table-cell office:value-type="float" office:value="9" calcext:value-type="float">
            <text:p>9</text:p>
          </table:table-cell>
          <table:table-cell office:value-type="float" office:value="0.486259945593243" calcext:value-type="float">
            <text:p>0.486259945593243</text:p>
          </table:table-cell>
          <table:table-cell office:value-type="float" office:value="26" calcext:value-type="float">
            <text:p>26</text:p>
          </table:table-cell>
          <table:table-cell office:value-type="float" office:value="0.186948425763898" calcext:value-type="float">
            <text:p>0.18694842576389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523777041653034" calcext:value-type="float">
            <text:p>0.523777041653034</text:p>
          </table:table-cell>
          <table:table-cell office:value-type="float" office:value="0" calcext:value-type="float">
            <text:p>0</text:p>
          </table:table-cell>
          <table:table-cell office:value-type="float" office:value="0.523777041653034" calcext:value-type="float">
            <text:p>0.523777041653034</text:p>
          </table:table-cell>
          <table:table-cell office:value-type="float" office:value="71" calcext:value-type="float">
            <text:p>71</text:p>
          </table:table-cell>
          <table:table-cell office:value-type="float" office:value="0.465330321026988" calcext:value-type="float">
            <text:p>0.46533032102698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56451346446363" calcext:value-type="float">
            <text:p>0.356451346446363</text:p>
          </table:table-cell>
          <table:table-cell office:value-type="float" office:value="0" calcext:value-type="float">
            <text:p>0</text:p>
          </table:table-cell>
          <table:table-cell office:value-type="float" office:value="0.333414569824413" calcext:value-type="float">
            <text:p>0.333414569824413</text:p>
          </table:table-cell>
          <table:table-cell office:value-type="float" office:value="2" calcext:value-type="float">
            <text:p>2</text:p>
          </table:table-cell>
          <table:table-cell office:value-type="float" office:value="0.356451346446363" calcext:value-type="float">
            <text:p>0.356451346446363</text:p>
          </table:table-cell>
          <table:table-cell office:value-type="float" office:value="13" calcext:value-type="float">
            <text:p>13</text:p>
          </table:table-cell>
          <table:table-cell office:value-type="float" office:value="0.300188444619582" calcext:value-type="float">
            <text:p>0.30018844461958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253591266479858" calcext:value-type="float">
            <text:p>0.253591266479858</text:p>
          </table:table-cell>
          <table:table-cell office:value-type="float" office:value="4" calcext:value-type="float">
            <text:p>4</text:p>
          </table:table-cell>
          <table:table-cell office:value-type="float" office:value="0.251042983987953" calcext:value-type="float">
            <text:p>0.251042983987953</text:p>
          </table:table-cell>
          <table:table-cell office:value-type="float" office:value="5" calcext:value-type="float">
            <text:p>5</text:p>
          </table:table-cell>
          <table:table-cell office:value-type="float" office:value="0.237701584661789" calcext:value-type="float">
            <text:p>0.237701584661789</text:p>
          </table:table-cell>
          <table:table-cell office:value-type="float" office:value="9" calcext:value-type="float">
            <text:p>9</text:p>
          </table:table-cell>
          <table:table-cell office:value-type="float" office:value="0.253591266479858" calcext:value-type="float">
            <text:p>0.253591266479858</text:p>
          </table:table-cell>
          <table:table-cell office:value-type="float" office:value="22" calcext:value-type="float">
            <text:p>22</text:p>
          </table:table-cell>
          <table:table-cell office:value-type="float" office:value="0.240460790666184" calcext:value-type="float">
            <text:p>0.2404607906661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4677412100801" calcext:value-type="float">
            <text:p>0.4677412100801</text:p>
          </table:table-cell>
          <table:table-cell office:value-type="float" office:value="5" calcext:value-type="float">
            <text:p>5</text:p>
          </table:table-cell>
          <table:table-cell office:value-type="float" office:value="0.216532911205826" calcext:value-type="float">
            <text:p>0.216532911205826</text:p>
          </table:table-cell>
          <table:table-cell office:value-type="float" office:value="6" calcext:value-type="float">
            <text:p>6</text:p>
          </table:table-cell>
          <table:table-cell office:value-type="float" office:value="0.111181502666253" calcext:value-type="float">
            <text:p>0.111181502666253</text:p>
          </table:table-cell>
          <table:table-cell office:value-type="float" office:value="7" calcext:value-type="float">
            <text:p>7</text:p>
          </table:table-cell>
          <table:table-cell office:value-type="float" office:value="0.187550785079782" calcext:value-type="float">
            <text:p>0.187550785079782</text:p>
          </table:table-cell>
          <table:table-cell office:value-type="float" office:value="27" calcext:value-type="float">
            <text:p>27</text:p>
          </table:table-cell>
          <table:table-cell office:value-type="float" office:value="0.4677412100801" calcext:value-type="float">
            <text:p>0.46774121008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987181748753444" calcext:value-type="float">
            <text:p>0.987181748753444</text:p>
          </table:table-cell>
          <table:table-cell office:value-type="float" office:value="31" calcext:value-type="float">
            <text:p>31</text:p>
          </table:table-cell>
          <table:table-cell office:value-type="float" office:value="0.987181748753444" calcext:value-type="float">
            <text:p>0.9871817487534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.733547749367504" calcext:value-type="float">
            <text:p>0.733547749367504</text:p>
          </table:table-cell>
          <table:table-cell office:value-type="float" office:value="1" calcext:value-type="float">
            <text:p>1</text:p>
          </table:table-cell>
          <table:table-cell office:value-type="float" office:value="0.251445254148236" calcext:value-type="float">
            <text:p>0.251445254148236</text:p>
          </table:table-cell>
          <table:table-cell office:value-type="float" office:value="97" calcext:value-type="float">
            <text:p>97</text:p>
          </table:table-cell>
          <table:table-cell office:value-type="float" office:value="0.733547749367504" calcext:value-type="float">
            <text:p>0.73354774936750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858217467259047" calcext:value-type="float">
            <text:p>0.858217467259047</text:p>
          </table:table-cell>
          <table:table-cell office:value-type="float" office:value="17" calcext:value-type="float">
            <text:p>17</text:p>
          </table:table-cell>
          <table:table-cell office:value-type="float" office:value="0.130763742748524" calcext:value-type="float">
            <text:p>0.130763742748524</text:p>
          </table:table-cell>
          <table:table-cell office:value-type="float" office:value="80" calcext:value-type="float">
            <text:p>80</text:p>
          </table:table-cell>
          <table:table-cell office:value-type="float" office:value="0.858217467259047" calcext:value-type="float">
            <text:p>0.85821746725904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98795622672757" calcext:value-type="float">
            <text:p>0.898795622672757</text:p>
          </table:table-cell>
          <table:table-cell office:value-type="float" office:value="7" calcext:value-type="float">
            <text:p>7</text:p>
          </table:table-cell>
          <table:table-cell office:value-type="float" office:value="0.898795622672757" calcext:value-type="float">
            <text:p>0.898795622672757</text:p>
          </table:table-cell>
          <table:table-cell office:value-type="float" office:value="119" calcext:value-type="float">
            <text:p>119</text:p>
          </table:table-cell>
          <table:table-cell office:value-type="float" office:value="0.0910732976905101" calcext:value-type="float">
            <text:p>0.0910732976905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21143641068941" calcext:value-type="float">
            <text:p>0.621143641068941</text:p>
          </table:table-cell>
          <table:table-cell office:value-type="float" office:value="0" calcext:value-type="float">
            <text:p>0</text:p>
          </table:table-cell>
          <table:table-cell office:value-type="float" office:value="0.621143641068941" calcext:value-type="float">
            <text:p>0.621143641068941</text:p>
          </table:table-cell>
          <table:table-cell office:value-type="float" office:value="9" calcext:value-type="float">
            <text:p>9</text:p>
          </table:table-cell>
          <table:table-cell office:value-type="float" office:value="0.264017560572815" calcext:value-type="float">
            <text:p>0.264017560572815</text:p>
          </table:table-cell>
          <table:table-cell office:value-type="float" office:value="31" calcext:value-type="float">
            <text:p>31</text:p>
          </table:table-cell>
          <table:table-cell office:value-type="float" office:value="0.100982810352727" calcext:value-type="float">
            <text:p>0.10098281035272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98570156206831" calcext:value-type="float">
            <text:p>0.598570156206831</text:p>
          </table:table-cell>
          <table:table-cell office:value-type="float" office:value="5" calcext:value-type="float">
            <text:p>5</text:p>
          </table:table-cell>
          <table:table-cell office:value-type="float" office:value="0.209230280792953" calcext:value-type="float">
            <text:p>0.209230280792953</text:p>
          </table:table-cell>
          <table:table-cell office:value-type="float" office:value="7" calcext:value-type="float">
            <text:p>7</text:p>
          </table:table-cell>
          <table:table-cell office:value-type="float" office:value="0.598570156206831" calcext:value-type="float">
            <text:p>0.598570156206831</text:p>
          </table:table-cell>
          <table:table-cell office:value-type="float" office:value="15" calcext:value-type="float">
            <text:p>15</text:p>
          </table:table-cell>
          <table:table-cell office:value-type="float" office:value="0.182190712605883" calcext:value-type="float">
            <text:p>0.18219071260588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447955369289064" calcext:value-type="float">
            <text:p>0.447955369289064</text:p>
          </table:table-cell>
          <table:table-cell office:value-type="float" office:value="1" calcext:value-type="float">
            <text:p>1</text:p>
          </table:table-cell>
          <table:table-cell office:value-type="float" office:value="0.100426510361847" calcext:value-type="float">
            <text:p>0.100426510361847</text:p>
          </table:table-cell>
          <table:table-cell office:value-type="float" office:value="2" calcext:value-type="float">
            <text:p>2</text:p>
          </table:table-cell>
          <table:table-cell office:value-type="float" office:value="0.152280709295829" calcext:value-type="float">
            <text:p>0.152280709295829</text:p>
          </table:table-cell>
          <table:table-cell office:value-type="float" office:value="5" calcext:value-type="float">
            <text:p>5</text:p>
          </table:table-cell>
          <table:table-cell office:value-type="float" office:value="0.174812065717919" calcext:value-type="float">
            <text:p>0.174812065717919</text:p>
          </table:table-cell>
          <table:table-cell office:value-type="float" office:value="41" calcext:value-type="float">
            <text:p>41</text:p>
          </table:table-cell>
          <table:table-cell office:value-type="float" office:value="0.447955369289064" calcext:value-type="float">
            <text:p>0.447955369289064</text:p>
          </table:table-cell>
          <table:table-cell office:value-type="float" office:value="46" calcext:value-type="float">
            <text:p>46</text:p>
          </table:table-cell>
          <table:table-cell office:value-type="float" office:value="0.117645136051998" calcext:value-type="float">
            <text:p>0.1176451360519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6941742002247" calcext:value-type="float">
            <text:p>0.396941742002247</text:p>
          </table:table-cell>
          <table:table-cell office:value-type="float" office:value="1" calcext:value-type="float">
            <text:p>1</text:p>
          </table:table-cell>
          <table:table-cell office:value-type="float" office:value="0.396941742002247" calcext:value-type="float">
            <text:p>0.396941742002247</text:p>
          </table:table-cell>
          <table:table-cell office:value-type="float" office:value="5" calcext:value-type="float">
            <text:p>5</text:p>
          </table:table-cell>
          <table:table-cell office:value-type="float" office:value="0.181991610975805" calcext:value-type="float">
            <text:p>0.181991610975805</text:p>
          </table:table-cell>
          <table:table-cell office:value-type="float" office:value="25" calcext:value-type="float">
            <text:p>25</text:p>
          </table:table-cell>
          <table:table-cell office:value-type="float" office:value="0.131439295854724" calcext:value-type="float">
            <text:p>0.131439295854724</text:p>
          </table:table-cell>
          <table:table-cell office:value-type="float" office:value="35" calcext:value-type="float">
            <text:p>35</text:p>
          </table:table-cell>
          <table:table-cell office:value-type="float" office:value="0.27909295415155" calcext:value-type="float">
            <text:p>0.2790929541515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99036753024328" calcext:value-type="float">
            <text:p>0.899036753024328</text:p>
          </table:table-cell>
          <table:table-cell office:value-type="float" office:value="25" calcext:value-type="float">
            <text:p>25</text:p>
          </table:table-cell>
          <table:table-cell office:value-type="float" office:value="0.899036753024328" calcext:value-type="float">
            <text:p>0.899036753024328</text:p>
          </table:table-cell>
          <table:table-cell office:value-type="float" office:value="32" calcext:value-type="float">
            <text:p>32</text:p>
          </table:table-cell>
          <table:table-cell office:value-type="float" office:value="0.0902617246813603" calcext:value-type="float">
            <text:p>0.0902617246813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92212906425911" calcext:value-type="float">
            <text:p>0.292212906425911</text:p>
          </table:table-cell>
          <table:table-cell office:value-type="float" office:value="75" calcext:value-type="float">
            <text:p>75</text:p>
          </table:table-cell>
          <table:table-cell office:value-type="float" office:value="0.188505597098815" calcext:value-type="float">
            <text:p>0.188505597098815</text:p>
          </table:table-cell>
          <table:table-cell office:value-type="float" office:value="81" calcext:value-type="float">
            <text:p>81</text:p>
          </table:table-cell>
          <table:table-cell office:value-type="float" office:value="0.218149161717975" calcext:value-type="float">
            <text:p>0.218149161717975</text:p>
          </table:table-cell>
          <table:table-cell office:value-type="float" office:value="100" calcext:value-type="float">
            <text:p>100</text:p>
          </table:table-cell>
          <table:table-cell office:value-type="float" office:value="0.292212906425911" calcext:value-type="float">
            <text:p>0.292212906425911</text:p>
          </table:table-cell>
          <table:table-cell office:value-type="float" office:value="122" calcext:value-type="float">
            <text:p>122</text:p>
          </table:table-cell>
          <table:table-cell office:value-type="float" office:value="0.285885795004078" calcext:value-type="float">
            <text:p>0.28588579500407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72203009862847" calcext:value-type="float">
            <text:p>0.72203009862847</text:p>
          </table:table-cell>
          <table:table-cell office:value-type="float" office:value="1" calcext:value-type="float">
            <text:p>1</text:p>
          </table:table-cell>
          <table:table-cell office:value-type="float" office:value="0.269558269750498" calcext:value-type="float">
            <text:p>0.269558269750498</text:p>
          </table:table-cell>
          <table:table-cell office:value-type="float" office:value="46" calcext:value-type="float">
            <text:p>46</text:p>
          </table:table-cell>
          <table:table-cell office:value-type="float" office:value="0.72203009862847" calcext:value-type="float">
            <text:p>0.7220300986284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44138945558771" calcext:value-type="float">
            <text:p>0.844138945558771</text:p>
          </table:table-cell>
          <table:table-cell office:value-type="float" office:value="2" calcext:value-type="float">
            <text:p>2</text:p>
          </table:table-cell>
          <table:table-cell office:value-type="float" office:value="0.0746696158751899" calcext:value-type="float">
            <text:p>0.07466961587519</text:p>
          </table:table-cell>
          <table:table-cell office:value-type="float" office:value="8" calcext:value-type="float">
            <text:p>8</text:p>
          </table:table-cell>
          <table:table-cell office:value-type="float" office:value="0.844138945558771" calcext:value-type="float">
            <text:p>0.844138945558771</text:p>
          </table:table-cell>
          <table:table-cell office:value-type="float" office:value="38" calcext:value-type="float">
            <text:p>38</text:p>
          </table:table-cell>
          <table:table-cell office:value-type="float" office:value="0.0726413515041155" calcext:value-type="float">
            <text:p>0.07264135150411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13343459427411" calcext:value-type="float">
            <text:p>0.413343459427411</text:p>
          </table:table-cell>
          <table:table-cell office:value-type="float" office:value="5" calcext:value-type="float">
            <text:p>5</text:p>
          </table:table-cell>
          <table:table-cell office:value-type="float" office:value="0.413343459427411" calcext:value-type="float">
            <text:p>0.413343459427411</text:p>
          </table:table-cell>
          <table:table-cell office:value-type="float" office:value="10" calcext:value-type="float">
            <text:p>10</text:p>
          </table:table-cell>
          <table:table-cell office:value-type="float" office:value="0.180257818341358" calcext:value-type="float">
            <text:p>0.180257818341358</text:p>
          </table:table-cell>
          <table:table-cell office:value-type="float" office:value="26" calcext:value-type="float">
            <text:p>26</text:p>
          </table:table-cell>
          <table:table-cell office:value-type="float" office:value="0.394467836755426" calcext:value-type="float">
            <text:p>0.39446783675542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992166624238384" calcext:value-type="float">
            <text:p>0.992166624238384</text:p>
          </table:table-cell>
          <table:table-cell office:value-type="float" office:value="31" calcext:value-type="float">
            <text:p>31</text:p>
          </table:table-cell>
          <table:table-cell office:value-type="float" office:value="0.992166624238384" calcext:value-type="float">
            <text:p>0.9921666242383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80385718563099" calcext:value-type="float">
            <text:p>0.80385718563099</text:p>
          </table:table-cell>
          <table:table-cell office:value-type="float" office:value="14" calcext:value-type="float">
            <text:p>14</text:p>
          </table:table-cell>
          <table:table-cell office:value-type="float" office:value="0.80385718563099" calcext:value-type="float">
            <text:p>0.80385718563099</text:p>
          </table:table-cell>
          <table:table-cell office:value-type="float" office:value="22" calcext:value-type="float">
            <text:p>22</text:p>
          </table:table-cell>
          <table:table-cell office:value-type="float" office:value="0.185862054123536" calcext:value-type="float">
            <text:p>0.18586205412353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40588870915071" calcext:value-type="float">
            <text:p>0.840588870915071</text:p>
          </table:table-cell>
          <table:table-cell office:value-type="float" office:value="7" calcext:value-type="float">
            <text:p>7</text:p>
          </table:table-cell>
          <table:table-cell office:value-type="float" office:value="0.840588870915071" calcext:value-type="float">
            <text:p>0.840588870915071</text:p>
          </table:table-cell>
          <table:table-cell office:value-type="float" office:value="17" calcext:value-type="float">
            <text:p>17</text:p>
          </table:table-cell>
          <table:table-cell office:value-type="float" office:value="0.151656716253967" calcext:value-type="float">
            <text:p>0.15165671625396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4024897248572" calcext:value-type="float">
            <text:p>0.994024897248572</text:p>
          </table:table-cell>
          <table:table-cell office:value-type="float" office:value="1" calcext:value-type="float">
            <text:p>1</text:p>
          </table:table-cell>
          <table:table-cell office:value-type="float" office:value="0.994024897248572" calcext:value-type="float">
            <text:p>0.9940248972485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00019957438409" calcext:value-type="float">
            <text:p>0.700019957438409</text:p>
          </table:table-cell>
          <table:table-cell office:value-type="float" office:value="3" calcext:value-type="float">
            <text:p>3</text:p>
          </table:table-cell>
          <table:table-cell office:value-type="float" office:value="0.140601759471185" calcext:value-type="float">
            <text:p>0.140601759471185</text:p>
          </table:table-cell>
          <table:table-cell office:value-type="float" office:value="7" calcext:value-type="float">
            <text:p>7</text:p>
          </table:table-cell>
          <table:table-cell office:value-type="float" office:value="0.0804047500325005" calcext:value-type="float">
            <text:p>0.080404750032501</text:p>
          </table:table-cell>
          <table:table-cell office:value-type="float" office:value="14" calcext:value-type="float">
            <text:p>14</text:p>
          </table:table-cell>
          <table:table-cell office:value-type="float" office:value="0.070258212287092" calcext:value-type="float">
            <text:p>0.070258212287092</text:p>
          </table:table-cell>
          <table:table-cell office:value-type="float" office:value="20" calcext:value-type="float">
            <text:p>20</text:p>
          </table:table-cell>
          <table:table-cell office:value-type="float" office:value="0.700019957438409" calcext:value-type="float">
            <text:p>0.70001995743840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427486675930148" calcext:value-type="float">
            <text:p>0.427486675930148</text:p>
          </table:table-cell>
          <table:table-cell office:value-type="float" office:value="16" calcext:value-type="float">
            <text:p>16</text:p>
          </table:table-cell>
          <table:table-cell office:value-type="float" office:value="0.427486675930148" calcext:value-type="float">
            <text:p>0.427486675930148</text:p>
          </table:table-cell>
          <table:table-cell office:value-type="float" office:value="24" calcext:value-type="float">
            <text:p>24</text:p>
          </table:table-cell>
          <table:table-cell office:value-type="float" office:value="0.155461423361144" calcext:value-type="float">
            <text:p>0.155461423361144</text:p>
          </table:table-cell>
          <table:table-cell office:value-type="float" office:value="38" calcext:value-type="float">
            <text:p>38</text:p>
          </table:table-cell>
          <table:table-cell office:value-type="float" office:value="0.239360401252776" calcext:value-type="float">
            <text:p>0.239360401252776</text:p>
          </table:table-cell>
          <table:table-cell office:value-type="float" office:value="60" calcext:value-type="float">
            <text:p>60</text:p>
          </table:table-cell>
          <table:table-cell office:value-type="float" office:value="0.166279784633281" calcext:value-type="float">
            <text:p>0.16627978463328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991152304422169" calcext:value-type="float">
            <text:p>0.991152304422169</text:p>
          </table:table-cell>
          <table:table-cell office:value-type="float" office:value="47" calcext:value-type="float">
            <text:p>47</text:p>
          </table:table-cell>
          <table:table-cell office:value-type="float" office:value="0.991152304422169" calcext:value-type="float">
            <text:p>0.9911523044221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85172071794723" calcext:value-type="float">
            <text:p>0.385172071794723</text:p>
          </table:table-cell>
          <table:table-cell office:value-type="float" office:value="0" calcext:value-type="float">
            <text:p>0</text:p>
          </table:table-cell>
          <table:table-cell office:value-type="float" office:value="0.137475157420085" calcext:value-type="float">
            <text:p>0.137475157420085</text:p>
          </table:table-cell>
          <table:table-cell office:value-type="float" office:value="4" calcext:value-type="float">
            <text:p>4</text:p>
          </table:table-cell>
          <table:table-cell office:value-type="float" office:value="0.385172071794723" calcext:value-type="float">
            <text:p>0.385172071794723</text:p>
          </table:table-cell>
          <table:table-cell office:value-type="float" office:value="12" calcext:value-type="float">
            <text:p>12</text:p>
          </table:table-cell>
          <table:table-cell office:value-type="float" office:value="0.088098214725546" calcext:value-type="float">
            <text:p>0.088098214725546</text:p>
          </table:table-cell>
          <table:table-cell office:value-type="float" office:value="42" calcext:value-type="float">
            <text:p>42</text:p>
          </table:table-cell>
          <table:table-cell office:value-type="float" office:value="0.376188566638932" calcext:value-type="float">
            <text:p>0.3761885666389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271313316007462" calcext:value-type="float">
            <text:p>0.271313316007462</text:p>
          </table:table-cell>
          <table:table-cell office:value-type="float" office:value="5" calcext:value-type="float">
            <text:p>5</text:p>
          </table:table-cell>
          <table:table-cell office:value-type="float" office:value="0.270508218823665" calcext:value-type="float">
            <text:p>0.270508218823665</text:p>
          </table:table-cell>
          <table:table-cell office:value-type="float" office:value="6" calcext:value-type="float">
            <text:p>6</text:p>
          </table:table-cell>
          <table:table-cell office:value-type="float" office:value="0.271313316007462" calcext:value-type="float">
            <text:p>0.271313316007462</text:p>
          </table:table-cell>
          <table:table-cell office:value-type="float" office:value="14" calcext:value-type="float">
            <text:p>14</text:p>
          </table:table-cell>
          <table:table-cell office:value-type="float" office:value="0.179022495914482" calcext:value-type="float">
            <text:p>0.179022495914482</text:p>
          </table:table-cell>
          <table:table-cell office:value-type="float" office:value="80" calcext:value-type="float">
            <text:p>80</text:p>
          </table:table-cell>
          <table:table-cell office:value-type="float" office:value="0.266130990389229" calcext:value-type="float">
            <text:p>0.26613099038922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370495578614432" calcext:value-type="float">
            <text:p>0.370495578614432</text:p>
          </table:table-cell>
          <table:table-cell office:value-type="float" office:value="3" calcext:value-type="float">
            <text:p>3</text:p>
          </table:table-cell>
          <table:table-cell office:value-type="float" office:value="0.0868706291533482" calcext:value-type="float">
            <text:p>0.086870629153348</text:p>
          </table:table-cell>
          <table:table-cell office:value-type="float" office:value="4" calcext:value-type="float">
            <text:p>4</text:p>
          </table:table-cell>
          <table:table-cell office:value-type="float" office:value="0.246738103272748" calcext:value-type="float">
            <text:p>0.246738103272748</text:p>
          </table:table-cell>
          <table:table-cell office:value-type="float" office:value="5" calcext:value-type="float">
            <text:p>5</text:p>
          </table:table-cell>
          <table:table-cell office:value-type="float" office:value="0.290165786384576" calcext:value-type="float">
            <text:p>0.290165786384576</text:p>
          </table:table-cell>
          <table:table-cell office:value-type="float" office:value="9" calcext:value-type="float">
            <text:p>9</text:p>
          </table:table-cell>
          <table:table-cell office:value-type="float" office:value="0.370495578614432" calcext:value-type="float">
            <text:p>0.3704955786144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.646415031922988" calcext:value-type="float">
            <text:p>0.646415031922988</text:p>
          </table:table-cell>
          <table:table-cell office:value-type="float" office:value="0" calcext:value-type="float">
            <text:p>0</text:p>
          </table:table-cell>
          <table:table-cell office:value-type="float" office:value="0.108818577106717" calcext:value-type="float">
            <text:p>0.108818577106717</text:p>
          </table:table-cell>
          <table:table-cell office:value-type="float" office:value="8" calcext:value-type="float">
            <text:p>8</text:p>
          </table:table-cell>
          <table:table-cell office:value-type="float" office:value="0.232869833877424" calcext:value-type="float">
            <text:p>0.232869833877424</text:p>
          </table:table-cell>
          <table:table-cell office:value-type="float" office:value="65" calcext:value-type="float">
            <text:p>65</text:p>
          </table:table-cell>
          <table:table-cell office:value-type="float" office:value="0.646415031922988" calcext:value-type="float">
            <text:p>0.64641503192298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02843034788986" calcext:value-type="float">
            <text:p>0.402843034788986</text:p>
          </table:table-cell>
          <table:table-cell office:value-type="float" office:value="0" calcext:value-type="float">
            <text:p>0</text:p>
          </table:table-cell>
          <table:table-cell office:value-type="float" office:value="0.269141034313977" calcext:value-type="float">
            <text:p>0.269141034313977</text:p>
          </table:table-cell>
          <table:table-cell office:value-type="float" office:value="2" calcext:value-type="float">
            <text:p>2</text:p>
          </table:table-cell>
          <table:table-cell office:value-type="float" office:value="0.402843034788986" calcext:value-type="float">
            <text:p>0.402843034788986</text:p>
          </table:table-cell>
          <table:table-cell office:value-type="float" office:value="4" calcext:value-type="float">
            <text:p>4</text:p>
          </table:table-cell>
          <table:table-cell office:value-type="float" office:value="0.21062105404363" calcext:value-type="float">
            <text:p>0.21062105404363</text:p>
          </table:table-cell>
          <table:table-cell office:value-type="float" office:value="13" calcext:value-type="float">
            <text:p>13</text:p>
          </table:table-cell>
          <table:table-cell office:value-type="float" office:value="0.10510356197344" calcext:value-type="float">
            <text:p>0.1051035619734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.786466503319405" calcext:value-type="float">
            <text:p>0.786466503319405</text:p>
          </table:table-cell>
          <table:table-cell office:value-type="float" office:value="3" calcext:value-type="float">
            <text:p>3</text:p>
          </table:table-cell>
          <table:table-cell office:value-type="float" office:value="0.202695808392299" calcext:value-type="float">
            <text:p>0.202695808392299</text:p>
          </table:table-cell>
          <table:table-cell office:value-type="float" office:value="119" calcext:value-type="float">
            <text:p>119</text:p>
          </table:table-cell>
          <table:table-cell office:value-type="float" office:value="0.786466503319405" calcext:value-type="float">
            <text:p>0.78646650331940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89625913285924" calcext:value-type="float">
            <text:p>0.989625913285924</text:p>
          </table:table-cell>
          <table:table-cell office:value-type="float" office:value="0" calcext:value-type="float">
            <text:p>0</text:p>
          </table:table-cell>
          <table:table-cell office:value-type="float" office:value="0.989625913285924" calcext:value-type="float">
            <text:p>0.9896259132859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363981053917795" calcext:value-type="float">
            <text:p>0.363981053917795</text:p>
          </table:table-cell>
          <table:table-cell office:value-type="float" office:value="1" calcext:value-type="float">
            <text:p>1</text:p>
          </table:table-cell>
          <table:table-cell office:value-type="float" office:value="0.223550087192225" calcext:value-type="float">
            <text:p>0.223550087192225</text:p>
          </table:table-cell>
          <table:table-cell office:value-type="float" office:value="16" calcext:value-type="float">
            <text:p>16</text:p>
          </table:table-cell>
          <table:table-cell office:value-type="float" office:value="0.281490073853095" calcext:value-type="float">
            <text:p>0.281490073853095</text:p>
          </table:table-cell>
          <table:table-cell office:value-type="float" office:value="20" calcext:value-type="float">
            <text:p>20</text:p>
          </table:table-cell>
          <table:table-cell office:value-type="float" office:value="0.112609268034546" calcext:value-type="float">
            <text:p>0.112609268034546</text:p>
          </table:table-cell>
          <table:table-cell office:value-type="float" office:value="51" calcext:value-type="float">
            <text:p>51</text:p>
          </table:table-cell>
          <table:table-cell office:value-type="float" office:value="0.363981053917795" calcext:value-type="float">
            <text:p>0.3639810539177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93443698985374" calcext:value-type="float">
            <text:p>0.993443698985374</text:p>
          </table:table-cell>
          <table:table-cell office:value-type="float" office:value="11" calcext:value-type="float">
            <text:p>11</text:p>
          </table:table-cell>
          <table:table-cell office:value-type="float" office:value="0.993443698985374" calcext:value-type="float">
            <text:p>0.99344369898537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89944666250323" calcext:value-type="float">
            <text:p>0.989944666250323</text:p>
          </table:table-cell>
          <table:table-cell office:value-type="float" office:value="3" calcext:value-type="float">
            <text:p>3</text:p>
          </table:table-cell>
          <table:table-cell office:value-type="float" office:value="0.989944666250323" calcext:value-type="float">
            <text:p>0.9899446662503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.991033049135034" calcext:value-type="float">
            <text:p>0.991033049135034</text:p>
          </table:table-cell>
          <table:table-cell office:value-type="float" office:value="78" calcext:value-type="float">
            <text:p>78</text:p>
          </table:table-cell>
          <table:table-cell office:value-type="float" office:value="0.991033049135034" calcext:value-type="float">
            <text:p>0.9910330491350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5458307635424" calcext:value-type="float">
            <text:p>0.785458307635424</text:p>
          </table:table-cell>
          <table:table-cell office:value-type="float" office:value="2" calcext:value-type="float">
            <text:p>2</text:p>
          </table:table-cell>
          <table:table-cell office:value-type="float" office:value="0.201394782820513" calcext:value-type="float">
            <text:p>0.201394782820513</text:p>
          </table:table-cell>
          <table:table-cell office:value-type="float" office:value="6" calcext:value-type="float">
            <text:p>6</text:p>
          </table:table-cell>
          <table:table-cell office:value-type="float" office:value="0.785458307635424" calcext:value-type="float">
            <text:p>0.78545830763542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.990697836018111" calcext:value-type="float">
            <text:p>0.990697836018111</text:p>
          </table:table-cell>
          <table:table-cell office:value-type="float" office:value="78" calcext:value-type="float">
            <text:p>78</text:p>
          </table:table-cell>
          <table:table-cell office:value-type="float" office:value="0.990697836018111" calcext:value-type="float">
            <text:p>0.9906978360181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87822891860984" calcext:value-type="float">
            <text:p>0.987822891860984</text:p>
          </table:table-cell>
          <table:table-cell office:value-type="float" office:value="1" calcext:value-type="float">
            <text:p>1</text:p>
          </table:table-cell>
          <table:table-cell office:value-type="float" office:value="0.987822891860984" calcext:value-type="float">
            <text:p>0.9878228918609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98893469794239" calcext:value-type="float">
            <text:p>0.98893469794239</text:p>
          </table:table-cell>
          <table:table-cell office:value-type="float" office:value="6" calcext:value-type="float">
            <text:p>6</text:p>
          </table:table-cell>
          <table:table-cell office:value-type="float" office:value="0.98893469794239" calcext:value-type="float">
            <text:p>0.988934697942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94577181944927" calcext:value-type="float">
            <text:p>0.994577181944927</text:p>
          </table:table-cell>
          <table:table-cell office:value-type="float" office:value="0" calcext:value-type="float">
            <text:p>0</text:p>
          </table:table-cell>
          <table:table-cell office:value-type="float" office:value="0.994577181944927" calcext:value-type="float">
            <text:p>0.9945771819449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992738254589252" calcext:value-type="float">
            <text:p>0.992738254589252</text:p>
          </table:table-cell>
          <table:table-cell office:value-type="float" office:value="9" calcext:value-type="float">
            <text:p>9</text:p>
          </table:table-cell>
          <table:table-cell office:value-type="float" office:value="0.992738254589252" calcext:value-type="float">
            <text:p>0.9927382545892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87568754409789" calcext:value-type="float">
            <text:p>0.987568754409789</text:p>
          </table:table-cell>
          <table:table-cell office:value-type="float" office:value="19" calcext:value-type="float">
            <text:p>19</text:p>
          </table:table-cell>
          <table:table-cell office:value-type="float" office:value="0.987568754409789" calcext:value-type="float">
            <text:p>0.98756875440978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2557004278604" calcext:value-type="float">
            <text:p>0.82557004278604</text:p>
          </table:table-cell>
          <table:table-cell office:value-type="float" office:value="0" calcext:value-type="float">
            <text:p>0</text:p>
          </table:table-cell>
          <table:table-cell office:value-type="float" office:value="0.167012795782536" calcext:value-type="float">
            <text:p>0.167012795782536</text:p>
          </table:table-cell>
          <table:table-cell office:value-type="float" office:value="3" calcext:value-type="float">
            <text:p>3</text:p>
          </table:table-cell>
          <table:table-cell office:value-type="float" office:value="0.82557004278604" calcext:value-type="float">
            <text:p>0.8255700427860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989724175890505" calcext:value-type="float">
            <text:p>0.989724175890505</text:p>
          </table:table-cell>
          <table:table-cell office:value-type="float" office:value="30" calcext:value-type="float">
            <text:p>30</text:p>
          </table:table-cell>
          <table:table-cell office:value-type="float" office:value="0.989724175890505" calcext:value-type="float">
            <text:p>0.98972417589050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92953926715643" calcext:value-type="float">
            <text:p>0.992953926715643</text:p>
          </table:table-cell>
          <table:table-cell office:value-type="float" office:value="3" calcext:value-type="float">
            <text:p>3</text:p>
          </table:table-cell>
          <table:table-cell office:value-type="float" office:value="0.992953926715643" calcext:value-type="float">
            <text:p>0.9929539267156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89625913285942" calcext:value-type="float">
            <text:p>0.989625913285942</text:p>
          </table:table-cell>
          <table:table-cell office:value-type="float" office:value="0" calcext:value-type="float">
            <text:p>0</text:p>
          </table:table-cell>
          <table:table-cell office:value-type="float" office:value="0.989625913285942" calcext:value-type="float">
            <text:p>0.98962591328594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92398401191477" calcext:value-type="float">
            <text:p>0.992398401191477</text:p>
          </table:table-cell>
          <table:table-cell office:value-type="float" office:value="5" calcext:value-type="float">
            <text:p>5</text:p>
          </table:table-cell>
          <table:table-cell office:value-type="float" office:value="0.992398401191477" calcext:value-type="float">
            <text:p>0.99239840119147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2784330852099" calcext:value-type="float">
            <text:p>0.992784330852099</text:p>
          </table:table-cell>
          <table:table-cell office:value-type="float" office:value="2" calcext:value-type="float">
            <text:p>2</text:p>
          </table:table-cell>
          <table:table-cell office:value-type="float" office:value="0.992784330852099" calcext:value-type="float">
            <text:p>0.99278433085209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942281630327795" calcext:value-type="float">
            <text:p>0.942281630327795</text:p>
          </table:table-cell>
          <table:table-cell office:value-type="float" office:value="0" calcext:value-type="float">
            <text:p>0</text:p>
          </table:table-cell>
          <table:table-cell office:value-type="float" office:value="0.0474147610770714" calcext:value-type="float">
            <text:p>0.047414761077072</text:p>
          </table:table-cell>
          <table:table-cell office:value-type="float" office:value="22" calcext:value-type="float">
            <text:p>22</text:p>
          </table:table-cell>
          <table:table-cell office:value-type="float" office:value="0.942281630327795" calcext:value-type="float">
            <text:p>0.94228163032779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8994466625058" calcext:value-type="float">
            <text:p>0.98994466625058</text:p>
          </table:table-cell>
          <table:table-cell office:value-type="float" office:value="3" calcext:value-type="float">
            <text:p>3</text:p>
          </table:table-cell>
          <table:table-cell office:value-type="float" office:value="0.98994466625058" calcext:value-type="float">
            <text:p>0.9899446662505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72295881162148" calcext:value-type="float">
            <text:p>0.372295881162148</text:p>
          </table:table-cell>
          <table:table-cell office:value-type="float" office:value="0" calcext:value-type="float">
            <text:p>0</text:p>
          </table:table-cell>
          <table:table-cell office:value-type="float" office:value="0.372295881162148" calcext:value-type="float">
            <text:p>0.372295881162148</text:p>
          </table:table-cell>
          <table:table-cell office:value-type="float" office:value="6" calcext:value-type="float">
            <text:p>6</text:p>
          </table:table-cell>
          <table:table-cell office:value-type="float" office:value="0.33169788894568" calcext:value-type="float">
            <text:p>0.33169788894568</text:p>
          </table:table-cell>
          <table:table-cell office:value-type="float" office:value="119" calcext:value-type="float">
            <text:p>119</text:p>
          </table:table-cell>
          <table:table-cell office:value-type="float" office:value="0.270244986105836" calcext:value-type="float">
            <text:p>0.27024498610583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482271615321692" calcext:value-type="float">
            <text:p>0.482271615321692</text:p>
          </table:table-cell>
          <table:table-cell office:value-type="float" office:value="0" calcext:value-type="float">
            <text:p>0</text:p>
          </table:table-cell>
          <table:table-cell office:value-type="float" office:value="0.10743054182564" calcext:value-type="float">
            <text:p>0.10743054182564</text:p>
          </table:table-cell>
          <table:table-cell office:value-type="float" office:value="14" calcext:value-type="float">
            <text:p>14</text:p>
          </table:table-cell>
          <table:table-cell office:value-type="float" office:value="0.482271615321692" calcext:value-type="float">
            <text:p>0.482271615321692</text:p>
          </table:table-cell>
          <table:table-cell office:value-type="float" office:value="80" calcext:value-type="float">
            <text:p>80</text:p>
          </table:table-cell>
          <table:table-cell office:value-type="float" office:value="0.393344420151138" calcext:value-type="float">
            <text:p>0.39334442015113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561882550768067" calcext:value-type="float">
            <text:p>0.561882550768067</text:p>
          </table:table-cell>
          <table:table-cell office:value-type="float" office:value="16" calcext:value-type="float">
            <text:p>16</text:p>
          </table:table-cell>
          <table:table-cell office:value-type="float" office:value="0.425376323349603" calcext:value-type="float">
            <text:p>0.425376323349603</text:p>
          </table:table-cell>
          <table:table-cell office:value-type="float" office:value="46" calcext:value-type="float">
            <text:p>46</text:p>
          </table:table-cell>
          <table:table-cell office:value-type="float" office:value="0.561882550768067" calcext:value-type="float">
            <text:p>0.56188255076806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92258432609285" calcext:value-type="float">
            <text:p>0.992258432609285</text:p>
          </table:table-cell>
          <table:table-cell office:value-type="float" office:value="14" calcext:value-type="float">
            <text:p>14</text:p>
          </table:table-cell>
          <table:table-cell office:value-type="float" office:value="0.992258432609285" calcext:value-type="float">
            <text:p>0.9922584326092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990069241659314" calcext:value-type="float">
            <text:p>0.990069241659314</text:p>
          </table:table-cell>
          <table:table-cell office:value-type="float" office:value="20" calcext:value-type="float">
            <text:p>20</text:p>
          </table:table-cell>
          <table:table-cell office:value-type="float" office:value="0.990069241659314" calcext:value-type="float">
            <text:p>0.9900692416593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0660276282074" calcext:value-type="float">
            <text:p>0.990660276282074</text:p>
          </table:table-cell>
          <table:table-cell office:value-type="float" office:value="1" calcext:value-type="float">
            <text:p>1</text:p>
          </table:table-cell>
          <table:table-cell office:value-type="float" office:value="0.990660276282074" calcext:value-type="float">
            <text:p>0.99066027628207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9649897727118" calcext:value-type="float">
            <text:p>0.829649897727118</text:p>
          </table:table-cell>
          <table:table-cell office:value-type="float" office:value="0" calcext:value-type="float">
            <text:p>0</text:p>
          </table:table-cell>
          <table:table-cell office:value-type="float" office:value="0.157727511446123" calcext:value-type="float">
            <text:p>0.157727511446123</text:p>
          </table:table-cell>
          <table:table-cell office:value-type="float" office:value="8" calcext:value-type="float">
            <text:p>8</text:p>
          </table:table-cell>
          <table:table-cell office:value-type="float" office:value="0.829649897727118" calcext:value-type="float">
            <text:p>0.82964989772711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00579361477992" calcext:value-type="float">
            <text:p>0.500579361477992</text:p>
          </table:table-cell>
          <table:table-cell office:value-type="float" office:value="1" calcext:value-type="float">
            <text:p>1</text:p>
          </table:table-cell>
          <table:table-cell office:value-type="float" office:value="0.500579361477992" calcext:value-type="float">
            <text:p>0.500579361477992</text:p>
          </table:table-cell>
          <table:table-cell office:value-type="float" office:value="2" calcext:value-type="float">
            <text:p>2</text:p>
          </table:table-cell>
          <table:table-cell office:value-type="float" office:value="0.171205222611934" calcext:value-type="float">
            <text:p>0.171205222611934</text:p>
          </table:table-cell>
          <table:table-cell office:value-type="float" office:value="48" calcext:value-type="float">
            <text:p>48</text:p>
          </table:table-cell>
          <table:table-cell office:value-type="float" office:value="0.317815283461048" calcext:value-type="float">
            <text:p>0.3178152834610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993434448482632" calcext:value-type="float">
            <text:p>0.993434448482632</text:p>
          </table:table-cell>
          <table:table-cell office:value-type="float" office:value="42" calcext:value-type="float">
            <text:p>42</text:p>
          </table:table-cell>
          <table:table-cell office:value-type="float" office:value="0.993434448482632" calcext:value-type="float">
            <text:p>0.9934344484826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8933684448175" calcext:value-type="float">
            <text:p>0.98933684448175</text:p>
          </table:table-cell>
          <table:table-cell office:value-type="float" office:value="2" calcext:value-type="float">
            <text:p>2</text:p>
          </table:table-cell>
          <table:table-cell office:value-type="float" office:value="0.98933684448175" calcext:value-type="float">
            <text:p>0.989336844481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40072797388991" calcext:value-type="float">
            <text:p>0.840072797388991</text:p>
          </table:table-cell>
          <table:table-cell office:value-type="float" office:value="3" calcext:value-type="float">
            <text:p>3</text:p>
          </table:table-cell>
          <table:table-cell office:value-type="float" office:value="0.840072797388991" calcext:value-type="float">
            <text:p>0.840072797388991</text:p>
          </table:table-cell>
          <table:table-cell office:value-type="float" office:value="93" calcext:value-type="float">
            <text:p>93</text:p>
          </table:table-cell>
          <table:table-cell office:value-type="float" office:value="0.1494513114518" calcext:value-type="float">
            <text:p>0.149451311451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2242003686093" calcext:value-type="float">
            <text:p>0.992242003686093</text:p>
          </table:table-cell>
          <table:table-cell office:value-type="float" office:value="1" calcext:value-type="float">
            <text:p>1</text:p>
          </table:table-cell>
          <table:table-cell office:value-type="float" office:value="0.992242003686093" calcext:value-type="float">
            <text:p>0.9922420036860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990090832870241" calcext:value-type="float">
            <text:p>0.990090832870241</text:p>
          </table:table-cell>
          <table:table-cell office:value-type="float" office:value="13" calcext:value-type="float">
            <text:p>13</text:p>
          </table:table-cell>
          <table:table-cell office:value-type="float" office:value="0.990090832870241" calcext:value-type="float">
            <text:p>0.9900908328702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96105013675305" calcext:value-type="float">
            <text:p>0.96105013675305</text:p>
          </table:table-cell>
          <table:table-cell office:value-type="float" office:value="6" calcext:value-type="float">
            <text:p>6</text:p>
          </table:table-cell>
          <table:table-cell office:value-type="float" office:value="0.96105013675305" calcext:value-type="float">
            <text:p>0.9610501367530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535246681909327" calcext:value-type="float">
            <text:p>0.535246681909327</text:p>
          </table:table-cell>
          <table:table-cell office:value-type="float" office:value="2" calcext:value-type="float">
            <text:p>2</text:p>
          </table:table-cell>
          <table:table-cell office:value-type="float" office:value="0.256297883211193" calcext:value-type="float">
            <text:p>0.256297883211193</text:p>
          </table:table-cell>
          <table:table-cell office:value-type="float" office:value="5" calcext:value-type="float">
            <text:p>5</text:p>
          </table:table-cell>
          <table:table-cell office:value-type="float" office:value="0.200513956653394" calcext:value-type="float">
            <text:p>0.200513956653394</text:p>
          </table:table-cell>
          <table:table-cell office:value-type="float" office:value="46" calcext:value-type="float">
            <text:p>46</text:p>
          </table:table-cell>
          <table:table-cell office:value-type="float" office:value="0.535246681909327" calcext:value-type="float">
            <text:p>0.53524668190932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.983966616234218" calcext:value-type="float">
            <text:p>0.983966616234218</text:p>
          </table:table-cell>
          <table:table-cell office:value-type="float" office:value="57" calcext:value-type="float">
            <text:p>57</text:p>
          </table:table-cell>
          <table:table-cell office:value-type="float" office:value="0.983966616234218" calcext:value-type="float">
            <text:p>0.9839666162342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89740178662851" calcext:value-type="float">
            <text:p>0.989740178662851</text:p>
          </table:table-cell>
          <table:table-cell office:value-type="float" office:value="10" calcext:value-type="float">
            <text:p>10</text:p>
          </table:table-cell>
          <table:table-cell office:value-type="float" office:value="0.989740178662851" calcext:value-type="float">
            <text:p>0.9897401786628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85308137570959" calcext:value-type="float">
            <text:p>0.985308137570959</text:p>
          </table:table-cell>
          <table:table-cell office:value-type="float" office:value="15" calcext:value-type="float">
            <text:p>15</text:p>
          </table:table-cell>
          <table:table-cell office:value-type="float" office:value="0.985308137570959" calcext:value-type="float">
            <text:p>0.9853081375709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8228237537842" calcext:value-type="float">
            <text:p>0.988228237537842</text:p>
          </table:table-cell>
          <table:table-cell office:value-type="float" office:value="4" calcext:value-type="float">
            <text:p>4</text:p>
          </table:table-cell>
          <table:table-cell office:value-type="float" office:value="0.988228237537842" calcext:value-type="float">
            <text:p>0.98822823753784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76040580163916" calcext:value-type="float">
            <text:p>0.776040580163916</text:p>
          </table:table-cell>
          <table:table-cell office:value-type="float" office:value="0" calcext:value-type="float">
            <text:p>0</text:p>
          </table:table-cell>
          <table:table-cell office:value-type="float" office:value="0.776040580163916" calcext:value-type="float">
            <text:p>0.776040580163916</text:p>
          </table:table-cell>
          <table:table-cell office:value-type="float" office:value="5" calcext:value-type="float">
            <text:p>5</text:p>
          </table:table-cell>
          <table:table-cell office:value-type="float" office:value="0.206784963816635" calcext:value-type="float">
            <text:p>0.20678496381663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6776924357926" calcext:value-type="float">
            <text:p>0.986776924357926</text:p>
          </table:table-cell>
          <table:table-cell office:value-type="float" office:value="4" calcext:value-type="float">
            <text:p>4</text:p>
          </table:table-cell>
          <table:table-cell office:value-type="float" office:value="0.986776924357926" calcext:value-type="float">
            <text:p>0.9867769243579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7933943476155" calcext:value-type="float">
            <text:p>0.987933943476155</text:p>
          </table:table-cell>
          <table:table-cell office:value-type="float" office:value="4" calcext:value-type="float">
            <text:p>4</text:p>
          </table:table-cell>
          <table:table-cell office:value-type="float" office:value="0.987933943476155" calcext:value-type="float">
            <text:p>0.9879339434761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99030571813676" calcext:value-type="float">
            <text:p>0.99030571813676</text:p>
          </table:table-cell>
          <table:table-cell office:value-type="float" office:value="44" calcext:value-type="float">
            <text:p>44</text:p>
          </table:table-cell>
          <table:table-cell office:value-type="float" office:value="0.99030571813676" calcext:value-type="float">
            <text:p>0.990305718136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92176918215637" calcext:value-type="float">
            <text:p>0.992176918215637</text:p>
          </table:table-cell>
          <table:table-cell office:value-type="float" office:value="0" calcext:value-type="float">
            <text:p>0</text:p>
          </table:table-cell>
          <table:table-cell office:value-type="float" office:value="0.992176918215637" calcext:value-type="float">
            <text:p>0.9921769182156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9906685453637" calcext:value-type="float">
            <text:p>0.9906685453637</text:p>
          </table:table-cell>
          <table:table-cell office:value-type="float" office:value="16" calcext:value-type="float">
            <text:p>16</text:p>
          </table:table-cell>
          <table:table-cell office:value-type="float" office:value="0.9906685453637" calcext:value-type="float">
            <text:p>0.99066854536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9906685453637" calcext:value-type="float">
            <text:p>0.9906685453637</text:p>
          </table:table-cell>
          <table:table-cell office:value-type="float" office:value="16" calcext:value-type="float">
            <text:p>16</text:p>
          </table:table-cell>
          <table:table-cell office:value-type="float" office:value="0.9906685453637" calcext:value-type="float">
            <text:p>0.99066854536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9082789598414" calcext:value-type="float">
            <text:p>0.99082789598414</text:p>
          </table:table-cell>
          <table:table-cell office:value-type="float" office:value="18" calcext:value-type="float">
            <text:p>18</text:p>
          </table:table-cell>
          <table:table-cell office:value-type="float" office:value="0.99082789598414" calcext:value-type="float">
            <text:p>0.990827895984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577132366869" calcext:value-type="float">
            <text:p>0.7577132366869</text:p>
          </table:table-cell>
          <table:table-cell office:value-type="float" office:value="0" calcext:value-type="float">
            <text:p>0</text:p>
          </table:table-cell>
          <table:table-cell office:value-type="float" office:value="0.236592514487039" calcext:value-type="float">
            <text:p>0.236592514487039</text:p>
          </table:table-cell>
          <table:table-cell office:value-type="float" office:value="6" calcext:value-type="float">
            <text:p>6</text:p>
          </table:table-cell>
          <table:table-cell office:value-type="float" office:value="0.7577132366869" calcext:value-type="float">
            <text:p>0.757713236686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99369448012634" calcext:value-type="float">
            <text:p>0.99369448012634</text:p>
          </table:table-cell>
          <table:table-cell office:value-type="float" office:value="70" calcext:value-type="float">
            <text:p>70</text:p>
          </table:table-cell>
          <table:table-cell office:value-type="float" office:value="0.99369448012634" calcext:value-type="float">
            <text:p>0.993694480126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92634167340872" calcext:value-type="float">
            <text:p>0.992634167340872</text:p>
          </table:table-cell>
          <table:table-cell office:value-type="float" office:value="8" calcext:value-type="float">
            <text:p>8</text:p>
          </table:table-cell>
          <table:table-cell office:value-type="float" office:value="0.992634167340872" calcext:value-type="float">
            <text:p>0.9926341673408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92425270018315" calcext:value-type="float">
            <text:p>0.992425270018315</text:p>
          </table:table-cell>
          <table:table-cell office:value-type="float" office:value="0" calcext:value-type="float">
            <text:p>0</text:p>
          </table:table-cell>
          <table:table-cell office:value-type="float" office:value="0.992425270018315" calcext:value-type="float">
            <text:p>0.9924252700183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39197381765956" calcext:value-type="float">
            <text:p>0.339197381765956</text:p>
          </table:table-cell>
          <table:table-cell office:value-type="float" office:value="5" calcext:value-type="float">
            <text:p>5</text:p>
          </table:table-cell>
          <table:table-cell office:value-type="float" office:value="0.339197381765956" calcext:value-type="float">
            <text:p>0.339197381765956</text:p>
          </table:table-cell>
          <table:table-cell office:value-type="float" office:value="7" calcext:value-type="float">
            <text:p>7</text:p>
          </table:table-cell>
          <table:table-cell office:value-type="float" office:value="0.288190265362662" calcext:value-type="float">
            <text:p>0.288190265362662</text:p>
          </table:table-cell>
          <table:table-cell office:value-type="float" office:value="9" calcext:value-type="float">
            <text:p>9</text:p>
          </table:table-cell>
          <table:table-cell office:value-type="float" office:value="0.160404170390651" calcext:value-type="float">
            <text:p>0.160404170390651</text:p>
          </table:table-cell>
          <table:table-cell office:value-type="float" office:value="15" calcext:value-type="float">
            <text:p>15</text:p>
          </table:table-cell>
          <table:table-cell office:value-type="float" office:value="0.204954961671622" calcext:value-type="float">
            <text:p>0.20495496167162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992002456621049" calcext:value-type="float">
            <text:p>0.992002456621049</text:p>
          </table:table-cell>
          <table:table-cell office:value-type="float" office:value="36" calcext:value-type="float">
            <text:p>36</text:p>
          </table:table-cell>
          <table:table-cell office:value-type="float" office:value="0.992002456621049" calcext:value-type="float">
            <text:p>0.9920024566210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986584788329608" calcext:value-type="float">
            <text:p>0.986584788329608</text:p>
          </table:table-cell>
          <table:table-cell office:value-type="float" office:value="43" calcext:value-type="float">
            <text:p>43</text:p>
          </table:table-cell>
          <table:table-cell office:value-type="float" office:value="0.986584788329608" calcext:value-type="float">
            <text:p>0.9865847883296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992068770104057" calcext:value-type="float">
            <text:p>0.992068770104057</text:p>
          </table:table-cell>
          <table:table-cell office:value-type="float" office:value="7" calcext:value-type="float">
            <text:p>7</text:p>
          </table:table-cell>
          <table:table-cell office:value-type="float" office:value="0.992068770104057" calcext:value-type="float">
            <text:p>0.9920687701040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990290088374396" calcext:value-type="float">
            <text:p>0.990290088374396</text:p>
          </table:table-cell>
          <table:table-cell office:value-type="float" office:value="34" calcext:value-type="float">
            <text:p>34</text:p>
          </table:table-cell>
          <table:table-cell office:value-type="float" office:value="0.990290088374396" calcext:value-type="float">
            <text:p>0.9902900883743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989536839945402" calcext:value-type="float">
            <text:p>0.989536839945402</text:p>
          </table:table-cell>
          <table:table-cell office:value-type="float" office:value="9" calcext:value-type="float">
            <text:p>9</text:p>
          </table:table-cell>
          <table:table-cell office:value-type="float" office:value="0.989536839945402" calcext:value-type="float">
            <text:p>0.9895368399454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91426416645975" calcext:value-type="float">
            <text:p>0.991426416645975</text:p>
          </table:table-cell>
          <table:table-cell office:value-type="float" office:value="12" calcext:value-type="float">
            <text:p>12</text:p>
          </table:table-cell>
          <table:table-cell office:value-type="float" office:value="0.991426416645975" calcext:value-type="float">
            <text:p>0.9914264166459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996247420805306" calcext:value-type="float">
            <text:p>0.996247420805306</text:p>
          </table:table-cell>
          <table:table-cell office:value-type="float" office:value="21" calcext:value-type="float">
            <text:p>21</text:p>
          </table:table-cell>
          <table:table-cell office:value-type="float" office:value="0.996247420805306" calcext:value-type="float">
            <text:p>0.99624742080530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86968153301641" calcext:value-type="float">
            <text:p>0.986968153301641</text:p>
          </table:table-cell>
          <table:table-cell office:value-type="float" office:value="12" calcext:value-type="float">
            <text:p>12</text:p>
          </table:table-cell>
          <table:table-cell office:value-type="float" office:value="0.986968153301641" calcext:value-type="float">
            <text:p>0.9869681533016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981378710788061" calcext:value-type="float">
            <text:p>0.981378710788061</text:p>
          </table:table-cell>
          <table:table-cell office:value-type="float" office:value="21" calcext:value-type="float">
            <text:p>21</text:p>
          </table:table-cell>
          <table:table-cell office:value-type="float" office:value="0.981378710788061" calcext:value-type="float">
            <text:p>0.9813787107880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93278760720481" calcext:value-type="float">
            <text:p>0.993278760720481</text:p>
          </table:table-cell>
          <table:table-cell office:value-type="float" office:value="0" calcext:value-type="float">
            <text:p>0</text:p>
          </table:table-cell>
          <table:table-cell office:value-type="float" office:value="0.993278760720481" calcext:value-type="float">
            <text:p>0.9932787607204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64095669749378" calcext:value-type="float">
            <text:p>0.664095669749378</text:p>
          </table:table-cell>
          <table:table-cell office:value-type="float" office:value="1" calcext:value-type="float">
            <text:p>1</text:p>
          </table:table-cell>
          <table:table-cell office:value-type="float" office:value="0.326459924287795" calcext:value-type="float">
            <text:p>0.326459924287795</text:p>
          </table:table-cell>
          <table:table-cell office:value-type="float" office:value="5" calcext:value-type="float">
            <text:p>5</text:p>
          </table:table-cell>
          <table:table-cell office:value-type="float" office:value="0.664095669749378" calcext:value-type="float">
            <text:p>0.66409566974937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3727555577403" calcext:value-type="float">
            <text:p>0.993727555577403</text:p>
          </table:table-cell>
          <table:table-cell office:value-type="float" office:value="2" calcext:value-type="float">
            <text:p>2</text:p>
          </table:table-cell>
          <table:table-cell office:value-type="float" office:value="0.993727555577403" calcext:value-type="float">
            <text:p>0.9937275555774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692270411391608" calcext:value-type="float">
            <text:p>0.692270411391608</text:p>
          </table:table-cell>
          <table:table-cell office:value-type="float" office:value="30" calcext:value-type="float">
            <text:p>30</text:p>
          </table:table-cell>
          <table:table-cell office:value-type="float" office:value="0.692270411391608" calcext:value-type="float">
            <text:p>0.692270411391608</text:p>
          </table:table-cell>
          <table:table-cell office:value-type="float" office:value="33" calcext:value-type="float">
            <text:p>33</text:p>
          </table:table-cell>
          <table:table-cell office:value-type="float" office:value="0.298427948254528" calcext:value-type="float">
            <text:p>0.29842794825452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78650686920671" calcext:value-type="float">
            <text:p>0.978650686920671</text:p>
          </table:table-cell>
          <table:table-cell office:value-type="float" office:value="19" calcext:value-type="float">
            <text:p>19</text:p>
          </table:table-cell>
          <table:table-cell office:value-type="float" office:value="0.978650686920671" calcext:value-type="float">
            <text:p>0.9786506869206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.991826187291466" calcext:value-type="float">
            <text:p>0.991826187291466</text:p>
          </table:table-cell>
          <table:table-cell office:value-type="float" office:value="74" calcext:value-type="float">
            <text:p>74</text:p>
          </table:table-cell>
          <table:table-cell office:value-type="float" office:value="0.991826187291466" calcext:value-type="float">
            <text:p>0.9918261872914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.988963961452348" calcext:value-type="float">
            <text:p>0.988963961452348</text:p>
          </table:table-cell>
          <table:table-cell office:value-type="float" office:value="71" calcext:value-type="float">
            <text:p>71</text:p>
          </table:table-cell>
          <table:table-cell office:value-type="float" office:value="0.988963961452348" calcext:value-type="float">
            <text:p>0.9889639614523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659456391850238" calcext:value-type="float">
            <text:p>0.659456391850238</text:p>
          </table:table-cell>
          <table:table-cell office:value-type="float" office:value="51" calcext:value-type="float">
            <text:p>51</text:p>
          </table:table-cell>
          <table:table-cell office:value-type="float" office:value="0.659456391850238" calcext:value-type="float">
            <text:p>0.659456391850238</text:p>
          </table:table-cell>
          <table:table-cell office:value-type="float" office:value="61" calcext:value-type="float">
            <text:p>61</text:p>
          </table:table-cell>
          <table:table-cell office:value-type="float" office:value="0.327860709172179" calcext:value-type="float">
            <text:p>0.32786070917217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90480090596178" calcext:value-type="float">
            <text:p>0.990480090596178</text:p>
          </table:table-cell>
          <table:table-cell office:value-type="float" office:value="24" calcext:value-type="float">
            <text:p>24</text:p>
          </table:table-cell>
          <table:table-cell office:value-type="float" office:value="0.990480090596178" calcext:value-type="float">
            <text:p>0.9904800905961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992262414173705" calcext:value-type="float">
            <text:p>0.992262414173705</text:p>
          </table:table-cell>
          <table:table-cell office:value-type="float" office:value="34" calcext:value-type="float">
            <text:p>34</text:p>
          </table:table-cell>
          <table:table-cell office:value-type="float" office:value="0.992262414173705" calcext:value-type="float">
            <text:p>0.99226241417370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99001195201964" calcext:value-type="float">
            <text:p>0.99001195201964</text:p>
          </table:table-cell>
          <table:table-cell office:value-type="float" office:value="44" calcext:value-type="float">
            <text:p>44</text:p>
          </table:table-cell>
          <table:table-cell office:value-type="float" office:value="0.99001195201964" calcext:value-type="float">
            <text:p>0.990011952019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9198861883284" calcext:value-type="float">
            <text:p>0.99198861883284</text:p>
          </table:table-cell>
          <table:table-cell office:value-type="float" office:value="12" calcext:value-type="float">
            <text:p>12</text:p>
          </table:table-cell>
          <table:table-cell office:value-type="float" office:value="0.99198861883284" calcext:value-type="float">
            <text:p>0.991988618832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988754990285157" calcext:value-type="float">
            <text:p>0.988754990285157</text:p>
          </table:table-cell>
          <table:table-cell office:value-type="float" office:value="54" calcext:value-type="float">
            <text:p>54</text:p>
          </table:table-cell>
          <table:table-cell office:value-type="float" office:value="0.988754990285157" calcext:value-type="float">
            <text:p>0.9887549902851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644148005006264" calcext:value-type="float">
            <text:p>0.644148005006264</text:p>
          </table:table-cell>
          <table:table-cell office:value-type="float" office:value="0" calcext:value-type="float">
            <text:p>0</text:p>
          </table:table-cell>
          <table:table-cell office:value-type="float" office:value="0.348501252086945" calcext:value-type="float">
            <text:p>0.348501252086945</text:p>
          </table:table-cell>
          <table:table-cell office:value-type="float" office:value="30" calcext:value-type="float">
            <text:p>30</text:p>
          </table:table-cell>
          <table:table-cell office:value-type="float" office:value="0.644148005006264" calcext:value-type="float">
            <text:p>0.64414800500626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422589979953" calcext:value-type="float">
            <text:p>0.833422589979953</text:p>
          </table:table-cell>
          <table:table-cell office:value-type="float" office:value="0" calcext:value-type="float">
            <text:p>0</text:p>
          </table:table-cell>
          <table:table-cell office:value-type="float" office:value="0.158311288593652" calcext:value-type="float">
            <text:p>0.158311288593652</text:p>
          </table:table-cell>
          <table:table-cell office:value-type="float" office:value="8" calcext:value-type="float">
            <text:p>8</text:p>
          </table:table-cell>
          <table:table-cell office:value-type="float" office:value="0.833422589979953" calcext:value-type="float">
            <text:p>0.8334225899799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91208995919633" calcext:value-type="float">
            <text:p>0.991208995919633</text:p>
          </table:table-cell>
          <table:table-cell office:value-type="float" office:value="26" calcext:value-type="float">
            <text:p>26</text:p>
          </table:table-cell>
          <table:table-cell office:value-type="float" office:value="0.991208995919633" calcext:value-type="float">
            <text:p>0.9912089959196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99317032981135" calcext:value-type="float">
            <text:p>0.99317032981135</text:p>
          </table:table-cell>
          <table:table-cell office:value-type="float" office:value="7" calcext:value-type="float">
            <text:p>7</text:p>
          </table:table-cell>
          <table:table-cell office:value-type="float" office:value="0.99317032981135" calcext:value-type="float">
            <text:p>0.993170329811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91606221548703" calcext:value-type="float">
            <text:p>0.991606221548703</text:p>
          </table:table-cell>
          <table:table-cell office:value-type="float" office:value="4" calcext:value-type="float">
            <text:p>4</text:p>
          </table:table-cell>
          <table:table-cell office:value-type="float" office:value="0.991606221548703" calcext:value-type="float">
            <text:p>0.9916062215487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983184493690633" calcext:value-type="float">
            <text:p>0.983184493690633</text:p>
          </table:table-cell>
          <table:table-cell office:value-type="float" office:value="32" calcext:value-type="float">
            <text:p>32</text:p>
          </table:table-cell>
          <table:table-cell office:value-type="float" office:value="0.983184493690633" calcext:value-type="float">
            <text:p>0.9831844936906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.985301864374332" calcext:value-type="float">
            <text:p>0.985301864374332</text:p>
          </table:table-cell>
          <table:table-cell office:value-type="float" office:value="125" calcext:value-type="float">
            <text:p>125</text:p>
          </table:table-cell>
          <table:table-cell office:value-type="float" office:value="0.985301864374332" calcext:value-type="float">
            <text:p>0.9853018643743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89297908075836" calcext:value-type="float">
            <text:p>0.989297908075836</text:p>
          </table:table-cell>
          <table:table-cell office:value-type="float" office:value="26" calcext:value-type="float">
            <text:p>26</text:p>
          </table:table-cell>
          <table:table-cell office:value-type="float" office:value="0.989297908075836" calcext:value-type="float">
            <text:p>0.9892979080758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2838179129272" calcext:value-type="float">
            <text:p>0.992838179129272</text:p>
          </table:table-cell>
          <table:table-cell office:value-type="float" office:value="2" calcext:value-type="float">
            <text:p>2</text:p>
          </table:table-cell>
          <table:table-cell office:value-type="float" office:value="0.992838179129272" calcext:value-type="float">
            <text:p>0.9928381791292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88637905027454" calcext:value-type="float">
            <text:p>0.988637905027454</text:p>
          </table:table-cell>
          <table:table-cell office:value-type="float" office:value="0" calcext:value-type="float">
            <text:p>0</text:p>
          </table:table-cell>
          <table:table-cell office:value-type="float" office:value="0.988637905027454" calcext:value-type="float">
            <text:p>0.9886379050274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89153797303592" calcext:value-type="float">
            <text:p>0.989153797303592</text:p>
          </table:table-cell>
          <table:table-cell office:value-type="float" office:value="3" calcext:value-type="float">
            <text:p>3</text:p>
          </table:table-cell>
          <table:table-cell office:value-type="float" office:value="0.989153797303592" calcext:value-type="float">
            <text:p>0.9891537973035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987582182963399" calcext:value-type="float">
            <text:p>0.987582182963399</text:p>
          </table:table-cell>
          <table:table-cell office:value-type="float" office:value="13" calcext:value-type="float">
            <text:p>13</text:p>
          </table:table-cell>
          <table:table-cell office:value-type="float" office:value="0.987582182963399" calcext:value-type="float">
            <text:p>0.98758218296339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1874423341752" calcext:value-type="float">
            <text:p>0.71874423341752</text:p>
          </table:table-cell>
          <table:table-cell office:value-type="float" office:value="9" calcext:value-type="float">
            <text:p>9</text:p>
          </table:table-cell>
          <table:table-cell office:value-type="float" office:value="0.71874423341752" calcext:value-type="float">
            <text:p>0.71874423341752</text:p>
          </table:table-cell>
          <table:table-cell office:value-type="float" office:value="12" calcext:value-type="float">
            <text:p>12</text:p>
          </table:table-cell>
          <table:table-cell office:value-type="float" office:value="0.265925728078044" calcext:value-type="float">
            <text:p>0.26592572807804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83643081170851" calcext:value-type="float">
            <text:p>0.983643081170851</text:p>
          </table:table-cell>
          <table:table-cell office:value-type="float" office:value="18" calcext:value-type="float">
            <text:p>18</text:p>
          </table:table-cell>
          <table:table-cell office:value-type="float" office:value="0.983643081170851" calcext:value-type="float">
            <text:p>0.9836430811708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987915342625848" calcext:value-type="float">
            <text:p>0.987915342625848</text:p>
          </table:table-cell>
          <table:table-cell office:value-type="float" office:value="47" calcext:value-type="float">
            <text:p>47</text:p>
          </table:table-cell>
          <table:table-cell office:value-type="float" office:value="0.987915342625848" calcext:value-type="float">
            <text:p>0.9879153426258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991574110283169" calcext:value-type="float">
            <text:p>0.991574110283169</text:p>
          </table:table-cell>
          <table:table-cell office:value-type="float" office:value="17" calcext:value-type="float">
            <text:p>17</text:p>
          </table:table-cell>
          <table:table-cell office:value-type="float" office:value="0.991574110283169" calcext:value-type="float">
            <text:p>0.9915741102831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92999966564619" calcext:value-type="float">
            <text:p>0.992999966564619</text:p>
          </table:table-cell>
          <table:table-cell office:value-type="float" office:value="5" calcext:value-type="float">
            <text:p>5</text:p>
          </table:table-cell>
          <table:table-cell office:value-type="float" office:value="0.992999966564619" calcext:value-type="float">
            <text:p>0.9929999665646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711303373419568" calcext:value-type="float">
            <text:p>0.711303373419568</text:p>
          </table:table-cell>
          <table:table-cell office:value-type="float" office:value="11" calcext:value-type="float">
            <text:p>11</text:p>
          </table:table-cell>
          <table:table-cell office:value-type="float" office:value="0.276813857596704" calcext:value-type="float">
            <text:p>0.276813857596704</text:p>
          </table:table-cell>
          <table:table-cell office:value-type="float" office:value="47" calcext:value-type="float">
            <text:p>47</text:p>
          </table:table-cell>
          <table:table-cell office:value-type="float" office:value="0.711303373419568" calcext:value-type="float">
            <text:p>0.71130337341956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811774262920559" calcext:value-type="float">
            <text:p>0.811774262920559</text:p>
          </table:table-cell>
          <table:table-cell office:value-type="float" office:value="34" calcext:value-type="float">
            <text:p>34</text:p>
          </table:table-cell>
          <table:table-cell office:value-type="float" office:value="0.18255618554694" calcext:value-type="float">
            <text:p>0.18255618554694</text:p>
          </table:table-cell>
          <table:table-cell office:value-type="float" office:value="60" calcext:value-type="float">
            <text:p>60</text:p>
          </table:table-cell>
          <table:table-cell office:value-type="float" office:value="0.811774262920559" calcext:value-type="float">
            <text:p>0.81177426292055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990909966142097" calcext:value-type="float">
            <text:p>0.990909966142097</text:p>
          </table:table-cell>
          <table:table-cell office:value-type="float" office:value="25" calcext:value-type="float">
            <text:p>25</text:p>
          </table:table-cell>
          <table:table-cell office:value-type="float" office:value="0.990909966142097" calcext:value-type="float">
            <text:p>0.9909099661420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1254622336886" calcext:value-type="float">
            <text:p>0.991254622336886</text:p>
          </table:table-cell>
          <table:table-cell office:value-type="float" office:value="1" calcext:value-type="float">
            <text:p>1</text:p>
          </table:table-cell>
          <table:table-cell office:value-type="float" office:value="0.991254622336886" calcext:value-type="float">
            <text:p>0.9912546223368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984356908165493" calcext:value-type="float">
            <text:p>0.984356908165493</text:p>
          </table:table-cell>
          <table:table-cell office:value-type="float" office:value="23" calcext:value-type="float">
            <text:p>23</text:p>
          </table:table-cell>
          <table:table-cell office:value-type="float" office:value="0.984356908165493" calcext:value-type="float">
            <text:p>0.9843569081654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989856806446355" calcext:value-type="float">
            <text:p>0.989856806446355</text:p>
          </table:table-cell>
          <table:table-cell office:value-type="float" office:value="6" calcext:value-type="float">
            <text:p>6</text:p>
          </table:table-cell>
          <table:table-cell office:value-type="float" office:value="0.989856806446355" calcext:value-type="float">
            <text:p>0.9898568064463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89839110295892" calcext:value-type="float">
            <text:p>0.989839110295892</text:p>
          </table:table-cell>
          <table:table-cell office:value-type="float" office:value="4" calcext:value-type="float">
            <text:p>4</text:p>
          </table:table-cell>
          <table:table-cell office:value-type="float" office:value="0.989839110295892" calcext:value-type="float">
            <text:p>0.9898391102958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992072464762797" calcext:value-type="float">
            <text:p>0.992072464762797</text:p>
          </table:table-cell>
          <table:table-cell office:value-type="float" office:value="47" calcext:value-type="float">
            <text:p>47</text:p>
          </table:table-cell>
          <table:table-cell office:value-type="float" office:value="0.992072464762797" calcext:value-type="float">
            <text:p>0.9920724647627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989461876998238" calcext:value-type="float">
            <text:p>0.989461876998238</text:p>
          </table:table-cell>
          <table:table-cell office:value-type="float" office:value="41" calcext:value-type="float">
            <text:p>41</text:p>
          </table:table-cell>
          <table:table-cell office:value-type="float" office:value="0.989461876998238" calcext:value-type="float">
            <text:p>0.9894618769982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990941007550358" calcext:value-type="float">
            <text:p>0.990941007550358</text:p>
          </table:table-cell>
          <table:table-cell office:value-type="float" office:value="27" calcext:value-type="float">
            <text:p>27</text:p>
          </table:table-cell>
          <table:table-cell office:value-type="float" office:value="0.990941007550358" calcext:value-type="float">
            <text:p>0.99094100755035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91658010315728" calcext:value-type="float">
            <text:p>0.991658010315728</text:p>
          </table:table-cell>
          <table:table-cell office:value-type="float" office:value="15" calcext:value-type="float">
            <text:p>15</text:p>
          </table:table-cell>
          <table:table-cell office:value-type="float" office:value="0.991658010315728" calcext:value-type="float">
            <text:p>0.9916580103157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94418620013498" calcext:value-type="float">
            <text:p>0.994418620013498</text:p>
          </table:table-cell>
          <table:table-cell office:value-type="float" office:value="0" calcext:value-type="float">
            <text:p>0</text:p>
          </table:table-cell>
          <table:table-cell office:value-type="float" office:value="0.994418620013498" calcext:value-type="float">
            <text:p>0.99441862001349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835111062140821" calcext:value-type="float">
            <text:p>0.835111062140821</text:p>
          </table:table-cell>
          <table:table-cell office:value-type="float" office:value="5" calcext:value-type="float">
            <text:p>5</text:p>
          </table:table-cell>
          <table:table-cell office:value-type="float" office:value="0.155187575996869" calcext:value-type="float">
            <text:p>0.155187575996869</text:p>
          </table:table-cell>
          <table:table-cell office:value-type="float" office:value="27" calcext:value-type="float">
            <text:p>27</text:p>
          </table:table-cell>
          <table:table-cell office:value-type="float" office:value="0.835111062140821" calcext:value-type="float">
            <text:p>0.83511106214082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.994386064588142" calcext:value-type="float">
            <text:p>0.994386064588142</text:p>
          </table:table-cell>
          <table:table-cell office:value-type="float" office:value="59" calcext:value-type="float">
            <text:p>59</text:p>
          </table:table-cell>
          <table:table-cell office:value-type="float" office:value="0.994386064588142" calcext:value-type="float">
            <text:p>0.99438606458814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84160187070711" calcext:value-type="float">
            <text:p>0.984160187070711</text:p>
          </table:table-cell>
          <table:table-cell office:value-type="float" office:value="19" calcext:value-type="float">
            <text:p>19</text:p>
          </table:table-cell>
          <table:table-cell office:value-type="float" office:value="0.984160187070711" calcext:value-type="float">
            <text:p>0.9841601870707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95124825647161" calcext:value-type="float">
            <text:p>0.995124825647161</text:p>
          </table:table-cell>
          <table:table-cell office:value-type="float" office:value="4" calcext:value-type="float">
            <text:p>4</text:p>
          </table:table-cell>
          <table:table-cell office:value-type="float" office:value="0.995124825647161" calcext:value-type="float">
            <text:p>0.9951248256471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992909858930201" calcext:value-type="float">
            <text:p>0.992909858930201</text:p>
          </table:table-cell>
          <table:table-cell office:value-type="float" office:value="38" calcext:value-type="float">
            <text:p>38</text:p>
          </table:table-cell>
          <table:table-cell office:value-type="float" office:value="0.992909858930201" calcext:value-type="float">
            <text:p>0.9929098589302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89953516024288" calcext:value-type="float">
            <text:p>0.989953516024288</text:p>
          </table:table-cell>
          <table:table-cell office:value-type="float" office:value="0" calcext:value-type="float">
            <text:p>0</text:p>
          </table:table-cell>
          <table:table-cell office:value-type="float" office:value="0.989953516024288" calcext:value-type="float">
            <text:p>0.9899535160242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887924933631409" calcext:value-type="float">
            <text:p>0.887924933631409</text:p>
          </table:table-cell>
          <table:table-cell office:value-type="float" office:value="0" calcext:value-type="float">
            <text:p>0</text:p>
          </table:table-cell>
          <table:table-cell office:value-type="float" office:value="0.10143302545717" calcext:value-type="float">
            <text:p>0.10143302545717</text:p>
          </table:table-cell>
          <table:table-cell office:value-type="float" office:value="43" calcext:value-type="float">
            <text:p>43</text:p>
          </table:table-cell>
          <table:table-cell office:value-type="float" office:value="0.887924933631409" calcext:value-type="float">
            <text:p>0.88792493363140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416501993589132" calcext:value-type="float">
            <text:p>0.416501993589132</text:p>
          </table:table-cell>
          <table:table-cell office:value-type="float" office:value="2" calcext:value-type="float">
            <text:p>2</text:p>
          </table:table-cell>
          <table:table-cell office:value-type="float" office:value="0.195961871968295" calcext:value-type="float">
            <text:p>0.195961871968295</text:p>
          </table:table-cell>
          <table:table-cell office:value-type="float" office:value="5" calcext:value-type="float">
            <text:p>5</text:p>
          </table:table-cell>
          <table:table-cell office:value-type="float" office:value="0.272699625013513" calcext:value-type="float">
            <text:p>0.272699625013513</text:p>
          </table:table-cell>
          <table:table-cell office:value-type="float" office:value="10" calcext:value-type="float">
            <text:p>10</text:p>
          </table:table-cell>
          <table:table-cell office:value-type="float" office:value="0.10468526685688" calcext:value-type="float">
            <text:p>0.10468526685688</text:p>
          </table:table-cell>
          <table:table-cell office:value-type="float" office:value="17" calcext:value-type="float">
            <text:p>17</text:p>
          </table:table-cell>
          <table:table-cell office:value-type="float" office:value="0.416501993589132" calcext:value-type="float">
            <text:p>0.4165019935891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666495628279001" calcext:value-type="float">
            <text:p>0.666495628279001</text:p>
          </table:table-cell>
          <table:table-cell office:value-type="float" office:value="0" calcext:value-type="float">
            <text:p>0</text:p>
          </table:table-cell>
          <table:table-cell office:value-type="float" office:value="0.321970807345881" calcext:value-type="float">
            <text:p>0.321970807345881</text:p>
          </table:table-cell>
          <table:table-cell office:value-type="float" office:value="16" calcext:value-type="float">
            <text:p>16</text:p>
          </table:table-cell>
          <table:table-cell office:value-type="float" office:value="0.666495628279001" calcext:value-type="float">
            <text:p>0.66649562827900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89841307332871" calcext:value-type="float">
            <text:p>0.689841307332871</text:p>
          </table:table-cell>
          <table:table-cell office:value-type="float" office:value="20" calcext:value-type="float">
            <text:p>20</text:p>
          </table:table-cell>
          <table:table-cell office:value-type="float" office:value="0.689841307332871" calcext:value-type="float">
            <text:p>0.689841307332871</text:p>
          </table:table-cell>
          <table:table-cell office:value-type="float" office:value="70" calcext:value-type="float">
            <text:p>70</text:p>
          </table:table-cell>
          <table:table-cell office:value-type="float" office:value="0.293835072407138" calcext:value-type="float">
            <text:p>0.29383507240713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.991886905936456" calcext:value-type="float">
            <text:p>0.991886905936456</text:p>
          </table:table-cell>
          <table:table-cell office:value-type="float" office:value="92" calcext:value-type="float">
            <text:p>92</text:p>
          </table:table-cell>
          <table:table-cell office:value-type="float" office:value="0.991886905936456" calcext:value-type="float">
            <text:p>0.99188690593645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3936712419129" calcext:value-type="float">
            <text:p>0.883936712419129</text:p>
          </table:table-cell>
          <table:table-cell office:value-type="float" office:value="0" calcext:value-type="float">
            <text:p>0</text:p>
          </table:table-cell>
          <table:table-cell office:value-type="float" office:value="0.100530956725116" calcext:value-type="float">
            <text:p>0.100530956725116</text:p>
          </table:table-cell>
          <table:table-cell office:value-type="float" office:value="1" calcext:value-type="float">
            <text:p>1</text:p>
          </table:table-cell>
          <table:table-cell office:value-type="float" office:value="0.883936712419129" calcext:value-type="float">
            <text:p>0.88393671241912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989428547572729" calcext:value-type="float">
            <text:p>0.989428547572729</text:p>
          </table:table-cell>
          <table:table-cell office:value-type="float" office:value="20" calcext:value-type="float">
            <text:p>20</text:p>
          </table:table-cell>
          <table:table-cell office:value-type="float" office:value="0.989428547572729" calcext:value-type="float">
            <text:p>0.9894285475727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94123262696627" calcext:value-type="float">
            <text:p>0.994123262696627</text:p>
          </table:table-cell>
          <table:table-cell office:value-type="float" office:value="18" calcext:value-type="float">
            <text:p>18</text:p>
          </table:table-cell>
          <table:table-cell office:value-type="float" office:value="0.994123262696627" calcext:value-type="float">
            <text:p>0.9941232626966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90207306156536" calcext:value-type="float">
            <text:p>0.990207306156536</text:p>
          </table:table-cell>
          <table:table-cell office:value-type="float" office:value="2" calcext:value-type="float">
            <text:p>2</text:p>
          </table:table-cell>
          <table:table-cell office:value-type="float" office:value="0.990207306156536" calcext:value-type="float">
            <text:p>0.9902073061565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.814231783510182" calcext:value-type="float">
            <text:p>0.814231783510182</text:p>
          </table:table-cell>
          <table:table-cell office:value-type="float" office:value="2" calcext:value-type="float">
            <text:p>2</text:p>
          </table:table-cell>
          <table:table-cell office:value-type="float" office:value="0.174786355374206" calcext:value-type="float">
            <text:p>0.174786355374206</text:p>
          </table:table-cell>
          <table:table-cell office:value-type="float" office:value="66" calcext:value-type="float">
            <text:p>66</text:p>
          </table:table-cell>
          <table:table-cell office:value-type="float" office:value="0.814231783510182" calcext:value-type="float">
            <text:p>0.81423178351018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4439355243085" calcext:value-type="float">
            <text:p>0.994439355243085</text:p>
          </table:table-cell>
          <table:table-cell office:value-type="float" office:value="1" calcext:value-type="float">
            <text:p>1</text:p>
          </table:table-cell>
          <table:table-cell office:value-type="float" office:value="0.994439355243085" calcext:value-type="float">
            <text:p>0.9944393552430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83064701052862" calcext:value-type="float">
            <text:p>0.983064701052862</text:p>
          </table:table-cell>
          <table:table-cell office:value-type="float" office:value="3" calcext:value-type="float">
            <text:p>3</text:p>
          </table:table-cell>
          <table:table-cell office:value-type="float" office:value="0.983064701052862" calcext:value-type="float">
            <text:p>0.9830647010528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987594619224437" calcext:value-type="float">
            <text:p>0.987594619224437</text:p>
          </table:table-cell>
          <table:table-cell office:value-type="float" office:value="29" calcext:value-type="float">
            <text:p>29</text:p>
          </table:table-cell>
          <table:table-cell office:value-type="float" office:value="0.987594619224437" calcext:value-type="float">
            <text:p>0.9875946192244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89757845815399" calcext:value-type="float">
            <text:p>0.989757845815399</text:p>
          </table:table-cell>
          <table:table-cell office:value-type="float" office:value="5" calcext:value-type="float">
            <text:p>5</text:p>
          </table:table-cell>
          <table:table-cell office:value-type="float" office:value="0.989757845815399" calcext:value-type="float">
            <text:p>0.98975784581539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.989085236600638" calcext:value-type="float">
            <text:p>0.989085236600638</text:p>
          </table:table-cell>
          <table:table-cell office:value-type="float" office:value="71" calcext:value-type="float">
            <text:p>71</text:p>
          </table:table-cell>
          <table:table-cell office:value-type="float" office:value="0.989085236600638" calcext:value-type="float">
            <text:p>0.9890852366006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89795252670114" calcext:value-type="float">
            <text:p>0.989795252670114</text:p>
          </table:table-cell>
          <table:table-cell office:value-type="float" office:value="8" calcext:value-type="float">
            <text:p>8</text:p>
          </table:table-cell>
          <table:table-cell office:value-type="float" office:value="0.989795252670114" calcext:value-type="float">
            <text:p>0.9897952526701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46103823244277" calcext:value-type="float">
            <text:p>0.546103823244277</text:p>
          </table:table-cell>
          <table:table-cell office:value-type="float" office:value="8" calcext:value-type="float">
            <text:p>8</text:p>
          </table:table-cell>
          <table:table-cell office:value-type="float" office:value="0.546103823244277" calcext:value-type="float">
            <text:p>0.546103823244277</text:p>
          </table:table-cell>
          <table:table-cell office:value-type="float" office:value="14" calcext:value-type="float">
            <text:p>14</text:p>
          </table:table-cell>
          <table:table-cell office:value-type="float" office:value="0.200527037902304" calcext:value-type="float">
            <text:p>0.200527037902304</text:p>
          </table:table-cell>
          <table:table-cell office:value-type="float" office:value="39" calcext:value-type="float">
            <text:p>39</text:p>
          </table:table-cell>
          <table:table-cell office:value-type="float" office:value="0.0222344088018563" calcext:value-type="float">
            <text:p>0.022234408801856</text:p>
          </table:table-cell>
          <table:table-cell office:value-type="float" office:value="147" calcext:value-type="float">
            <text:p>147</text:p>
          </table:table-cell>
          <table:table-cell office:value-type="float" office:value="0.216177760409422" calcext:value-type="float">
            <text:p>0.21617776040942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891814777078672" calcext:value-type="float">
            <text:p>0.891814777078672</text:p>
          </table:table-cell>
          <table:table-cell office:value-type="float" office:value="0" calcext:value-type="float">
            <text:p>0</text:p>
          </table:table-cell>
          <table:table-cell office:value-type="float" office:value="0.098062412991428" calcext:value-type="float">
            <text:p>0.098062412991428</text:p>
          </table:table-cell>
          <table:table-cell office:value-type="float" office:value="31" calcext:value-type="float">
            <text:p>31</text:p>
          </table:table-cell>
          <table:table-cell office:value-type="float" office:value="0.891814777078672" calcext:value-type="float">
            <text:p>0.89181477707867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9279638416522" calcext:value-type="float">
            <text:p>0.99279638416522</text:p>
          </table:table-cell>
          <table:table-cell office:value-type="float" office:value="4" calcext:value-type="float">
            <text:p>4</text:p>
          </table:table-cell>
          <table:table-cell office:value-type="float" office:value="0.99279638416522" calcext:value-type="float">
            <text:p>0.992796384165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530505758256525" calcext:value-type="float">
            <text:p>0.530505758256525</text:p>
          </table:table-cell>
          <table:table-cell office:value-type="float" office:value="3" calcext:value-type="float">
            <text:p>3</text:p>
          </table:table-cell>
          <table:table-cell office:value-type="float" office:value="0.222127880073216" calcext:value-type="float">
            <text:p>0.222127880073216</text:p>
          </table:table-cell>
          <table:table-cell office:value-type="float" office:value="47" calcext:value-type="float">
            <text:p>47</text:p>
          </table:table-cell>
          <table:table-cell office:value-type="float" office:value="0.530505758256525" calcext:value-type="float">
            <text:p>0.530505758256525</text:p>
          </table:table-cell>
          <table:table-cell office:value-type="float" office:value="101" calcext:value-type="float">
            <text:p>101</text:p>
          </table:table-cell>
          <table:table-cell office:value-type="float" office:value="0.237916174940564" calcext:value-type="float">
            <text:p>0.23791617494056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914856644814928" calcext:value-type="float">
            <text:p>0.914856644814928</text:p>
          </table:table-cell>
          <table:table-cell office:value-type="float" office:value="1" calcext:value-type="float">
            <text:p>1</text:p>
          </table:table-cell>
          <table:table-cell office:value-type="float" office:value="0.0733358700812682" calcext:value-type="float">
            <text:p>0.073335870081268</text:p>
          </table:table-cell>
          <table:table-cell office:value-type="float" office:value="39" calcext:value-type="float">
            <text:p>39</text:p>
          </table:table-cell>
          <table:table-cell office:value-type="float" office:value="0.914856644814928" calcext:value-type="float">
            <text:p>0.91485664481492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96666287620037" calcext:value-type="float">
            <text:p>0.996666287620037</text:p>
          </table:table-cell>
          <table:table-cell office:value-type="float" office:value="11" calcext:value-type="float">
            <text:p>11</text:p>
          </table:table-cell>
          <table:table-cell office:value-type="float" office:value="0.996666287620037" calcext:value-type="float">
            <text:p>0.996666287620037</text:p>
          </table:table-cell>
          <table:table-cell table:number-columns-repeated="28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tally</text:p>
          </table:table-cell>
          <table:table-cell table:number-columns-repeated="6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Sheet2.$B$5:$Sheet2.$B$11])" office:value-type="float" office:value="7" calcext:value-type="float">
              <text:p>7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Sheet2.$B$13:$Sheet2.$B$13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 Sum</text:p>
            </table:table-cell>
            <table:table-cell table:formula="of:=SUBTOTAL(9;[$Sheet2.$B$15:$Sheet2.$B$18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 Sum</text:p>
            </table:table-cell>
            <table:table-cell table:formula="of:=SUBTOTAL(9;[$Sheet2.$B$20:$Sheet2.$B$21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 Sum</text:p>
            </table:table-cell>
            <table:table-cell table:formula="of:=SUBTOTAL(9;[$Sheet2.$B$23:$Sheet2.$B$23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 Sum</text:p>
            </table:table-cell>
            <table:table-cell table:formula="of:=SUBTOTAL(9;[$Sheet2.$B$25:$Sheet2.$B$2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 Sum</text:p>
            </table:table-cell>
            <table:table-cell table:formula="of:=SUBTOTAL(9;[$Sheet2.$B$27:$Sheet2.$B$28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3" calcext:value-type="float">
                <text:p>13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3 Sum</text:p>
            </table:table-cell>
            <table:table-cell table:formula="of:=SUBTOTAL(9;[$Sheet2.$B$30:$Sheet2.$B$30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4 Sum</text:p>
            </table:table-cell>
            <table:table-cell table:formula="of:=SUBTOTAL(9;[$Sheet2.$B$32:$Sheet2.$B$33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5" calcext:value-type="float">
                <text:p>15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5 Sum</text:p>
            </table:table-cell>
            <table:table-cell table:formula="of:=SUBTOTAL(9;[$Sheet2.$B$35:$Sheet2.$B$3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7" calcext:value-type="float">
                <text:p>17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7 Sum</text:p>
            </table:table-cell>
            <table:table-cell table:formula="of:=SUBTOTAL(9;[$Sheet2.$B$37:$Sheet2.$B$3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3" calcext:value-type="float">
                <text:p>23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3 Sum</text:p>
            </table:table-cell>
            <table:table-cell table:formula="of:=SUBTOTAL(9;[$Sheet2.$B$39:$Sheet2.$B$39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7" calcext:value-type="float">
                <text:p>27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7 Sum</text:p>
            </table:table-cell>
            <table:table-cell table:formula="of:=SUBTOTAL(9;[$Sheet2.$B$41:$Sheet2.$B$41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6" calcext:value-type="float">
                <text:p>36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6 Sum</text:p>
            </table:table-cell>
            <table:table-cell table:formula="of:=SUBTOTAL(9;[$Sheet2.$B$43:$Sheet2.$B$43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4" calcext:value-type="float">
                <text:p>44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4 Sum</text:p>
            </table:table-cell>
            <table:table-cell table:formula="of:=SUBTOTAL(9;[$Sheet2.$B$45:$Sheet2.$B$4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0" calcext:value-type="float">
                <text:p>60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0 Sum</text:p>
            </table:table-cell>
            <table:table-cell table:formula="of:=SUBTOTAL(9;[$Sheet2.$B$47:$Sheet2.$B$4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3" calcext:value-type="float">
                <text:p>73</text:p>
              </table:table-cell>
              <table:table-cell table:style-name="ce3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</table:table-row-group>
        <table:table-row table:style-name="ro1">
          <table:table-cell office:value-type="string" calcext:value-type="string">
            <text:p>73 Sum</text:p>
          </table:table-cell>
          <table:table-cell table:formula="of:=SUBTOTAL(9;[$Sheet2.$B$49:$Sheet2.$B$4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Sheet2.$B$5:$Sheet2.$B$49])" office:value-type="float" office:value="29" calcext:value-type="float">
            <text:p>29</text:p>
          </table:table-cell>
          <table:table-cell table:formula="of:=MEDIAN([.B12:.B50])" office:value-type="float" office:value="1" calcext:value-type="float">
            <text:p>1</text:p>
          </table:table-cell>
          <table:table-cell table:style-name="ce7" table:formula="of:=AVERAGE([.B12:.B50])" office:value-type="float" office:value="1.30769230769231" calcext:value-type="float">
            <text:p>1.3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tally</text:p>
          </table:table-cell>
          <table:table-cell table:number-columns-repeated="6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5"/>
              <table:table-cell office:value-type="string" calcext:value-type="string">
                <text:p>17 Sum</text:p>
              </table:table-cell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5"/>
              <table:table-cell office:value-type="string" calcext:value-type="string">
                <text:p>23 Sum</text:p>
              </table:table-cell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5"/>
              <table:table-cell office:value-type="string" calcext:value-type="string">
                <text:p>27 Sum</text:p>
              </table:table-cell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5"/>
              <table:table-cell office:value-type="string" calcext:value-type="string">
                <text:p>36 Sum</text:p>
              </table:table-cell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5"/>
              <table:table-cell office:value-type="string" calcext:value-type="string">
                <text:p>44 Sum</text:p>
              </table:table-cell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5"/>
              <table:table-cell office:value-type="string" calcext:value-type="string">
                <text:p>60 Sum</text:p>
              </table:table-cell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5"/>
              <table:table-cell office:value-type="string" calcext:value-type="string">
                <text:p>73 Sum</text:p>
              </table:table-cell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Sheet2.$B$55:$Sheet2.$B$70])" office:value-type="float" office:value="16" calcext:value-type="float">
              <text:p>16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Sheet2.$B$72:$Sheet2.$B$74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 Sum</text:p>
            </table:table-cell>
            <table:table-cell table:formula="of:=SUBTOTAL(9;[$Sheet2.$B$76:$Sheet2.$B$86])" office:value-type="float" office:value="11" calcext:value-type="float">
              <text:p>1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 Sum</text:p>
            </table:table-cell>
            <table:table-cell table:formula="of:=SUBTOTAL(9;[$Sheet2.$B$88:$Sheet2.$B$90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 Sum</text:p>
            </table:table-cell>
            <table:table-cell table:formula="of:=SUBTOTAL(9;[$Sheet2.$B$92:$Sheet2.$B$9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 Sum</text:p>
            </table:table-cell>
            <table:table-cell table:formula="of:=SUBTOTAL(9;[$Sheet2.$B$94:$Sheet2.$B$95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 Sum</text:p>
            </table:table-cell>
            <table:table-cell table:formula="of:=SUBTOTAL(9;[$Sheet2.$B$97:$Sheet2.$B$9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 Sum</text:p>
            </table:table-cell>
            <table:table-cell table:formula="of:=SUBTOTAL(9;[$Sheet2.$B$99:$Sheet2.$B$101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0 Sum</text:p>
            </table:table-cell>
            <table:table-cell table:formula="of:=SUBTOTAL(9;[$Sheet2.$B$103:$Sheet2.$B$104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 Sum</text:p>
            </table:table-cell>
            <table:table-cell table:formula="of:=SUBTOTAL(9;[$Sheet2.$B$106:$Sheet2.$B$10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3" calcext:value-type="float">
                <text:p>13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3 Sum</text:p>
            </table:table-cell>
            <table:table-cell table:formula="of:=SUBTOTAL(9;[$Sheet2.$B$108:$Sheet2.$B$10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5" calcext:value-type="float">
                <text:p>15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5" calcext:value-type="float">
                <text:p>15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5" calcext:value-type="float">
                <text:p>15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5 Sum</text:p>
            </table:table-cell>
            <table:table-cell table:formula="of:=SUBTOTAL(9;[$Sheet2.$B$110:$Sheet2.$B$112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0 Sum</text:p>
            </table:table-cell>
            <table:table-cell table:formula="of:=SUBTOTAL(9;[$Sheet2.$B$114:$Sheet2.$B$114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2 Sum</text:p>
            </table:table-cell>
            <table:table-cell table:formula="of:=SUBTOTAL(9;[$Sheet2.$B$116:$Sheet2.$B$11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5 Sum</text:p>
            </table:table-cell>
            <table:table-cell table:formula="of:=SUBTOTAL(9;[$Sheet2.$B$118:$Sheet2.$B$11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0 Sum</text:p>
            </table:table-cell>
            <table:table-cell table:formula="of:=SUBTOTAL(9;[$Sheet2.$B$120:$Sheet2.$B$120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0" calcext:value-type="float">
                <text:p>40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0 Sum</text:p>
            </table:table-cell>
            <table:table-cell table:formula="of:=SUBTOTAL(9;[$Sheet2.$B$122:$Sheet2.$B$12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4" calcext:value-type="float">
                <text:p>44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4 Sum</text:p>
            </table:table-cell>
            <table:table-cell table:formula="of:=SUBTOTAL(9;[$Sheet2.$B$124:$Sheet2.$B$124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6 Sum</text:p>
            </table:table-cell>
            <table:table-cell table:formula="of:=SUBTOTAL(9;[$Sheet2.$B$126:$Sheet2.$B$12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2" calcext:value-type="float">
                <text:p>5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2 Sum</text:p>
            </table:table-cell>
            <table:table-cell table:formula="of:=SUBTOTAL(9;[$Sheet2.$B$128:$Sheet2.$B$12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7" calcext:value-type="float">
                <text:p>57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7 Sum</text:p>
            </table:table-cell>
            <table:table-cell table:formula="of:=SUBTOTAL(9;[$Sheet2.$B$130:$Sheet2.$B$130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2" calcext:value-type="float">
                <text:p>6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2 Sum</text:p>
            </table:table-cell>
            <table:table-cell table:formula="of:=SUBTOTAL(9;[$Sheet2.$B$132:$Sheet2.$B$13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9" calcext:value-type="float">
                <text:p>69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9 Sum</text:p>
            </table:table-cell>
            <table:table-cell table:formula="of:=SUBTOTAL(9;[$Sheet2.$B$134:$Sheet2.$B$134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9" calcext:value-type="float">
                <text:p>79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9 Sum</text:p>
            </table:table-cell>
            <table:table-cell table:formula="of:=SUBTOTAL(9;[$Sheet2.$B$136:$Sheet2.$B$13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5" calcext:value-type="float">
                <text:p>85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5" calcext:value-type="float">
                <text:p>85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5 Sum</text:p>
            </table:table-cell>
            <table:table-cell table:formula="of:=SUBTOTAL(9;[$Sheet2.$B$138:$Sheet2.$B$139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32" calcext:value-type="float">
                <text:p>132</text:p>
              </table:table-cell>
              <table:table-cell table:style-name="ce4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</table:table-row-group>
        <table:table-row table:style-name="ro1">
          <table:table-cell office:value-type="string" calcext:value-type="string">
            <text:p>132 Sum</text:p>
          </table:table-cell>
          <table:table-cell table:formula="of:=SUBTOTAL(9;[$Sheet2.$B$141:$Sheet2.$B$14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Sheet2.$B$55:$Sheet2.$B$141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tally</text:p>
          </table:table-cell>
          <table:table-cell table:number-columns-repeated="6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Sheet2.$B$147:$Sheet2.$B$153])" office:value-type="float" office:value="7" calcext:value-type="float">
              <text:p>7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Sheet2.$B$155:$Sheet2.$B$15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 Sum</text:p>
            </table:table-cell>
            <table:table-cell table:formula="of:=SUBTOTAL(9;[$Sheet2.$B$157:$Sheet2.$B$160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 Sum</text:p>
            </table:table-cell>
            <table:table-cell table:formula="of:=SUBTOTAL(9;[$Sheet2.$B$162:$Sheet2.$B$16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 Sum</text:p>
            </table:table-cell>
            <table:table-cell table:formula="of:=SUBTOTAL(9;[$Sheet2.$B$164:$Sheet2.$B$164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 Sum</text:p>
            </table:table-cell>
            <table:table-cell table:formula="of:=SUBTOTAL(9;[$Sheet2.$B$166:$Sheet2.$B$16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 Sum</text:p>
            </table:table-cell>
            <table:table-cell table:formula="of:=SUBTOTAL(9;[$Sheet2.$B$168:$Sheet2.$B$16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8 Sum</text:p>
            </table:table-cell>
            <table:table-cell table:formula="of:=SUBTOTAL(9;[$Sheet2.$B$170:$Sheet2.$B$170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3" calcext:value-type="float">
                <text:p>23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3 Sum</text:p>
            </table:table-cell>
            <table:table-cell table:formula="of:=SUBTOTAL(9;[$Sheet2.$B$172:$Sheet2.$B$17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5 Sum</text:p>
            </table:table-cell>
            <table:table-cell table:formula="of:=SUBTOTAL(9;[$Sheet2.$B$174:$Sheet2.$B$174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1" calcext:value-type="float">
                <text:p>51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1 Sum</text:p>
            </table:table-cell>
            <table:table-cell table:formula="of:=SUBTOTAL(9;[$Sheet2.$B$176:$Sheet2.$B$17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8" calcext:value-type="float">
                <text:p>68</text:p>
              </table:table-cell>
              <table:table-cell table:style-name="ce5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</table:table-row-group>
        <table:table-row table:style-name="ro1">
          <table:table-cell office:value-type="string" calcext:value-type="string">
            <text:p>68 Sum</text:p>
          </table:table-cell>
          <table:table-cell table:formula="of:=SUBTOTAL(9;[$Sheet2.$B$178:$Sheet2.$B$17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Sheet2.$B$147:$Sheet2.$B$178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tally</text:p>
          </table:table-cell>
          <table:table-cell table:number-columns-repeated="6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Sheet2.$B$183:$Sheet2.$B$228])" office:value-type="float" office:value="46" calcext:value-type="float">
              <text:p>46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Sheet2.$B$230:$Sheet2.$B$257])" office:value-type="float" office:value="28" calcext:value-type="float">
              <text:p>28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 Sum</text:p>
            </table:table-cell>
            <table:table-cell table:formula="of:=SUBTOTAL(9;[$Sheet2.$B$259:$Sheet2.$B$300])" office:value-type="float" office:value="42" calcext:value-type="float">
              <text:p>4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 Sum</text:p>
            </table:table-cell>
            <table:table-cell table:formula="of:=SUBTOTAL(9;[$Sheet2.$B$302:$Sheet2.$B$323])" office:value-type="float" office:value="22" calcext:value-type="float">
              <text:p>2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 Sum</text:p>
            </table:table-cell>
            <table:table-cell table:formula="of:=SUBTOTAL(9;[$Sheet2.$B$325:$Sheet2.$B$343])" office:value-type="float" office:value="19" calcext:value-type="float">
              <text:p>19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 Sum</text:p>
            </table:table-cell>
            <table:table-cell table:formula="of:=SUBTOTAL(9;[$Sheet2.$B$345:$Sheet2.$B$364])" office:value-type="float" office:value="20" calcext:value-type="float">
              <text:p>20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 Sum</text:p>
            </table:table-cell>
            <table:table-cell table:formula="of:=SUBTOTAL(9;[$Sheet2.$B$366:$Sheet2.$B$379])" office:value-type="float" office:value="14" calcext:value-type="float">
              <text:p>1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 Sum</text:p>
            </table:table-cell>
            <table:table-cell table:formula="of:=SUBTOTAL(9;[$Sheet2.$B$381:$Sheet2.$B$390])" office:value-type="float" office:value="10" calcext:value-type="float">
              <text:p>10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 Sum</text:p>
            </table:table-cell>
            <table:table-cell table:formula="of:=SUBTOTAL(9;[$Sheet2.$B$392:$Sheet2.$B$404])" office:value-type="float" office:value="13" calcext:value-type="float">
              <text:p>1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 Sum</text:p>
            </table:table-cell>
            <table:table-cell table:formula="of:=SUBTOTAL(9;[$Sheet2.$B$406:$Sheet2.$B$416])" office:value-type="float" office:value="11" calcext:value-type="float">
              <text:p>1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0 Sum</text:p>
            </table:table-cell>
            <table:table-cell table:formula="of:=SUBTOTAL(9;[$Sheet2.$B$418:$Sheet2.$B$423])" office:value-type="float" office:value="6" calcext:value-type="float">
              <text:p>6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1" calcext:value-type="float">
                <text:p>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 Sum</text:p>
            </table:table-cell>
            <table:table-cell table:formula="of:=SUBTOTAL(9;[$Sheet2.$B$425:$Sheet2.$B$431])" office:value-type="float" office:value="7" calcext:value-type="float">
              <text:p>7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 Sum</text:p>
            </table:table-cell>
            <table:table-cell table:formula="of:=SUBTOTAL(9;[$Sheet2.$B$433:$Sheet2.$B$441])" office:value-type="float" office:value="9" calcext:value-type="float">
              <text:p>9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3" calcext:value-type="float">
                <text:p>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3" calcext:value-type="float">
                <text:p>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3" calcext:value-type="float">
                <text:p>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3" calcext:value-type="float">
                <text:p>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3 Sum</text:p>
            </table:table-cell>
            <table:table-cell table:formula="of:=SUBTOTAL(9;[$Sheet2.$B$443:$Sheet2.$B$446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4" calcext:value-type="float">
                <text:p>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4 Sum</text:p>
            </table:table-cell>
            <table:table-cell table:formula="of:=SUBTOTAL(9;[$Sheet2.$B$448:$Sheet2.$B$454])" office:value-type="float" office:value="7" calcext:value-type="float">
              <text:p>7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5" calcext:value-type="float">
                <text:p>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5" calcext:value-type="float">
                <text:p>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5" calcext:value-type="float">
                <text:p>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5 Sum</text:p>
            </table:table-cell>
            <table:table-cell table:formula="of:=SUBTOTAL(9;[$Sheet2.$B$456:$Sheet2.$B$458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6 Sum</text:p>
            </table:table-cell>
            <table:table-cell table:formula="of:=SUBTOTAL(9;[$Sheet2.$B$460:$Sheet2.$B$471])" office:value-type="float" office:value="12" calcext:value-type="float">
              <text:p>1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7" calcext:value-type="float">
                <text:p>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7" calcext:value-type="float">
                <text:p>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7" calcext:value-type="float">
                <text:p>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7" calcext:value-type="float">
                <text:p>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7" calcext:value-type="float">
                <text:p>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7" calcext:value-type="float">
                <text:p>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7 Sum</text:p>
            </table:table-cell>
            <table:table-cell table:formula="of:=SUBTOTAL(9;[$Sheet2.$B$473:$Sheet2.$B$478])" office:value-type="float" office:value="6" calcext:value-type="float">
              <text:p>6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8" calcext:value-type="float">
                <text:p>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8 Sum</text:p>
            </table:table-cell>
            <table:table-cell table:formula="of:=SUBTOTAL(9;[$Sheet2.$B$480:$Sheet2.$B$489])" office:value-type="float" office:value="10" calcext:value-type="float">
              <text:p>10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9" calcext:value-type="float">
                <text:p>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9 Sum</text:p>
            </table:table-cell>
            <table:table-cell table:formula="of:=SUBTOTAL(9;[$Sheet2.$B$491:$Sheet2.$B$500])" office:value-type="float" office:value="10" calcext:value-type="float">
              <text:p>10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0 Sum</text:p>
            </table:table-cell>
            <table:table-cell table:formula="of:=SUBTOTAL(9;[$Sheet2.$B$502:$Sheet2.$B$509])" office:value-type="float" office:value="8" calcext:value-type="float">
              <text:p>8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1" calcext:value-type="float">
                <text:p>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1" calcext:value-type="float">
                <text:p>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1" calcext:value-type="float">
                <text:p>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1" calcext:value-type="float">
                <text:p>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1" calcext:value-type="float">
                <text:p>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1 Sum</text:p>
            </table:table-cell>
            <table:table-cell table:formula="of:=SUBTOTAL(9;[$Sheet2.$B$511:$Sheet2.$B$515])" office:value-type="float" office:value="5" calcext:value-type="float">
              <text:p>5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2" calcext:value-type="float">
                <text:p>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2 Sum</text:p>
            </table:table-cell>
            <table:table-cell table:formula="of:=SUBTOTAL(9;[$Sheet2.$B$517:$Sheet2.$B$525])" office:value-type="float" office:value="9" calcext:value-type="float">
              <text:p>9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3" calcext:value-type="float">
                <text:p>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3" calcext:value-type="float">
                <text:p>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3" calcext:value-type="float">
                <text:p>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3 Sum</text:p>
            </table:table-cell>
            <table:table-cell table:formula="of:=SUBTOTAL(9;[$Sheet2.$B$527:$Sheet2.$B$529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4" calcext:value-type="float">
                <text:p>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4" calcext:value-type="float">
                <text:p>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4" calcext:value-type="float">
                <text:p>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4" calcext:value-type="float">
                <text:p>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4 Sum</text:p>
            </table:table-cell>
            <table:table-cell table:formula="of:=SUBTOTAL(9;[$Sheet2.$B$531:$Sheet2.$B$534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5" calcext:value-type="float">
                <text:p>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5 Sum</text:p>
            </table:table-cell>
            <table:table-cell table:formula="of:=SUBTOTAL(9;[$Sheet2.$B$536:$Sheet2.$B$545])" office:value-type="float" office:value="10" calcext:value-type="float">
              <text:p>10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6" calcext:value-type="float">
                <text:p>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6 Sum</text:p>
            </table:table-cell>
            <table:table-cell table:formula="of:=SUBTOTAL(9;[$Sheet2.$B$547:$Sheet2.$B$554])" office:value-type="float" office:value="8" calcext:value-type="float">
              <text:p>8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7" calcext:value-type="float">
                <text:p>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7" calcext:value-type="float">
                <text:p>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7" calcext:value-type="float">
                <text:p>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7" calcext:value-type="float">
                <text:p>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7" calcext:value-type="float">
                <text:p>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7" calcext:value-type="float">
                <text:p>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7 Sum</text:p>
            </table:table-cell>
            <table:table-cell table:formula="of:=SUBTOTAL(9;[$Sheet2.$B$556:$Sheet2.$B$561])" office:value-type="float" office:value="6" calcext:value-type="float">
              <text:p>6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8" calcext:value-type="float">
                <text:p>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8" calcext:value-type="float">
                <text:p>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8 Sum</text:p>
            </table:table-cell>
            <table:table-cell table:formula="of:=SUBTOTAL(9;[$Sheet2.$B$563:$Sheet2.$B$564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29" calcext:value-type="float">
                <text:p>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9" calcext:value-type="float">
                <text:p>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9 Sum</text:p>
            </table:table-cell>
            <table:table-cell table:formula="of:=SUBTOTAL(9;[$Sheet2.$B$566:$Sheet2.$B$567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0" calcext:value-type="float">
                <text:p>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0 Sum</text:p>
            </table:table-cell>
            <table:table-cell table:formula="of:=SUBTOTAL(9;[$Sheet2.$B$569:$Sheet2.$B$575])" office:value-type="float" office:value="7" calcext:value-type="float">
              <text:p>7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1" calcext:value-type="float">
                <text:p>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1 Sum</text:p>
            </table:table-cell>
            <table:table-cell table:formula="of:=SUBTOTAL(9;[$Sheet2.$B$577:$Sheet2.$B$586])" office:value-type="float" office:value="10" calcext:value-type="float">
              <text:p>10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2" calcext:value-type="float">
                <text:p>3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2" calcext:value-type="float">
                <text:p>3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2" calcext:value-type="float">
                <text:p>3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2 Sum</text:p>
            </table:table-cell>
            <table:table-cell table:formula="of:=SUBTOTAL(9;[$Sheet2.$B$588:$Sheet2.$B$590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3" calcext:value-type="float">
                <text:p>3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3" calcext:value-type="float">
                <text:p>3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3" calcext:value-type="float">
                <text:p>3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3 Sum</text:p>
            </table:table-cell>
            <table:table-cell table:formula="of:=SUBTOTAL(9;[$Sheet2.$B$592:$Sheet2.$B$594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4" calcext:value-type="float">
                <text:p>3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4" calcext:value-type="float">
                <text:p>3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4" calcext:value-type="float">
                <text:p>3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4" calcext:value-type="float">
                <text:p>3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4" calcext:value-type="float">
                <text:p>3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4 Sum</text:p>
            </table:table-cell>
            <table:table-cell table:formula="of:=SUBTOTAL(9;[$Sheet2.$B$596:$Sheet2.$B$600])" office:value-type="float" office:value="5" calcext:value-type="float">
              <text:p>5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5" calcext:value-type="float">
                <text:p>3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5" calcext:value-type="float">
                <text:p>3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5" calcext:value-type="float">
                <text:p>3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5" calcext:value-type="float">
                <text:p>3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5" calcext:value-type="float">
                <text:p>3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5 Sum</text:p>
            </table:table-cell>
            <table:table-cell table:formula="of:=SUBTOTAL(9;[$Sheet2.$B$602:$Sheet2.$B$606])" office:value-type="float" office:value="5" calcext:value-type="float">
              <text:p>5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6" calcext:value-type="float">
                <text:p>3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6" calcext:value-type="float">
                <text:p>3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6" calcext:value-type="float">
                <text:p>3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6" calcext:value-type="float">
                <text:p>3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6 Sum</text:p>
            </table:table-cell>
            <table:table-cell table:formula="of:=SUBTOTAL(9;[$Sheet2.$B$608:$Sheet2.$B$611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7" calcext:value-type="float">
                <text:p>3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7 Sum</text:p>
            </table:table-cell>
            <table:table-cell table:formula="of:=SUBTOTAL(9;[$Sheet2.$B$613:$Sheet2.$B$613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8" calcext:value-type="float">
                <text:p>3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8" calcext:value-type="float">
                <text:p>3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8 Sum</text:p>
            </table:table-cell>
            <table:table-cell table:formula="of:=SUBTOTAL(9;[$Sheet2.$B$615:$Sheet2.$B$616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39" calcext:value-type="float">
                <text:p>3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9" calcext:value-type="float">
                <text:p>3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9 Sum</text:p>
            </table:table-cell>
            <table:table-cell table:formula="of:=SUBTOTAL(9;[$Sheet2.$B$618:$Sheet2.$B$619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0" calcext:value-type="float">
                <text:p>4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0 Sum</text:p>
            </table:table-cell>
            <table:table-cell table:formula="of:=SUBTOTAL(9;[$Sheet2.$B$621:$Sheet2.$B$621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1" calcext:value-type="float">
                <text:p>4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1" calcext:value-type="float">
                <text:p>4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1 Sum</text:p>
            </table:table-cell>
            <table:table-cell table:formula="of:=SUBTOTAL(9;[$Sheet2.$B$623:$Sheet2.$B$624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2" calcext:value-type="float">
                <text:p>4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2" calcext:value-type="float">
                <text:p>4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2" calcext:value-type="float">
                <text:p>4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2 Sum</text:p>
            </table:table-cell>
            <table:table-cell table:formula="of:=SUBTOTAL(9;[$Sheet2.$B$626:$Sheet2.$B$628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3" calcext:value-type="float">
                <text:p>4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3" calcext:value-type="float">
                <text:p>4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3" calcext:value-type="float">
                <text:p>4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3" calcext:value-type="float">
                <text:p>4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3 Sum</text:p>
            </table:table-cell>
            <table:table-cell table:formula="of:=SUBTOTAL(9;[$Sheet2.$B$630:$Sheet2.$B$633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4" calcext:value-type="float">
                <text:p>4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4" calcext:value-type="float">
                <text:p>4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4" calcext:value-type="float">
                <text:p>4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4" calcext:value-type="float">
                <text:p>4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4" calcext:value-type="float">
                <text:p>4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4 Sum</text:p>
            </table:table-cell>
            <table:table-cell table:formula="of:=SUBTOTAL(9;[$Sheet2.$B$635:$Sheet2.$B$639])" office:value-type="float" office:value="5" calcext:value-type="float">
              <text:p>5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5" calcext:value-type="float">
                <text:p>4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5" calcext:value-type="float">
                <text:p>4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5" calcext:value-type="float">
                <text:p>4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5 Sum</text:p>
            </table:table-cell>
            <table:table-cell table:formula="of:=SUBTOTAL(9;[$Sheet2.$B$641:$Sheet2.$B$643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6" calcext:value-type="float">
                <text:p>4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6 Sum</text:p>
            </table:table-cell>
            <table:table-cell table:formula="of:=SUBTOTAL(9;[$Sheet2.$B$645:$Sheet2.$B$651])" office:value-type="float" office:value="7" calcext:value-type="float">
              <text:p>7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7" calcext:value-type="float">
                <text:p>4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7" calcext:value-type="float">
                <text:p>4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7" calcext:value-type="float">
                <text:p>4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7" calcext:value-type="float">
                <text:p>4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7" calcext:value-type="float">
                <text:p>4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7" calcext:value-type="float">
                <text:p>4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7 Sum</text:p>
            </table:table-cell>
            <table:table-cell table:formula="of:=SUBTOTAL(9;[$Sheet2.$B$653:$Sheet2.$B$658])" office:value-type="float" office:value="6" calcext:value-type="float">
              <text:p>6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8" calcext:value-type="float">
                <text:p>4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8" calcext:value-type="float">
                <text:p>4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8" calcext:value-type="float">
                <text:p>4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8 Sum</text:p>
            </table:table-cell>
            <table:table-cell table:formula="of:=SUBTOTAL(9;[$Sheet2.$B$660:$Sheet2.$B$662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49" calcext:value-type="float">
                <text:p>4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9" calcext:value-type="float">
                <text:p>4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49 Sum</text:p>
            </table:table-cell>
            <table:table-cell table:formula="of:=SUBTOTAL(9;[$Sheet2.$B$664:$Sheet2.$B$665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0" calcext:value-type="float">
                <text:p>5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0" calcext:value-type="float">
                <text:p>5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0 Sum</text:p>
            </table:table-cell>
            <table:table-cell table:formula="of:=SUBTOTAL(9;[$Sheet2.$B$667:$Sheet2.$B$668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1" calcext:value-type="float">
                <text:p>5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1" calcext:value-type="float">
                <text:p>5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1" calcext:value-type="float">
                <text:p>5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1 Sum</text:p>
            </table:table-cell>
            <table:table-cell table:formula="of:=SUBTOTAL(9;[$Sheet2.$B$670:$Sheet2.$B$672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2" calcext:value-type="float">
                <text:p>5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2" calcext:value-type="float">
                <text:p>5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2" calcext:value-type="float">
                <text:p>5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2 Sum</text:p>
            </table:table-cell>
            <table:table-cell table:formula="of:=SUBTOTAL(9;[$Sheet2.$B$674:$Sheet2.$B$676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3" calcext:value-type="float">
                <text:p>5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3 Sum</text:p>
            </table:table-cell>
            <table:table-cell table:formula="of:=SUBTOTAL(9;[$Sheet2.$B$678:$Sheet2.$B$67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4" calcext:value-type="float">
                <text:p>5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4" calcext:value-type="float">
                <text:p>5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4" calcext:value-type="float">
                <text:p>5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4" calcext:value-type="float">
                <text:p>5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4" calcext:value-type="float">
                <text:p>5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4" calcext:value-type="float">
                <text:p>5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4" calcext:value-type="float">
                <text:p>5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4 Sum</text:p>
            </table:table-cell>
            <table:table-cell table:formula="of:=SUBTOTAL(9;[$Sheet2.$B$680:$Sheet2.$B$686])" office:value-type="float" office:value="7" calcext:value-type="float">
              <text:p>7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5" calcext:value-type="float">
                <text:p>5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5" calcext:value-type="float">
                <text:p>5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5 Sum</text:p>
            </table:table-cell>
            <table:table-cell table:formula="of:=SUBTOTAL(9;[$Sheet2.$B$688:$Sheet2.$B$689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6" calcext:value-type="float">
                <text:p>5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6" calcext:value-type="float">
                <text:p>5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6 Sum</text:p>
            </table:table-cell>
            <table:table-cell table:formula="of:=SUBTOTAL(9;[$Sheet2.$B$691:$Sheet2.$B$692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7" calcext:value-type="float">
                <text:p>5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7" calcext:value-type="float">
                <text:p>5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7 Sum</text:p>
            </table:table-cell>
            <table:table-cell table:formula="of:=SUBTOTAL(9;[$Sheet2.$B$694:$Sheet2.$B$695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59" calcext:value-type="float">
                <text:p>5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59" calcext:value-type="float">
                <text:p>5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59 Sum</text:p>
            </table:table-cell>
            <table:table-cell table:formula="of:=SUBTOTAL(9;[$Sheet2.$B$697:$Sheet2.$B$698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0" calcext:value-type="float">
                <text:p>6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0 Sum</text:p>
            </table:table-cell>
            <table:table-cell table:formula="of:=SUBTOTAL(9;[$Sheet2.$B$700:$Sheet2.$B$700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1" calcext:value-type="float">
                <text:p>6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1 Sum</text:p>
            </table:table-cell>
            <table:table-cell table:formula="of:=SUBTOTAL(9;[$Sheet2.$B$702:$Sheet2.$B$70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2" calcext:value-type="float">
                <text:p>6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2" calcext:value-type="float">
                <text:p>6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2" calcext:value-type="float">
                <text:p>6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2 Sum</text:p>
            </table:table-cell>
            <table:table-cell table:formula="of:=SUBTOTAL(9;[$Sheet2.$B$704:$Sheet2.$B$706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3" calcext:value-type="float">
                <text:p>6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3 Sum</text:p>
            </table:table-cell>
            <table:table-cell table:formula="of:=SUBTOTAL(9;[$Sheet2.$B$708:$Sheet2.$B$70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4" calcext:value-type="float">
                <text:p>6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4" calcext:value-type="float">
                <text:p>6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4" calcext:value-type="float">
                <text:p>6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4" calcext:value-type="float">
                <text:p>6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4 Sum</text:p>
            </table:table-cell>
            <table:table-cell table:formula="of:=SUBTOTAL(9;[$Sheet2.$B$710:$Sheet2.$B$713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5" calcext:value-type="float">
                <text:p>6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5" calcext:value-type="float">
                <text:p>6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5 Sum</text:p>
            </table:table-cell>
            <table:table-cell table:formula="of:=SUBTOTAL(9;[$Sheet2.$B$715:$Sheet2.$B$716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6" calcext:value-type="float">
                <text:p>6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6 Sum</text:p>
            </table:table-cell>
            <table:table-cell table:formula="of:=SUBTOTAL(9;[$Sheet2.$B$718:$Sheet2.$B$71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8" calcext:value-type="float">
                <text:p>6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8" calcext:value-type="float">
                <text:p>6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8" calcext:value-type="float">
                <text:p>6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68" calcext:value-type="float">
                <text:p>6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8 Sum</text:p>
            </table:table-cell>
            <table:table-cell table:formula="of:=SUBTOTAL(9;[$Sheet2.$B$720:$Sheet2.$B$723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69" calcext:value-type="float">
                <text:p>6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69 Sum</text:p>
            </table:table-cell>
            <table:table-cell table:formula="of:=SUBTOTAL(9;[$Sheet2.$B$725:$Sheet2.$B$72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0" calcext:value-type="float">
                <text:p>7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0 Sum</text:p>
            </table:table-cell>
            <table:table-cell table:formula="of:=SUBTOTAL(9;[$Sheet2.$B$727:$Sheet2.$B$72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1" calcext:value-type="float">
                <text:p>7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1" calcext:value-type="float">
                <text:p>7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1" calcext:value-type="float">
                <text:p>7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1 Sum</text:p>
            </table:table-cell>
            <table:table-cell table:formula="of:=SUBTOTAL(9;[$Sheet2.$B$729:$Sheet2.$B$731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2" calcext:value-type="float">
                <text:p>7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2" calcext:value-type="float">
                <text:p>7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2" calcext:value-type="float">
                <text:p>7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2 Sum</text:p>
            </table:table-cell>
            <table:table-cell table:formula="of:=SUBTOTAL(9;[$Sheet2.$B$733:$Sheet2.$B$735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3" calcext:value-type="float">
                <text:p>7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3" calcext:value-type="float">
                <text:p>7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3" calcext:value-type="float">
                <text:p>7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3" calcext:value-type="float">
                <text:p>7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3" calcext:value-type="float">
                <text:p>7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3 Sum</text:p>
            </table:table-cell>
            <table:table-cell table:formula="of:=SUBTOTAL(9;[$Sheet2.$B$737:$Sheet2.$B$741])" office:value-type="float" office:value="5" calcext:value-type="float">
              <text:p>5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4" calcext:value-type="float">
                <text:p>7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4 Sum</text:p>
            </table:table-cell>
            <table:table-cell table:formula="of:=SUBTOTAL(9;[$Sheet2.$B$743:$Sheet2.$B$743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5" calcext:value-type="float">
                <text:p>7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5 Sum</text:p>
            </table:table-cell>
            <table:table-cell table:formula="of:=SUBTOTAL(9;[$Sheet2.$B$745:$Sheet2.$B$74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7" calcext:value-type="float">
                <text:p>7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7 Sum</text:p>
            </table:table-cell>
            <table:table-cell table:formula="of:=SUBTOTAL(9;[$Sheet2.$B$747:$Sheet2.$B$74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78" calcext:value-type="float">
                <text:p>7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8" calcext:value-type="float">
                <text:p>7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78" calcext:value-type="float">
                <text:p>7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78 Sum</text:p>
            </table:table-cell>
            <table:table-cell table:formula="of:=SUBTOTAL(9;[$Sheet2.$B$749:$Sheet2.$B$751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0" calcext:value-type="float">
                <text:p>8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0" calcext:value-type="float">
                <text:p>8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0" calcext:value-type="float">
                <text:p>8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0 Sum</text:p>
            </table:table-cell>
            <table:table-cell table:formula="of:=SUBTOTAL(9;[$Sheet2.$B$753:$Sheet2.$B$755])" office:value-type="float" office:value="3" calcext:value-type="float">
              <text:p>3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1" calcext:value-type="float">
                <text:p>8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1" calcext:value-type="float">
                <text:p>8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1" calcext:value-type="float">
                <text:p>8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1" calcext:value-type="float">
                <text:p>8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1 Sum</text:p>
            </table:table-cell>
            <table:table-cell table:formula="of:=SUBTOTAL(9;[$Sheet2.$B$757:$Sheet2.$B$760])" office:value-type="float" office:value="4" calcext:value-type="float">
              <text:p>4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2" calcext:value-type="float">
                <text:p>8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2 Sum</text:p>
            </table:table-cell>
            <table:table-cell table:formula="of:=SUBTOTAL(9;[$Sheet2.$B$762:$Sheet2.$B$76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3" calcext:value-type="float">
                <text:p>8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3 Sum</text:p>
            </table:table-cell>
            <table:table-cell table:formula="of:=SUBTOTAL(9;[$Sheet2.$B$764:$Sheet2.$B$764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4" calcext:value-type="float">
                <text:p>8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4 Sum</text:p>
            </table:table-cell>
            <table:table-cell table:formula="of:=SUBTOTAL(9;[$Sheet2.$B$766:$Sheet2.$B$76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5" calcext:value-type="float">
                <text:p>8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5 Sum</text:p>
            </table:table-cell>
            <table:table-cell table:formula="of:=SUBTOTAL(9;[$Sheet2.$B$768:$Sheet2.$B$76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8" calcext:value-type="float">
                <text:p>8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8 Sum</text:p>
            </table:table-cell>
            <table:table-cell table:formula="of:=SUBTOTAL(9;[$Sheet2.$B$770:$Sheet2.$B$770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89" calcext:value-type="float">
                <text:p>8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89" calcext:value-type="float">
                <text:p>8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89 Sum</text:p>
            </table:table-cell>
            <table:table-cell table:formula="of:=SUBTOTAL(9;[$Sheet2.$B$772:$Sheet2.$B$773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0" calcext:value-type="float">
                <text:p>9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0 Sum</text:p>
            </table:table-cell>
            <table:table-cell table:formula="of:=SUBTOTAL(9;[$Sheet2.$B$775:$Sheet2.$B$77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1" calcext:value-type="float">
                <text:p>9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1 Sum</text:p>
            </table:table-cell>
            <table:table-cell table:formula="of:=SUBTOTAL(9;[$Sheet2.$B$777:$Sheet2.$B$77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2" calcext:value-type="float">
                <text:p>9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2 Sum</text:p>
            </table:table-cell>
            <table:table-cell table:formula="of:=SUBTOTAL(9;[$Sheet2.$B$779:$Sheet2.$B$779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5" calcext:value-type="float">
                <text:p>9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95" calcext:value-type="float">
                <text:p>9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5 Sum</text:p>
            </table:table-cell>
            <table:table-cell table:formula="of:=SUBTOTAL(9;[$Sheet2.$B$781:$Sheet2.$B$782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6" calcext:value-type="float">
                <text:p>9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6 Sum</text:p>
            </table:table-cell>
            <table:table-cell table:formula="of:=SUBTOTAL(9;[$Sheet2.$B$784:$Sheet2.$B$784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7" calcext:value-type="float">
                <text:p>9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7 Sum</text:p>
            </table:table-cell>
            <table:table-cell table:formula="of:=SUBTOTAL(9;[$Sheet2.$B$786:$Sheet2.$B$786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99" calcext:value-type="float">
                <text:p>9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99 Sum</text:p>
            </table:table-cell>
            <table:table-cell table:formula="of:=SUBTOTAL(9;[$Sheet2.$B$788:$Sheet2.$B$78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00" calcext:value-type="float">
                <text:p>10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00" calcext:value-type="float">
                <text:p>10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00 Sum</text:p>
            </table:table-cell>
            <table:table-cell table:formula="of:=SUBTOTAL(9;[$Sheet2.$B$790:$Sheet2.$B$791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02" calcext:value-type="float">
                <text:p>1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02 Sum</text:p>
            </table:table-cell>
            <table:table-cell table:formula="of:=SUBTOTAL(9;[$Sheet2.$B$793:$Sheet2.$B$793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04" calcext:value-type="float">
                <text:p>10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04 Sum</text:p>
            </table:table-cell>
            <table:table-cell table:formula="of:=SUBTOTAL(9;[$Sheet2.$B$795:$Sheet2.$B$79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2" calcext:value-type="float">
                <text:p>1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2 Sum</text:p>
            </table:table-cell>
            <table:table-cell table:formula="of:=SUBTOTAL(9;[$Sheet2.$B$797:$Sheet2.$B$79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3" calcext:value-type="float">
                <text:p>1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3 Sum</text:p>
            </table:table-cell>
            <table:table-cell table:formula="of:=SUBTOTAL(9;[$Sheet2.$B$799:$Sheet2.$B$799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6" calcext:value-type="float">
                <text:p>1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6 Sum</text:p>
            </table:table-cell>
            <table:table-cell table:formula="of:=SUBTOTAL(9;[$Sheet2.$B$801:$Sheet2.$B$801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7" calcext:value-type="float">
                <text:p>1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7 Sum</text:p>
            </table:table-cell>
            <table:table-cell table:formula="of:=SUBTOTAL(9;[$Sheet2.$B$803:$Sheet2.$B$803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8" calcext:value-type="float">
                <text:p>1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8 Sum</text:p>
            </table:table-cell>
            <table:table-cell table:formula="of:=SUBTOTAL(9;[$Sheet2.$B$805:$Sheet2.$B$805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19" calcext:value-type="float">
                <text:p>1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19 Sum</text:p>
            </table:table-cell>
            <table:table-cell table:formula="of:=SUBTOTAL(9;[$Sheet2.$B$807:$Sheet2.$B$80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1" calcext:value-type="float">
                <text:p>1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1" calcext:value-type="float">
                <text:p>1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1 Sum</text:p>
            </table:table-cell>
            <table:table-cell table:formula="of:=SUBTOTAL(9;[$Sheet2.$B$809:$Sheet2.$B$810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3" calcext:value-type="float">
                <text:p>1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3" calcext:value-type="float">
                <text:p>1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3 Sum</text:p>
            </table:table-cell>
            <table:table-cell table:formula="of:=SUBTOTAL(9;[$Sheet2.$B$812:$Sheet2.$B$813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4" calcext:value-type="float">
                <text:p>1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24" calcext:value-type="float">
                <text:p>1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4 Sum</text:p>
            </table:table-cell>
            <table:table-cell table:formula="of:=SUBTOTAL(9;[$Sheet2.$B$815:$Sheet2.$B$816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5" calcext:value-type="float">
                <text:p>1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5 Sum</text:p>
            </table:table-cell>
            <table:table-cell table:formula="of:=SUBTOTAL(9;[$Sheet2.$B$818:$Sheet2.$B$818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7" calcext:value-type="float">
                <text:p>1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7 Sum</text:p>
            </table:table-cell>
            <table:table-cell table:formula="of:=SUBTOTAL(9;[$Sheet2.$B$820:$Sheet2.$B$820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29" calcext:value-type="float">
                <text:p>1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29 Sum</text:p>
            </table:table-cell>
            <table:table-cell table:formula="of:=SUBTOTAL(9;[$Sheet2.$B$822:$Sheet2.$B$822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36" calcext:value-type="float">
                <text:p>13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36" calcext:value-type="float">
                <text:p>13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36 Sum</text:p>
            </table:table-cell>
            <table:table-cell table:formula="of:=SUBTOTAL(9;[$Sheet2.$B$824:$Sheet2.$B$825])" office:value-type="float" office:value="2" calcext:value-type="float">
              <text:p>2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43" calcext:value-type="float">
                <text:p>14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43 Sum</text:p>
            </table:table-cell>
            <table:table-cell table:formula="of:=SUBTOTAL(9;[$Sheet2.$B$827:$Sheet2.$B$827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45" calcext:value-type="float">
                <text:p>14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45 Sum</text:p>
            </table:table-cell>
            <table:table-cell table:formula="of:=SUBTOTAL(9;[$Sheet2.$B$829:$Sheet2.$B$829])" office:value-type="float" office:value="1" calcext:value-type="float">
              <text:p>1</text:p>
            </table:table-cell>
            <table:table-cell table:number-columns-repeated="6"/>
          </table:table-row>
          <table:table-row-group table:display="false">
            <table:table-row table:style-name="ro1" table:visibility="collapse">
              <table:table-cell office:value-type="float" office:value="147" calcext:value-type="float">
                <text:p>14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</table:table-row-group>
        <table:table-row table:style-name="ro1">
          <table:table-cell office:value-type="string" calcext:value-type="string">
            <text:p>147 Sum</text:p>
          </table:table-cell>
          <table:table-cell table:formula="of:=SUBTOTAL(9;[$Sheet2.$B$831:$Sheet2.$B$83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Sheet2.$B$183:$Sheet2.$B$831])" office:value-type="float" office:value="540" calcext:value-type="float">
            <text:p>540</text:p>
          </table:table-cell>
          <table:table-cell table:number-columns-repeated="6"/>
        </table:table-row>
        <calcext:conditional-formats>
          <calcext:conditional-format calcext:target-range-address="Sheet2.B12:Sheet2.B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B71:Sheet2.B14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B154:Sheet2.B17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B229:Sheet2.B83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Class9</text:p>
          </table:table-cell>
          <table:table-cell table:style-name="ce2" office:value-type="string" calcext:value-type="string">
            <text:p>Class5</text:p>
          </table:table-cell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No Class</text:p>
          </table:table-cell>
          <table:table-cell table:number-columns-repeated="2"/>
        </table:table-row>
        <table:table-row table:style-name="ro1">
          <table:table-cell table:number-columns-repeated="3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table:style-name="ce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 table:style-name="ce1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9"/>
          <table:table-cell table:style-name="ce1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2" table:style-name="ce10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6" calcext:value-type="float">
            <text:p>6</text:p>
          </table:table-cell>
          <table:table-cell table:style-name="ce9"/>
          <table:table-cell table:style-name="ce15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8" calcext:value-type="float">
            <text:p>8</text:p>
          </table:table-cell>
          <table:table-cell table:style-name="ce9"/>
          <table:table-cell table:style-name="ce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10" calcext:value-type="float">
            <text:p>10</text:p>
          </table:table-cell>
          <table:table-cell table:style-name="ce9"/>
          <table:table-cell table:style-name="ce15" office:value-type="float" office:value="10" calcext:value-type="float">
            <text:p>10</text:p>
          </table:table-cell>
          <table:table-cell/>
          <table:table-cell office:value-type="string" calcext:value-type="string">
            <text:p>Even if you can’t learn to target your particular topic based on a labeled dataset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9" table:number-columns-repeated="2"/>
          <table:table-cell table:style-name="ce15" office:value-type="float" office:value="11" calcext:value-type="float">
            <text:p>11</text:p>
          </table:table-cell>
          <table:table-cell/>
          <table:table-cell office:value-type="string" calcext:value-type="string">
            <text:p>you could learn negative examples and negate your dataset of those examples.</text:p>
          </table:table-cell>
        </table:table-row>
        <table:table-row table:style-name="ro1">
          <table:table-cell table:number-columns-repeated="3" table:style-name="ce8" office:value-type="float" office:value="12" calcext:value-type="float">
            <text:p>12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table:style-name="ce10" office:value-type="float" office:value="13" calcext:value-type="float">
            <text:p>13</text:p>
          </table:table-cell>
          <table:table-cell table:style-name="ce9"/>
          <table:table-cell table:style-name="ce16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9" table:number-columns-repeated="2"/>
          <table:table-cell table:style-name="ce15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table:style-name="ce10" office:value-type="float" office:value="15" calcext:value-type="float">
            <text:p>15</text:p>
          </table:table-cell>
          <table:table-cell table:style-name="ce9"/>
          <table:table-cell table:style-name="ce16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9" table:number-columns-repeated="2"/>
          <table:table-cell table:style-name="ce15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 table:style-name="ce12" office:value-type="float" office:value="18" calcext:value-type="float">
            <text:p>18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20" calcext:value-type="float">
            <text:p>20</text:p>
          </table:table-cell>
          <table:table-cell table:style-name="ce9"/>
          <table:table-cell table:style-name="ce1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22" calcext:value-type="float">
            <text:p>22</text:p>
          </table:table-cell>
          <table:table-cell table:style-name="ce9"/>
          <table:table-cell table:style-name="ce1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9"/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2" table:style-name="ce10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9" table:number-columns-repeated="2"/>
          <table:table-cell table:style-name="ce19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30" calcext:value-type="float">
            <text:p>30</text:p>
          </table:table-cell>
          <table:table-cell/>
          <table:table-cell table:style-name="ce1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9" table:number-columns-repeated="2"/>
          <table:table-cell table:style-name="ce15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40" calcext:value-type="float">
            <text:p>40</text:p>
          </table:table-cell>
          <table:table-cell table:style-name="ce9"/>
          <table:table-cell table:style-name="ce1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table:style-name="ce10" office:value-type="float" office:value="44" calcext:value-type="float">
            <text:p>44</text:p>
          </table:table-cell>
          <table:table-cell table:style-name="ce9"/>
          <table:table-cell table:style-name="ce16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46" calcext:value-type="float">
            <text:p>46</text:p>
          </table:table-cell>
          <table:table-cell table:style-name="ce9"/>
          <table:table-cell table:style-name="ce15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float" office:value="51" calcext:value-type="float">
            <text:p>51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52" calcext:value-type="float">
            <text:p>52</text:p>
          </table:table-cell>
          <table:table-cell table:style-name="ce9"/>
          <table:table-cell table:style-name="ce15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2" office:value-type="float" office:value="57" calcext:value-type="float">
            <text:p>57</text:p>
          </table:table-cell>
          <table:table-cell table:style-name="ce9"/>
          <table:table-cell table:style-name="ce15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9" table:number-columns-repeated="2"/>
          <table:table-cell table:style-name="ce19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1" office:value-type="float" office:value="62" calcext:value-type="float">
            <text:p>62</text:p>
          </table:table-cell>
          <table:table-cell/>
          <table:table-cell table:style-name="ce19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 table:style-name="ce11" office:value-type="float" office:value="68" calcext:value-type="float">
            <text:p>68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1" office:value-type="float" office:value="69" calcext:value-type="float">
            <text:p>69</text:p>
          </table:table-cell>
          <table:table-cell table:style-name="ce9"/>
          <table:table-cell table:style-name="ce19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9" table:number-columns-repeated="2"/>
          <table:table-cell table:style-name="ce19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9"/>
          <table:table-cell/>
          <table:table-cell table:style-name="ce9"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/>
          <table:table-cell/>
          <table:table-cell table:style-name="ce9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85" calcext:value-type="float">
            <text:p>85</text:p>
          </table:table-cell>
          <table:table-cell/>
          <table:table-cell table:style-name="ce15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132" calcext:value-type="float">
            <text:p>13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number-columns-repeated="2"/>
        </table:table-row>
      </table:table>
      <table:named-expressions/>
      <table:database-ranges>
        <table:database-range table:name="__Anonymous_DB__1" table:target-range-address="Sheet2.A4:Sheet2.A49"/>
        <table:database-range table:name="__Anonymous_DB__2" table:target-range-address="Sheet2.A4:Sheet2.B51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DB__3" table:target-range-address="Sheet2.A54:Sheet2.B143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DB__4" table:target-range-address="Sheet2.A146:Sheet2.B180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DB__5" table:target-range-address="Sheet2.A183:Sheet2.B831" table:contains-header="false"/>
        <table:database-range table:name="__Anonymous_DB__6" table:target-range-address="Sheet2.A182:Sheet2.B833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Sheet_DB__0" table:target-range-address="'HDP__arg-dblim=0-num=5-min=25-thr=100-db=data_training_results'.B2:'HDP__arg-dblim=0-num=5-min=25-thr=100-db=data_training_results'.T65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heet2.H29:Sheet2.H4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D2:Sheet3.D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10:42:35.654961500</dc:date>
    <meta:editing-duration>PT17M20S</meta:editing-duration>
    <meta:editing-cycles>3</meta:editing-cycles>
    <meta:generator>LibreOffice/6.2.7.1$Linux_X86_64 LibreOffice_project/20$Build-1</meta:generator>
    <meta:document-statistic meta:table-count="3" meta:cell-count="8379" meta:object-count="0"/>
  </office:meta>
</office:document-meta>
</file>